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1925in"/>
    </style:style>
    <style:style style:name="co2" style:family="table-column">
      <style:table-column-properties fo:break-before="auto" style:column-width="0.889in"/>
    </style:style>
    <style:style style:name="co3" style:family="table-column">
      <style:table-column-properties fo:break-before="auto" style:column-width="4.4917in"/>
    </style:style>
    <style:style style:name="co4" style:family="table-column">
      <style:table-column-properties fo:break-before="auto" style:column-width="1.8008in"/>
    </style:style>
    <style:style style:name="co5" style:family="table-column">
      <style:table-column-properties fo:break-before="auto" style:column-width="6.0035in"/>
    </style:style>
    <style:style style:name="co6" style:family="table-column">
      <style:table-column-properties fo:break-before="auto" style:column-width="5.231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text-align-source="fix" style:repeat-content="false" fo:border="0.06pt solid #000000"/>
      <style:paragraph-properties fo:text-align="center"/>
      <style:text-properties fo:color="#000000" style:text-outline="false" style:text-line-through-style="none" style:text-line-through-type="none" style:font-name="DejaVu Sans" fo:font-size="10pt" fo:language="none" fo:country="none" fo:font-style="normal" fo:text-shadow="none" style:text-underline-style="none" fo:font-weight="normal" style:text-underline-mode="continuous" style:text-overline-mode="continuous" style:text-line-through-mode="continuous" style:font-name-asian="DejaVu Sans" style:font-size-asian="10pt" style:language-asian="none" style:country-asian="none"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ffffff" fo:border="0.06pt solid #c0c0c0"/>
      <style:text-properties fo:color="#000000" style:text-outline="false" style:text-line-through-style="none" style:text-line-through-type="none"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2" table:default-cell-style-name="ce2"/>
        <table:table-row table:style-name="ro1" table:number-rows-repeated="2">
          <table:table-cell/>
          <table:table-cell table:style-name="Default" table:number-columns-repeated="7"/>
        </table:table-row>
        <table:table-row table:style-name="ro1">
          <table:table-cell/>
          <table:table-cell table:style-name="ce1" office:value-type="string" calcext:value-type="string">
            <text:p>ID</text:p>
          </table:table-cell>
          <table:table-cell table:style-name="ce1" office:value-type="string" calcext:value-type="string">
            <text:p>ScriptID</text:p>
          </table:table-cell>
          <table:table-cell table:style-name="ce1" office:value-type="string" calcext:value-type="string">
            <text:p>Title</text:p>
          </table:table-cell>
          <table:table-cell table:style-name="ce1" office:value-type="string" calcext:value-type="string">
            <text:p>Source</text:p>
          </table:table-cell>
          <table:table-cell table:style-name="ce1" office:value-type="string" calcext:value-type="string">
            <text:p>Highlights</text:p>
          </table:table-cell>
          <table:table-cell table:style-name="ce1" office:value-type="string" calcext:value-type="string">
            <text:p>Language</text:p>
          </table:table-cell>
          <table:table-cell table:style-name="ce1" office:value-type="string" calcext:value-type="string">
            <text:p>KeyWords</text:p>
          </table:table-cell>
        </table:table-row>
        <table:table-row table:style-name="ro1">
          <table:table-cell/>
          <table:table-cell office:value-type="float" office:value="1" calcext:value-type="float">
            <text:p>1</text:p>
          </table:table-cell>
          <table:table-cell office:value-type="string" calcext:value-type="string">
            <text:p>SS001</text:p>
          </table:table-cell>
          <table:table-cell office:value-type="string" calcext:value-type="string">
            <text:p>Raw_Data_PreProcessing1</text:p>
          </table:table-cell>
          <table:table-cell office:value-type="string" calcext:value-type="string">
            <text:p>SYSC 525 (ABM)</text:p>
          </table:table-cell>
          <table:table-cell office:value-type="string" calcext:value-type="string">
            <text:p>*remove zeroes from data file *remove NA and shrink dataset *output file as csv</text:p>
          </table:table-cell>
          <table:table-cell office:value-type="string" calcext:value-type="string">
            <text:p>R</text:p>
          </table:table-cell>
          <table:table-cell office:value-type="string" calcext:value-type="string">
            <text:p>data ops; remove NA; remove zeroes; library(functional); Compose()</text:p>
          </table:table-cell>
        </table:table-row>
        <table:table-row table:style-name="ro1">
          <table:table-cell/>
          <table:table-cell office:value-type="float" office:value="2" calcext:value-type="float">
            <text:p>2</text:p>
          </table:table-cell>
          <table:table-cell office:value-type="string" calcext:value-type="string">
            <text:p>SS002</text:p>
          </table:table-cell>
          <table:table-cell office:value-type="string" calcext:value-type="string">
            <text:p>-----------the make.rm() fxn------------- </text:p>
            <text:p># creates a new data frame from an existing one containing repeated measures as columns</text:p>
          </table:table-cell>
          <table:table-cell office:value-type="string" calcext:value-type="string">
            <text:p>internet; US gov't site</text:p>
          </table:table-cell>
          <table:table-cell office:value-type="string" calcext:value-type="string">
            <text:p>*function make.rm() *stack repeated measures data as univariate <text:s text:c="2"/></text:p>
          </table:table-cell>
          <table:table-cell office:value-type="string" calcext:value-type="string">
            <text:p>R</text:p>
          </table:table-cell>
          <table:table-cell office:value-type="string" calcext:value-type="string">
            <text:p>data ops; make.rm(); repeated measures; stack()</text:p>
          </table:table-cell>
        </table:table-row>
        <table:table-row table:style-name="ro1">
          <table:table-cell/>
          <table:table-cell office:value-type="float" office:value="3" calcext:value-type="float">
            <text:p>3</text:p>
          </table:table-cell>
          <table:table-cell office:value-type="string" calcext:value-type="string">
            <text:p>SS003</text:p>
          </table:table-cell>
          <table:table-cell/>
          <table:table-cell office:value-type="string" calcext:value-type="string">
            <text:p>SYSC 525 (ABM)</text:p>
          </table:table-cell>
          <table:table-cell office:value-type="string" calcext:value-type="string">
            <text:p>* change the ouput matrix resulting from matrix multiplication in vivo *replace values in amatrix <text:s/>#if value from Gt%*%St is a 2 OR 0, make it a 0; o/w make it a 1 ifelse(Gt%*%St=="2" | Gt%*%St=="0", 0,1) <text:s text:c="3"/></text:p>
          </table:table-cell>
          <table:table-cell office:value-type="string" calcext:value-type="string">
            <text:p>R</text:p>
          </table:table-cell>
          <table:table-cell office:value-type="string" calcext:value-type="string">
            <text:p>matrix ops; ifelse(); |; ==</text:p>
          </table:table-cell>
        </table:table-row>
        <table:table-row table:style-name="ro1">
          <table:table-cell/>
          <table:table-cell office:value-type="float" office:value="4" calcext:value-type="float">
            <text:p>4</text:p>
          </table:table-cell>
          <table:table-cell office:value-type="string" calcext:value-type="string">
            <text:p>SS004</text:p>
          </table:table-cell>
          <table:table-cell/>
          <table:table-cell office:value-type="string" calcext:value-type="string">
            <text:p>SYSC 525 (ABM)</text:p>
          </table:table-cell>
          <table:table-cell office:value-type="string" calcext:value-type="string">
            <text:p>*un-do frequency counts ; <text:s/>get raw data back</text:p>
          </table:table-cell>
          <table:table-cell office:value-type="string" calcext:value-type="string">
            <text:p>R</text:p>
          </table:table-cell>
          <table:table-cell office:value-type="string" calcext:value-type="string">
            <text:p>library(DescTools); Untable();</text:p>
          </table:table-cell>
        </table:table-row>
        <table:table-row table:style-name="ro1">
          <table:table-cell/>
          <table:table-cell office:value-type="float" office:value="5" calcext:value-type="float">
            <text:p>5</text:p>
          </table:table-cell>
          <table:table-cell office:value-type="string" calcext:value-type="string">
            <text:p>SS005</text:p>
          </table:table-cell>
          <table:table-cell office:value-type="string" calcext:value-type="string">
            <text:p><text:s/>------</text:p>
          </table:table-cell>
          <table:table-cell office:value-type="string" calcext:value-type="string">
            <text:p>SYSC 525 (ABM)</text:p>
          </table:table-cell>
          <table:table-cell office:value-type="string" calcext:value-type="string">
            <text:p>*selection and extraction of data from a data.frame <text:s/>#eg wanted &lt;- with(df, which(outcomes == 1L &amp; Girl3))</text:p>
          </table:table-cell>
          <table:table-cell office:value-type="string" calcext:value-type="string">
            <text:p>R</text:p>
          </table:table-cell>
          <table:table-cell office:value-type="string" calcext:value-type="string">
            <text:p>simulation; which(); sample()</text:p>
          </table:table-cell>
        </table:table-row>
        <table:table-row table:style-name="ro1">
          <table:table-cell/>
          <table:table-cell office:value-type="float" office:value="6" calcext:value-type="float">
            <text:p>6</text:p>
          </table:table-cell>
          <table:table-cell office:value-type="string" calcext:value-type="string">
            <text:p>SS006</text:p>
          </table:table-cell>
          <table:table-cell/>
          <table:table-cell office:value-type="string" calcext:value-type="string">
            <text:p>SYSC 525 (ABM)</text:p>
          </table:table-cell>
          <table:table-cell office:value-type="string" calcext:value-type="string">
            <text:p>* pulling subsets from a data.frame or matrix * adding rows/columns to a data.frame <text:s/>#Note: equivalent ways of adding a column to a data frame datatest&lt;-cbind(vectortest) <text:s text:c="3"/>datatest$a&lt;-t(t(vectortest)) datatest[ ,2]&lt;-t(t(vectortest))</text:p>
          </table:table-cell>
          <table:table-cell office:value-type="string" calcext:value-type="string">
            <text:p>R</text:p>
          </table:table-cell>
          <table:table-cell office:value-type="string" calcext:value-type="string">
            <text:p>matrix ops; &lt;matrix&gt;[]; add column; </text:p>
          </table:table-cell>
        </table:table-row>
        <table:table-row table:style-name="ro1">
          <table:table-cell/>
          <table:table-cell office:value-type="float" office:value="7" calcext:value-type="float">
            <text:p>7</text:p>
          </table:table-cell>
          <table:table-cell office:value-type="string" calcext:value-type="string">
            <text:p>SS007</text:p>
          </table:table-cell>
          <table:table-cell office:value-type="string" calcext:value-type="string">
            <text:p>Simulation: Sim1 Model: <text:s text:c="2"/>RandWalk1 Experiment: <text:s/>Exp1 Title: <text:s/>Trial2 <text:s/></text:p>
          </table:table-cell>
          <table:table-cell office:value-type="string" calcext:value-type="string">
            <text:p>Marron</text:p>
          </table:table-cell>
          <table:table-cell office:value-type="string" calcext:value-type="string">
            <text:p><text:s/>Cross-Ref.s: Sim1Exp1.txt; RandWalk1_Model.txt</text:p>
          </table:table-cell>
          <table:table-cell office:value-type="string" calcext:value-type="string">
            <text:p>R</text:p>
          </table:table-cell>
          <table:table-cell office:value-type="string" calcext:value-type="string">
            <text:p>simulation; for() loops; random walk generator; dynamics; difference equation; library(lattice); graphics</text:p>
          </table:table-cell>
        </table:table-row>
        <table:table-row table:style-name="ro1">
          <table:table-cell/>
          <table:table-cell office:value-type="float" office:value="8" calcext:value-type="float">
            <text:p>8</text:p>
          </table:table-cell>
          <table:table-cell office:value-type="string" calcext:value-type="string">
            <text:p>SS008</text:p>
          </table:table-cell>
          <table:table-cell table:number-columns-repeated="2"/>
          <table:table-cell office:value-type="string" calcext:value-type="string">
            <text:p>* create simple dot plots with multiple values</text:p>
          </table:table-cell>
          <table:table-cell office:value-type="string" calcext:value-type="string">
            <text:p>R</text:p>
          </table:table-cell>
          <table:table-cell office:value-type="string" calcext:value-type="string">
            <text:p>graphics; stripchart(); dotplot(); dotchart();</text:p>
          </table:table-cell>
        </table:table-row>
        <table:table-row table:style-name="ro1">
          <table:table-cell/>
          <table:table-cell office:value-type="float" office:value="9" calcext:value-type="float">
            <text:p>9</text:p>
          </table:table-cell>
          <table:table-cell office:value-type="string" calcext:value-type="string">
            <text:p>SS009</text:p>
          </table:table-cell>
          <table:table-cell office:value-type="string" calcext:value-type="string">
            <text:p><text:s/>--- Commands: Binning Data ---</text:p>
          </table:table-cell>
          <table:table-cell/>
          <table:table-cell office:value-type="string" calcext:value-type="string">
            <text:p>* binning data * binning Old Faithful data</text:p>
          </table:table-cell>
          <table:table-cell office:value-type="string" calcext:value-type="string">
            <text:p>R</text:p>
          </table:table-cell>
          <table:table-cell office:value-type="string" calcext:value-type="string">
            <text:p>binning; bins; range(); cut()</text:p>
          </table:table-cell>
        </table:table-row>
        <table:table-row table:style-name="ro1">
          <table:table-cell/>
          <table:table-cell office:value-type="float" office:value="10" calcext:value-type="float">
            <text:p>10</text:p>
          </table:table-cell>
          <table:table-cell office:value-type="string" calcext:value-type="string">
            <text:p>SS010</text:p>
          </table:table-cell>
          <table:table-cell table:number-columns-repeated="2"/>
          <table:table-cell office:value-type="string" calcext:value-type="string">
            <text:p>* show multiple distributions on the same graph <text:s/># eg graph the Student's t distributions with various degrees of freedom and compare to the normal distribution</text:p>
          </table:table-cell>
          <table:table-cell office:value-type="string" calcext:value-type="string">
            <text:p>R</text:p>
          </table:table-cell>
          <table:table-cell office:value-type="string" calcext:value-type="string">
            <text:p>graphics; distributions; curve()</text:p>
          </table:table-cell>
        </table:table-row>
        <table:table-row table:style-name="ro1">
          <table:table-cell/>
          <table:table-cell office:value-type="float" office:value="11" calcext:value-type="float">
            <text:p>11</text:p>
          </table:table-cell>
          <table:table-cell office:value-type="string" calcext:value-type="string">
            <text:p>SS011</text:p>
          </table:table-cell>
          <table:table-cell office:value-type="string" calcext:value-type="string">
            <text:p><text:s/>--- Logical Comparison of Values ---</text:p>
          </table:table-cell>
          <table:table-cell/>
          <table:table-cell office:value-type="string" calcext:value-type="string">
            <text:p>* definition of logical operator symbols</text:p>
          </table:table-cell>
          <table:table-cell office:value-type="string" calcext:value-type="string">
            <text:p>R</text:p>
          </table:table-cell>
          <table:table-cell office:value-type="string" calcext:value-type="string">
            <text:p>logical operators; ==; !=; &gt;;&lt;; &amp;; | ; ! ; xor()</text:p>
          </table:table-cell>
        </table:table-row>
        <table:table-row table:style-name="ro1">
          <table:table-cell/>
          <table:table-cell office:value-type="float" office:value="12" calcext:value-type="float">
            <text:p>12</text:p>
          </table:table-cell>
          <table:table-cell office:value-type="string" calcext:value-type="string">
            <text:p>SS012</text:p>
          </table:table-cell>
          <table:table-cell office:value-type="string" calcext:value-type="string">
            <text:p><text:s/>--- Commands:Contingency Tables ---</text:p>
          </table:table-cell>
          <table:table-cell office:value-type="string" calcext:value-type="string">
            <text:p>STAT 576 (survey design)</text:p>
          </table:table-cell>
          <table:table-cell office:value-type="string" calcext:value-type="string">
            <text:p>* create contingency tables #eg table() <text:s text:c="2"/>#Contingency table from count data xtabs() <text:s text:c="2"/>#Contingency table from count data in frequency-weighted format as.data.frame.table() #Data frame in frequency-weighted format from a contingency table ftable <text:s text:c="2"/>#"Flat" contingency table prop.table() <text:s/>#Scale table cells addmargins() <text:s/>#Add margins to a table margin.table() <text:s/>#Get marginal sums chisq.test() <text:s/>#Chi-squared contingency table tests and goodness-of-fit tests</text:p>
          </table:table-cell>
          <table:table-cell office:value-type="string" calcext:value-type="string">
            <text:p>R</text:p>
          </table:table-cell>
          <table:table-cell office:value-type="string" calcext:value-type="string">
            <text:p>contingency tables; table(); xtabs(); as.data.frame.table(); prop.table(); addmargins(); margin.table()</text:p>
          </table:table-cell>
        </table:table-row>
        <table:table-row table:style-name="ro1">
          <table:table-cell/>
          <table:table-cell office:value-type="float" office:value="13" calcext:value-type="float">
            <text:p>13</text:p>
          </table:table-cell>
          <table:table-cell office:value-type="string" calcext:value-type="string">
            <text:p>SS013</text:p>
          </table:table-cell>
          <table:table-cell office:value-type="string" calcext:value-type="string">
            <text:p><text:s/>--- Integration of Double Integrals ---</text:p>
          </table:table-cell>
          <table:table-cell/>
          <table:table-cell office:value-type="string" calcext:value-type="string">
            <text:p>* calculate integrals and double integrals * <text:s/>Unicode for an integral <text:s/>#eg *want to perform this <text:s/>calc, <text:s/>∫∫cos(x+y)dxdy <text:s/>*∫ given by Unicode ==&gt; U+222b <text:s/></text:p>
          </table:table-cell>
          <table:table-cell office:value-type="string" calcext:value-type="string">
            <text:p>R</text:p>
          </table:table-cell>
          <table:table-cell office:value-type="string" calcext:value-type="string">
            <text:p>integration; integrals; library(cubature); adaptIntegrate()</text:p>
          </table:table-cell>
        </table:table-row>
        <table:table-row table:style-name="ro1">
          <table:table-cell/>
          <table:table-cell office:value-type="float" office:value="14" calcext:value-type="float">
            <text:p>14</text:p>
          </table:table-cell>
          <table:table-cell office:value-type="string" calcext:value-type="string">
            <text:p>SS014</text:p>
          </table:table-cell>
          <table:table-cell office:value-type="string" calcext:value-type="string">
            <text:p><text:s/>--- Commands:Extract Counts(=Frequencies) and Sample Frequencies ---</text:p>
          </table:table-cell>
          <table:table-cell office:value-type="string" calcext:value-type="string">
            <text:p>STAT 576 (survey design)</text:p>
          </table:table-cell>
          <table:table-cell office:value-type="string" calcext:value-type="string">
            <text:p>* extract data counts and calculate sample frequencies * rename rows/columns <text:s/>dimnames(d2)[[2]] &lt;- list("Pubs", "Count") <text:s/>#rename columns</text:p>
          </table:table-cell>
          <table:table-cell office:value-type="string" calcext:value-type="string">
            <text:p>R</text:p>
          </table:table-cell>
          <table:table-cell office:value-type="string" calcext:value-type="string">
            <text:p>frequency counts; contingency tables; dimnames(d2)[[2]]; as.data.frame(table()); prop.table(); rename columns</text:p>
          </table:table-cell>
        </table:table-row>
        <table:table-row table:style-name="ro1">
          <table:table-cell/>
          <table:table-cell office:value-type="float" office:value="15" calcext:value-type="float">
            <text:p>15</text:p>
          </table:table-cell>
          <table:table-cell office:value-type="string" calcext:value-type="string">
            <text:p>SS015</text:p>
          </table:table-cell>
          <table:table-cell office:value-type="string" calcext:value-type="string">
            <text:p><text:s/>--- General, Cool, and Useful--- </text:p>
          </table:table-cell>
          <table:table-cell/>
          <table:table-cell office:value-type="string" calcext:value-type="string">
            <text:p>* useful functions * rename rows/columns * round numbers * find unique items * create a subset <text:s text:c="2"/>#rename rows dimnames(mydata)[[1]] &lt;- letters[1:3] <text:s/>#rename columns dimnames(mydata)[[2]] &lt;- letters[4:6] <text:s/>#rename rows and columns dimnames(mydata) &lt;- list(c(1:4), month.abb[4:7]) </text:p>
          </table:table-cell>
          <table:table-cell office:value-type="string" calcext:value-type="string">
            <text:p>R</text:p>
          </table:table-cell>
          <table:table-cell office:value-type="string" calcext:value-type="string">
            <text:p>functions; rename row; rename columns; round(); signif(); subset(); unique(); colSums(); colMeans(); rowSums(); rowMeans()</text:p>
          </table:table-cell>
        </table:table-row>
        <table:table-row table:style-name="ro1">
          <table:table-cell/>
          <table:table-cell office:value-type="float" office:value="16" calcext:value-type="float">
            <text:p>16</text:p>
          </table:table-cell>
          <table:table-cell office:value-type="string" calcext:value-type="string">
            <text:p>SS016</text:p>
          </table:table-cell>
          <table:table-cell office:value-type="string" calcext:value-type="string">
            <text:p><text:s/>--- Histograms ---</text:p>
          </table:table-cell>
          <table:table-cell/>
          <table:table-cell office:value-type="string" calcext:value-type="string">
            <text:p>* histograms raw data * histograms from frequency distribution data</text:p>
          </table:table-cell>
          <table:table-cell office:value-type="string" calcext:value-type="string">
            <text:p>R</text:p>
          </table:table-cell>
          <table:table-cell office:value-type="string" calcext:value-type="string">
            <text:p>graphics; histograms; library(lattice); histogram()</text:p>
          </table:table-cell>
        </table:table-row>
        <table:table-row table:style-name="ro1">
          <table:table-cell/>
          <table:table-cell office:value-type="float" office:value="17" calcext:value-type="float">
            <text:p>17</text:p>
          </table:table-cell>
          <table:table-cell office:value-type="string" calcext:value-type="string">
            <text:p>SS017</text:p>
          </table:table-cell>
          <table:table-cell office:value-type="string" calcext:value-type="string">
            <text:p>--- Matrix Op.s --- <text:s/>(DM == DataMatrix)</text:p>
          </table:table-cell>
          <table:table-cell office:value-type="string" calcext:value-type="string">
            <text:p>STAT 571 (multivariate)</text:p>
          </table:table-cell>
          <table:table-cell office:value-type="string" calcext:value-type="string">
            <text:p>* matrix operations <text:s/>* matrix from lower/upper <text:s/>triangle * create the sqrt matrix </text:p>
          </table:table-cell>
          <table:table-cell office:value-type="string" calcext:value-type="string">
            <text:p>R</text:p>
          </table:table-cell>
          <table:table-cell office:value-type="string" calcext:value-type="string">
            <text:p>matrix(); diag(); upper.tri(); lower.tri(); <text:s/>sweep(); <text:s/>solve(); apply()</text:p>
          </table:table-cell>
        </table:table-row>
        <table:table-row table:style-name="ro1">
          <table:table-cell/>
          <table:table-cell office:value-type="float" office:value="18" calcext:value-type="float">
            <text:p>18</text:p>
          </table:table-cell>
          <table:table-cell office:value-type="string" calcext:value-type="string">
            <text:p>SS018</text:p>
          </table:table-cell>
          <table:table-cell office:value-type="string" calcext:value-type="string">
            <text:p><text:s/>--- Matrix of Deviation Vectors and Rank--- <text:s text:c="2"/></text:p>
          </table:table-cell>
          <table:table-cell office:value-type="string" calcext:value-type="string">
            <text:p>STAT 571 (multivariate)</text:p>
          </table:table-cell>
          <table:table-cell office:value-type="string" calcext:value-type="string">
            <text:p>* create a matrix from deviation vectors * create a rank matrix</text:p>
          </table:table-cell>
          <table:table-cell office:value-type="string" calcext:value-type="string">
            <text:p>R</text:p>
          </table:table-cell>
          <table:table-cell office:value-type="string" calcext:value-type="string">
            <text:p>matrix ops; qr(); as.matrix(edit(data.frame(x1=numeric(0), x2=numeric(0), x3=numeric(0))))</text:p>
          </table:table-cell>
        </table:table-row>
        <table:table-row table:style-name="ro1">
          <table:table-cell/>
          <table:table-cell office:value-type="float" office:value="19" calcext:value-type="float">
            <text:p>19</text:p>
          </table:table-cell>
          <table:table-cell office:value-type="string" calcext:value-type="string">
            <text:p>SS019</text:p>
          </table:table-cell>
          <table:table-cell office:value-type="string" calcext:value-type="string">
            <text:p>Lattice Graphics Multivariate Ellipse plots </text:p>
          </table:table-cell>
          <table:table-cell office:value-type="string" calcext:value-type="string">
            <text:p>STAT 571 (multivariate)</text:p>
          </table:table-cell>
          <table:table-cell office:value-type="string" calcext:value-type="string">
            <text:p>*create multivariate ellipses</text:p>
          </table:table-cell>
          <table:table-cell office:value-type="string" calcext:value-type="string">
            <text:p>R</text:p>
          </table:table-cell>
          <table:table-cell office:value-type="string" calcext:value-type="string">
            <text:p>graphics; library(ellipse); ellipse(); library(lattice); xyplot(); </text:p>
          </table:table-cell>
        </table:table-row>
        <table:table-row table:style-name="ro1">
          <table:table-cell/>
          <table:table-cell office:value-type="float" office:value="20" calcext:value-type="float">
            <text:p>20</text:p>
          </table:table-cell>
          <table:table-cell office:value-type="string" calcext:value-type="string">
            <text:p>SS020</text:p>
          </table:table-cell>
          <table:table-cell office:value-type="string" calcext:value-type="string">
            <text:p><text:s/>--- Probability Distributions --- <text:s/></text:p>
          </table:table-cell>
          <table:table-cell/>
          <table:table-cell office:value-type="string" calcext:value-type="string">
            <text:p>* probability <text:s/>distributions <text:s/></text:p>
          </table:table-cell>
          <table:table-cell office:value-type="string" calcext:value-type="string">
            <text:p>R</text:p>
          </table:table-cell>
          <table:table-cell office:value-type="string" calcext:value-type="string">
            <text:p>distributions; normal; uniform;Poisson; multivariate; neg binomial; binomial; beta; chi-squared; exponential; gamma; Student's t; geometric; hypergeometric; Weibull; F; lognormal; multinomial; Cauchy; </text:p>
          </table:table-cell>
        </table:table-row>
        <table:table-row table:style-name="ro1">
          <table:table-cell/>
          <table:table-cell office:value-type="float" office:value="21" calcext:value-type="float">
            <text:p>21</text:p>
          </table:table-cell>
          <table:table-cell office:value-type="string" calcext:value-type="string">
            <text:p>SS021</text:p>
          </table:table-cell>
          <table:table-cell office:value-type="string" calcext:value-type="string">
            <text:p><text:s/>--- Pulling Random Variates from Discrete Distribs---</text:p>
          </table:table-cell>
          <table:table-cell/>
          <table:table-cell office:value-type="string" calcext:value-type="string">
            <text:p>* pulling random variates from user-defined distributions (discrete) <text:s/></text:p>
          </table:table-cell>
          <table:table-cell office:value-type="string" calcext:value-type="string">
            <text:p>R</text:p>
          </table:table-cell>
          <table:table-cell office:value-type="string" calcext:value-type="string">
            <text:p>simulation; random variates; library(Runuran); library(distr)</text:p>
          </table:table-cell>
        </table:table-row>
        <table:table-row table:style-name="ro1">
          <table:table-cell/>
          <table:table-cell office:value-type="float" office:value="22" calcext:value-type="float">
            <text:p>22</text:p>
          </table:table-cell>
          <table:table-cell office:value-type="string" calcext:value-type="string">
            <text:p>SS022</text:p>
          </table:table-cell>
          <table:table-cell office:value-type="string" calcext:value-type="string">
            <text:p>-- stock return data; QQ plot (normal) </text:p>
          </table:table-cell>
          <table:table-cell/>
          <table:table-cell office:value-type="string" calcext:value-type="string">
            <text:p>* create a qq normal plot * create a qq line plot * find a cumulative sum</text:p>
          </table:table-cell>
          <table:table-cell office:value-type="string" calcext:value-type="string">
            <text:p>R</text:p>
          </table:table-cell>
          <table:table-cell office:value-type="string" calcext:value-type="string">
            <text:p>graphics; qqnorm(); qqline(); diff(); cumsum()</text:p>
          </table:table-cell>
        </table:table-row>
        <table:table-row table:style-name="ro1">
          <table:table-cell/>
          <table:table-cell office:value-type="float" office:value="23" calcext:value-type="float">
            <text:p>23</text:p>
          </table:table-cell>
          <table:table-cell office:value-type="string" calcext:value-type="string">
            <text:p>SS023</text:p>
          </table:table-cell>
          <table:table-cell office:value-type="string" calcext:value-type="string">
            <text:p>Q-Q plots</text:p>
          </table:table-cell>
          <table:table-cell/>
          <table:table-cell office:value-type="string" calcext:value-type="string">
            <text:p>* create a qq plot</text:p>
          </table:table-cell>
          <table:table-cell office:value-type="string" calcext:value-type="string">
            <text:p>R</text:p>
          </table:table-cell>
          <table:table-cell office:value-type="string" calcext:value-type="string">
            <text:p>graphics; qqplot(); abline()</text:p>
          </table:table-cell>
        </table:table-row>
        <table:table-row table:style-name="ro1">
          <table:table-cell/>
          <table:table-cell office:value-type="float" office:value="24" calcext:value-type="float">
            <text:p>24</text:p>
          </table:table-cell>
          <table:table-cell office:value-type="string" calcext:value-type="string">
            <text:p>SS024</text:p>
          </table:table-cell>
          <table:table-cell office:value-type="string" calcext:value-type="string">
            <text:p>--- QQ_Plot w/ Real Data ---</text:p>
          </table:table-cell>
          <table:table-cell/>
          <table:table-cell office:value-type="string" calcext:value-type="string">
            <text:p>* create a qq plot</text:p>
          </table:table-cell>
          <table:table-cell office:value-type="string" calcext:value-type="string">
            <text:p>R</text:p>
          </table:table-cell>
          <table:table-cell office:value-type="string" calcext:value-type="string">
            <text:p>graphics; qqnorm(); qqline()</text:p>
          </table:table-cell>
        </table:table-row>
        <table:table-row table:style-name="ro1">
          <table:table-cell/>
          <table:table-cell office:value-type="float" office:value="25" calcext:value-type="float">
            <text:p>25</text:p>
          </table:table-cell>
          <table:table-cell office:value-type="string" calcext:value-type="string">
            <text:p>SS025</text:p>
          </table:table-cell>
          <table:table-cell office:value-type="string" calcext:value-type="string">
            <text:p>a dataset</text:p>
          </table:table-cell>
          <table:table-cell/>
          <table:table-cell office:value-type="string" calcext:value-type="string">
            <text:p><text:s/>* a set of raw data</text:p>
          </table:table-cell>
          <table:table-cell office:value-type="string" calcext:value-type="string">
            <text:p>R</text:p>
          </table:table-cell>
          <table:table-cell office:value-type="string" calcext:value-type="string">
            <text:p>raw data sets;</text:p>
          </table:table-cell>
        </table:table-row>
        <table:table-row table:style-name="ro1">
          <table:table-cell/>
          <table:table-cell office:value-type="float" office:value="26" calcext:value-type="float">
            <text:p>26</text:p>
          </table:table-cell>
          <table:table-cell office:value-type="string" calcext:value-type="string">
            <text:p>SS026</text:p>
          </table:table-cell>
          <table:table-cell office:value-type="string" calcext:value-type="string">
            <text:p><text:s/>--- Commands:Raw Data Input --- </text:p>
          </table:table-cell>
          <table:table-cell/>
          <table:table-cell office:value-type="string" calcext:value-type="string">
            <text:p>* input raw data <text:s/>from a URL <text:s/>* input data comma separated data from a spreadsheet</text:p>
          </table:table-cell>
          <table:table-cell office:value-type="string" calcext:value-type="string">
            <text:p>R</text:p>
          </table:table-cell>
          <table:table-cell office:value-type="string" calcext:value-type="string">
            <text:p>data input; URL data; read.table(); read.csv()</text:p>
          </table:table-cell>
        </table:table-row>
        <table:table-row table:style-name="ro1">
          <table:table-cell/>
          <table:table-cell office:value-type="float" office:value="27" calcext:value-type="float">
            <text:p>27</text:p>
          </table:table-cell>
          <table:table-cell office:value-type="string" calcext:value-type="string">
            <text:p>SS027</text:p>
          </table:table-cell>
          <table:table-cell table:number-columns-repeated="2"/>
          <table:table-cell office:value-type="string" calcext:value-type="string">
            <text:p>* modify the panel function in lattice</text:p>
          </table:table-cell>
          <table:table-cell office:value-type="string" calcext:value-type="string">
            <text:p>R</text:p>
          </table:table-cell>
          <table:table-cell office:value-type="string" calcext:value-type="string">
            <text:p>graphics; library(lattice); xyplot(); panel = function(...) </text:p>
          </table:table-cell>
        </table:table-row>
        <table:table-row table:style-name="ro1">
          <table:table-cell/>
          <table:table-cell office:value-type="float" office:value="28" calcext:value-type="float">
            <text:p>28</text:p>
          </table:table-cell>
          <table:table-cell office:value-type="string" calcext:value-type="string">
            <text:p>SS028</text:p>
          </table:table-cell>
          <table:table-cell table:number-columns-repeated="2"/>
          <table:table-cell office:value-type="string" calcext:value-type="string">
            <text:p>* <text:s/>create a double stem-and-leaf plot #eg stem.leaf.backback(x,y)</text:p>
          </table:table-cell>
          <table:table-cell office:value-type="string" calcext:value-type="string">
            <text:p>R</text:p>
          </table:table-cell>
          <table:table-cell office:value-type="string" calcext:value-type="string">
            <text:p>graphics; stem.leaf.backback(); objects()</text:p>
          </table:table-cell>
        </table:table-row>
        <table:table-row table:style-name="ro1">
          <table:table-cell/>
          <table:table-cell office:value-type="float" office:value="29" calcext:value-type="float">
            <text:p>29</text:p>
          </table:table-cell>
          <table:table-cell office:value-type="string" calcext:value-type="string">
            <text:p>SS029</text:p>
          </table:table-cell>
          <table:table-cell office:value-type="string" calcext:value-type="string">
            <text:p>--- Trellis Graphics Parameters ---</text:p>
          </table:table-cell>
          <table:table-cell/>
          <table:table-cell office:value-type="string" calcext:value-type="string">
            <text:p>* modify trellis graphics parameters #eg names(trellis.par.get())</text:p>
          </table:table-cell>
          <table:table-cell office:value-type="string" calcext:value-type="string">
            <text:p>R</text:p>
          </table:table-cell>
          <table:table-cell office:value-type="string" calcext:value-type="string">
            <text:p>graphics; library(lattice); names(trellis.par.get())</text:p>
          </table:table-cell>
        </table:table-row>
        <table:table-row table:style-name="ro1">
          <table:table-cell/>
          <table:table-cell office:value-type="float" office:value="30" calcext:value-type="float">
            <text:p>30</text:p>
          </table:table-cell>
          <table:table-cell office:value-type="string" calcext:value-type="string">
            <text:p>SS030</text:p>
          </table:table-cell>
          <table:table-cell office:value-type="string" calcext:value-type="string">
            <text:p><text:s/>---Commands:User-Defined Discrete Distr.s </text:p>
          </table:table-cell>
          <table:table-cell/>
          <table:table-cell office:value-type="string" calcext:value-type="string">
            <text:p>* create user-defined dist.s * using library(distr) and library (Runuran) * create new distributions from combinations of other distributions <text:s/># eg N &lt;- Norm(mean = 2 , sd = 1.3 ) P &lt;- Pois (lambda = 1.2 ) Z &lt;- 2∗N + 3 + P</text:p>
          </table:table-cell>
          <table:table-cell office:value-type="string" calcext:value-type="string">
            <text:p>R</text:p>
          </table:table-cell>
          <table:table-cell office:value-type="string" calcext:value-type="string">
            <text:p>distributions; library(distr); library(Runuran);</text:p>
          </table:table-cell>
        </table:table-row>
        <table:table-row table:style-name="ro1">
          <table:table-cell/>
          <table:table-cell office:value-type="float" office:value="31" calcext:value-type="float">
            <text:p>31</text:p>
          </table:table-cell>
          <table:table-cell office:value-type="string" calcext:value-type="string">
            <text:p>SS031</text:p>
          </table:table-cell>
          <table:table-cell office:value-type="string" calcext:value-type="string">
            <text:p>Joint Distributions </text:p>
          </table:table-cell>
          <table:table-cell/>
          <table:table-cell office:value-type="string" calcext:value-type="string">
            <text:p>* calculate conditional probability in user-defined dist.s * calculate continegncy tables in user-defined dist.s <text:s/>* calculate marginal dist.s <text:s/>in user-defined dist.s <text:s text:c="2"/># eg py=colSums(pXYm) <text:s text:c="4"/># the marginal PMFs diag(1/px) %*% pXYm <text:s text:c="3"/>#conditional P(y|x) pXYm[1,]/px[1] <text:s text:c="24"/>#the first row of P(y|x)</text:p>
          </table:table-cell>
          <table:table-cell office:value-type="string" calcext:value-type="string">
            <text:p>R</text:p>
          </table:table-cell>
          <table:table-cell office:value-type="string" calcext:value-type="string">
            <text:p>user-defined joint distributions; conditional probability; contingency table; marginal distributions </text:p>
          </table:table-cell>
        </table:table-row>
        <table:table-row table:style-name="ro1">
          <table:table-cell/>
          <table:table-cell office:value-type="float" office:value="32" calcext:value-type="float">
            <text:p>32</text:p>
          </table:table-cell>
          <table:table-cell office:value-type="string" calcext:value-type="string">
            <text:p>SS032</text:p>
          </table:table-cell>
          <table:table-cell office:value-type="string" calcext:value-type="string">
            <text:p>--- Vector Op.s ---</text:p>
          </table:table-cell>
          <table:table-cell/>
          <table:table-cell office:value-type="string" calcext:value-type="string">
            <text:p>* vector ops</text:p>
          </table:table-cell>
          <table:table-cell office:value-type="string" calcext:value-type="string">
            <text:p>R</text:p>
          </table:table-cell>
          <table:table-cell office:value-type="string" calcext:value-type="string">
            <text:p>vector ops;</text:p>
          </table:table-cell>
        </table:table-row>
        <table:table-row table:style-name="ro1">
          <table:table-cell/>
          <table:table-cell office:value-type="float" office:value="33" calcext:value-type="float">
            <text:p>33</text:p>
          </table:table-cell>
          <table:table-cell office:value-type="string" calcext:value-type="string">
            <text:p>SS33</text:p>
          </table:table-cell>
          <table:table-cell office:value-type="string" calcext:value-type="string">
            <text:p><text:s/>--- Xxbar Vector --- </text:p>
          </table:table-cell>
          <table:table-cell office:value-type="string" calcext:value-type="string">
            <text:p>STAT 571 (Multivariate)</text:p>
          </table:table-cell>
          <table:table-cell office:value-type="string" calcext:value-type="string">
            <text:p>* calculate the data means vector and its transpose <text:s/>(a 1xp vector of data means) </text:p>
          </table:table-cell>
          <table:table-cell office:value-type="string" calcext:value-type="string">
            <text:p>R</text:p>
          </table:table-cell>
          <table:table-cell office:value-type="string" calcext:value-type="string">
            <text:p>vector ops; <text:s/>vector of means</text:p>
          </table:table-cell>
        </table:table-row>
        <table:table-row table:style-name="ro1">
          <table:table-cell/>
          <table:table-cell office:value-type="float" office:value="34" calcext:value-type="float">
            <text:p>34</text:p>
          </table:table-cell>
          <table:table-cell office:value-type="string" calcext:value-type="string">
            <text:p>SS34</text:p>
          </table:table-cell>
          <table:table-cell office:value-type="string" calcext:value-type="string">
            <text:p><text:s/>---- 'for' loops in R----</text:p>
          </table:table-cell>
          <table:table-cell/>
          <table:table-cell office:value-type="string" calcext:value-type="string">
            <text:p>* create basic 'for' loops * basic combinatorics</text:p>
          </table:table-cell>
          <table:table-cell office:value-type="string" calcext:value-type="string">
            <text:p>R</text:p>
          </table:table-cell>
          <table:table-cell office:value-type="string" calcext:value-type="string">
            <text:p>for () loops; choose(); </text:p>
          </table:table-cell>
        </table:table-row>
        <table:table-row table:style-name="ro1">
          <table:table-cell/>
          <table:table-cell office:value-type="float" office:value="35" calcext:value-type="float">
            <text:p>35</text:p>
          </table:table-cell>
          <table:table-cell office:value-type="string" calcext:value-type="string">
            <text:p>SS35</text:p>
          </table:table-cell>
          <table:table-cell office:value-type="string" calcext:value-type="string">
            <text:p><text:s/>--- 2D Confidence Ellipses ---</text:p>
          </table:table-cell>
          <table:table-cell/>
          <table:table-cell office:value-type="string" calcext:value-type="string">
            <text:p>* calculate eigen values * create confidence ellipses <text:s/>#eg sigma1specdecomp&lt;-eigen(sigma1, symmetric=T) sigma1specdecomp lambda1sqrt&lt;-sqrt(sigma1specdecomp$values[1]) <text:s text:c="5"/>lambda2sqrt&lt;-sqrt(sigma1specdecomp$values[2])</text:p>
          </table:table-cell>
          <table:table-cell office:value-type="string" calcext:value-type="string">
            <text:p>R</text:p>
          </table:table-cell>
          <table:table-cell office:value-type="string" calcext:value-type="string">
            <text:p>matrix ops; eigenvalues; eigen(); confidence ellipses; </text:p>
          </table:table-cell>
        </table:table-row>
        <table:table-row table:style-name="ro1">
          <table:table-cell/>
          <table:table-cell office:value-type="float" office:value="36" calcext:value-type="float">
            <text:p>36</text:p>
          </table:table-cell>
          <table:table-cell office:value-type="string" calcext:value-type="string">
            <text:p>SS36</text:p>
          </table:table-cell>
          <table:table-cell office:value-type="string" calcext:value-type="string">
            <text:p>A Little Book of R For Time Series </text:p>
          </table:table-cell>
          <table:table-cell/>
          <table:table-cell office:value-type="string" calcext:value-type="string">
            <text:p>* manual for time series <text:s/>#TOC 2 Using R for Time Series Analysis <text:s/>2.1 Time Series Analysis . . . . . . . . . . <text:s/>2.2 Reading Time Series Data . . . . . . . <text:s/>2.3 Plotting Time Series . . . . . . . . . . <text:s/>2.4 Decomposing Time Series . . . . . . . <text:s/>2.5 Forecasts using Exponential Smoothing <text:s/>2.6 ARIMA Models . . . <text:s text:c="2"/></text:p>
          </table:table-cell>
          <table:table-cell office:value-type="string" calcext:value-type="string">
            <text:p>R</text:p>
          </table:table-cell>
          <table:table-cell office:value-type="string" calcext:value-type="string">
            <text:p>manual; time series analysis; </text:p>
          </table:table-cell>
        </table:table-row>
        <table:table-row table:style-name="ro1">
          <table:table-cell/>
          <table:table-cell office:value-type="float" office:value="37" calcext:value-type="float">
            <text:p>37</text:p>
          </table:table-cell>
          <table:table-cell office:value-type="string" calcext:value-type="string">
            <text:p>SS37</text:p>
          </table:table-cell>
          <table:table-cell office:value-type="string" calcext:value-type="string">
            <text:p><text:s/>----- <text:s/></text:p>
          </table:table-cell>
          <table:table-cell office:value-type="string" calcext:value-type="string">
            <text:p>STAT 565 (Exp Design I)</text:p>
          </table:table-cell>
          <table:table-cell office:value-type="string" calcext:value-type="string">
            <text:p>* perform <text:s/>single-factor ANOVA * perform ANOVA for more than two pop.s * process data for ANOVA <text:s/># eg *use anova() *use aov () *use summary() *use stack () *use attributes() #another way to process data into the long format</text:p>
          </table:table-cell>
          <table:table-cell office:value-type="string" calcext:value-type="string">
            <text:p>R</text:p>
          </table:table-cell>
          <table:table-cell office:value-type="string" calcext:value-type="string">
            <text:p>data ops; ANOVA; anova(); aov (); summary(); stack (); attributes()</text:p>
          </table:table-cell>
        </table:table-row>
        <table:table-row table:style-name="ro1">
          <table:table-cell/>
          <table:table-cell office:value-type="float" office:value="38" calcext:value-type="float">
            <text:p>38</text:p>
          </table:table-cell>
          <table:table-cell office:value-type="string" calcext:value-type="string">
            <text:p>SS38</text:p>
          </table:table-cell>
          <table:table-cell office:value-type="string" calcext:value-type="string">
            <text:p><text:s/>----Using ARIMA for Simulation Models---</text:p>
          </table:table-cell>
          <table:table-cell/>
          <table:table-cell office:value-type="string" calcext:value-type="string">
            <text:p>* create a time series data object * plot a time series data object * create an ARIMA model <text:s/># eg AR(3) --&gt; autoregression; 3rd order difference equation ts() --&gt; creates a time series from some data set ARIMA(p, d, q) <text:s/>p:= the number of autoregressive terms (ie the order of the difference equation) <text:s/>d:= number of time the data have been "differenced" (to find a stationary process) <text:s/>q:=the number of lagged forecast errors (ie the moving average component)</text:p>
          </table:table-cell>
          <table:table-cell office:value-type="string" calcext:value-type="string">
            <text:p>R</text:p>
          </table:table-cell>
          <table:table-cell office:value-type="string" calcext:value-type="string">
            <text:p>simulation; time series analysis; ARIMA; filter(); arima.sim(); arima.mle(); class(); tsplot()</text:p>
          </table:table-cell>
        </table:table-row>
        <table:table-row table:style-name="ro1">
          <table:table-cell/>
          <table:table-cell office:value-type="float" office:value="39" calcext:value-type="float">
            <text:p>39</text:p>
          </table:table-cell>
          <table:table-cell office:value-type="string" calcext:value-type="string">
            <text:p>SS39</text:p>
          </table:table-cell>
          <table:table-cell office:value-type="string" calcext:value-type="string">
            <text:p><text:s/>----bldg a discrete event simulation---</text:p>
          </table:table-cell>
          <table:table-cell/>
          <table:table-cell office:value-type="string" calcext:value-type="string">
            <text:p>* create a discrete event simulation * write fxns <text:s/># eg ---a terminating simulation where probability of the 'else' loop linearly increases by +1 each iteration--- <text:s/>---a terminating simulation where probability of the 'else' loop is fixed--- <text:s/>----A multiple-runs loop for a terminating simulation---- #Assume the 'simulation' has 500 time tiks then terminates and #there are three runs of the simulation #[NB: Actually, the model itself is run 500x (ie there 3 sets of 500 replications/runs each)] <text:s text:c="2"/>complete code!!</text:p>
          </table:table-cell>
          <table:table-cell office:value-type="string" calcext:value-type="string">
            <text:p>R</text:p>
          </table:table-cell>
          <table:table-cell office:value-type="string" calcext:value-type="string">
            <text:p>simulation; discrete event simulator; </text:p>
          </table:table-cell>
        </table:table-row>
        <table:table-row table:style-name="ro1">
          <table:table-cell/>
          <table:table-cell office:value-type="float" office:value="40" calcext:value-type="float">
            <text:p>40</text:p>
          </table:table-cell>
          <table:table-cell office:value-type="string" calcext:value-type="string">
            <text:p>SS40</text:p>
          </table:table-cell>
          <table:table-cell office:value-type="string" calcext:value-type="string">
            <text:p><text:s/>--- Bonferroni Confidence Intervals --- <text:s/></text:p>
          </table:table-cell>
          <table:table-cell office:value-type="string" calcext:value-type="string">
            <text:p>STAT 571 (multivariate)</text:p>
          </table:table-cell>
          <table:table-cell office:value-type="string" calcext:value-type="string">
            <text:p>* calculate Bonferroni confidence intervals <text:s/># eg --- Example (Ex 5.1 p. 261, Johnson and Wichern) ---</text:p>
          </table:table-cell>
          <table:table-cell office:value-type="string" calcext:value-type="string">
            <text:p>R</text:p>
          </table:table-cell>
          <table:table-cell office:value-type="string" calcext:value-type="string">
            <text:p>multivariate analysis Bonferroni confidence intervals; </text:p>
          </table:table-cell>
        </table:table-row>
        <table:table-row table:style-name="ro1">
          <table:table-cell/>
          <table:table-cell office:value-type="float" office:value="41" calcext:value-type="float">
            <text:p>41</text:p>
          </table:table-cell>
          <table:table-cell office:value-type="string" calcext:value-type="string">
            <text:p>SS41</text:p>
          </table:table-cell>
          <table:table-cell office:value-type="string" calcext:value-type="string">
            <text:p><text:s text:c="2"/></text:p>
          </table:table-cell>
          <table:table-cell office:value-type="string" calcext:value-type="string">
            <text:p>STAT 571 (multivariate)</text:p>
          </table:table-cell>
          <table:table-cell office:value-type="string" calcext:value-type="string">
            <text:p>* compare the equality of two covariances matices (Box's M-test) * perform principal compoentent analysis <text:s/>#eg <text:s/>*use MBoxtest {represent} Computes Box's M-statistic.This statistic is used to compare the structures of the <text:s/>variance-covariance matrices of two multidimensional data sets. *use principal [psych] </text:p>
          </table:table-cell>
          <table:table-cell office:value-type="string" calcext:value-type="string">
            <text:p>R</text:p>
          </table:table-cell>
          <table:table-cell office:value-type="string" calcext:value-type="string">
            <text:p>Box's M-test; two covariances matices; cor(na.omit()); library (psych); principal(); principal components; </text:p>
          </table:table-cell>
        </table:table-row>
        <table:table-row table:style-name="ro1">
          <table:table-cell/>
          <table:table-cell office:value-type="float" office:value="42" calcext:value-type="float">
            <text:p>42</text:p>
          </table:table-cell>
          <table:table-cell office:value-type="string" calcext:value-type="string">
            <text:p>SS42</text:p>
          </table:table-cell>
          <table:table-cell office:value-type="string" calcext:value-type="string">
            <text:p>Linear Discriminant Analysis – Using lda() </text:p>
          </table:table-cell>
          <table:table-cell office:value-type="string" calcext:value-type="string">
            <text:p>STAT 571 (multivariate)</text:p>
          </table:table-cell>
          <table:table-cell office:value-type="string" calcext:value-type="string">
            <text:p>* perform logistic regression * calculate a confusion matrix * perform linear discriminant analysis * perform model comparison with randomForest * query if an object exists <text:s/># eg The function lda() is in the Venables &amp; Ripley MASS package. It may have poor predictive power where there are complex forms of dependence on the explanatory factors and variables. In cases where it is effective, it has the virtue of simplicity. Covariates are assumed to have a common multivariate normal distribution. <text:s text:c="2"/>The function qda() weakens the assumptions underlying lda() to allow different variance-covariance matrices for different groups within the data. This sets limits on the minimum group size. Where there are two classes, (use glm()) has very similar properties to linear discriminant anal- ysis using lda(). It makes weaker assumptions. The trade-off is that estimated group membership probabilities are conditional on the observed matrix. </text:p>
          </table:table-cell>
          <table:table-cell office:value-type="string" calcext:value-type="string">
            <text:p>R</text:p>
          </table:table-cell>
          <table:table-cell office:value-type="string" calcext:value-type="string">
            <text:p>manual; data ops; <text:s/>lda(); qda(); confusion matrix; logistic regression; glm(); library(randomForest); NAs</text:p>
          </table:table-cell>
        </table:table-row>
        <table:table-row table:style-name="ro1">
          <table:table-cell/>
          <table:table-cell office:value-type="float" office:value="43" calcext:value-type="float">
            <text:p>43</text:p>
          </table:table-cell>
          <table:table-cell office:value-type="string" calcext:value-type="string">
            <text:p>SS43</text:p>
          </table:table-cell>
          <table:table-cell office:value-type="string" calcext:value-type="string">
            <text:p>R Data Analysis Examples: Canonical Correlation Analysis </text:p>
          </table:table-cell>
          <table:table-cell office:value-type="string" calcext:value-type="string">
            <text:p>STAT 571 (multivariate)</text:p>
          </table:table-cell>
          <table:table-cell office:value-type="string" calcext:value-type="string">
            <text:p>* perform canonical correlation * calculate canonical loadings * calculate canonical dimensions * compute the standardized canonical coefficients * create graphics of intercorrelated data with ggplots2 * calculate correlations within and between two sets of variables <text:s text:c="2"/># eg Canonical correlation analysis is used to identify and measure the associations among two sets of variables. Canonical correlation is appropriate in the same situations where multiple regression would be, but where are there are multiple intercorrelated outcome variables. <text:s text:c="2"/>Canonical correlation analysis determines a set of canonical variates, orthogonal linear combinations of the variables within each set that best explain the variability both within and between sets. </text:p>
          </table:table-cell>
          <table:table-cell office:value-type="string" calcext:value-type="string">
            <text:p>R</text:p>
          </table:table-cell>
          <table:table-cell office:value-type="string" calcext:value-type="string">
            <text:p>manual; data ops; canonical correlation; library(ggplot2); library(GGally); library(CCA); xtabs(); ggpairs(); matcor(); cc(); compute(); rev(cumprod(rev())); <text:s text:c="2"/></text:p>
          </table:table-cell>
        </table:table-row>
        <table:table-row table:style-name="ro1">
          <table:table-cell/>
          <table:table-cell office:value-type="float" office:value="44" calcext:value-type="float">
            <text:p>44</text:p>
          </table:table-cell>
          <table:table-cell office:value-type="string" calcext:value-type="string">
            <text:p>SS44</text:p>
          </table:table-cell>
          <table:table-cell office:value-type="string" calcext:value-type="string">
            <text:p>--- Cannonical Correlations Analysis 1--- </text:p>
          </table:table-cell>
          <table:table-cell office:value-type="string" calcext:value-type="string">
            <text:p>STAT 571 (multivariate)</text:p>
          </table:table-cell>
          <table:table-cell office:value-type="string" calcext:value-type="string">
            <text:p>* perform cannonical correlations from a sample covariance matrix * define submatrices * perform spectral decomposition * calculate eigenvalues <text:s/>(from sample covariance matrix; see p. 551 Johnson and Wichern)</text:p>
          </table:table-cell>
          <table:table-cell office:value-type="string" calcext:value-type="string">
            <text:p>R</text:p>
          </table:table-cell>
          <table:table-cell office:value-type="string" calcext:value-type="string">
            <text:p>data ops; cannonical correlations; select submatices; eigen(); sqrt(diag(diag(specdecomp$values))); spectral decomposition;</text:p>
          </table:table-cell>
        </table:table-row>
        <table:table-row table:style-name="ro1">
          <table:table-cell/>
          <table:table-cell office:value-type="float" office:value="45" calcext:value-type="float">
            <text:p>45</text:p>
          </table:table-cell>
          <table:table-cell office:value-type="string" calcext:value-type="string">
            <text:p>SS45</text:p>
          </table:table-cell>
          <table:table-cell office:value-type="string" calcext:value-type="string">
            <text:p>--- Cannonical Correlations Analysis 3--- </text:p>
          </table:table-cell>
          <table:table-cell office:value-type="string" calcext:value-type="string">
            <text:p>STAT 571 (multivariate)</text:p>
          </table:table-cell>
          <table:table-cell office:value-type="string" calcext:value-type="string">
            <text:p>* perform canonical correlations from raw data <text:s/>#eg (from raw data; see cancor{stats}) </text:p>
          </table:table-cell>
          <table:table-cell office:value-type="string" calcext:value-type="string">
            <text:p>R</text:p>
          </table:table-cell>
          <table:table-cell office:value-type="string" calcext:value-type="string">
            <text:p>data ops; cannonical correlations; cancor()</text:p>
          </table:table-cell>
        </table:table-row>
        <table:table-row table:style-name="ro1">
          <table:table-cell/>
          <table:table-cell office:value-type="float" office:value="46" calcext:value-type="float">
            <text:p>46</text:p>
          </table:table-cell>
          <table:table-cell office:value-type="string" calcext:value-type="string">
            <text:p>SS46</text:p>
          </table:table-cell>
          <table:table-cell office:value-type="string" calcext:value-type="string">
            <text:p>Cluster Analysis Chapter <text:s/>"An Introduction to Applied Multivariate Analysis with R" -- Everitt and Hothorn</text:p>
          </table:table-cell>
          <table:table-cell office:value-type="string" calcext:value-type="string">
            <text:p>STAT 571 (multivariate)</text:p>
          </table:table-cell>
          <table:table-cell office:value-type="string" calcext:value-type="string">
            <text:p>* code from Everitt and Hothorn * perform cluster analysis <text:s text:c="2"/>R code from vignette source 'Ch-CA.Rnw' <text:s/>full code </text:p>
          </table:table-cell>
          <table:table-cell office:value-type="string" calcext:value-type="string">
            <text:p>R</text:p>
          </table:table-cell>
          <table:table-cell office:value-type="string" calcext:value-type="string">
            <text:p>data ops; cluster analysis; library(MVA); SweaveHooks; </text:p>
          </table:table-cell>
        </table:table-row>
        <table:table-row table:style-name="ro1">
          <table:table-cell/>
          <table:table-cell office:value-type="float" office:value="47" calcext:value-type="float">
            <text:p>47</text:p>
          </table:table-cell>
          <table:table-cell office:value-type="string" calcext:value-type="string">
            <text:p>SS47</text:p>
          </table:table-cell>
          <table:table-cell office:value-type="string" calcext:value-type="string">
            <text:p>Visualizations Chapter <text:s/>"An Introduction to Applied Multivariate Analysis with R" --- Everitt and Hothorn</text:p>
          </table:table-cell>
          <table:table-cell office:value-type="string" calcext:value-type="string">
            <text:p>STAT 571 (multivariate)</text:p>
          </table:table-cell>
          <table:table-cell office:value-type="string" calcext:value-type="string">
            <text:p>* code from Everitt and Hothorn * copy R ouput to LaTex <text:s/>#eg R code from vignette source 'Ch-Viz.Rnw'</text:p>
          </table:table-cell>
          <table:table-cell office:value-type="string" calcext:value-type="string">
            <text:p>R</text:p>
          </table:table-cell>
          <table:table-cell office:value-type="string" calcext:value-type="string">
            <text:p>graphics; library(lattice); library(MVA); match(); toLatex(HSAURtable()); with()</text:p>
          </table:table-cell>
        </table:table-row>
        <table:table-row table:style-name="ro1">
          <table:table-cell/>
          <table:table-cell office:value-type="float" office:value="48" calcext:value-type="float">
            <text:p>48</text:p>
          </table:table-cell>
          <table:table-cell office:value-type="string" calcext:value-type="string">
            <text:p>SS48</text:p>
          </table:table-cell>
          <table:table-cell office:value-type="string" calcext:value-type="string">
            <text:p>Using R to Find Confidence Intervals </text:p>
          </table:table-cell>
          <table:table-cell office:value-type="string" calcext:value-type="string">
            <text:p>STAT 551,552 (applied stats for sci and eng)</text:p>
          </table:table-cell>
          <table:table-cell office:value-type="string" calcext:value-type="string">
            <text:p>* calculate confidence intervals * perform a one-sample t-test * perform a one-sample proportions test * calcuate the confidence intervals for the mean of normal data when the variance is known * create a figure showing confidence intervals as horizontal lines with a vertical line at the population mean <text:s text:c="2"/>The tinterval command of R is a useful one for finding confidence intervals for the mean when the data are normally distributed with unknown variance. We illustrate the use of this command for the lizard tail length data. </text:p>
          </table:table-cell>
          <table:table-cell office:value-type="string" calcext:value-type="string">
            <text:p>R</text:p>
          </table:table-cell>
          <table:table-cell office:value-type="string" calcext:value-type="string">
            <text:p>manual; data ops; confidence intervals; prop.test(); t.test(); </text:p>
          </table:table-cell>
        </table:table-row>
        <table:table-row table:style-name="ro1">
          <table:table-cell/>
          <table:table-cell office:value-type="float" office:value="49" calcext:value-type="float">
            <text:p>49</text:p>
          </table:table-cell>
          <table:table-cell office:value-type="string" calcext:value-type="string">
            <text:p>SS49</text:p>
          </table:table-cell>
          <table:table-cell office:value-type="string" calcext:value-type="string">
            <text:p>--- Cluster Analysis1: Hierarchical Agglomerative Clustering --</text:p>
          </table:table-cell>
          <table:table-cell office:value-type="string" calcext:value-type="string">
            <text:p>STAT 571 (multivariate)</text:p>
          </table:table-cell>
          <table:table-cell office:value-type="string" calcext:value-type="string">
            <text:p><text:s/>* perform cluster analysis * perform hierarchical agglomerative clustering * created standardized data * create a dendrogram <text:s/># eg *use stdized data *Select a distance measure (Euclidean, Mahalanobis, Minkowski) OR a similarity measure (various similarity coefficients) *Select a method (aggolmerative OR divisive) *If agglomerative, select a cluster-to-cluster measure; a linkage type (single, complete, average, centroid, ward) </text:p>
          </table:table-cell>
          <table:table-cell office:value-type="string" calcext:value-type="string">
            <text:p>R</text:p>
          </table:table-cell>
          <table:table-cell office:value-type="string" calcext:value-type="string">
            <text:p>cluster analysis; hierarchical agglomerative clustering; scale(); dist(); hclust(); </text:p>
          </table:table-cell>
        </table:table-row>
        <table:table-row table:style-name="ro1">
          <table:table-cell/>
          <table:table-cell office:value-type="float" office:value="50" calcext:value-type="float">
            <text:p>50</text:p>
          </table:table-cell>
          <table:table-cell office:value-type="string" calcext:value-type="string">
            <text:p>SS50</text:p>
          </table:table-cell>
          <table:table-cell office:value-type="string" calcext:value-type="string">
            <text:p>--- Cluster Analysis2: Non-Hierarchical k-Means Clustering --</text:p>
          </table:table-cell>
          <table:table-cell office:value-type="string" calcext:value-type="string">
            <text:p>STAT 571 (multivariate)</text:p>
          </table:table-cell>
          <table:table-cell office:value-type="string" calcext:value-type="string">
            <text:p>* perform cluster analysis * perform <text:s/>non-hierarchical k-means clustering * input data with read.table <text:s/>* create standardized data * using quote = "\"" * perform principal components analysis <text:s/>#eg *use stdized data *Must know the number of clusters in advance *The algorithm considers every possible partition of the n items into k subgroups; chooses the one with max separation of centers of mass</text:p>
          </table:table-cell>
          <table:table-cell office:value-type="string" calcext:value-type="string">
            <text:p>R</text:p>
          </table:table-cell>
          <table:table-cell office:value-type="string" calcext:value-type="string">
            <text:p>cluster analysis; k-means clustering; kmeans(); prcomp(); </text:p>
          </table:table-cell>
        </table:table-row>
        <table:table-row table:style-name="ro1">
          <table:table-cell/>
          <table:table-cell office:value-type="float" office:value="51" calcext:value-type="float">
            <text:p>51</text:p>
          </table:table-cell>
          <table:table-cell office:value-type="string" calcext:value-type="string">
            <text:p>SS51</text:p>
          </table:table-cell>
          <table:table-cell office:value-type="string" calcext:value-type="string">
            <text:p><text:s/>--- Comparison of Canonical Variables with Original Data--- <text:s/></text:p>
          </table:table-cell>
          <table:table-cell office:value-type="string" calcext:value-type="string">
            <text:p>STAT 571 (multivariate)</text:p>
          </table:table-cell>
          <table:table-cell office:value-type="string" calcext:value-type="string">
            <text:p>* compare canonical variables with original data <text:s/>#eg for first sample canonical variate pair </text:p>
          </table:table-cell>
          <table:table-cell office:value-type="string" calcext:value-type="string">
            <text:p>R</text:p>
          </table:table-cell>
          <table:table-cell office:value-type="string" calcext:value-type="string">
            <text:p>canonical correlation; cancor()</text:p>
          </table:table-cell>
        </table:table-row>
        <table:table-row table:style-name="ro1">
          <table:table-cell/>
          <table:table-cell office:value-type="float" office:value="52" calcext:value-type="float">
            <text:p>52</text:p>
          </table:table-cell>
          <table:table-cell office:value-type="string" calcext:value-type="string">
            <text:p>SS52</text:p>
          </table:table-cell>
          <table:table-cell office:value-type="string" calcext:value-type="string">
            <text:p>--- Confidence Region Ellipses --- <text:s text:c="3"/>(for any two mu in xbar)</text:p>
          </table:table-cell>
          <table:table-cell office:value-type="string" calcext:value-type="string">
            <text:p>STAT 571 (multivariate)</text:p>
          </table:table-cell>
          <table:table-cell office:value-type="string" calcext:value-type="string">
            <text:p>* create confidence region ellipses * create simultaneous confidence intervals for two mu in xbar <text:s/>#Run "Simultaneous Confidence T2 Intervals" script #DM1 entered --&gt; sigma1 &lt;- cov(DM1) available #xbar --&gt; select any two mu as xbarellipse</text:p>
          </table:table-cell>
          <table:table-cell office:value-type="string" calcext:value-type="string">
            <text:p>R</text:p>
          </table:table-cell>
          <table:table-cell office:value-type="string" calcext:value-type="string">
            <text:p>simultaneous confidence intervals; ellipses</text:p>
          </table:table-cell>
        </table:table-row>
        <table:table-row table:style-name="ro1">
          <table:table-cell/>
          <table:table-cell office:value-type="float" office:value="53" calcext:value-type="float">
            <text:p>53</text:p>
          </table:table-cell>
          <table:table-cell office:value-type="string" calcext:value-type="string">
            <text:p>SS53</text:p>
          </table:table-cell>
          <table:table-cell office:value-type="string" calcext:value-type="string">
            <text:p><text:s/>--- Discriminant Analysis --</text:p>
          </table:table-cell>
          <table:table-cell office:value-type="string" calcext:value-type="string">
            <text:p>STAT 571 (multivariate)</text:p>
          </table:table-cell>
          <table:table-cell office:value-type="string" calcext:value-type="string">
            <text:p>* perform linear discriminant analysis * create confusion matrix <text:s/>*use lda {MASS} and linDA {DiscriMiner} *data must be as data.frame </text:p>
          </table:table-cell>
          <table:table-cell office:value-type="string" calcext:value-type="string">
            <text:p>R</text:p>
          </table:table-cell>
          <table:table-cell office:value-type="string" calcext:value-type="string">
            <text:p>discriminant analysis; library(MASS); library(DiscriMiner); lda(); linDA()</text:p>
          </table:table-cell>
        </table:table-row>
        <table:table-row table:style-name="ro1">
          <table:table-cell/>
          <table:table-cell office:value-type="float" office:value="54" calcext:value-type="float">
            <text:p>54</text:p>
          </table:table-cell>
          <table:table-cell office:value-type="string" calcext:value-type="string">
            <text:p>SS54</text:p>
          </table:table-cell>
          <table:table-cell office:value-type="string" calcext:value-type="string">
            <text:p>Linear Discriminant Analysis</text:p>
          </table:table-cell>
          <table:table-cell office:value-type="string" calcext:value-type="string">
            <text:p>STAT 571 (multivariate)</text:p>
          </table:table-cell>
          <table:table-cell office:value-type="string" calcext:value-type="string">
            <text:p>* perform linear discriminant analysis * perform model cross-validation <text:s/>* perform quadratic discriminant analysis <text:s/># eg To perform Linear Discriminant Analysis in R we will make use of the lda function in the package MASS. </text:p>
          </table:table-cell>
          <table:table-cell office:value-type="string" calcext:value-type="string">
            <text:p>R</text:p>
          </table:table-cell>
          <table:table-cell office:value-type="string" calcext:value-type="string">
            <text:p>manual; discriminant analysis; lda(); qda(); cross-validation; </text:p>
          </table:table-cell>
        </table:table-row>
        <table:table-row table:style-name="ro1">
          <table:table-cell/>
          <table:table-cell office:value-type="float" office:value="55" calcext:value-type="float">
            <text:p>55</text:p>
          </table:table-cell>
          <table:table-cell office:value-type="string" calcext:value-type="string">
            <text:p>SS55</text:p>
          </table:table-cell>
          <table:table-cell/>
          <table:table-cell office:value-type="string" calcext:value-type="string">
            <text:p>STAT 551, 552 (app stats for sci and eng)</text:p>
          </table:table-cell>
          <table:table-cell office:value-type="string" calcext:value-type="string">
            <text:p>* perform an F-test for comparison of two population variances <text:s/>* output a data file (.csv) <text:s text:c="2"/>*use var.test {stats} (see interpreting p-values.pdf) <text:s/>ABM3-- a data.frame of 50 obs. of 1 variables (pop 1) DEM3 -- a data.frame of 50 obs. of 1 variables (pop 2)</text:p>
          </table:table-cell>
          <table:table-cell office:value-type="string" calcext:value-type="string">
            <text:p>R</text:p>
          </table:table-cell>
          <table:table-cell office:value-type="string" calcext:value-type="string">
            <text:p>F-test; var.test(); bwplot(); stack()</text:p>
          </table:table-cell>
        </table:table-row>
        <table:table-row table:style-name="ro1">
          <table:table-cell/>
          <table:table-cell office:value-type="float" office:value="56" calcext:value-type="float">
            <text:p>56</text:p>
          </table:table-cell>
          <table:table-cell office:value-type="string" calcext:value-type="string">
            <text:p>SS56</text:p>
          </table:table-cell>
          <table:table-cell office:value-type="string" calcext:value-type="string">
            <text:p>--- Factor_Analysis1 (using principal component methods) --</text:p>
          </table:table-cell>
          <table:table-cell office:value-type="string" calcext:value-type="string">
            <text:p>STAT 571 (multivariate)</text:p>
          </table:table-cell>
          <table:table-cell office:value-type="string" calcext:value-type="string">
            <text:p>* perform a factor analysis using principlal compoents * perform a spectral decomposition of covariance matrix or correlations matrix * standardize data * calculate factor loadings * perform verimax rotation * export R output to LaTex <text:s/># eg *Start w/ covariance matrix (if data on the same scale); center obs. by subtracting sample means (p. 489) *correlation matrix (the same as the covariance matrix of the stdized variables) if data on vastly different scales *Perform a spectral decomp *factor loadings matrix= evs%*%sqrt(lambda) </text:p>
          </table:table-cell>
          <table:table-cell office:value-type="string" calcext:value-type="string">
            <text:p>R</text:p>
          </table:table-cell>
          <table:table-cell office:value-type="string" calcext:value-type="string">
            <text:p>factor analysis; scale(); cov(); eigen(); sqrt(diag(diag()); solve(); </text:p>
          </table:table-cell>
        </table:table-row>
        <table:table-row table:style-name="ro1">
          <table:table-cell/>
          <table:table-cell office:value-type="float" office:value="57" calcext:value-type="float">
            <text:p>57</text:p>
          </table:table-cell>
          <table:table-cell office:value-type="string" calcext:value-type="string">
            <text:p>SS57</text:p>
          </table:table-cell>
          <table:table-cell office:value-type="string" calcext:value-type="string">
            <text:p>--- Factor_Analysis2 (using principal component methods) --</text:p>
          </table:table-cell>
          <table:table-cell office:value-type="string" calcext:value-type="string">
            <text:p>STAT 571 multivariate</text:p>
          </table:table-cell>
          <table:table-cell office:value-type="string" calcext:value-type="string">
            <text:p>* perform a factor analysis using principlal compoents * perform a spectral decomposition of covariance matrix or correlations matrix * standardize data * calculate factor loadings * perform verimax rotation * export R output to LaTex <text:s text:c="2"/># eg *Use princomp{stats} *Use principal {psych} *Use standardized data as input; NOT covariance matrix or correlations matrix</text:p>
          </table:table-cell>
          <table:table-cell office:value-type="string" calcext:value-type="string">
            <text:p>R</text:p>
          </table:table-cell>
          <table:table-cell office:value-type="string" calcext:value-type="string">
            <text:p>factor analysis; principal components; library(psych); scale(); princomp(); principal(); as.table(); toLatex(HSAURtable())</text:p>
          </table:table-cell>
        </table:table-row>
        <table:table-row table:style-name="ro1">
          <table:table-cell/>
          <table:table-cell office:value-type="float" office:value="58" calcext:value-type="float">
            <text:p>58</text:p>
          </table:table-cell>
          <table:table-cell office:value-type="string" calcext:value-type="string">
            <text:p>SS58</text:p>
          </table:table-cell>
          <table:table-cell office:value-type="string" calcext:value-type="string">
            <text:p>the Fibonacci sequence</text:p>
          </table:table-cell>
          <table:table-cell/>
          <table:table-cell office:value-type="string" calcext:value-type="string">
            <text:p>* calculate the Fibonacci sequence * write fxns</text:p>
          </table:table-cell>
          <table:table-cell office:value-type="string" calcext:value-type="string">
            <text:p>R</text:p>
          </table:table-cell>
          <table:table-cell office:value-type="string" calcext:value-type="string">
            <text:p>simulation; Fibonacci; fxns; </text:p>
          </table:table-cell>
        </table:table-row>
        <table:table-row table:style-name="ro1">
          <table:table-cell/>
          <table:table-cell office:value-type="float" office:value="59" calcext:value-type="float">
            <text:p>59</text:p>
          </table:table-cell>
          <table:table-cell office:value-type="string" calcext:value-type="string">
            <text:p>SS59</text:p>
          </table:table-cell>
          <table:table-cell office:value-type="string" calcext:value-type="string">
            <text:p>Title: "for loops" Date: 10/18/14 Author: Marron</text:p>
          </table:table-cell>
          <table:table-cell/>
          <table:table-cell office:value-type="string" calcext:value-type="string">
            <text:p>* write 'for' loops <text:s/>#eg GOAL: Provide examples of "for loops"</text:p>
          </table:table-cell>
          <table:table-cell office:value-type="string" calcext:value-type="string">
            <text:p>R</text:p>
          </table:table-cell>
          <table:table-cell office:value-type="string" calcext:value-type="string">
            <text:p>for() loops</text:p>
          </table:table-cell>
        </table:table-row>
        <table:table-row table:style-name="ro1">
          <table:table-cell/>
          <table:table-cell office:value-type="float" office:value="60" calcext:value-type="float">
            <text:p>60</text:p>
          </table:table-cell>
          <table:table-cell office:value-type="string" calcext:value-type="string">
            <text:p>SS60</text:p>
          </table:table-cell>
          <table:table-cell office:value-type="string" calcext:value-type="string">
            <text:p><text:s/>--- Generalized Variance and Total Sample Variance --- <text:s/></text:p>
          </table:table-cell>
          <table:table-cell office:value-type="string" calcext:value-type="string">
            <text:p>STAT 571 (multivariate)</text:p>
          </table:table-cell>
          <table:table-cell office:value-type="string" calcext:value-type="string">
            <text:p>* calculate the generalized variance * calculate the total sample variance for small samples * calculate the determinant of a matrix <text:s text:c="4"/>(for small sample size) #Use sigma1&lt;- cov(DM1) for large sample size</text:p>
          </table:table-cell>
          <table:table-cell office:value-type="string" calcext:value-type="string">
            <text:p>R</text:p>
          </table:table-cell>
          <table:table-cell office:value-type="string" calcext:value-type="string">
            <text:p>variance; small sample size; trunc(det()); sum(diag()); </text:p>
          </table:table-cell>
        </table:table-row>
        <table:table-row table:style-name="ro1">
          <table:table-cell/>
          <table:table-cell office:value-type="float" office:value="61" calcext:value-type="float">
            <text:p>61</text:p>
          </table:table-cell>
          <table:table-cell office:value-type="string" calcext:value-type="string">
            <text:p>SS61</text:p>
          </table:table-cell>
          <table:table-cell office:value-type="string" calcext:value-type="string">
            <text:p><text:s/>--- Linear Dynamic Systems --- ---the template for: Y=Ax --- </text:p>
          </table:table-cell>
          <table:table-cell/>
          <table:table-cell office:value-type="string" calcext:value-type="string">
            <text:p>* create a dynamic linear model * store data from regressive matrix operations * write functions with 'for' loops <text:s text:c="2"/>Dynamic Linear Models are a special case of general state-space models where the state and the observation equations are linear, and the distributions follow a normal law. They are also referred to as gaussian linear <text:s/>state-space models. <text:s text:c="2"/>Generalized DLMs relax the assumption of normality by allowing the distribution to be any of the exponential family of functions (which includes the Bernoulli, binomial and Poisson distributions, <text:s/>useful in particular for count data). yt1 &lt;- matrix(1:3, 3,1) <text:s text:c="3"/>A &lt;- diag(3) <text:s text:c="9"/>model &lt;- function(A,yt1,it.s) { <text:s text:c="3"/>data &lt;- matrix(rep(0, 3), 3,1) <text:s text:c="3"/>yt2 &lt;- yt1 <text:s/>for (i in 1:it.s) { <text:s text:c="5"/>yt2 &lt;- A %*% yt2 <text:s text:c="4"/>data &lt;- cbind(data, yt2) <text:s text:c="3"/>} <text:s/>data <text:s text:c="4"/>}</text:p>
          </table:table-cell>
          <table:table-cell office:value-type="string" calcext:value-type="string">
            <text:p>R</text:p>
          </table:table-cell>
          <table:table-cell office:value-type="string" calcext:value-type="string">
            <text:p>simulation; template; dynamic linear models; difference equations; time series; state-space models; </text:p>
          </table:table-cell>
        </table:table-row>
        <table:table-row table:style-name="ro1">
          <table:table-cell/>
          <table:table-cell office:value-type="float" office:value="62" calcext:value-type="float">
            <text:p>62</text:p>
          </table:table-cell>
          <table:table-cell office:value-type="string" calcext:value-type="string">
            <text:p>SS62</text:p>
          </table:table-cell>
          <table:table-cell office:value-type="string" calcext:value-type="string">
            <text:p>Model: <text:s/>GenUrn1.0_Model <text:s/>Title: <text:s/>Generative Urn Model <text:s/>Author: <text:s/>B.Marron OriginalDate: 21 May 2014 CurrentDate: 21 May 2014</text:p>
          </table:table-cell>
          <table:table-cell office:value-type="string" calcext:value-type="string">
            <text:p>Marron</text:p>
          </table:table-cell>
          <table:table-cell office:value-type="string" calcext:value-type="string">
            <text:p>The GenUrn1_Model is based on the stochastic process described in the following scenario by Mackay (Example 2.6, p. 27).</text:p>
          </table:table-cell>
          <table:table-cell office:value-type="string" calcext:value-type="string">
            <text:p>R</text:p>
          </table:table-cell>
          <table:table-cell office:value-type="string" calcext:value-type="string">
            <text:p>simulation; GenUrn1_Model; </text:p>
          </table:table-cell>
        </table:table-row>
        <table:table-row table:style-name="ro1">
          <table:table-cell/>
          <table:table-cell office:value-type="float" office:value="63" calcext:value-type="float">
            <text:p>63</text:p>
          </table:table-cell>
          <table:table-cell office:value-type="string" calcext:value-type="string">
            <text:p>SS63</text:p>
          </table:table-cell>
          <table:table-cell office:value-type="string" calcext:value-type="string">
            <text:p>Model: <text:s/>GenUrn2.0_Model <text:s/>Title: <text:s/>Generative Urn Model <text:s/>Author: <text:s/>B.Marron OriginalDate: 21 May 2014 CurrentDate: 21 May 2014</text:p>
          </table:table-cell>
          <table:table-cell office:value-type="string" calcext:value-type="string">
            <text:p>Marron</text:p>
          </table:table-cell>
          <table:table-cell office:value-type="string" calcext:value-type="string">
            <text:p>The GenUrn2_Model is based on the stochastic process described in the following scenario by Mackay (Example 2.6, p. 27).</text:p>
          </table:table-cell>
          <table:table-cell office:value-type="string" calcext:value-type="string">
            <text:p>R</text:p>
          </table:table-cell>
          <table:table-cell office:value-type="string" calcext:value-type="string">
            <text:p>simulation; GenUrn2.0_Model </text:p>
          </table:table-cell>
        </table:table-row>
        <table:table-row table:style-name="ro1">
          <table:table-cell/>
          <table:table-cell office:value-type="float" office:value="64" calcext:value-type="float">
            <text:p>64</text:p>
          </table:table-cell>
          <table:table-cell office:value-type="string" calcext:value-type="string">
            <text:p>SS64</text:p>
          </table:table-cell>
          <table:table-cell office:value-type="string" calcext:value-type="string">
            <text:p>Model: <text:s/>GenUrn2.1_Model <text:s/>Title: <text:s/>Generative Urn Model <text:s/>Author: <text:s/>B.Marron OriginalDate: 21 May 2014 CurrentDate: 21 May 2014</text:p>
          </table:table-cell>
          <table:table-cell office:value-type="string" calcext:value-type="string">
            <text:p>Marron</text:p>
          </table:table-cell>
          <table:table-cell office:value-type="string" calcext:value-type="string">
            <text:p><text:s text:c="3"/>----About the model------ The GenUrn2_Model is based on the stochastic process described in the following scenario by Mackay (Example 2.6, p. 27).</text:p>
          </table:table-cell>
          <table:table-cell office:value-type="string" calcext:value-type="string">
            <text:p>R</text:p>
          </table:table-cell>
          <table:table-cell office:value-type="string" calcext:value-type="string">
            <text:p>simulation; GenUrn2.1_Model </text:p>
          </table:table-cell>
        </table:table-row>
        <table:table-row table:style-name="ro1">
          <table:table-cell/>
          <table:table-cell office:value-type="float" office:value="65" calcext:value-type="float">
            <text:p>65</text:p>
          </table:table-cell>
          <table:table-cell office:value-type="string" calcext:value-type="string">
            <text:p>SS65</text:p>
          </table:table-cell>
          <table:table-cell office:value-type="string" calcext:value-type="string">
            <text:p><text:s/>-------If ... Else -------</text:p>
          </table:table-cell>
          <table:table-cell/>
          <table:table-cell office:value-type="string" calcext:value-type="string">
            <text:p>* write if ... else code <text:s text:c="2"/>randurn&lt;-runif(1, min=.05, max=.25)*100 if (randurn &gt;= 10 &amp; randurn &lt; 21){ <text:s/>x&lt;-5 } else { <text:s text:c="5"/>#this syntax must be exact: <text:s/>"} else {" <text:s text:c="2"/>x&lt;-.2 } x</text:p>
          </table:table-cell>
          <table:table-cell office:value-type="string" calcext:value-type="string">
            <text:p>R</text:p>
          </table:table-cell>
          <table:table-cell office:value-type="string" calcext:value-type="string">
            <text:p>control structures; if(){}else{}</text:p>
          </table:table-cell>
        </table:table-row>
        <table:table-row table:style-name="ro1">
          <table:table-cell/>
          <table:table-cell office:value-type="float" office:value="66" calcext:value-type="float">
            <text:p>66</text:p>
          </table:table-cell>
          <table:table-cell office:value-type="string" calcext:value-type="string">
            <text:p>SS66</text:p>
          </table:table-cell>
          <table:table-cell office:value-type="string" calcext:value-type="string">
            <text:p>Some R Time Series Issues Time Series Analysis and Its Applications: With R Examples, Second Edition</text:p>
          </table:table-cell>
          <table:table-cell office:value-type="string" calcext:value-type="string">
            <text:p><text:s/></text:p>
          </table:table-cell>
          <table:table-cell office:value-type="string" calcext:value-type="string">
            <text:p>* compare time series models with <text:s/>arima() (uses MLE) vs. time series models with <text:s/>ar.ols() that (uses OLS) <text:s/>* create ACF and PACF graphs on the same scale <text:s/>* examine issues with time series analysis in R </text:p>
          </table:table-cell>
          <table:table-cell office:value-type="string" calcext:value-type="string">
            <text:p>R</text:p>
          </table:table-cell>
          <table:table-cell office:value-type="string" calcext:value-type="string">
            <text:p>manual; stats; time series; arima()</text:p>
          </table:table-cell>
        </table:table-row>
        <table:table-row table:style-name="ro1">
          <table:table-cell/>
          <table:table-cell office:value-type="float" office:value="67" calcext:value-type="float">
            <text:p>67</text:p>
          </table:table-cell>
          <table:table-cell office:value-type="string" calcext:value-type="string">
            <text:p>SS67</text:p>
          </table:table-cell>
          <table:table-cell office:value-type="string" calcext:value-type="string">
            <text:p>Model Formulae </text:p>
          </table:table-cell>
          <table:table-cell/>
          <table:table-cell office:value-type="string" calcext:value-type="string">
            <text:p>* <text:s/>write model formulae for ANOVA and regression analyses <text:s/>R functions such as aov( ), lm( ), and glm( ) use a formula interface to specify the variables to be included in the analysis. The formula determines the model that will be built (and tested) by the R procedure. The basic format of such a formula is... <text:s/>response variable ~ explanatory variables <text:s text:c="2"/></text:p>
          </table:table-cell>
          <table:table-cell office:value-type="string" calcext:value-type="string">
            <text:p>R</text:p>
          </table:table-cell>
          <table:table-cell office:value-type="string" calcext:value-type="string">
            <text:p>manual; formulas; aov(); lm(), glm()</text:p>
          </table:table-cell>
        </table:table-row>
        <table:table-row table:style-name="ro1">
          <table:table-cell/>
          <table:table-cell office:value-type="float" office:value="68" calcext:value-type="float">
            <text:p>68</text:p>
          </table:table-cell>
          <table:table-cell office:value-type="string" calcext:value-type="string">
            <text:p>SS68</text:p>
          </table:table-cell>
          <table:table-cell office:value-type="string" calcext:value-type="string">
            <text:p><text:s/>--- The Logistic Map (as a 1st order, nonlinear difference equation) ---</text:p>
          </table:table-cell>
          <table:table-cell/>
          <table:table-cell office:value-type="string" calcext:value-type="string">
            <text:p>* create the discrete logistic map as a first order, nonlinear difference equation * write recursive functions <text:s/>#pure script (w/ 'if') r &lt;- 3 <text:s text:c="5"/>xt1 &lt;- 0.1 <text:s text:c="4"/>xt2 &lt;- 0 t &lt;- 0 for (i in 1:20) { <text:s text:c="5"/>xt2[i] &lt;- (r*xt1[i])*(1-xt1[i]) <text:s text:c="5"/>t[i] &lt;- i <text:s text:c="6"/>if (i &lt; 20){ <text:s text:c="2"/>xt1[i+1] &lt;- xt2[i] <text:s text:c="2"/>} <text:s/>}</text:p>
          </table:table-cell>
          <table:table-cell office:value-type="string" calcext:value-type="string">
            <text:p>R</text:p>
          </table:table-cell>
          <table:table-cell office:value-type="string" calcext:value-type="string">
            <text:p>simulation; discrete logistic map; for(); difference equations; </text:p>
          </table:table-cell>
        </table:table-row>
        <table:table-row table:style-name="ro1">
          <table:table-cell/>
          <table:table-cell office:value-type="float" office:value="69" calcext:value-type="float">
            <text:p>69</text:p>
          </table:table-cell>
          <table:table-cell office:value-type="string" calcext:value-type="string">
            <text:p>SS69</text:p>
          </table:table-cell>
          <table:table-cell office:value-type="string" calcext:value-type="string">
            <text:p>Linear Models and Matrix Algebra in R </text:p>
          </table:table-cell>
          <table:table-cell/>
          <table:table-cell office:value-type="string" calcext:value-type="string">
            <text:p>* use matrix operations * use matrix algebra to fit linear models * use lm() to fit linear models * define types of variables * <text:s/>add a line to a plot with abline() </text:p>
          </table:table-cell>
          <table:table-cell office:value-type="string" calcext:value-type="string">
            <text:p>R</text:p>
          </table:table-cell>
          <table:table-cell office:value-type="string" calcext:value-type="string">
            <text:p>manual; matrix ops; linear regression; graphics; </text:p>
          </table:table-cell>
        </table:table-row>
        <table:table-row table:style-name="ro1">
          <table:table-cell/>
          <table:table-cell office:value-type="float" office:value="70" calcext:value-type="float">
            <text:p>70</text:p>
          </table:table-cell>
          <table:table-cell office:value-type="string" calcext:value-type="string">
            <text:p>SS70</text:p>
          </table:table-cell>
          <table:table-cell office:value-type="string" calcext:value-type="string">
            <text:p><text:s/>--- Matrix of Deviation Vectors and Rank--- <text:s text:c="2"/></text:p>
          </table:table-cell>
          <table:table-cell office:value-type="string" calcext:value-type="string">
            <text:p>STAT 571 (multivariate)</text:p>
          </table:table-cell>
          <table:table-cell office:value-type="string" calcext:value-type="string">
            <text:p>* perform QR decomposition of matrix * define the transpose of (data) means vector * create the unit vector * create a matrix of multiple means * define the matrix of deviation vectors <text:s text:c="2"/>(p. 115 MVA text)</text:p>
          </table:table-cell>
          <table:table-cell office:value-type="string" calcext:value-type="string">
            <text:p>R</text:p>
          </table:table-cell>
          <table:table-cell office:value-type="string" calcext:value-type="string">
            <text:p>matrix of deviation vectors and rank; qr(); <text:s/></text:p>
          </table:table-cell>
        </table:table-row>
        <table:table-row table:style-name="ro1">
          <table:table-cell/>
          <table:table-cell office:value-type="float" office:value="71" calcext:value-type="float">
            <text:p>71</text:p>
          </table:table-cell>
          <table:table-cell office:value-type="string" calcext:value-type="string">
            <text:p>SS71</text:p>
          </table:table-cell>
          <table:table-cell office:value-type="string" calcext:value-type="string">
            <text:p>R Library: Matrices and matrix computations in R </text:p>
          </table:table-cell>
          <table:table-cell/>
          <table:table-cell office:value-type="string" calcext:value-type="string">
            <text:p>* useful matrix operations * useful matrix computations * perform a full linear regression with beta hat * calculate residuals <text:s/># eg Regression example Using matrix computations to perform a basic linear regression on the data set hsb2. </text:p>
          </table:table-cell>
          <table:table-cell office:value-type="string" calcext:value-type="string">
            <text:p>R</text:p>
          </table:table-cell>
          <table:table-cell office:value-type="string" calcext:value-type="string">
            <text:p>manual; matrix ops; linear regression; betahat</text:p>
          </table:table-cell>
        </table:table-row>
        <table:table-row table:style-name="ro1">
          <table:table-cell/>
          <table:table-cell office:value-type="float" office:value="72" calcext:value-type="float">
            <text:p>72</text:p>
          </table:table-cell>
          <table:table-cell office:value-type="string" calcext:value-type="string">
            <text:p>SS72</text:p>
          </table:table-cell>
          <table:table-cell office:value-type="string" calcext:value-type="string">
            <text:p>Matrix Algebra <text:s/></text:p>
          </table:table-cell>
          <table:table-cell/>
          <table:table-cell office:value-type="string" calcext:value-type="string">
            <text:p>* useful matrix operstors</text:p>
          </table:table-cell>
          <table:table-cell office:value-type="string" calcext:value-type="string">
            <text:p>R</text:p>
          </table:table-cell>
          <table:table-cell office:value-type="string" calcext:value-type="string">
            <text:p>manual; matrix ops; operators; fxns</text:p>
          </table:table-cell>
        </table:table-row>
        <table:table-row table:style-name="ro1">
          <table:table-cell/>
          <table:table-cell office:value-type="float" office:value="73" calcext:value-type="float">
            <text:p>73</text:p>
          </table:table-cell>
          <table:table-cell office:value-type="string" calcext:value-type="string">
            <text:p>SS73</text:p>
          </table:table-cell>
          <table:table-cell office:value-type="string" calcext:value-type="string">
            <text:p><text:s/>----Simulating an M/M/1 Queue in R ---- <text:s/>Posted by Neil Gunther http://perfdynamics.blogspot.com/2010/05/simulating-queue-in-r.html</text:p>
          </table:table-cell>
          <table:table-cell office:value-type="string" calcext:value-type="string">
            <text:p>SYSC 527 (DSS)</text:p>
          </table:table-cell>
          <table:table-cell office:value-type="string" calcext:value-type="string">
            <text:p>* create an M/M/1 queue * calculate queue metrics * write functions <text:s text:c="2"/>full MM1 model!!</text:p>
          </table:table-cell>
          <table:table-cell office:value-type="string" calcext:value-type="string">
            <text:p>R</text:p>
          </table:table-cell>
          <table:table-cell office:value-type="string" calcext:value-type="string">
            <text:p>simulations; MM1 queue</text:p>
          </table:table-cell>
        </table:table-row>
        <table:table-row table:style-name="ro1">
          <table:table-cell/>
          <table:table-cell office:value-type="float" office:value="74" calcext:value-type="float">
            <text:p>74</text:p>
          </table:table-cell>
          <table:table-cell office:value-type="string" calcext:value-type="string">
            <text:p>SS74</text:p>
          </table:table-cell>
          <table:table-cell office:value-type="string" calcext:value-type="string">
            <text:p>Multivariate statistical functions in R Michail T. Tsagris, mtsagris@yahoo.gr College of engineering and technology, American university of the middle east, Egaila, Kuwait</text:p>
          </table:table-cell>
          <table:table-cell office:value-type="string" calcext:value-type="string">
            <text:p>STAT 571 (multivariate) </text:p>
          </table:table-cell>
          <table:table-cell office:value-type="string" calcext:value-type="string">
            <text:p>* review of multivariate analysis techniques <text:s/>#eg The motivation for the writing of these functions was to offer some form of an alternative R-package with simple (and easy to modify) functions. Most of the functions are not available in any R-package, but R is a very popular statistical language and packages are uploaded very frequently. So maybe some of the functions exist already in other packages. The functions have been tested using example data sets found at the references. <text:s text:c="2"/>Huge selection!! </text:p>
          </table:table-cell>
          <table:table-cell office:value-type="string" calcext:value-type="string">
            <text:p>R</text:p>
          </table:table-cell>
          <table:table-cell office:value-type="string" calcext:value-type="string">
            <text:p>manual; multivariate analysis</text:p>
          </table:table-cell>
        </table:table-row>
        <table:table-row table:style-name="ro1">
          <table:table-cell/>
          <table:table-cell office:value-type="float" office:value="75" calcext:value-type="float">
            <text:p>75</text:p>
          </table:table-cell>
          <table:table-cell office:value-type="string" calcext:value-type="string">
            <text:p>SS75</text:p>
          </table:table-cell>
          <table:table-cell office:value-type="string" calcext:value-type="string">
            <text:p>---DLM code from Petris Ch 2 --- <text:s/>Giovanni Petris, Sonia Petrone, Patrizia Campagnoli, Dynamic Linear Models with R (see R_pkg_'dlm'1.pdf) </text:p>
          </table:table-cell>
          <table:table-cell/>
          <table:table-cell office:value-type="string" calcext:value-type="string">
            <text:p>* create dynamic linear models with library(dlm) * review detailed code for using dlm()</text:p>
          </table:table-cell>
          <table:table-cell office:value-type="string" calcext:value-type="string">
            <text:p>R</text:p>
          </table:table-cell>
          <table:table-cell office:value-type="string" calcext:value-type="string">
            <text:p>simulation; time series; dynamic linear models; library(dlm); dlm(); unlist(); legend(); dlmModPoly(); dlmFilter(); dlmSvd2var(); lines(dropFirst()); dlmForecast(); invisible(); tsdiag() </text:p>
          </table:table-cell>
        </table:table-row>
        <table:table-row table:style-name="ro1">
          <table:table-cell/>
          <table:table-cell office:value-type="float" office:value="76" calcext:value-type="float">
            <text:p>76</text:p>
          </table:table-cell>
          <table:table-cell office:value-type="string" calcext:value-type="string">
            <text:p>SS76</text:p>
          </table:table-cell>
          <table:table-cell office:value-type="string" calcext:value-type="string">
            <text:p>---DLM code from Petris Ch 3 --- Giovanni Petris, Sonia Petrone, Patrizia Campagnoli, Dynamic Linear Models with R (see R_pkg_'dlm'1.pdf) <text:s text:c="2"/></text:p>
          </table:table-cell>
          <table:table-cell/>
          <table:table-cell office:value-type="string" calcext:value-type="string">
            <text:p>* create trend models as dynamic linear models * create dynamic linear models <text:s/>* create linear growth models; * create seasonal factor models * create Fourier; dynamic regression models <text:s/>* use library (zoo) <text:s text:c="2"/>#eg detailed code using dlm()</text:p>
          </table:table-cell>
          <table:table-cell office:value-type="string" calcext:value-type="string">
            <text:p>R</text:p>
          </table:table-cell>
          <table:table-cell office:value-type="string" calcext:value-type="string">
            <text:p>simulation; time series; library(dlm); trend models; dlm();; library(zoo)</text:p>
          </table:table-cell>
        </table:table-row>
        <table:table-row table:style-name="ro1">
          <table:table-cell/>
          <table:table-cell office:value-type="float" office:value="77" calcext:value-type="float">
            <text:p>77</text:p>
          </table:table-cell>
          <table:table-cell office:value-type="string" calcext:value-type="string">
            <text:p>SS77</text:p>
          </table:table-cell>
          <table:table-cell office:value-type="string" calcext:value-type="string">
            <text:p><text:s/>---Pollution, Weather, Mortality Model --- *data and basic model params from p. 304 (Shumway and Stoffer) <text:s/>t, mvrnorm {MASS}</text:p>
          </table:table-cell>
          <table:table-cell/>
          <table:table-cell office:value-type="string" calcext:value-type="string">
            <text:p>* pull random variates from the multivariate normal dist <text:s/>* create recursive models; dynamic linear models <text:s text:c="3"/>---The Model--- data&lt;-matrix(rep(0, 3), 3) <text:s/>for (i in 1:500) { <text:s text:c="2"/>X0 &lt;- (Phi.hat %*% X0) + (Tau %*% matrix(c(1, i), 2)) + (mvrnorm(n = 1, mu, Sigma)) <text:s text:c="2"/>data&lt;-cbind(data, X0) <text:s text:c="2"/>}</text:p>
          </table:table-cell>
          <table:table-cell office:value-type="string" calcext:value-type="string">
            <text:p>R</text:p>
          </table:table-cell>
          <table:table-cell office:value-type="string" calcext:value-type="string">
            <text:p>simulation; time series; pollution, weather, mortality model;</text:p>
          </table:table-cell>
        </table:table-row>
        <table:table-row table:style-name="ro1">
          <table:table-cell/>
          <table:table-cell office:value-type="float" office:value="78" calcext:value-type="float">
            <text:p>78</text:p>
          </table:table-cell>
          <table:table-cell office:value-type="string" calcext:value-type="string">
            <text:p>SS78</text:p>
          </table:table-cell>
          <table:table-cell office:value-type="string" calcext:value-type="string">
            <text:p>--- Population Covariance, Std Deviation and Correlation Matrices ---</text:p>
          </table:table-cell>
          <table:table-cell office:value-type="string" calcext:value-type="string">
            <text:p>STAT 571 (multivariate)</text:p>
          </table:table-cell>
          <table:table-cell office:value-type="string" calcext:value-type="string">
            <text:p>* create a covariance matrix * create std deviation matrix * create a correlation matrix <text:s/># eg ---Script --- DM1 &lt;- as.matrix(edit(data.frame(x1=numeric(0), x2=numeric(0), x3=numeric(0)))) (Sigma &lt;- DM1Sigma &lt;-cov(DM1)) <text:s/>#Corr Matrix fr Cov Matrix (SD&lt;-sqrt(diag(diag(Sigma)))) (SDinv &lt;- solve(SD)) (Rho &lt;- SDinv%*%Sigma%*%SDinv)</text:p>
          </table:table-cell>
          <table:table-cell office:value-type="string" calcext:value-type="string">
            <text:p>R</text:p>
          </table:table-cell>
          <table:table-cell office:value-type="string" calcext:value-type="string">
            <text:p>matrix ops; correlation matrix fr covariance matrix; sqrt(diag(diag(Sigma))); cov(); solve()</text:p>
          </table:table-cell>
        </table:table-row>
        <table:table-row table:style-name="ro1">
          <table:table-cell/>
          <table:table-cell office:value-type="float" office:value="79" calcext:value-type="float">
            <text:p>79</text:p>
          </table:table-cell>
          <table:table-cell office:value-type="string" calcext:value-type="string">
            <text:p>SS79</text:p>
          </table:table-cell>
          <table:table-cell office:value-type="string" calcext:value-type="string">
            <text:p>--- Principal Components 1 --- <text:s/>(fr cov matrix using eigen())</text:p>
          </table:table-cell>
          <table:table-cell office:value-type="string" calcext:value-type="string">
            <text:p>STAT 571 (multivariate)</text:p>
          </table:table-cell>
          <table:table-cell office:value-type="string" calcext:value-type="string">
            <text:p>* calculate principal components from covariance <text:s/>matrix</text:p>
          </table:table-cell>
          <table:table-cell office:value-type="string" calcext:value-type="string">
            <text:p>R</text:p>
          </table:table-cell>
          <table:table-cell office:value-type="string" calcext:value-type="string">
            <text:p><text:s/>principal components; using eigen()</text:p>
          </table:table-cell>
        </table:table-row>
        <table:table-row table:style-name="ro1">
          <table:table-cell/>
          <table:table-cell office:value-type="float" office:value="80" calcext:value-type="float">
            <text:p>80</text:p>
          </table:table-cell>
          <table:table-cell office:value-type="string" calcext:value-type="string">
            <text:p>SS80</text:p>
          </table:table-cell>
          <table:table-cell office:value-type="string" calcext:value-type="string">
            <text:p>--- Principal Components 2 --- <text:s/>(fr. corr matrix)</text:p>
          </table:table-cell>
          <table:table-cell office:value-type="string" calcext:value-type="string">
            <text:p>STAT 571 (multivariate)</text:p>
          </table:table-cell>
          <table:table-cell office:value-type="string" calcext:value-type="string">
            <text:p>* calculate principal components from a correlation matrix</text:p>
          </table:table-cell>
          <table:table-cell office:value-type="string" calcext:value-type="string">
            <text:p>R</text:p>
          </table:table-cell>
          <table:table-cell office:value-type="string" calcext:value-type="string">
            <text:p>principal components fr correlation matrix; eigen(); solve(); </text:p>
          </table:table-cell>
        </table:table-row>
        <table:table-row table:style-name="ro1">
          <table:table-cell/>
          <table:table-cell office:value-type="float" office:value="81" calcext:value-type="float">
            <text:p>81</text:p>
          </table:table-cell>
          <table:table-cell office:value-type="string" calcext:value-type="string">
            <text:p>SS81</text:p>
          </table:table-cell>
          <table:table-cell office:value-type="string" calcext:value-type="string">
            <text:p>--- Principal Components 3 --- <text:s/>(fr. princomp {stats}) </text:p>
          </table:table-cell>
          <table:table-cell office:value-type="string" calcext:value-type="string">
            <text:p>STAT 571 (multivariate)</text:p>
          </table:table-cell>
          <table:table-cell office:value-type="string" calcext:value-type="string">
            <text:p>* calculate principal components <text:s text:c="2"/>The calculation is done using eigen() on the correlation or covariance matrix, as determined by cor=. <text:s/>This is done for compatibility with the S-PLUS result. A preferred method of calculation is to use <text:s/>svd on x, as is done in prcomp().</text:p>
          </table:table-cell>
          <table:table-cell office:value-type="string" calcext:value-type="string">
            <text:p>R</text:p>
          </table:table-cell>
          <table:table-cell office:value-type="string" calcext:value-type="string">
            <text:p>principal components; princomp()</text:p>
          </table:table-cell>
        </table:table-row>
        <table:table-row table:style-name="ro1">
          <table:table-cell/>
          <table:table-cell office:value-type="float" office:value="82" calcext:value-type="float">
            <text:p>82</text:p>
          </table:table-cell>
          <table:table-cell office:value-type="string" calcext:value-type="string">
            <text:p>SS82</text:p>
          </table:table-cell>
          <table:table-cell office:value-type="string" calcext:value-type="string">
            <text:p>--- Principal Components 4 ---</text:p>
          </table:table-cell>
          <table:table-cell office:value-type="string" calcext:value-type="string">
            <text:p>STAT 571 multivariate</text:p>
          </table:table-cell>
          <table:table-cell office:value-type="string" calcext:value-type="string">
            <text:p>* perform <text:s/>a singular value decomposition <text:s/>* calculate principal components <text:s/>*use prcomp {stats}) The calculation is done by a singular value decomposition of the (centered and possibly scaled) data matrix, not by using eigen() on the covariance matrix. This is generally the preferred method for numerical accuracy. <text:s/>*use principal {psych} Does an eigen value decomposition and returns eigen values, loadings, and degree of fit for a <text:s/>specified number of components. Basically it is just doing a principal components analysis (PCA) <text:s/>for n principal components of either a correlation or covariance matrix</text:p>
          </table:table-cell>
          <table:table-cell office:value-type="string" calcext:value-type="string">
            <text:p>R</text:p>
          </table:table-cell>
          <table:table-cell office:value-type="string" calcext:value-type="string">
            <text:p>principal components; prcomp(); library(psych); principal()</text:p>
          </table:table-cell>
        </table:table-row>
        <table:table-row table:style-name="ro1">
          <table:table-cell/>
          <table:table-cell office:value-type="float" office:value="83" calcext:value-type="float">
            <text:p>83</text:p>
          </table:table-cell>
          <table:table-cell office:value-type="string" calcext:value-type="string">
            <text:p>SS83</text:p>
          </table:table-cell>
          <table:table-cell office:value-type="string" calcext:value-type="string">
            <text:p>Introduction to Probability and Statistics Using R G. Jay Kerns First Edition </text:p>
          </table:table-cell>
          <table:table-cell office:value-type="string" calcext:value-type="string">
            <text:p>STAT 551,552 (app stats for sci and eng)</text:p>
          </table:table-cell>
          <table:table-cell office:value-type="string" calcext:value-type="string">
            <text:p>* review of probability and statistics <text:s text:c="2"/>* An Introduction to Probability and Statistics <text:s/>* An Introduction to R <text:s/>* Data Description <text:s/>* Probability <text:s/>* Discrete Distributions <text:s/>* Continuous Distributions <text:s/>* Multivariate Distributions <text:s/>* Sampling Distributions <text:s/>* Estimation * Hypothesis Testing <text:s/>* Simple Linear Regression <text:s/>* Multiple Linear Regression * Resampling Methods <text:s/>* Categorical Data Analysis <text:s/>* Nonparametric Statistics <text:s/>* Time Series <text:s text:c="2"/></text:p>
          </table:table-cell>
          <table:table-cell office:value-type="string" calcext:value-type="string">
            <text:p>R</text:p>
          </table:table-cell>
          <table:table-cell office:value-type="string" calcext:value-type="string">
            <text:p>manual; general probability and statistics</text:p>
          </table:table-cell>
        </table:table-row>
        <table:table-row table:style-name="ro1">
          <table:table-cell/>
          <table:table-cell office:value-type="float" office:value="84" calcext:value-type="float">
            <text:p>84</text:p>
          </table:table-cell>
          <table:table-cell office:value-type="string" calcext:value-type="string">
            <text:p>SS84</text:p>
          </table:table-cell>
          <table:table-cell office:value-type="string" calcext:value-type="string">
            <text:p>R Learning Module Coding for Categorical Variables in Regression Models </text:p>
          </table:table-cell>
          <table:table-cell office:value-type="string" calcext:value-type="string">
            <text:p>STAT 565 (exp design I)</text:p>
          </table:table-cell>
          <table:table-cell office:value-type="string" calcext:value-type="string">
            <text:p>* define categorical variables in regression models * perform ANOVA and linear regression * define contrasts</text:p>
          </table:table-cell>
          <table:table-cell office:value-type="string" calcext:value-type="string">
            <text:p>R</text:p>
          </table:table-cell>
          <table:table-cell office:value-type="string" calcext:value-type="string">
            <text:p>manual; <text:s/>factor(), C(), contrasts(); categorical variables; linear regression; ANOVA</text:p>
          </table:table-cell>
        </table:table-row>
        <table:table-row table:style-name="ro1">
          <table:table-cell/>
          <table:table-cell office:value-type="float" office:value="85" calcext:value-type="float">
            <text:p>85</text:p>
          </table:table-cell>
          <table:table-cell office:value-type="string" calcext:value-type="string">
            <text:p>SS85</text:p>
          </table:table-cell>
          <table:table-cell office:value-type="string" calcext:value-type="string">
            <text:p>R Command Summary</text:p>
          </table:table-cell>
          <table:table-cell/>
          <table:table-cell office:value-type="string" calcext:value-type="string">
            <text:p>* review object types, indexing, operators, summary data fxns, importing data * review statistical tests, ANOVA <text:s/>commands, regression commands <text:s text:c="3"/>quick reference to many call structures and operators</text:p>
          </table:table-cell>
          <table:table-cell office:value-type="string" calcext:value-type="string">
            <text:p>R</text:p>
          </table:table-cell>
          <table:table-cell office:value-type="string" calcext:value-type="string">
            <text:p>manual; commands summary</text:p>
          </table:table-cell>
        </table:table-row>
        <table:table-row table:style-name="ro1">
          <table:table-cell/>
          <table:table-cell office:value-type="float" office:value="86" calcext:value-type="float">
            <text:p>86</text:p>
          </table:table-cell>
          <table:table-cell office:value-type="string" calcext:value-type="string">
            <text:p>SS86</text:p>
          </table:table-cell>
          <table:table-cell office:value-type="string" calcext:value-type="string">
            <text:p>The R Inferno Patrick Burns1 30th April 2011 </text:p>
          </table:table-cell>
          <table:table-cell/>
          <table:table-cell office:value-type="string" calcext:value-type="string">
            <text:p>* troubleshooting <text:s/>Abstract: If you are using R and you think you’re in hell, this is a map for you. <text:s/>Problems with R </text:p>
          </table:table-cell>
          <table:table-cell office:value-type="string" calcext:value-type="string">
            <text:p>R</text:p>
          </table:table-cell>
          <table:table-cell office:value-type="string" calcext:value-type="string">
            <text:p>manual; R inferno; troubleshooting</text:p>
          </table:table-cell>
        </table:table-row>
        <table:table-row table:style-name="ro1">
          <table:table-cell/>
          <table:table-cell office:value-type="float" office:value="87" calcext:value-type="float">
            <text:p>87</text:p>
          </table:table-cell>
          <table:table-cell office:value-type="string" calcext:value-type="string">
            <text:p>SS87</text:p>
          </table:table-cell>
          <table:table-cell office:value-type="string" calcext:value-type="string">
            <text:p>An Introduction to R: A Programming Environment for Data Analysis and Graphics W. N. Venables, D. M. Smith and the R Core Team Version 2.15.3 (2013-03-01) </text:p>
          </table:table-cell>
          <table:table-cell/>
          <table:table-cell office:value-type="string" calcext:value-type="string">
            <text:p>* review official R introductory documentation <text:s text:c="2"/>official doc intro to R <text:s text:c="2"/>definitions</text:p>
          </table:table-cell>
          <table:table-cell office:value-type="string" calcext:value-type="string">
            <text:p>R</text:p>
          </table:table-cell>
          <table:table-cell office:value-type="string" calcext:value-type="string">
            <text:p>manual; R official manual</text:p>
          </table:table-cell>
        </table:table-row>
        <table:table-row table:style-name="ro1">
          <table:table-cell/>
          <table:table-cell office:value-type="float" office:value="88" calcext:value-type="float">
            <text:p>88</text:p>
          </table:table-cell>
          <table:table-cell office:value-type="string" calcext:value-type="string">
            <text:p>SS88</text:p>
          </table:table-cell>
          <table:table-cell office:value-type="string" calcext:value-type="string">
            <text:p>An Introduction to R Luke Keele Nuffield College, Oxford University February 24, 2006 </text:p>
          </table:table-cell>
          <table:table-cell/>
          <table:table-cell office:value-type="string" calcext:value-type="string">
            <text:p>* review introductory material <text:s/>more intro material</text:p>
          </table:table-cell>
          <table:table-cell office:value-type="string" calcext:value-type="string">
            <text:p>R</text:p>
          </table:table-cell>
          <table:table-cell office:value-type="string" calcext:value-type="string">
            <text:p>manual; R introduction</text:p>
          </table:table-cell>
        </table:table-row>
        <table:table-row table:style-name="ro1">
          <table:table-cell/>
          <table:table-cell office:value-type="float" office:value="89" calcext:value-type="float">
            <text:p>89</text:p>
          </table:table-cell>
          <table:table-cell office:value-type="string" calcext:value-type="string">
            <text:p>SS89</text:p>
          </table:table-cell>
          <table:table-cell office:value-type="string" calcext:value-type="string">
            <text:p>R for Beginners</text:p>
          </table:table-cell>
          <table:table-cell office:value-type="string" calcext:value-type="string">
            <text:p>2005, Emmanuel Paradis (12th September 2005) </text:p>
          </table:table-cell>
          <table:table-cell office:value-type="string" calcext:value-type="string">
            <text:p>* review introductory material</text:p>
          </table:table-cell>
          <table:table-cell office:value-type="string" calcext:value-type="string">
            <text:p>R</text:p>
          </table:table-cell>
          <table:table-cell office:value-type="string" calcext:value-type="string">
            <text:p>manual; R introduction for beginners</text:p>
          </table:table-cell>
        </table:table-row>
        <table:table-row table:style-name="ro1">
          <table:table-cell/>
          <table:table-cell office:value-type="float" office:value="90" calcext:value-type="float">
            <text:p>90</text:p>
          </table:table-cell>
          <table:table-cell office:value-type="string" calcext:value-type="string">
            <text:p>SS90</text:p>
          </table:table-cell>
          <table:table-cell office:value-type="string" calcext:value-type="string">
            <text:p>R Language Definition 2000–2013 R Core Team</text:p>
          </table:table-cell>
          <table:table-cell office:value-type="string" calcext:value-type="string">
            <text:p><text:s/></text:p>
          </table:table-cell>
          <table:table-cell office:value-type="string" calcext:value-type="string">
            <text:p>* review official <text:s/>R language documentation <text:s/>*Objects *Evaluation of expressions * Functions * Object-oriented programming * Computing on the language * System and foreign language interfaces * Exception handling * Debugging * Parser </text:p>
          </table:table-cell>
          <table:table-cell office:value-type="string" calcext:value-type="string">
            <text:p>R</text:p>
          </table:table-cell>
          <table:table-cell office:value-type="string" calcext:value-type="string">
            <text:p>manual; R language definition</text:p>
          </table:table-cell>
        </table:table-row>
        <table:table-row table:style-name="ro1">
          <table:table-cell/>
          <table:table-cell office:value-type="float" office:value="91" calcext:value-type="float">
            <text:p>91</text:p>
          </table:table-cell>
          <table:table-cell office:value-type="string" calcext:value-type="string">
            <text:p>SS91</text:p>
          </table:table-cell>
          <table:table-cell office:value-type="string" calcext:value-type="string">
            <text:p>R Data Analysis Examples: Robust Regression http://www.ats.ucla.edu/stat/r/dae/rreg.htm</text:p>
          </table:table-cell>
          <table:table-cell office:value-type="string" calcext:value-type="string">
            <text:p><text:s/></text:p>
          </table:table-cell>
          <table:table-cell office:value-type="string" calcext:value-type="string">
            <text:p>* perform robust regression * create diagnostic plots of residuals * calculate fitted values * calculate Cook's distance <text:s text:c="5"/>Robust regression is an alternative to least squares regression when data are contaminated with outliers or influential observations, and it can also be used for the purpose of detecting influential observations. </text:p>
          </table:table-cell>
          <table:table-cell office:value-type="string" calcext:value-type="string">
            <text:p>R</text:p>
          </table:table-cell>
          <table:table-cell office:value-type="string" calcext:value-type="string">
            <text:p>manual; robust regression; library(foreign); library(MASS); robust regression; diagnostic plots of residuals, fitted values, Cook's distance, leverage; cooks.distance(); stdres(); order(); rlm(); <text:s text:c="2"/></text:p>
          </table:table-cell>
        </table:table-row>
        <table:table-row table:style-name="ro1">
          <table:table-cell/>
          <table:table-cell office:value-type="float" office:value="92" calcext:value-type="float">
            <text:p>92</text:p>
          </table:table-cell>
          <table:table-cell office:value-type="string" calcext:value-type="string">
            <text:p>SS92</text:p>
          </table:table-cell>
          <table:table-cell office:value-type="string" calcext:value-type="string">
            <text:p>R_Samples</text:p>
          </table:table-cell>
          <table:table-cell office:value-type="string" calcext:value-type="string">
            <text:p>STAT 573 (bootstrap)</text:p>
          </table:table-cell>
          <table:table-cell office:value-type="string" calcext:value-type="string">
            <text:p>* write functions <text:s/>A variety of code snippets from Dr. Kim</text:p>
          </table:table-cell>
          <table:table-cell office:value-type="string" calcext:value-type="string">
            <text:p>R</text:p>
          </table:table-cell>
          <table:table-cell office:value-type="string" calcext:value-type="string">
            <text:p>manual; code snippets; ==; split(); all(); logical expressions; outer(); lapply(); sapply(); switch(); </text:p>
          </table:table-cell>
        </table:table-row>
        <table:table-row table:style-name="ro1">
          <table:table-cell/>
          <table:table-cell office:value-type="float" office:value="93" calcext:value-type="float">
            <text:p>93</text:p>
          </table:table-cell>
          <table:table-cell office:value-type="string" calcext:value-type="string">
            <text:p>SS93</text:p>
          </table:table-cell>
          <table:table-cell office:value-type="string" calcext:value-type="string">
            <text:p>Descriptive Statistics with R EV Nordheim, MK Clayton &amp; BS Yandell, September 20, 2004 </text:p>
          </table:table-cell>
          <table:table-cell office:value-type="string" calcext:value-type="string">
            <text:p><text:s/>STAT 551, 552 (app stats for sci and eng)</text:p>
          </table:table-cell>
          <table:table-cell office:value-type="string" calcext:value-type="string">
            <text:p>* review general prob and stats <text:s/>* Descriptive Statistics with R * Computing Probabilities in R * Using R for Sampling Distributions * Conducting Stat istical Tests in R * Using R to Find Confidence Intervals * Normal Score Plots in R * Investigating Power with R * The Use of R for Two-Sample Comparisons * An Example of R Output for ANOVA * An Example of ANOVA using R * Example of the Use of R * R Output for the Samara Example * Using R to Calculate Correlations </text:p>
          </table:table-cell>
          <table:table-cell office:value-type="string" calcext:value-type="string">
            <text:p>R</text:p>
          </table:table-cell>
          <table:table-cell office:value-type="string" calcext:value-type="string">
            <text:p>manual; descriptive and general statistics; ANOVA; probability; </text:p>
          </table:table-cell>
        </table:table-row>
        <table:table-row table:style-name="ro1">
          <table:table-cell/>
          <table:table-cell office:value-type="float" office:value="94" calcext:value-type="float">
            <text:p>94</text:p>
          </table:table-cell>
          <table:table-cell office:value-type="string" calcext:value-type="string">
            <text:p>SS94</text:p>
          </table:table-cell>
          <table:table-cell office:value-type="string" calcext:value-type="string">
            <text:p>--- Export R Output to LaTex ---</text:p>
          </table:table-cell>
          <table:table-cell/>
          <table:table-cell office:value-type="string" calcext:value-type="string">
            <text:p>* export R data output to LaTex <text:s text:c="3"/>* export any single-page graphic to Latex <text:s/>* export any multi-page graphic to Latex * import single-page graphic in LaTeX</text:p>
          </table:table-cell>
          <table:table-cell office:value-type="string" calcext:value-type="string">
            <text:p>LaTex</text:p>
          </table:table-cell>
          <table:table-cell office:value-type="string" calcext:value-type="string">
            <text:p>data output; graphics; <text:s/>LaTex</text:p>
          </table:table-cell>
        </table:table-row>
        <table:table-row table:style-name="ro1">
          <table:table-cell/>
          <table:table-cell office:value-type="float" office:value="95" calcext:value-type="float">
            <text:p>95</text:p>
          </table:table-cell>
          <table:table-cell office:value-type="string" calcext:value-type="string">
            <text:p>SS95</text:p>
          </table:table-cell>
          <table:table-cell office:value-type="string" calcext:value-type="string">
            <text:p><text:s/>----Random Walks ---- </text:p>
          </table:table-cell>
          <table:table-cell/>
          <table:table-cell office:value-type="string" calcext:value-type="string">
            <text:p>* create a random walk model as an AR(1) model (a linear difference equation) *create a random walk model as an generic dynamic linear model *create a random walk model using library (dlm) <text:s/>Time series data (Y1, Y2,... Yk) of random walks can be fit with an ARIMA (0,1,0) model <text:s/>(aka the random-walk-w/-growth model; OR the random walk plus noise and trend model y(k+1)=y(k) + B + e </text:p>
          </table:table-cell>
          <table:table-cell office:value-type="string" calcext:value-type="string">
            <text:p>R</text:p>
          </table:table-cell>
          <table:table-cell office:value-type="string" calcext:value-type="string">
            <text:p>simulations; time series; random walks; dlm(); linear difference equation; </text:p>
          </table:table-cell>
        </table:table-row>
        <table:table-row table:style-name="ro1">
          <table:table-cell/>
          <table:table-cell office:value-type="float" office:value="96" calcext:value-type="float">
            <text:p>96</text:p>
          </table:table-cell>
          <table:table-cell office:value-type="string" calcext:value-type="string">
            <text:p>SS96</text:p>
          </table:table-cell>
          <table:table-cell office:value-type="string" calcext:value-type="string">
            <text:p>Model:RandWalk1 Author:B.Marron OriginalDate:25 Apr 2014 CurrentDate:01 May 2014</text:p>
          </table:table-cell>
          <table:table-cell office:value-type="string" calcext:value-type="string">
            <text:p>Marron</text:p>
          </table:table-cell>
          <table:table-cell office:value-type="string" calcext:value-type="string">
            <text:p><text:s/>--- About the Model --- This model is a 'random walk with drift' model, often useful for analyzing trends (Shumway and Stoffer, 2011). The model is equivalent to, <text:s/>* a univariate state-space (or dynamic linear) model in its most basic form <text:s/>* a linear, first-order difference equation: y(k+1) = ay(k) + b + e [a=1, b=forcing term, e=random shock] <text:s/>* an AR(1) model</text:p>
          </table:table-cell>
          <table:table-cell office:value-type="string" calcext:value-type="string">
            <text:p>R</text:p>
          </table:table-cell>
          <table:table-cell office:value-type="string" calcext:value-type="string">
            <text:p>simulation; time series; random walk model</text:p>
          </table:table-cell>
        </table:table-row>
        <table:table-row table:style-name="ro1">
          <table:table-cell/>
          <table:table-cell office:value-type="float" office:value="97" calcext:value-type="float">
            <text:p>97</text:p>
          </table:table-cell>
          <table:table-cell office:value-type="string" calcext:value-type="string">
            <text:p>SS97</text:p>
          </table:table-cell>
          <table:table-cell office:value-type="string" calcext:value-type="string">
            <text:p><text:s/>--- Sample Covariance, Std Deviation and Correlation Matrices --- <text:s/></text:p>
          </table:table-cell>
          <table:table-cell office:value-type="string" calcext:value-type="string">
            <text:p>STAT 571 (multivariate)</text:p>
          </table:table-cell>
          <table:table-cell office:value-type="string" calcext:value-type="string">
            <text:p>* create <text:s/>sample covariance, std deviation, correlation matrices from first principals <text:s text:c="2"/>#eg DM1 &lt;- as.matrix(edit(data.frame(x1=numeric(0), x2=numeric(0), x3=numeric(0)))) n&lt;-? xbar &lt;- DM1xbart &lt;- t(as.matrix(colMeans(DM1))) V1&lt;-as.matrix(c(1,1,1,?)) xbarmult&lt;-V1%*%xbar MDEV1&lt;-DM1-xbarmult MDEV1t&lt;-t(MDEV1) (DM1sigma &lt;- (1/(n-1)*MDEV1t%*%MDEV1)) <text:s/>(DM1sd&lt;-sqrt(diag(diag(DM1sigma)))) DM1sdinv &lt;- solve(DM1sd) (DM1rho &lt;- DM1sdinv %*% DM1sigma %*% DM1sdinv) <text:s/>#using cor() DM1rho&lt;- cov(DM1) <text:s/>#w/ missing values DEM2rho&lt;-cor(na.omit(DEM2))</text:p>
          </table:table-cell>
          <table:table-cell office:value-type="string" calcext:value-type="string">
            <text:p>R</text:p>
          </table:table-cell>
          <table:table-cell office:value-type="string" calcext:value-type="string">
            <text:p>matrix ops; sample covariance, std deviation, correlation matrices; generalized variance</text:p>
          </table:table-cell>
        </table:table-row>
        <table:table-row table:style-name="ro1">
          <table:table-cell/>
          <table:table-cell office:value-type="float" office:value="98" calcext:value-type="float">
            <text:p>98</text:p>
          </table:table-cell>
          <table:table-cell office:value-type="string" calcext:value-type="string">
            <text:p>SS98</text:p>
          </table:table-cell>
          <table:table-cell office:value-type="string" calcext:value-type="string">
            <text:p>"Hawthorne Remodel" TJ</text:p>
          </table:table-cell>
          <table:table-cell office:value-type="string" calcext:value-type="string">
            <text:p>Marron</text:p>
          </table:table-cell>
          <table:table-cell office:value-type="string" calcext:value-type="string">
            <text:p>* create a taskjuggler model for project management <text:s/>#eg project tskjglr_2 "Hawthorne Remodel" 2013-08-15 - 2014-01-01 { <text:s/>timezone "America/Vancouver" <text:s/>currencyformat "(" ")" "," "." 2 currency "USD" } </text:p>
          </table:table-cell>
          <table:table-cell office:value-type="string" calcext:value-type="string">
            <text:p>TJ</text:p>
          </table:table-cell>
          <table:table-cell office:value-type="string" calcext:value-type="string">
            <text:p>project mngmnt; TJ; remodel</text:p>
          </table:table-cell>
        </table:table-row>
        <table:table-row table:style-name="ro1">
          <table:table-cell/>
          <table:table-cell office:value-type="float" office:value="99" calcext:value-type="float">
            <text:p>99</text:p>
          </table:table-cell>
          <table:table-cell office:value-type="string" calcext:value-type="string">
            <text:p>SS099</text:p>
          </table:table-cell>
          <table:table-cell office:value-type="string" calcext:value-type="string">
            <text:p>OEC WHite paper TJ</text:p>
          </table:table-cell>
          <table:table-cell office:value-type="string" calcext:value-type="string">
            <text:p>Marron</text:p>
          </table:table-cell>
          <table:table-cell office:value-type="string" calcext:value-type="string">
            <text:p>* create taskjuggler model for project management <text:s text:c="2"/>#eg project tskjglr_3 "White Paper" 2014-03-05 - 2014-06-14 { <text:s/>timezone "America/Vancouver" } <text:s text:c="2"/>## Define subsets that will be excluded from certain reports w/ flags --- flags flag1, <text:s text:c="6"/>flag2, <text:s text:c="6"/>flag3</text:p>
          </table:table-cell>
          <table:table-cell office:value-type="string" calcext:value-type="string">
            <text:p>TJ</text:p>
          </table:table-cell>
          <table:table-cell office:value-type="string" calcext:value-type="string">
            <text:p>project mngmnt; TJ; OEC</text:p>
          </table:table-cell>
        </table:table-row>
        <table:table-row table:style-name="ro1">
          <table:table-cell/>
          <table:table-cell office:value-type="float" office:value="100" calcext:value-type="float">
            <text:p>100</text:p>
          </table:table-cell>
          <table:table-cell office:value-type="string" calcext:value-type="string">
            <text:p>SS100</text:p>
          </table:table-cell>
          <table:table-cell office:value-type="string" calcext:value-type="string">
            <text:p>Modify TJ reports on webpage</text:p>
          </table:table-cell>
          <table:table-cell/>
          <table:table-cell office:value-type="string" calcext:value-type="string">
            <text:p>* <text:s/>publish taskjuggler files on the internet <text:s/>Description: # ============ # Generate TaskJuggler HTML reports and publish them at the intranet # This script # - removes old reports # - generates them new (so that they are up-to-date) # - publishes them to the intranet project homepage of user oseidel <text:s text:c="3"/>in German!!</text:p>
          </table:table-cell>
          <table:table-cell office:value-type="string" calcext:value-type="string">
            <text:p>Linux</text:p>
          </table:table-cell>
          <table:table-cell office:value-type="string" calcext:value-type="string">
            <text:p>project mngmnt; TJ; shell script; publish TJ files on the internet</text:p>
          </table:table-cell>
        </table:table-row>
        <table:table-row table:style-name="ro1">
          <table:table-cell/>
          <table:table-cell office:value-type="float" office:value="101" calcext:value-type="float">
            <text:p>101</text:p>
          </table:table-cell>
          <table:table-cell office:value-type="string" calcext:value-type="string">
            <text:p>SS101</text:p>
          </table:table-cell>
          <table:table-cell office:value-type="string" calcext:value-type="string">
            <text:p><text:s/>--- Simultaneous Confidence T2 Intervals --- <text:s text:c="3"/>(Sheffé intervals)</text:p>
          </table:table-cell>
          <table:table-cell office:value-type="string" calcext:value-type="string">
            <text:p>STAT 571 (multivariate)</text:p>
          </table:table-cell>
          <table:table-cell office:value-type="string" calcext:value-type="string">
            <text:p>* calculate simultaneous confidence intervals * calculate Sheffé intervals * calculate Hotelling's T^2 <text:s text:c="3"/>--- Script --- DM1 &lt;- as.matrix(edit(data.frame(x1=numeric(0), x2=numeric(0), x3=numeric(0)))) n &lt;- ? p &lt;- ? alpha&lt;- ? percentile&lt;-(1-alpha) df1 &lt;- p df2&lt;-(n-p) hotellingk&lt;-((n-1)*p)/(n-p) <text:s/>xbar&lt;-as.vector(colMeans(DM1)) xbar sigma1 &lt;- cov(DM1) sigma1 var1&lt;-sigma1diag &lt;- as.vector(diag(sigma1)) <text:s/>fstat&lt;-hotellingk*qf(percentile, df1, df2) fstat k1&lt;-sqrt(fstat) <text:s/>xbar1ci1&lt;-xbar[[1]] - k1*sqrt(var1[[1]]/n) xbar1ci2&lt;-xbar[[1]] + k1*sqrt(var1[[1]]/n) xbar1ci1 xbar1ci2 <text:s/>xbar2ci1&lt;-xbar[[2]] - k1*sqrt(var1[[2]]/n) xbar2ci2&lt;-xbar[[2]] + k1*sqrt(var1[[2]]/n) xbar2ci1 xbar2ci2 <text:s/>xbar3ci1&lt;-xbar[[3]] - k1*sqrt(var1[[3]]/n) xbar3ci2&lt;-xbar[[3]] + k1*sqrt(var1[[3]]/n) xbar3ci1 xbar3ci2 <text:s/></text:p>
          </table:table-cell>
          <table:table-cell office:value-type="string" calcext:value-type="string">
            <text:p>R</text:p>
          </table:table-cell>
          <table:table-cell office:value-type="string" calcext:value-type="string">
            <text:p>simultaneous confidence intervals; Sheffé intervals; Hotelling's k</text:p>
          </table:table-cell>
        </table:table-row>
        <table:table-row table:style-name="ro1">
          <table:table-cell/>
          <table:table-cell office:value-type="float" office:value="102" calcext:value-type="float">
            <text:p>102</text:p>
          </table:table-cell>
          <table:table-cell office:value-type="string" calcext:value-type="string">
            <text:p>SS102</text:p>
          </table:table-cell>
          <table:table-cell office:value-type="string" calcext:value-type="string">
            <text:p>Re-Generar startup TJ</text:p>
          </table:table-cell>
          <table:table-cell office:value-type="string" calcext:value-type="string">
            <text:p>Marron</text:p>
          </table:table-cell>
          <table:table-cell office:value-type="string" calcext:value-type="string">
            <text:p>* create taskjuggler model for project management <text:s/>project "Re-generar: Startup " 2013-07-25 +6m { <text:s/>timezone "America/Vancouver" <text:s/>} <text:s/>task "Re-Generar StartUp" {</text:p>
          </table:table-cell>
          <table:table-cell office:value-type="string" calcext:value-type="string">
            <text:p>TJ</text:p>
          </table:table-cell>
          <table:table-cell office:value-type="string" calcext:value-type="string">
            <text:p>project mngmnt; TJ</text:p>
          </table:table-cell>
        </table:table-row>
        <table:table-row table:style-name="ro1">
          <table:table-cell/>
          <table:table-cell office:value-type="float" office:value="103" calcext:value-type="float">
            <text:p>103</text:p>
          </table:table-cell>
          <table:table-cell office:value-type="string" calcext:value-type="string">
            <text:p>SS103</text:p>
          </table:table-cell>
          <table:table-cell office:value-type="string" calcext:value-type="string">
            <text:p>General TJ template 1</text:p>
          </table:table-cell>
          <table:table-cell office:value-type="string" calcext:value-type="string">
            <text:p>Marron</text:p>
          </table:table-cell>
          <table:table-cell office:value-type="string" calcext:value-type="string">
            <text:p>* create taskjuggler model for project management <text:s/>* use a <text:s/>a taskjuggler project skeleton/template <text:s/></text:p>
          </table:table-cell>
          <table:table-cell office:value-type="string" calcext:value-type="string">
            <text:p>TJ</text:p>
          </table:table-cell>
          <table:table-cell office:value-type="string" calcext:value-type="string">
            <text:p>project mngmnt; TJ</text:p>
          </table:table-cell>
        </table:table-row>
        <table:table-row table:style-name="ro1">
          <table:table-cell/>
          <table:table-cell office:value-type="float" office:value="104" calcext:value-type="float">
            <text:p>104</text:p>
          </table:table-cell>
          <table:table-cell office:value-type="string" calcext:value-type="string">
            <text:p>SS104</text:p>
          </table:table-cell>
          <table:table-cell office:value-type="string" calcext:value-type="string">
            <text:p>General TJ template 2</text:p>
          </table:table-cell>
          <table:table-cell office:value-type="string" calcext:value-type="string">
            <text:p>Marron</text:p>
          </table:table-cell>
          <table:table-cell office:value-type="string" calcext:value-type="string">
            <text:p>* create taskjuggler model for project management <text:s/>* use a <text:s/>a taskjuggler project skeleton/template <text:s/>#eg <text:s/>* This file contains an example project. It is part of the <text:s/>* TaskJuggler project management tool. It uses a made up software <text:s/>* development project to demonstrate some of the basic features of <text:s/>* TaskJuggler. Please see the TaskJuggler manual for a more detailed <text:s/>* description of the various syntax elements.</text:p>
          </table:table-cell>
          <table:table-cell office:value-type="string" calcext:value-type="string">
            <text:p>TJ</text:p>
          </table:table-cell>
          <table:table-cell office:value-type="string" calcext:value-type="string">
            <text:p>project mngmnt; TJ</text:p>
          </table:table-cell>
        </table:table-row>
        <table:table-row table:style-name="ro1">
          <table:table-cell/>
          <table:table-cell office:value-type="float" office:value="105" calcext:value-type="float">
            <text:p>105</text:p>
          </table:table-cell>
          <table:table-cell office:value-type="string" calcext:value-type="string">
            <text:p>SS105</text:p>
          </table:table-cell>
          <table:table-cell office:value-type="string" calcext:value-type="string">
            <text:p>wz_tooltip.js <text:s/>v. 5.31 <text:s/></text:p>
          </table:table-cell>
          <table:table-cell office:value-type="string" calcext:value-type="string">
            <text:p>http://www.walterzorn.com or http://www.devira.com or http://www.walterzorn.de</text:p>
          </table:table-cell>
          <table:table-cell office:value-type="string" calcext:value-type="string">
            <text:p>* create a point-and-click interface for taskjuggler <text:s/>#eg Easy-to-use cross-browser tooltips. Just include the script at the beginning of the &lt;body&gt; section, and invoke Tip('Tooltip text') to show and UnTip() to hide the tooltip, from the desired HTML eventhandlers. Example: &lt;a onmouseover="Tip('Some text')" onmouseout="UnTip()" href="index.htm"&gt;My home page&lt;/a&gt; No container DIV required. By default, width and height of tooltips are automatically adapted to content. Is even capable of dynamically converting arbitrary HTML elements to tooltips by calling TagToTip('ID_of_HTML_element_to_be_converted') instead of Tip(), which means you can put important, search-engine-relevant stuff into tooltips. Appearance &amp; behaviour of tooltips can be individually configured via commands passed to Tip() or TagToTip().</text:p>
          </table:table-cell>
          <table:table-cell office:value-type="string" calcext:value-type="string">
            <text:p>Java</text:p>
          </table:table-cell>
          <table:table-cell office:value-type="string" calcext:value-type="string">
            <text:p>project mngmnt; TJ; Java; HTML;</text:p>
          </table:table-cell>
        </table:table-row>
        <table:table-row table:style-name="ro1">
          <table:table-cell/>
          <table:table-cell office:value-type="float" office:value="106" calcext:value-type="float">
            <text:p>106</text:p>
          </table:table-cell>
          <table:table-cell office:value-type="string" calcext:value-type="string">
            <text:p>SS106</text:p>
          </table:table-cell>
          <table:table-cell office:value-type="string" calcext:value-type="string">
            <text:p>Simulation: Sim1 Model: <text:s/>RandWalk1 Experiment: <text:s/>Exp1 Title: <text:s/>Evaluation of univariate least squares regression in the time series context, I</text:p>
          </table:table-cell>
          <table:table-cell office:value-type="string" calcext:value-type="string">
            <text:p>Marron</text:p>
          </table:table-cell>
          <table:table-cell office:value-type="string" calcext:value-type="string">
            <text:p>* <text:s/>evaluate univariate least squares regression in the time series context <text:s/>---About the experiment --- This experiment is designed to evaluate classical, univariate least squares regression in the time series context <text:s/>where the time series data are generated by a simulation; namely, replications of the model RandWalk1. <text:s text:c="2"/>The experiment consists of a set of four (5) trials where each trial generates data from a different number of <text:s/>independent replications (n = 1, 5, 25, 100, 500) of the RandWalk1 model. All replications, regardless of trial, use <text:s/>identical initial conditions, </text:p>
          </table:table-cell>
          <table:table-cell office:value-type="string" calcext:value-type="string">
            <text:p>R</text:p>
          </table:table-cell>
          <table:table-cell office:value-type="string" calcext:value-type="string">
            <text:p>simulation; time series; models; univariate least squares regression in the time series context</text:p>
          </table:table-cell>
        </table:table-row>
        <table:table-row table:style-name="ro1">
          <table:table-cell/>
          <table:table-cell office:value-type="float" office:value="107" calcext:value-type="float">
            <text:p>107</text:p>
          </table:table-cell>
          <table:table-cell office:value-type="string" calcext:value-type="string">
            <text:p>SS107</text:p>
          </table:table-cell>
          <table:table-cell office:value-type="string" calcext:value-type="string">
            <text:p>Simulation: Sim1 Model: <text:s text:c="2"/>RandWalk1 Experiment: <text:s/>Exp1 Title: <text:s/>Trial1</text:p>
          </table:table-cell>
          <table:table-cell office:value-type="string" calcext:value-type="string">
            <text:p>Marron</text:p>
          </table:table-cell>
          <table:table-cell office:value-type="string" calcext:value-type="string">
            <text:p>* create recursive discrete models * perform tests for homoscedasticity * modify panel settings in lattice <text:s text:c="4"/>set.seed(7) sim1exp1tr1.d&lt;-data.frame(x=1:500) reps&lt;-1 <text:s/>for (j in 1:reps){ <text:s text:c="5"/>tiks&lt;-499 <text:s text:c="4"/>FT&lt;-.02 <text:s text:c="4"/>AF&lt;-1 <text:s text:c="4"/>X0&lt;-c(0,FT) <text:s text:c="4"/>p &lt;- length(X0) <text:s text:c="4"/>X &lt;- rbind(X0, matrix(0, tiks, p)) <text:s text:c="4"/>GG&lt;-matrix(c(1,1,0,1), 2, byrow=TRUE) <text:s text:c="2"/>for (i in 1:tiks) { <text:s text:c="2"/>X[i+1, ] &lt;- GG %*% X[i, ] + (AF*matrix(c(rnorm(1, 0, 1), 0))) <text:s text:c="2"/>} <text:s text:c="5"/>sim1exp1tr1.d[ ,j]&lt;-X[ ,1] }</text:p>
          </table:table-cell>
          <table:table-cell office:value-type="string" calcext:value-type="string">
            <text:p>R</text:p>
          </table:table-cell>
          <table:table-cell office:value-type="string" calcext:value-type="string">
            <text:p>simulation; time series; random walk; OLS; graphics</text:p>
          </table:table-cell>
        </table:table-row>
        <table:table-row table:style-name="ro1">
          <table:table-cell/>
          <table:table-cell office:value-type="float" office:value="108" calcext:value-type="float">
            <text:p>108</text:p>
          </table:table-cell>
          <table:table-cell office:value-type="string" calcext:value-type="string">
            <text:p>SS108</text:p>
          </table:table-cell>
          <table:table-cell office:value-type="string" calcext:value-type="string">
            <text:p>Simulation: Sim1 Model: <text:s text:c="2"/>RandWalk1 Experiment: <text:s/>Exp1 Title: <text:s/>Trial2</text:p>
          </table:table-cell>
          <table:table-cell office:value-type="string" calcext:value-type="string">
            <text:p>Marron</text:p>
          </table:table-cell>
          <table:table-cell office:value-type="string" calcext:value-type="string">
            <text:p>* create recursive discrete models * perform tests for homoscedasticity * modify panel settings in lattice * perform OLS <text:s text:c="5"/>set.seed(29) sim1exp1tr2.d&lt;-data.frame(x=1:500) <text:s text:c="2"/>#.d = data reps&lt;-5 <text:s/>for (j in 1:reps){ <text:s text:c="5"/>tiks&lt;-499 <text:s text:c="4"/>FT&lt;-.02 <text:s text:c="4"/>AF&lt;-1 <text:s text:c="4"/>X0&lt;-c(0,FT) <text:s text:c="4"/>p &lt;- length(X0) <text:s text:c="4"/>X &lt;- rbind(X0, matrix(0, tiks, p)) <text:s text:c="4"/>GG&lt;-matrix(c(1,1,0,1), 2, byrow=TRUE) <text:s text:c="2"/>for (i in 1:tiks) { <text:s text:c="2"/>X[i+1, ] &lt;- GG %*% X[i, ] + (AF*matrix(c(rnorm(1, 0, 1), 0))) <text:s text:c="2"/>} <text:s text:c="5"/>sim1exp1tr2.d[ ,j]&lt;-X[ ,1] }</text:p>
          </table:table-cell>
          <table:table-cell office:value-type="string" calcext:value-type="string">
            <text:p>R</text:p>
          </table:table-cell>
          <table:table-cell office:value-type="string" calcext:value-type="string">
            <text:p>simulation; time series; random walk; OLS</text:p>
          </table:table-cell>
        </table:table-row>
        <table:table-row table:style-name="ro1">
          <table:table-cell/>
          <table:table-cell office:value-type="float" office:value="109" calcext:value-type="float">
            <text:p>109</text:p>
          </table:table-cell>
          <table:table-cell office:value-type="string" calcext:value-type="string">
            <text:p>SS109</text:p>
          </table:table-cell>
          <table:table-cell office:value-type="string" calcext:value-type="string">
            <text:p>Simulation: Sim1 Model: <text:s text:c="2"/>RandWalk1 Experiment: <text:s/>Exp1 Title: <text:s/>Trial3</text:p>
          </table:table-cell>
          <table:table-cell office:value-type="string" calcext:value-type="string">
            <text:p>Marron</text:p>
          </table:table-cell>
          <table:table-cell office:value-type="string" calcext:value-type="string">
            <text:p>* create recursive discrete models * perform tests for homoscedasticity * modify panel settings in lattice * perform OLS <text:s/>* plot multiple data on the same graph <text:s text:c="2"/>set.seed(37) sim1exp1tr3.d&lt;-data.frame(x=1:500) reps&lt;-25 <text:s/>for (j in 1:reps){ <text:s text:c="5"/>tiks&lt;-499 <text:s text:c="4"/>FT&lt;-.02 <text:s text:c="4"/>AF&lt;-1 <text:s text:c="4"/>X0&lt;-c(0,FT) <text:s text:c="4"/>p &lt;- length(X0) <text:s text:c="4"/>X &lt;- rbind(X0, matrix(0, tiks, p)) <text:s text:c="4"/>GG&lt;-matrix(c(1,1,0,1), 2, byrow=TRUE) <text:s text:c="2"/>for (i in 1:tiks) { <text:s text:c="2"/>X[i+1, ] &lt;- GG %*% X[i, ] + (AF*matrix(c(rnorm(1, 0, 1), 0))) <text:s text:c="2"/>} <text:s text:c="5"/>sim1exp1tr3.d[ ,j]&lt;-X[ ,1] } </text:p>
          </table:table-cell>
          <table:table-cell/>
          <table:table-cell office:value-type="string" calcext:value-type="string">
            <text:p>simulation time series; random walk; OLS</text:p>
          </table:table-cell>
        </table:table-row>
        <table:table-row table:style-name="ro1">
          <table:table-cell/>
          <table:table-cell office:value-type="float" office:value="110" calcext:value-type="float">
            <text:p>110</text:p>
          </table:table-cell>
          <table:table-cell office:value-type="string" calcext:value-type="string">
            <text:p>SS110</text:p>
          </table:table-cell>
          <table:table-cell office:value-type="string" calcext:value-type="string">
            <text:p>Simulation: Sim1 Model: <text:s text:c="2"/>RandWalk1 Experiment: <text:s/>Exp1 Title: <text:s/>Trial4</text:p>
          </table:table-cell>
          <table:table-cell office:value-type="string" calcext:value-type="string">
            <text:p>Marron</text:p>
          </table:table-cell>
          <table:table-cell office:value-type="string" calcext:value-type="string">
            <text:p>* create recursive discrete models * perform tests for homoscedasticity * modify panel settings in lattice * perform OLS <text:s/>* plot multiple data on the same graph <text:s text:c="5"/>set.seed(47) sim1exp1tr4.d&lt;-data.frame(x=1:500) reps&lt;-100 <text:s/>for (j in 1:reps){ <text:s text:c="5"/>tiks&lt;-499 <text:s text:c="4"/>FT&lt;-.02 <text:s text:c="4"/>AF&lt;-1 <text:s text:c="4"/>X0&lt;-c(0,FT) <text:s text:c="4"/>p &lt;- length(X0) <text:s text:c="4"/>X &lt;- rbind(X0, matrix(0, tiks, p)) <text:s text:c="4"/>GG&lt;-matrix(c(1,1,0,1), 2, byrow=TRUE) <text:s text:c="2"/>for (i in 1:tiks) { <text:s text:c="2"/>X[i+1, ] &lt;- GG %*% X[i, ] + (AF*matrix(c(rnorm(1, 0, 1), 0))) <text:s text:c="2"/>} <text:s text:c="5"/>sim1exp1tr4.d[ ,j]&lt;-X[ ,1] }</text:p>
          </table:table-cell>
          <table:table-cell office:value-type="string" calcext:value-type="string">
            <text:p>R</text:p>
          </table:table-cell>
          <table:table-cell office:value-type="string" calcext:value-type="string">
            <text:p>simulation time series; random walk; OLS</text:p>
          </table:table-cell>
        </table:table-row>
        <table:table-row table:style-name="ro1">
          <table:table-cell/>
          <table:table-cell office:value-type="float" office:value="111" calcext:value-type="float">
            <text:p>111</text:p>
          </table:table-cell>
          <table:table-cell office:value-type="string" calcext:value-type="string">
            <text:p>SS111</text:p>
          </table:table-cell>
          <table:table-cell office:value-type="string" calcext:value-type="string">
            <text:p>Simulation: Sim1 Model: <text:s text:c="2"/>RandWalk1 Experiment: <text:s/>Exp1 Title: <text:s/>Trial5</text:p>
          </table:table-cell>
          <table:table-cell office:value-type="string" calcext:value-type="string">
            <text:p>Marron</text:p>
          </table:table-cell>
          <table:table-cell office:value-type="string" calcext:value-type="string">
            <text:p>* create recursive discrete models * perform tests for homoscedasticity * modify panel settings in lattice * perform OLS <text:s/>* plot multiple data on the same graph <text:s text:c="4"/>set.seed(53) sim1exp1tr5.d&lt;-data.frame(x=1:500) reps&lt;-500 <text:s/>for (j in 1:reps){ <text:s text:c="5"/>tiks&lt;-499 <text:s text:c="4"/>FT&lt;-.02 <text:s text:c="4"/>AF&lt;-1 <text:s text:c="4"/>X0&lt;-c(0,FT) <text:s text:c="4"/>p &lt;- length(X0) <text:s text:c="4"/>X &lt;- rbind(X0, matrix(0, tiks, p)) <text:s text:c="4"/>GG&lt;-matrix(c(1,1,0,1), 2, byrow=TRUE) <text:s text:c="2"/>for (i in 1:tiks) { <text:s text:c="2"/>X[i+1, ] &lt;- GG %*% X[i, ] + (AF*matrix(c(rnorm(1, 0, 1), 0))) <text:s text:c="2"/>} <text:s text:c="5"/>sim1exp1tr5.d[ ,j]&lt;-X[ ,1] }</text:p>
          </table:table-cell>
          <table:table-cell office:value-type="string" calcext:value-type="string">
            <text:p>R</text:p>
          </table:table-cell>
          <table:table-cell office:value-type="string" calcext:value-type="string">
            <text:p>simulation; time series; random walk; OLS</text:p>
          </table:table-cell>
        </table:table-row>
        <table:table-row table:style-name="ro1">
          <table:table-cell/>
          <table:table-cell office:value-type="float" office:value="112" calcext:value-type="float">
            <text:p>112</text:p>
          </table:table-cell>
          <table:table-cell office:value-type="string" calcext:value-type="string">
            <text:p>SS112</text:p>
          </table:table-cell>
          <table:table-cell office:value-type="string" calcext:value-type="string">
            <text:p>Simulation: Sim2 Model: <text:s/>GenUrn2.1_Model <text:s/>Experiment: <text:s/>Exp1 Title: <text:s/>Simulation of published results (Example 2.6, p. 27, Mackay) <text:s text:c="2"/>and comparison using Kullback-Leibler divergence</text:p>
          </table:table-cell>
          <table:table-cell office:value-type="string" calcext:value-type="string">
            <text:p>Marron</text:p>
          </table:table-cell>
          <table:table-cell office:value-type="string" calcext:value-type="string">
            <text:p>* locate positions of objects in a matrix * create 'for' loop with output to a vector * remove zeros from vectors <text:s/>* calculate the Kullback-Leibler divergence (relative entropy) <text:s text:c="3"/>---Experimental questions---- In general, How does a simulated probability distribution compare to a distribution generated analytically? In particular, If the posterior probability distribution given by Mackay (Fig 2.6, p. 28) is generated from simulated data how do the two compare? <text:s/>---About the experiment --- GenUrn2.1_Model is used to generate three data sets. Each data set is a set of frequencies (f1, ..., f11) that correspond to the probability of drawing a black ball from one of 11 urns. <text:s/>The frequencies are defined as the average number of <text:s/>black balls per trial. <text:s/>The frequencies are derived from the output of GenUrn2.1 which generates random variates from <text:s/>a binomial distribution, BINOM(10, f, 3), that is associated with each urn (see GenUrn2.1_Model.txt). The av frequencies <text:s/>for all 11 urns are calculated from the random variates generated by GenUrn2.1_Model.</text:p>
          </table:table-cell>
          <table:table-cell office:value-type="string" calcext:value-type="string">
            <text:p>R</text:p>
          </table:table-cell>
          <table:table-cell office:value-type="string" calcext:value-type="string">
            <text:p>simulation; urns; which(); <text:s/>xyplot(); Kullback-Leibler; conditional probability</text:p>
          </table:table-cell>
        </table:table-row>
        <table:table-row table:style-name="ro1">
          <table:table-cell/>
          <table:table-cell office:value-type="float" office:value="113" calcext:value-type="float">
            <text:p>113</text:p>
          </table:table-cell>
          <table:table-cell office:value-type="string" calcext:value-type="string">
            <text:p>SS113</text:p>
          </table:table-cell>
          <table:table-cell office:value-type="string" calcext:value-type="string">
            <text:p>--- Spectral Decomposition1: lambda1*ev1*ev1' + lambda2*ev2*ev2' + ... --- <text:s text:c="2"/>(symmetric matrices only)</text:p>
          </table:table-cell>
          <table:table-cell office:value-type="string" calcext:value-type="string">
            <text:p>STAT 571 (multivariate)</text:p>
          </table:table-cell>
          <table:table-cell office:value-type="string" calcext:value-type="string">
            <text:p>* perform spectral decomposition * calculate eigenvalues * reconstruct a matrix from eigenvectors <text:s text:c="5"/>Sigma1&lt;- as.matrix(edit(data.frame(x1=numeric(0), x2=numeric(0), x3=numeric(0)))) (Sigma1specdecomp&lt;-eigen(Sigma, symmetric=T)) <text:s/>lambda1&lt;-Sigma1specdecomp$values[1] <text:s text:c="5"/>lambda2&lt;-Sigma1specdecomp$values[2] lambda3&lt;-Sigma1specdecomp$values[3] <text:s/>ev1&lt;-as.matrix(Sigma1specdecomp$vectors[ ,1]) <text:s/>ev2&lt;-as.matrix(Sigma1specdecomp$vectors[ ,2]) ev3&lt;-as.matrix(Sigma1specdecomp$vectors[ ,3]) <text:s/>ev1t&lt;-t(ev1) <text:s text:c="6"/>ev2t&lt;-t(ev2) ev3t&lt;-t(ev3) <text:s/>Sigma1recon&lt;-lambda1*ev1%*%ev1t + lambda2*ev2%*%ev2t + lambda3*ev3%*%ev3t Sigma1recon</text:p>
          </table:table-cell>
          <table:table-cell office:value-type="string" calcext:value-type="string">
            <text:p>R</text:p>
          </table:table-cell>
          <table:table-cell office:value-type="string" calcext:value-type="string">
            <text:p>spectral decomposition; eigen()</text:p>
          </table:table-cell>
        </table:table-row>
        <table:table-row table:style-name="ro1">
          <table:table-cell/>
          <table:table-cell office:value-type="float" office:value="114" calcext:value-type="float">
            <text:p>114</text:p>
          </table:table-cell>
          <table:table-cell office:value-type="string" calcext:value-type="string">
            <text:p>SS114</text:p>
          </table:table-cell>
          <table:table-cell office:value-type="string" calcext:value-type="string">
            <text:p>--- Spectral Decomposition 2 --- <text:s/>("P*Lambda*Pt") </text:p>
          </table:table-cell>
          <table:table-cell office:value-type="string" calcext:value-type="string">
            <text:p>STAT 571 (multivariate)</text:p>
          </table:table-cell>
          <table:table-cell office:value-type="string" calcext:value-type="string">
            <text:p>* perform spectral decomposition * calculate eigenvalues * reconstruct a matrix from eigenvectors <text:s text:c="6"/>Sigma1&lt;- as.matrix(edit(data.frame(x1=numeric(0), x2=numeric(0), x3=numeric(0)))) (Sigma1specdecomp&lt;-eigen(Sigma, symmetric=T)) <text:s/>lambda1&lt;-Sigma1specdecomp$values[1] <text:s text:c="5"/>lambda2&lt;-Sigma1specdecomp$values[2] lambda3&lt;-Sigma1specdecomp$values[3] <text:s/>ev1&lt;-as.matrix(Sigma1specdecomp$vectors[ ,1]) <text:s/>ev2&lt;-as.matrix(Sigma1specdecomp$vectors[ ,2]) ev3&lt;-as.matrix(Sigma1specdecomp$vectors[ ,3]) <text:s/>ev1t&lt;-t(ev1) <text:s text:c="6"/>ev2t&lt;-t(ev2) ev3t&lt;-t(ev3) <text:s/>Sigma1recon&lt;-lambda1*ev1%*%ev1t + lambda2*ev2%*%ev2t + lambda3*ev3%*%ev3t Sigma1recon</text:p>
          </table:table-cell>
          <table:table-cell office:value-type="string" calcext:value-type="string">
            <text:p>R</text:p>
          </table:table-cell>
          <table:table-cell office:value-type="string" calcext:value-type="string">
            <text:p>spectral decomposition; eigen(); diag()</text:p>
          </table:table-cell>
        </table:table-row>
        <table:table-row table:style-name="ro1">
          <table:table-cell/>
          <table:table-cell office:value-type="float" office:value="115" calcext:value-type="float">
            <text:p>115</text:p>
          </table:table-cell>
          <table:table-cell office:value-type="string" calcext:value-type="string">
            <text:p>SS115</text:p>
          </table:table-cell>
          <table:table-cell office:value-type="string" calcext:value-type="string">
            <text:p>--- Standardizing Variables (as prep for other methods) -- *use matrix algebra (inverse diagonal std deviation matrix % * % centered obs.(DM1devs)) *use scale () {base}</text:p>
          </table:table-cell>
          <table:table-cell office:value-type="string" calcext:value-type="string">
            <text:p>STAT 571 (multivariate)</text:p>
          </table:table-cell>
          <table:table-cell office:value-type="string" calcext:value-type="string">
            <text:p>* standardize variables * calculate the inverse diagonal matrix of std dev <text:s text:c="2"/>#use scale () DM1stdized &lt;- scale(DM1, center = TRUE, scale = TRUE)</text:p>
          </table:table-cell>
          <table:table-cell office:value-type="string" calcext:value-type="string">
            <text:p>R</text:p>
          </table:table-cell>
          <table:table-cell office:value-type="string" calcext:value-type="string">
            <text:p>standardizing variables; inverse diagonal std deviation matrix; sqrt(diag(diag())); <text:s/>solve(); scale()</text:p>
          </table:table-cell>
        </table:table-row>
        <table:table-row table:style-name="ro1">
          <table:table-cell/>
          <table:table-cell office:value-type="float" office:value="116" calcext:value-type="float">
            <text:p>116</text:p>
          </table:table-cell>
          <table:table-cell office:value-type="string" calcext:value-type="string">
            <text:p>SS116</text:p>
          </table:table-cell>
          <table:table-cell office:value-type="string" calcext:value-type="string">
            <text:p>Example Statistics Simulation Study <text:s/>Compare 3 estimators through simulation study.The 3 estimators are sample mean, median, and 10% trimmed mean. </text:p>
          </table:table-cell>
          <table:table-cell/>
          <table:table-cell office:value-type="string" calcext:value-type="string">
            <text:p>* create 'for' loop <text:s/>* compute bias * compute MSE * compute the mean for the i-th sample * compute the median for the i-thsample * compute the 10% trimmed mean for the i-th sample * compute the standard deviation for the i-th sample <text:s text:c="2"/>S&lt;-1000 <text:s text:c="2"/># Simulation size (cardinality of data ) n&lt;-15 <text:s text:c="3"/># Sample size mu&lt;-1 <text:s text:c="3"/># Mean of the underlying normal distribution sd&lt;-1 <text:s text:c="3"/># Standard deviation of the underlying normal distribution meanx&lt;-numeric(S) <text:s/># A blank vector to contain all the sample means medx&lt;-numeric(S) <text:s/># A blank vector to contain all the sample medians trmx&lt;-numeric(S) <text:s/># A blank vector to contain all the sample 10% trimmed means stdx&lt;-numeric(S) <text:s/># A blank vector to contain all the sample standard deviation <text:s/>set.seeds(1234) <text:s/># Set the seed number for (i in 1:S) { <text:s/>x&lt;-rnorm(n,mu,sd) <text:s text:c="2"/># Generate a random sample of size n <text:s/>meanx[i]&lt;-mean(x) <text:s text:c="2"/># Compute the mean for the i-th sample,i.e.T∧(1)i <text:s/>medx[i]&lt;-median(x) <text:s/># Compute the median for the i-thsample,i.e.T∧(2)i <text:s/>trmx[i]&lt;-mean(x,trim=0.1) # Compute the 10% trimmed mean for the i-th sample, i.e.T∧(3)i <text:s/>stdx[i]&lt;-sd(x) <text:s text:c="2"/># Compute the standard deviation for the i-th sample } </text:p>
          </table:table-cell>
          <table:table-cell office:value-type="string" calcext:value-type="string">
            <text:p>R</text:p>
          </table:table-cell>
          <table:table-cell office:value-type="string" calcext:value-type="string">
            <text:p>simulation; estimators; for(); apply(cbind()); lm(); forecast()</text:p>
          </table:table-cell>
        </table:table-row>
        <table:table-row table:style-name="ro1">
          <table:table-cell/>
          <table:table-cell office:value-type="float" office:value="117" calcext:value-type="float">
            <text:p>117</text:p>
          </table:table-cell>
          <table:table-cell office:value-type="string" calcext:value-type="string">
            <text:p>SS117</text:p>
          </table:table-cell>
          <table:table-cell office:value-type="string" calcext:value-type="string">
            <text:p>using choose()</text:p>
          </table:table-cell>
          <table:table-cell/>
          <table:table-cell office:value-type="string" calcext:value-type="string">
            <text:p>* calculate a sum over a subset of a matrix * calculate a sequence of combinations * create 'for' loop <text:s text:c="3"/>---using choose() <text:s text:c="2"/>--- for (i in c(1:10)){ <text:s/>choice[i]&lt;-choose(10, i) <text:s/>x&lt;-c(choice[1], choice[4]) } &gt; x [1] 10 210</text:p>
          </table:table-cell>
          <table:table-cell office:value-type="string" calcext:value-type="string">
            <text:p>R</text:p>
          </table:table-cell>
          <table:table-cell office:value-type="string" calcext:value-type="string">
            <text:p>sum over subset; choose()</text:p>
          </table:table-cell>
        </table:table-row>
        <table:table-row table:style-name="ro1">
          <table:table-cell/>
          <table:table-cell office:value-type="float" office:value="118" calcext:value-type="float">
            <text:p>118</text:p>
          </table:table-cell>
          <table:table-cell office:value-type="string" calcext:value-type="string">
            <text:p>SS118</text:p>
          </table:table-cell>
          <table:table-cell office:value-type="string" calcext:value-type="string">
            <text:p>############### Principal Components Analysis &amp; Factor Analysis ############### # </text:p>
          </table:table-cell>
          <table:table-cell office:value-type="string" calcext:value-type="string">
            <text:p>STAT 571 (multivariate)</text:p>
          </table:table-cell>
          <table:table-cell office:value-type="string" calcext:value-type="string">
            <text:p>* perform principal components analysis * <text:s/>perform exploratory factor analysis * create a scree plot * remove class attributes * create a hetergeneous correlation matrix <text:s text:c="2"/>First, Principal Components Analysis (PCA) is a variable reduction technique which maximizes the amount of variance accounted for in the observed variables by a smaller group of variables called COMPONENTS. As an example, consider the following situation. Let's say, we have 500 questions on a survey we designed <text:s/>to measure stubbornness. We want to reduce the number of questions so that it <text:s text:c="2"/>does not take someone 3 hours to complete the survey. It would be appropriate to <text:s/>use PCA to reduce the number of questions by identifying and removing redundant questions. For instance, if question 122 and question 356 are virtually identical <text:s/>(i.e. they ask the exact same thing but in different ways), then one of them is <text:s/>not necessary. The PCA process allows us to reduce the number of questions or variables down to their PRINCIPAL COMPONENTS.</text:p>
          </table:table-cell>
          <table:table-cell office:value-type="string" calcext:value-type="string">
            <text:p>R</text:p>
          </table:table-cell>
          <table:table-cell office:value-type="string" calcext:value-type="string">
            <text:p>principal components analysis; factor analysis: library(foreign); library(Rcmdr); unclass(loadings()); <text:s/>screeplot(); <text:s/>princomp(); library(psych); <text:s/>principal(); factanal(); library(polycor); hetcor(); reliability(cov()); library(psy); omega()</text:p>
          </table:table-cell>
        </table:table-row>
        <table:table-row table:style-name="ro1">
          <table:table-cell/>
          <table:table-cell office:value-type="float" office:value="119" calcext:value-type="float">
            <text:p>119</text:p>
          </table:table-cell>
          <table:table-cell office:value-type="string" calcext:value-type="string">
            <text:p>SS119</text:p>
          </table:table-cell>
          <table:table-cell office:value-type="string" calcext:value-type="string">
            <text:p><text:s text:c="2"/>--- T2 Statistic --- <text:s text:c="5"/>(small data set) <text:s/>#sigma1&lt;-cov(DM1) for large data sets</text:p>
          </table:table-cell>
          <table:table-cell office:value-type="string" calcext:value-type="string">
            <text:p>STAT 571 (multivariate)</text:p>
          </table:table-cell>
          <table:table-cell office:value-type="string" calcext:value-type="string">
            <text:p>* calculate covariance matrix for small data sets * calculate Hotelling's T^2 <text:s text:c="4"/>DM1 &lt;- as.matrix(edit(data.frame(x1=numeric(0), x2=numeric(0), x3=numeric(0)))) n &lt;- ? p &lt;- ? alpha&lt;- ? percentile&lt;-(1-alpha) df1 &lt;- p df2&lt;-(n-p) hotellingk&lt;-((n-1)*p)/(n-p) <text:s/>xbart&lt;-DM1xbart &lt;- t(as.matrix(colMeans(DM1))) V1&lt;-as.matrix(c(1,1,1,?)) #Enter n number of ones xbarmult&lt;-V1%*%xbart MDEV1&lt;-DM1-xbarmult MDEV MDEV1t&lt;-t(MDEV1) sigma1 &lt;- (1/(n-1)*MDEV1t%*%MDEV1) sigma1 <text:s/>mu0&lt;- t(as.matrix(c(?,?,?))) Meansdifft &lt;- xbart-mu0 Meansdiff &lt;- t(Meansdifft) sigma1inv&lt;- solve(sigma1) DM1T2 &lt;- n*Meansdifft%*%sigma1inv%*%Meansdiff DM1T2 <text:s/>fstat&lt;-hotellingk*qf(percentile, df1, df2) fstat <text:s/>isTRUE(DM1T2&gt;fstat) #reject Ho if TRUE</text:p>
          </table:table-cell>
          <table:table-cell office:value-type="string" calcext:value-type="string">
            <text:p>R</text:p>
          </table:table-cell>
          <table:table-cell office:value-type="string" calcext:value-type="string">
            <text:p>Hotelling's T; small data set</text:p>
          </table:table-cell>
        </table:table-row>
        <table:table-row table:style-name="ro1">
          <table:table-cell/>
          <table:table-cell office:value-type="float" office:value="120" calcext:value-type="float">
            <text:p>120</text:p>
          </table:table-cell>
          <table:table-cell office:value-type="string" calcext:value-type="string">
            <text:p>SS120</text:p>
          </table:table-cell>
          <table:table-cell office:value-type="string" calcext:value-type="string">
            <text:p><text:s/>--- Test of Significance of the Canonical Relations --- <text:s/>() </text:p>
          </table:table-cell>
          <table:table-cell office:value-type="string" calcext:value-type="string">
            <text:p>STAT 571 (multivariate)</text:p>
          </table:table-cell>
          <table:table-cell office:value-type="string" calcext:value-type="string">
            <text:p>* perform canonical correlations * perform hypothesis tests on canonical correlations (w/ Bartlett's correction) <text:s text:c="2"/># All cancorrs = 0 (cancorrs&lt;-as.matrix(DM1cancor$cor)) cancorrssq&lt;-cancorrs*cancorrs vec&lt;- as.matrix(c(1,1,1,?)) # ones= #cor values cancorrssqminusone&lt;- vec-cancorrssq <text:s/>(Hostat &lt;- -(n-1-(.5)*(p+q+1))*log(colProds(cancorrssqminusone))) (chisqstat&lt;- qchisq(percentile, df=(p*q)))</text:p>
          </table:table-cell>
          <table:table-cell office:value-type="string" calcext:value-type="string">
            <text:p>R</text:p>
          </table:table-cell>
          <table:table-cell office:value-type="string" calcext:value-type="string">
            <text:p>canonical correlations; Bartlett's correction; cancor(); </text:p>
          </table:table-cell>
        </table:table-row>
        <table:table-row table:style-name="ro1">
          <table:table-cell/>
          <table:table-cell office:value-type="float" office:value="121" calcext:value-type="float">
            <text:p>121</text:p>
          </table:table-cell>
          <table:table-cell office:value-type="string" calcext:value-type="string">
            <text:p>SS121</text:p>
          </table:table-cell>
          <table:table-cell office:value-type="string" calcext:value-type="string">
            <text:p>Quick Introduction to Graphics in R Introduction to the R language </text:p>
          </table:table-cell>
          <table:table-cell/>
          <table:table-cell office:value-type="string" calcext:value-type="string">
            <text:p>* create Google graphs * create spatial maps * create network graphs * create maps <text:s/>* create graphs</text:p>
          </table:table-cell>
          <table:table-cell office:value-type="string" calcext:value-type="string">
            <text:p>R</text:p>
          </table:table-cell>
          <table:table-cell office:value-type="string" calcext:value-type="string">
            <text:p>manual; graphics; library(gplots); venn(); library(venneuler); expression(); interactive plots; library(manipulate); manipulate(); colors(); library(network); library(googleVis); library(igraph)</text:p>
          </table:table-cell>
        </table:table-row>
        <table:table-row table:style-name="ro1">
          <table:table-cell/>
          <table:table-cell office:value-type="float" office:value="122" calcext:value-type="float">
            <text:p>122</text:p>
          </table:table-cell>
          <table:table-cell office:value-type="string" calcext:value-type="string">
            <text:p>SS122</text:p>
          </table:table-cell>
          <table:table-cell office:value-type="string" calcext:value-type="string">
            <text:p>tutorial ggplot2</text:p>
          </table:table-cell>
          <table:table-cell/>
          <table:table-cell office:value-type="string" calcext:value-type="string">
            <text:p>* create graphs with ggplot2 <text:s text:c="2"/>#eg "ggplot2 is an R package for producing statistical, or data, graphics, but it is unlike most other graphics packages because it has a deep underlying grammar. This grammar, based on the Grammar of Graphics (Wilkinson, 2005), is composed of a set of independent components that can be composed in many different ways. [..] Plots can be built up iteratively and edited later. A carefuly chosen set of defaults means that most of the time you can produce a publication-quality graphic in seconds, but if you do have speical formatting requirements, a comprehensive theming system makes it easy to do what you want. [..] </text:p>
          </table:table-cell>
          <table:table-cell office:value-type="string" calcext:value-type="string">
            <text:p>R</text:p>
          </table:table-cell>
          <table:table-cell office:value-type="string" calcext:value-type="string">
            <text:p>manual; graphics; library(ggplot2); </text:p>
          </table:table-cell>
        </table:table-row>
        <table:table-row table:style-name="ro1">
          <table:table-cell/>
          <table:table-cell office:value-type="float" office:value="123" calcext:value-type="float">
            <text:p>123</text:p>
          </table:table-cell>
          <table:table-cell office:value-type="string" calcext:value-type="string">
            <text:p>SS123</text:p>
          </table:table-cell>
          <table:table-cell office:value-type="string" calcext:value-type="string">
            <text:p>Graphical Analysis of Variance in R </text:p>
          </table:table-cell>
          <table:table-cell office:value-type="string" calcext:value-type="string">
            <text:p>STAT 565 (exp design)</text:p>
          </table:table-cell>
          <table:table-cell office:value-type="string" calcext:value-type="string">
            <text:p>* create ANOVA graphics <text:s/>ANOVA (Analysis of Variance) is a very useful statistical tool which can be used to compare group means. Many softwares have the ability to produce ANOVA results by one click and immediately can be concluded about group means, but it is quite hard to understand why those data give such statistical vales and pattern of the data. <text:s text:c="2"/>To give a graphical representation of the ANOVA, R statistical software has a package called "granove". </text:p>
          </table:table-cell>
          <table:table-cell office:value-type="string" calcext:value-type="string">
            <text:p>R</text:p>
          </table:table-cell>
          <table:table-cell office:value-type="string" calcext:value-type="string">
            <text:p>manual; graphics; library(granova;); ANOVA</text:p>
          </table:table-cell>
        </table:table-row>
        <table:table-row table:style-name="ro1">
          <table:table-cell/>
          <table:table-cell office:value-type="float" office:value="124" calcext:value-type="float">
            <text:p>124</text:p>
          </table:table-cell>
          <table:table-cell office:value-type="string" calcext:value-type="string">
            <text:p>SS124</text:p>
          </table:table-cell>
          <table:table-cell office:value-type="string" calcext:value-type="string">
            <text:p>Nesting Foreach Loops </text:p>
          </table:table-cell>
          <table:table-cell office:value-type="string" calcext:value-type="string">
            <text:p>STAT 573 (bootstrap)</text:p>
          </table:table-cell>
          <table:table-cell office:value-type="string" calcext:value-type="string">
            <text:p>* <text:s/>create nested 'for' loops * create nested 'foreach' loops * create iterators (indexing variables) <text:s/>#eg The "foreach" package provides a looping construct for executing R code repeatedly. It is similar to the standard for loop, which makes it easy to convert a for loop to a foreach loop. Unlike many parallel programming packages for R, foreach doesn’t require the body of the for loop to be turned into a function. foreach differs from a for loop in that its return is a list of values, whereas a for loop has no value and uses side effects to convey its result. Because of this, foreach loops have a few advantages over for loops when the purpose of the loop is to create a data structure such as a vector, list, or matrix: First, there is less code duplication, and hence, less chance for an error because the initialization of the vector or matrix is unnecessary. Second, a foreach loop may be easily parallelized by changing only a single keyword. </text:p>
          </table:table-cell>
          <table:table-cell office:value-type="string" calcext:value-type="string">
            <text:p>R</text:p>
          </table:table-cell>
          <table:table-cell office:value-type="string" calcext:value-type="string">
            <text:p>manual; 'for' loops; library(foreach); foreach(); library(iterators)</text:p>
          </table:table-cell>
        </table:table-row>
        <table:table-row table:style-name="ro1">
          <table:table-cell/>
          <table:table-cell office:value-type="float" office:value="125" calcext:value-type="float">
            <text:p>125</text:p>
          </table:table-cell>
          <table:table-cell office:value-type="string" calcext:value-type="string">
            <text:p>SS125</text:p>
          </table:table-cell>
          <table:table-cell office:value-type="string" calcext:value-type="string">
            <text:p>Using R for Statistical Tables and Plotting Distributions </text:p>
          </table:table-cell>
          <table:table-cell/>
          <table:table-cell office:value-type="string" calcext:value-type="string">
            <text:p>* plot prob dist.s <text:s/>* calculate <text:s/>proportions (alpha) and quantiles (scores) from prob. dist.s * calculate p-values</text:p>
          </table:table-cell>
          <table:table-cell office:value-type="string" calcext:value-type="string">
            <text:p>R</text:p>
          </table:table-cell>
          <table:table-cell office:value-type="string" calcext:value-type="string">
            <text:p>manual; graphics; probability distributions; curve()</text:p>
          </table:table-cell>
        </table:table-row>
        <table:table-row table:style-name="ro1">
          <table:table-cell/>
          <table:table-cell office:value-type="float" office:value="126" calcext:value-type="float">
            <text:p>126</text:p>
          </table:table-cell>
          <table:table-cell office:value-type="string" calcext:value-type="string">
            <text:p>SS126</text:p>
          </table:table-cell>
          <table:table-cell office:value-type="string" calcext:value-type="string">
            <text:p>Using The foreach Package </text:p>
          </table:table-cell>
          <table:table-cell office:value-type="string" calcext:value-type="string">
            <text:p>STAT 573 (bootstrap)</text:p>
          </table:table-cell>
          <table:table-cell office:value-type="string" calcext:value-type="string">
            <text:p>* create 'for' loops * create 'foreach' loops <text:s text:c="2"/>R comes with various looping constructs that solve this problem. The 'for' loop is one of the more common looping constructs, but the 'repeat' and 'while' statements are also quite useful. In addition, there is the family of “apply” functions, which includes apply, lapply, sapply, eapply, mapply, rapply, and others. </text:p>
          </table:table-cell>
          <table:table-cell office:value-type="string" calcext:value-type="string">
            <text:p>R</text:p>
          </table:table-cell>
          <table:table-cell office:value-type="string" calcext:value-type="string">
            <text:p>manual; 'for' loops; library(foreach); foreach()</text:p>
          </table:table-cell>
        </table:table-row>
        <table:table-row table:style-name="ro1">
          <table:table-cell/>
          <table:table-cell office:value-type="float" office:value="127" calcext:value-type="float">
            <text:p>127</text:p>
          </table:table-cell>
          <table:table-cell office:value-type="string" calcext:value-type="string">
            <text:p>SS127</text:p>
          </table:table-cell>
          <table:table-cell office:value-type="string" calcext:value-type="string">
            <text:p>---- par() and plotting ---------</text:p>
          </table:table-cell>
          <table:table-cell/>
          <table:table-cell office:value-type="string" calcext:value-type="string">
            <text:p>* fix 'figure margins too large' * plot multiple figures on one page * set plot window margins * use mfrow <text:s text:c="2"/>"mfrow" A vector of the form c(nr, nc). Subsequent figures will be drawn in an nr-by-nc array on the device by columns (mfcol), <text:s/>or rows (mfrow), respectively. <text:s/>"mar" A numerical vector of the form c(bottom, left, top, right) which gives the number of lines of margin to be specified on the four sides of the plot. The default is c(5, 4, 4, 2) + 0.1. <text:s/>"n2mfrow" par(mfrow = n2mfrow(n)) <text:s text:c="5"/>#n=no. of plots/page</text:p>
          </table:table-cell>
          <table:table-cell office:value-type="string" calcext:value-type="string">
            <text:p>R</text:p>
          </table:table-cell>
          <table:table-cell office:value-type="string" calcext:value-type="string">
            <text:p>graphics; par(); par(mar=); plot margins; library(graphics); n2mmfrow(); </text:p>
          </table:table-cell>
        </table:table-row>
        <table:table-row table:style-name="ro1">
          <table:table-cell/>
          <table:table-cell office:value-type="float" office:value="128" calcext:value-type="float">
            <text:p>128</text:p>
          </table:table-cell>
          <table:table-cell office:value-type="string" calcext:value-type="string">
            <text:p>SS128</text:p>
          </table:table-cell>
          <table:table-cell office:value-type="string" calcext:value-type="string">
            <text:p>Title: creating and graphing (scaled or shaped) and shifted distributions (still maintain centrality) Date: 01/17/2015 Author: bmarron</text:p>
          </table:table-cell>
          <table:table-cell office:value-type="string" calcext:value-type="string">
            <text:p>STAT 565 (exp design)</text:p>
          </table:table-cell>
          <table:table-cell office:value-type="string" calcext:value-type="string">
            <text:p>* create scaled <text:s/>distributions (still maintain centrality) * create shaped distributions * create shifted distributions <text:s text:c="2"/>scaled == reformulate the x-axis; the dist stays the same <text:s/>shaped == change the shape of the distribution (still central) <text:s/>shifted == move distribution along the x-axis</text:p>
          </table:table-cell>
          <table:table-cell office:value-type="string" calcext:value-type="string">
            <text:p>R</text:p>
          </table:table-cell>
          <table:table-cell office:value-type="string" calcext:value-type="string">
            <text:p>graphics; probability distributions; graphing scaled and shifted distributions; curve(); </text:p>
          </table:table-cell>
        </table:table-row>
        <table:table-row table:style-name="ro1">
          <table:table-cell/>
          <table:table-cell office:value-type="float" office:value="129" calcext:value-type="float">
            <text:p>129</text:p>
          </table:table-cell>
          <table:table-cell office:value-type="string" calcext:value-type="string">
            <text:p>SS129</text:p>
          </table:table-cell>
          <table:table-cell office:value-type="string" calcext:value-type="string">
            <text:p>----- devices for plots ----------</text:p>
          </table:table-cell>
          <table:table-cell/>
          <table:table-cell office:value-type="string" calcext:value-type="string">
            <text:p>* show devices for plotting <text:s/>dev.list() RStudioGD <text:s text:c="6"/>png <text:s text:c="6"/>pdf <text:s text:c="9"/>2 <text:s text:c="15"/>3 <text:s text:c="8"/>4 <text:s text:c="2"/>dev.cur() pdf <text:s text:c="3"/>5 <text:s text:c="2"/>dev.set(2) RStudioGD <text:s text:c="9"/>2 <text:s text:c="2"/>dev.cur() RStudioGD <text:s text:c="9"/>2 </text:p>
          </table:table-cell>
          <table:table-cell office:value-type="string" calcext:value-type="string">
            <text:p>R</text:p>
          </table:table-cell>
          <table:table-cell office:value-type="string" calcext:value-type="string">
            <text:p>graphics; plotting devices; dev.list()</text:p>
          </table:table-cell>
        </table:table-row>
        <table:table-row table:style-name="ro1">
          <table:table-cell/>
          <table:table-cell office:value-type="float" office:value="130" calcext:value-type="float">
            <text:p>130</text:p>
          </table:table-cell>
          <table:table-cell office:value-type="string" calcext:value-type="string">
            <text:p>SS130</text:p>
          </table:table-cell>
          <table:table-cell office:value-type="string" calcext:value-type="string">
            <text:p>R and Analysis of Variance</text:p>
          </table:table-cell>
          <table:table-cell office:value-type="string" calcext:value-type="string">
            <text:p>STAT 565 (exp design)</text:p>
          </table:table-cell>
          <table:table-cell office:value-type="string" calcext:value-type="string">
            <text:p>* perform ANOVA * show table of ANOVA means <text:s text:c="2"/>A special case of the linear model is the situation where the predictor variables are categorical. In psychological research this usually reflects experimental design where the independent variables are multiple levels of some experimental manipulation (e.g., drug administration, recall instructions, etc.) <text:s/>The first 5 examples are adapted from the guide to S+ developed by TAs for Roger Ratcliff. For more detail on data entry consult that guide. The last three examples discuss how to reorganize the data from a standard data frame into one appropriate for within subject analyses. For this discussion, I assume that appropriate data files have been created in a text editor and saved in a subjects x variables table.</text:p>
          </table:table-cell>
          <table:table-cell office:value-type="string" calcext:value-type="string">
            <text:p>R</text:p>
          </table:table-cell>
          <table:table-cell office:value-type="string" calcext:value-type="string">
            <text:p>manual; ANOVA; print(model.tables()); </text:p>
          </table:table-cell>
        </table:table-row>
        <table:table-row table:style-name="ro1">
          <table:table-cell/>
          <table:table-cell office:value-type="float" office:value="131" calcext:value-type="float">
            <text:p>131</text:p>
          </table:table-cell>
          <table:table-cell office:value-type="string" calcext:value-type="string">
            <text:p>SS131</text:p>
          </table:table-cell>
          <table:table-cell office:value-type="string" calcext:value-type="string">
            <text:p>--- Distrib.s: Continuous --- <text:s/>* 6 important families: <text:s/>Uniform <text:s text:c="4"/>Normal <text:s text:c="4"/>Gamma <text:s text:c="6"/>-Standard Gamma <text:s text:c="6"/>-Exponential <text:s text:c="6"/>-Erlang <text:s text:c="6"/>-Chi-Squared <text:s text:c="4"/>Weibull <text:s text:c="4"/>Lognormal <text:s text:c="4"/>Beta</text:p>
          </table:table-cell>
          <table:table-cell office:value-type="string" calcext:value-type="string">
            <text:p>STAT 551/552 (app stat for sci and eng)</text:p>
          </table:table-cell>
          <table:table-cell office:value-type="string" calcext:value-type="string">
            <text:p>* use probability dist.s <text:s text:c="4"/>#eg <text:s text:c="4"/>d for "density", the f(x) value of the prob density function (pdf) itself <text:s/>- "d...()" returns the value of f(x) (ie, the height of the curve at some x-value) <text:s/>- "d...()" a prob mass ONLY for discrete fxns <text:s/>- "d...()" NOT a prob mass for continuous fxns (no "single" prob.s for continuous fxns; always need an interval) <text:s text:c="4"/>p for "probability", the cumulative distribution function (cdf); (the area under the curve of the pdf) <text:s/>- "p...(lower.tail=TRUE) ==&gt; Lower Tail Prob Mass (LTPM) <text:s/>- "p...(lower.tail=FALSE) ==&gt; Upper Tail Prob Mass (UTPM) <text:s text:c="4"/>q for "quantile", the inverse cdf <text:s/>- the 2-quantile is called the median <text:s text:c="4"/>- the 4-quantiles are called "quartiles" <text:s text:c="3"/>- the 100-quantiles are called "percentiles" <text:s text:c="5"/>r for "random", a random variates</text:p>
          </table:table-cell>
          <table:table-cell office:value-type="string" calcext:value-type="string">
            <text:p>R</text:p>
          </table:table-cell>
          <table:table-cell office:value-type="string" calcext:value-type="string">
            <text:p>continuous probability distributions;</text:p>
          </table:table-cell>
        </table:table-row>
        <table:table-row table:style-name="ro1">
          <table:table-cell/>
          <table:table-cell office:value-type="float" office:value="132" calcext:value-type="float">
            <text:p>132</text:p>
          </table:table-cell>
          <table:table-cell office:value-type="string" calcext:value-type="string">
            <text:p>SS132</text:p>
          </table:table-cell>
          <table:table-cell office:value-type="string" calcext:value-type="string">
            <text:p><text:s/>--- Distribs: Discrete --- <text:s/>* 4 important ones: <text:s/>Binomial <text:s text:c="3"/>Hypergeometric <text:s text:c="3"/>Negative binomial <text:s text:c="3"/>Poisson</text:p>
          </table:table-cell>
          <table:table-cell office:value-type="string" calcext:value-type="string">
            <text:p>STAT 551/552 (app stat for sci and eng)</text:p>
          </table:table-cell>
          <table:table-cell office:value-type="string" calcext:value-type="string">
            <text:p><text:s/>* use probability dist.s <text:s text:c="5"/>d for "density", the f(x) value of the prob density function (pdf) itself <text:s text:c="4"/>- "d...()" returns the value of f(x) (ie, the height of the curve at some x-value) <text:s/>- "d...()" a prob mass ONLY for discrete fxns <text:s/>- "d...()" NOT a prob mass for continuous fxns (no "single" prob.s for continuous fxns; always need an interval) <text:s text:c="4"/>p for "probability", the cumulative distribution function (cdf); (the area under the curve of the pdf) <text:s/>- "p...(lower.tail=TRUE) ==&gt; Lower Tail Prob Mass (LTPM) <text:s/>- "p...(lower.tail=FALSE) ==&gt; Upper Tail Prob Mass (UTPM) <text:s text:c="4"/>q for "quantile", the inverse cdf <text:s/>- the 2-quantile is called the median <text:s text:c="3"/>- the 4-quantiles are called "quartiles" <text:s text:c="2"/>- the 100-quantiles are called "percentiles" <text:s text:c="5"/>r for "random", a random variates</text:p>
          </table:table-cell>
          <table:table-cell office:value-type="string" calcext:value-type="string">
            <text:p>R</text:p>
          </table:table-cell>
          <table:table-cell office:value-type="string" calcext:value-type="string">
            <text:p>discrete probability distributions:</text:p>
          </table:table-cell>
        </table:table-row>
        <table:table-row table:style-name="ro1">
          <table:table-cell/>
          <table:table-cell office:value-type="float" office:value="133" calcext:value-type="float">
            <text:p>133</text:p>
          </table:table-cell>
          <table:table-cell office:value-type="string" calcext:value-type="string">
            <text:p>SS133</text:p>
          </table:table-cell>
          <table:table-cell office:value-type="string" calcext:value-type="string">
            <text:p><text:s/>--- General Aspects of Hypothesis Testing --- </text:p>
          </table:table-cell>
          <table:table-cell office:value-type="string" calcext:value-type="string">
            <text:p>STAT 551/552 (app stat for sci and eng)</text:p>
          </table:table-cell>
          <table:table-cell office:value-type="string" calcext:value-type="string">
            <text:p>* perform hypothesis testing * calculate Type I error <text:s text:c="3"/>DEFINITIONS "statistical hypothesis" ==&gt; a claim, assertion, or conjecture about <text:s text:c="2"/>- the value of a single parameter (from a pop or a prob dist) <text:s/>- the values of several parameters (from a pop or a prob dist) <text:s/>- the form of a prob dist <text:s/>"test of hypothesis" ==&gt; a method for using sampling data to decide whether or not to reject H0 <text:s/>"H0" ==&gt; the claim assumed to be true; 'prior belief' claim "H1" ==&gt; 'researcher's claim' <text:s/>"Type I error" ==&gt; Rejecting H0 when H0 true; false positive; α "Type II error" ==&gt; Not rejecting H0 when H0 false; false negative; β <text:s/>"p-value" ==&gt; probability of obtaining the observed value of stat_test under the null hypothesis <text:s text:c="3"/>==&gt; prob (mass) of stat_test</text:p>
          </table:table-cell>
          <table:table-cell office:value-type="string" calcext:value-type="string">
            <text:p>R</text:p>
          </table:table-cell>
          <table:table-cell office:value-type="string" calcext:value-type="string">
            <text:p>chi-square tests; hypothesis testing; </text:p>
          </table:table-cell>
        </table:table-row>
        <table:table-row table:style-name="ro1">
          <table:table-cell/>
          <table:table-cell office:value-type="float" office:value="134" calcext:value-type="float">
            <text:p>134</text:p>
          </table:table-cell>
          <table:table-cell office:value-type="string" calcext:value-type="string">
            <text:p>SS134</text:p>
          </table:table-cell>
          <table:table-cell office:value-type="string" calcext:value-type="string">
            <text:p><text:s/>---Hypothesis Testing: Chi-Square tests --- </text:p>
          </table:table-cell>
          <table:table-cell office:value-type="string" calcext:value-type="string">
            <text:p>STAT 551/552 (app stat for sci and eng)</text:p>
          </table:table-cell>
          <table:table-cell office:value-type="string" calcext:value-type="string">
            <text:p>* perform goodness-of-fit hypothesis tests for contingency tables * perform tests of independence for two r.v.s <text:s text:c="3"/>Hypothesis Test Functions in R chisq.test(), in common with most of the hypothesis test functions in R, will compute the exact p-value for the observed test statistic. The user must decide how to interpret it. There is no default level of significance, hence why it is not documented. </text:p>
          </table:table-cell>
          <table:table-cell office:value-type="string" calcext:value-type="string">
            <text:p>R</text:p>
          </table:table-cell>
          <table:table-cell office:value-type="string" calcext:value-type="string">
            <text:p>hypothesis test; chi-square tests; classical hypothesis testing algorithm</text:p>
          </table:table-cell>
        </table:table-row>
        <table:table-row table:style-name="ro1">
          <table:table-cell/>
          <table:table-cell office:value-type="float" office:value="135" calcext:value-type="float">
            <text:p>135</text:p>
          </table:table-cell>
          <table:table-cell office:value-type="string" calcext:value-type="string">
            <text:p>SS135</text:p>
          </table:table-cell>
          <table:table-cell office:value-type="string" calcext:value-type="string">
            <text:p><text:s/>---Hypothesis Testing ---</text:p>
          </table:table-cell>
          <table:table-cell office:value-type="string" calcext:value-type="string">
            <text:p>STAT 551/552 (app stat for sci and eng)</text:p>
          </table:table-cell>
          <table:table-cell office:value-type="string" calcext:value-type="string">
            <text:p>* perform a t-test <text:s text:c="3"/>Hypothesis Test Functions in R t.test(), in common with most of the hypothesis test functions in R, will compute the exact p-value for the observed test statistic. The user must decide how to interpret it. There is no default level of significance, hence why it is not documented.</text:p>
          </table:table-cell>
          <table:table-cell office:value-type="string" calcext:value-type="string">
            <text:p>R</text:p>
          </table:table-cell>
          <table:table-cell office:value-type="string" calcext:value-type="string">
            <text:p>hypothesis testing; t-tests</text:p>
          </table:table-cell>
        </table:table-row>
        <table:table-row table:style-name="ro1">
          <table:table-cell/>
          <table:table-cell office:value-type="float" office:value="136" calcext:value-type="float">
            <text:p>136</text:p>
          </table:table-cell>
          <table:table-cell office:value-type="string" calcext:value-type="string">
            <text:p>SS136</text:p>
          </table:table-cell>
          <table:table-cell office:value-type="string" calcext:value-type="string">
            <text:p>--- ANOVA One-Way--- --- ANOVA Two-way --- --- Regression --- --- Multiple Regression --- <text:s/>----------- multiple approaches --------------------------</text:p>
          </table:table-cell>
          <table:table-cell/>
          <table:table-cell office:value-type="string" calcext:value-type="string">
            <text:p>* perform ANOVA * perform regression * perform multiple regression</text:p>
          </table:table-cell>
          <table:table-cell office:value-type="string" calcext:value-type="string">
            <text:p>R</text:p>
          </table:table-cell>
          <table:table-cell office:value-type="string" calcext:value-type="string">
            <text:p>ANOVA; regression; multiple regression</text:p>
          </table:table-cell>
        </table:table-row>
        <table:table-row table:style-name="ro1">
          <table:table-cell/>
          <table:table-cell office:value-type="float" office:value="137" calcext:value-type="float">
            <text:p>137</text:p>
          </table:table-cell>
          <table:table-cell office:value-type="string" calcext:value-type="string">
            <text:p>SS137</text:p>
          </table:table-cell>
          <table:table-cell office:value-type="string" calcext:value-type="string">
            <text:p>Appendix: Using R to Find Confidence Intervals </text:p>
          </table:table-cell>
          <table:table-cell/>
          <table:table-cell office:value-type="string" calcext:value-type="string">
            <text:p>this is a duplicate of SS048</text:p>
          </table:table-cell>
          <table:table-cell office:value-type="string" calcext:value-type="string">
            <text:p>R</text:p>
          </table:table-cell>
          <table:table-cell office:value-type="string" calcext:value-type="string">
            <text:p>confidence intervals; </text:p>
          </table:table-cell>
        </table:table-row>
        <table:table-row table:style-name="ro1">
          <table:table-cell/>
          <table:table-cell office:value-type="float" office:value="138" calcext:value-type="float">
            <text:p>138</text:p>
          </table:table-cell>
          <table:table-cell office:value-type="string" calcext:value-type="string">
            <text:p>SS138</text:p>
          </table:table-cell>
          <table:table-cell office:value-type="string" calcext:value-type="string">
            <text:p>--- Commands: Canonical Correlation Analysis ---</text:p>
          </table:table-cell>
          <table:table-cell office:value-type="string" calcext:value-type="string">
            <text:p>STAT 571 (multivariate)</text:p>
          </table:table-cell>
          <table:table-cell office:value-type="string" calcext:value-type="string">
            <text:p>* perform canonical correlation * perform spectral decomposition * calculate eigenvalues * perform Bartlett's test for the significance of the first canonical correlation * construct a correlation matrix from an upper triangle * construct a correlation matrix from an upper triangle * select submatrices <text:s text:c="2"/>Canonical Correlation (see Fountain 11.12): <text:s/>*Principal Component Analysis (PCA) considers interrelationships WITHIN a set of variables (RV_1); <text:s text:c="2"/>Canonical Correlation Analysis (CCA) considers interrelationships BETWEEN exactly two sets of <text:s text:c="3"/>(mega) variables. The two sets of (mega) variables are ususally created from a split <text:s text:c="3"/>of a single, RV_i: <text:s text:c="4"/>RV_1 = [X_1 | X_2 | X_3 | X_4| X_5] <text:s text:c="5"/>X^1 <text:s/>= [X_1 | X_2 ] <text:s text:c="4"/>X^2 <text:s/>= [X_3 | X_4| X_5] <text:s text:c="5"/>RV_1 = [X^1 | X^2] <text:s text:c="2"/>*objective: find the linear fxns of the variables in one set that maximally <text:s text:c="2"/>correlate with the linear fxns of the variables in the other set </text:p>
          </table:table-cell>
          <table:table-cell office:value-type="string" calcext:value-type="string">
            <text:p>R</text:p>
          </table:table-cell>
          <table:table-cell office:value-type="string" calcext:value-type="string">
            <text:p>canonical correlations; detailed description; Bartlett's test; </text:p>
          </table:table-cell>
        </table:table-row>
        <table:table-row table:style-name="ro1">
          <table:table-cell/>
          <table:table-cell office:value-type="float" office:value="139" calcext:value-type="float">
            <text:p>139</text:p>
          </table:table-cell>
          <table:table-cell office:value-type="string" calcext:value-type="string">
            <text:p>SS139</text:p>
          </table:table-cell>
          <table:table-cell office:value-type="string" calcext:value-type="string">
            <text:p>--- Commands: Discriminant / Classification Analysis ---</text:p>
          </table:table-cell>
          <table:table-cell office:value-type="string" calcext:value-type="string">
            <text:p>STAT 571 (multivariate)</text:p>
          </table:table-cell>
          <table:table-cell office:value-type="string" calcext:value-type="string">
            <text:p>* create a pooled covariance matrix * perform linear discriminant analysis * calculate discrimination functions * calculate confusion matrix * calculate discriminant scores * calcuate <text:s/>error rate <text:s/>Fisher's Discriminant Analysis: <text:s text:c="2"/>*goal 1: separation: to describe in as few dimensions as possible the distinctive features of objects <text:s text:c="2"/>from several known populations <text:s/>*goal 2: classification: to assign an object (correctly) to a known population</text:p>
          </table:table-cell>
          <table:table-cell office:value-type="string" calcext:value-type="string">
            <text:p>R</text:p>
          </table:table-cell>
          <table:table-cell office:value-type="string" calcext:value-type="string">
            <text:p>discriminant analysis; detailed description; library(DiscriMiner); linDA(); <text:s/>drop()</text:p>
          </table:table-cell>
        </table:table-row>
        <table:table-row table:style-name="ro1">
          <table:table-cell/>
          <table:table-cell office:value-type="float" office:value="140" calcext:value-type="float">
            <text:p>140</text:p>
          </table:table-cell>
          <table:table-cell office:value-type="string" calcext:value-type="string">
            <text:p>SS140</text:p>
          </table:table-cell>
          <table:table-cell office:value-type="string" calcext:value-type="string">
            <text:p>--- Commands: ExplClusterAnal: Hierarchical ---</text:p>
          </table:table-cell>
          <table:table-cell office:value-type="string" calcext:value-type="string">
            <text:p>STAT 571 (multivariate)</text:p>
          </table:table-cell>
          <table:table-cell office:value-type="string" calcext:value-type="string">
            <text:p>* perform hierarchical cluster analysis <text:s text:c="3"/>Single linkage <text:s text:c="3"/>Complete linkage <text:s text:c="3"/>Average linkage <text:s text:c="3"/>Centroid linkage <text:s/>* create dendrograms <text:s text:c="2"/>#eg Exploratory Cluster Analysis (Fountain 12.5) <text:s/>*goal: to discover the "natural" groupings of items (variables) *depends on distance(for items w/ p-dimensional values) or similarity measures (for variables) <text:s/>p-dimensional measurement available per item <text:s text:c="2"/>Euclidean distance <text:s text:c="2"/>Mehalanobis (statistical) distance <text:s text:c="2"/>Minkowski distance <text:s/>perform binary evaluation per variable; available in contingency table <text:s text:c="2"/>Similarity coefficients <text:s text:c="2"/>Correlation coefficient</text:p>
          </table:table-cell>
          <table:table-cell office:value-type="string" calcext:value-type="string">
            <text:p>R</text:p>
          </table:table-cell>
          <table:table-cell office:value-type="string" calcext:value-type="string">
            <text:p>hierarchical cluster analysis; detailed description; <text:s/>scale(); dist(); hclust(); dendrograms</text:p>
          </table:table-cell>
        </table:table-row>
        <table:table-row table:style-name="ro1">
          <table:table-cell/>
          <table:table-cell office:value-type="float" office:value="141" calcext:value-type="float">
            <text:p>141</text:p>
          </table:table-cell>
          <table:table-cell office:value-type="string" calcext:value-type="string">
            <text:p>SS141</text:p>
          </table:table-cell>
          <table:table-cell office:value-type="string" calcext:value-type="string">
            <text:p><text:s/>--- Commands: ExplClusterAnal: Non-Hierarchical ---</text:p>
          </table:table-cell>
          <table:table-cell office:value-type="string" calcext:value-type="string">
            <text:p>STAT 571 (multivariate)</text:p>
          </table:table-cell>
          <table:table-cell office:value-type="string" calcext:value-type="string">
            <text:p>* perform non-hierarchical cluster analysis <text:s text:c="12"/>k-means <text:s/>* standardize data * import data with "/" separators * project high dimensional vectors to lower dimensional space <text:s text:c="2"/>#eg Exploratory Cluster Analysis (Fountain 12.5) <text:s/>*goal: to discover the "natural" groupings of items (variables) *depends on distance(for items w/ p-dimensional values) or similarity measures (for variables) <text:s/>p-dimensional measurement available per item <text:s text:c="2"/>Euclidean distance <text:s text:c="2"/>Mehalanobis (statistical) distance <text:s text:c="2"/>Minkowski distance <text:s/>perform binary evaluation per variable; available in contingency table <text:s text:c="2"/>Similarity coefficients <text:s text:c="2"/>Correlation coefficient</text:p>
          </table:table-cell>
          <table:table-cell office:value-type="string" calcext:value-type="string">
            <text:p>R</text:p>
          </table:table-cell>
          <table:table-cell office:value-type="string" calcext:value-type="string">
            <text:p>nonhierarchical cluster analysis; detailed description; exploratory analysis; scale(); kmeans(); </text:p>
          </table:table-cell>
        </table:table-row>
        <table:table-row table:style-name="ro1">
          <table:table-cell/>
          <table:table-cell office:value-type="float" office:value="142" calcext:value-type="float">
            <text:p>142</text:p>
          </table:table-cell>
          <table:table-cell office:value-type="string" calcext:value-type="string">
            <text:p>SS142</text:p>
          </table:table-cell>
          <table:table-cell office:value-type="string" calcext:value-type="string">
            <text:p>--- Commands: Exploratory Factor Analysis ---</text:p>
          </table:table-cell>
          <table:table-cell office:value-type="string" calcext:value-type="string">
            <text:p>STAT 571 (multivariate)</text:p>
          </table:table-cell>
          <table:table-cell office:value-type="string" calcext:value-type="string">
            <text:p>* perform exploratory factor analysis <text:s/>* build an AR model (atemporal) * calculate a matrix of factor loadings <text:s text:c="2"/>Exploratory Factor Analysis: <text:s/>*objective: let a small number of unobservable factors (latent variables) <text:s text:c="7"/>explain (represent) the data <text:s text:c="2"/>*EFA is a regression model linking the manifest variables to a set of unobserved <text:s text:c="3"/>(and unobservable!) latent variables (factors); called the orthogonal k-factor model:</text:p>
          </table:table-cell>
          <table:table-cell office:value-type="string" calcext:value-type="string">
            <text:p>R</text:p>
          </table:table-cell>
          <table:table-cell office:value-type="string" calcext:value-type="string">
            <text:p>exploratory factor analysis; detailed description; factanal(); </text:p>
          </table:table-cell>
        </table:table-row>
        <table:table-row table:style-name="ro1">
          <table:table-cell/>
          <table:table-cell office:value-type="float" office:value="143" calcext:value-type="float">
            <text:p>143</text:p>
          </table:table-cell>
          <table:table-cell office:value-type="string" calcext:value-type="string">
            <text:p>SS143</text:p>
          </table:table-cell>
          <table:table-cell office:value-type="string" calcext:value-type="string">
            <text:p>--- Commands: Inferences About Multiple MU_i:Paired Data ---</text:p>
          </table:table-cell>
          <table:table-cell office:value-type="string" calcext:value-type="string">
            <text:p>STAT 571 (multivariate)</text:p>
          </table:table-cell>
          <table:table-cell office:value-type="string" calcext:value-type="string">
            <text:p>* perform hypothesis tests on paired data <text:s text:c="3"/>*general comparison two MU_i (MU_i from different pop.s but SIGMA_1 = SIGMA_2) <text:s text:c="2"/>-paired comparisons (MU_i from same pop; SIGMA_1 = SIGMA_2) <text:s text:c="3"/>*general comparison 3+ MU_i <text:s text:c="2"/>-MANOVA (not covered) </text:p>
          </table:table-cell>
          <table:table-cell office:value-type="string" calcext:value-type="string">
            <text:p>R</text:p>
          </table:table-cell>
          <table:table-cell office:value-type="string" calcext:value-type="string">
            <text:p>paired comparisons; paired data; </text:p>
          </table:table-cell>
        </table:table-row>
        <table:table-row table:style-name="ro1">
          <table:table-cell/>
          <table:table-cell office:value-type="float" office:value="144" calcext:value-type="float">
            <text:p>144</text:p>
          </table:table-cell>
          <table:table-cell office:value-type="string" calcext:value-type="string">
            <text:p>SS14</text:p>
          </table:table-cell>
          <table:table-cell office:value-type="string" calcext:value-type="string">
            <text:p>--- Inferences About a Single MU_1 ---</text:p>
          </table:table-cell>
          <table:table-cell office:value-type="string" calcext:value-type="string">
            <text:p>STAT 571 (multivariate)</text:p>
          </table:table-cell>
          <table:table-cell office:value-type="string" calcext:value-type="string">
            <text:p>* create a covaraince matrix from upper triangle * create a covaraince matrix from upper triangle * perform multivariate hypthesis testing * calcuate confidence regions * calcuate simultaneous confidence intervals <text:s text:c="2"/>Sheffe intervals <text:s text:c="2"/>Bonferroni intervals * calculate Hotelling's T^2 <text:s text:c="2"/>SIMULTANEOUS CONFIDENCE INTERVALS</text:p>
          </table:table-cell>
          <table:table-cell office:value-type="string" calcext:value-type="string">
            <text:p>R</text:p>
          </table:table-cell>
          <table:table-cell office:value-type="string" calcext:value-type="string">
            <text:p>simultaneous confidence intervals; Sheffe intervals; Bonferroni intervals; hypothesis testing; </text:p>
          </table:table-cell>
        </table:table-row>
        <table:table-row table:style-name="ro1">
          <table:table-cell/>
          <table:table-cell office:value-type="float" office:value="145" calcext:value-type="float">
            <text:p>145</text:p>
          </table:table-cell>
          <table:table-cell office:value-type="string" calcext:value-type="string">
            <text:p>SS145</text:p>
          </table:table-cell>
          <table:table-cell office:value-type="string" calcext:value-type="string">
            <text:p>--- <text:s/>Inferences About a Single MU_1 ---</text:p>
          </table:table-cell>
          <table:table-cell office:value-type="string" calcext:value-type="string">
            <text:p>STAT 571 (multivariate)</text:p>
          </table:table-cell>
          <table:table-cell office:value-type="string" calcext:value-type="string">
            <text:p>* create a covaraince matrix from upper triangle * create a covaraince matrix from upper triangle * perform multivariate hypthesis testing * calcuate confidence regions (hyperellipsoids) * calcuate simultaneous confidence intervals <text:s text:c="2"/>Sheffe intervals <text:s text:c="2"/>Bonferroni intervals * calculate Hotelling's T^2 * construct ellipses <text:s text:c="2"/>CONFIDENCE REGIONS (HYPERELLIPSOIDS)</text:p>
          </table:table-cell>
          <table:table-cell office:value-type="string" calcext:value-type="string">
            <text:p>R</text:p>
          </table:table-cell>
          <table:table-cell office:value-type="string" calcext:value-type="string">
            <text:p>confidence regions; hyperellipsoids; hypothesis testing; </text:p>
          </table:table-cell>
        </table:table-row>
        <table:table-row table:style-name="ro1">
          <table:table-cell/>
          <table:table-cell office:value-type="float" office:value="146" calcext:value-type="float">
            <text:p>146</text:p>
          </table:table-cell>
          <table:table-cell office:value-type="string" calcext:value-type="string">
            <text:p>SS146</text:p>
          </table:table-cell>
          <table:table-cell office:value-type="string" calcext:value-type="string">
            <text:p>-- Commands: Inferences About a Single MU_1 ---</text:p>
          </table:table-cell>
          <table:table-cell office:value-type="string" calcext:value-type="string">
            <text:p>STAT 571 (multivariate)</text:p>
          </table:table-cell>
          <table:table-cell office:value-type="string" calcext:value-type="string">
            <text:p>* create a covaraince matrix from upper triangle * create a covaraince matrix from upper triangle * perform multivariate hypthesis testing * calculate Wilk's lambda <text:s/>* perform a a likelihood ratio test <text:s text:c="2"/>HYPOTHESIS TESTING MU_1</text:p>
          </table:table-cell>
          <table:table-cell office:value-type="string" calcext:value-type="string">
            <text:p>R</text:p>
          </table:table-cell>
          <table:table-cell office:value-type="string" calcext:value-type="string">
            <text:p>hypothesis testing; Hotelling's T2; Wilk's Lambda</text:p>
          </table:table-cell>
        </table:table-row>
        <table:table-row table:style-name="ro1">
          <table:table-cell/>
          <table:table-cell office:value-type="float" office:value="147" calcext:value-type="float">
            <text:p>147</text:p>
          </table:table-cell>
          <table:table-cell office:value-type="string" calcext:value-type="string">
            <text:p>SS147</text:p>
          </table:table-cell>
          <table:table-cell office:value-type="string" calcext:value-type="string">
            <text:p>--- Commands: Ellipsoids:Interpreting SIGMA Geometrically --</text:p>
          </table:table-cell>
          <table:table-cell office:value-type="string" calcext:value-type="string">
            <text:p>STAT 571 (multivariate)</text:p>
          </table:table-cell>
          <table:table-cell office:value-type="string" calcext:value-type="string">
            <text:p>* create ellipsoids from covariance matrix * calcuate the generalized sample variance * interpret the covariance matrix geometrically <text:s text:c="2"/>#eg --- Interpreting SIGMA geometrically --- <text:s/>* GSV is not always a good summary of SIGMA <text:s/>* the mean-centered (hyper) ellipsoid based on SIGMA has axes lengths proportional to <text:s/>the square roots of the SIGMA eigenvalues; better to report eigenvalues and their product <text:s/>*the generalized sample variance given as, <text:s text:c="2"/>GSV_1 = det(SIGMA_1)</text:p>
          </table:table-cell>
          <table:table-cell office:value-type="string" calcext:value-type="string">
            <text:p>R</text:p>
          </table:table-cell>
          <table:table-cell office:value-type="string" calcext:value-type="string">
            <text:p>ellipsoids; interpreting var-cov matrix geometrically</text:p>
          </table:table-cell>
        </table:table-row>
        <table:table-row table:style-name="ro1">
          <table:table-cell/>
          <table:table-cell office:value-type="float" office:value="148" calcext:value-type="float">
            <text:p>148</text:p>
          </table:table-cell>
          <table:table-cell office:value-type="string" calcext:value-type="string">
            <text:p>SS148</text:p>
          </table:table-cell>
          <table:table-cell office:value-type="string" calcext:value-type="string">
            <text:p>--- Linear Algebra Review1 --- </text:p>
          </table:table-cell>
          <table:table-cell/>
          <table:table-cell office:value-type="string" calcext:value-type="string">
            <text:p>* calculate Euclidean norm * calculate Frobenius norm * create a normalized vector or unit vector * project a vector onto another vector * determine if vectors are linearly independent * determine if a matrix is symmetric * determine if a matrix is orthogonal * perform a spectral decomposition * determine the rank of a matrix * determine a quadratic form * determine non-negative definite matrix * determine positve definite matrix</text:p>
          </table:table-cell>
          <table:table-cell office:value-type="string" calcext:value-type="string">
            <text:p>R</text:p>
          </table:table-cell>
          <table:table-cell office:value-type="string" calcext:value-type="string">
            <text:p>simple linear algebra; vectors; matrices; quadratic forms</text:p>
          </table:table-cell>
        </table:table-row>
        <table:table-row table:style-name="ro1">
          <table:table-cell/>
          <table:table-cell office:value-type="float" office:value="149" calcext:value-type="float">
            <text:p>149</text:p>
          </table:table-cell>
          <table:table-cell office:value-type="string" calcext:value-type="string">
            <text:p>SS149</text:p>
          </table:table-cell>
          <table:table-cell office:value-type="string" calcext:value-type="string">
            <text:p>--- Linear Algebra Review2: Properties of Random (Data) Vectors---</text:p>
          </table:table-cell>
          <table:table-cell office:value-type="string" calcext:value-type="string">
            <text:p>STAT 571 (multivariate)</text:p>
          </table:table-cell>
          <table:table-cell office:value-type="string" calcext:value-type="string">
            <text:p>* perform scalar-by-matrix multiplication * perform vector-by-matrix multiplication * create a single, new rv variable from a linear combination of vectors * create new vectors as linear combinations from other vectors (matrix-by-matrix multiplication) <text:s/>#eg MULTIVARIATE RANDOM VECTORS (ie, DATA MATRICES)</text:p>
          </table:table-cell>
          <table:table-cell office:value-type="string" calcext:value-type="string">
            <text:p>R</text:p>
          </table:table-cell>
          <table:table-cell office:value-type="string" calcext:value-type="string">
            <text:p>linear algebra; matrices; drop()*matrix; data vector manipulations; linear combinations; </text:p>
          </table:table-cell>
        </table:table-row>
        <table:table-row table:style-name="ro1">
          <table:table-cell/>
          <table:table-cell office:value-type="float" office:value="150" calcext:value-type="float">
            <text:p>150</text:p>
          </table:table-cell>
          <table:table-cell office:value-type="string" calcext:value-type="string">
            <text:p>SS150</text:p>
          </table:table-cell>
          <table:table-cell office:value-type="string" calcext:value-type="string">
            <text:p>--- Commands: Maximization Lemmas ---</text:p>
          </table:table-cell>
          <table:table-cell office:value-type="string" calcext:value-type="string">
            <text:p>STAT 571 (multivariate)</text:p>
          </table:table-cell>
          <table:table-cell office:value-type="string" calcext:value-type="string">
            <text:p>* Cauchy-Schwarz inequality (for vectors in general) * extended Cauchy-Schwarz inequality * maximization lemma * maximization of quadratic forms</text:p>
          </table:table-cell>
          <table:table-cell office:value-type="string" calcext:value-type="string">
            <text:p>R</text:p>
          </table:table-cell>
          <table:table-cell office:value-type="string" calcext:value-type="string">
            <text:p>maximization lemmas; <text:s/>Cauchy-Schwarz inequality; quadratic forms; </text:p>
          </table:table-cell>
        </table:table-row>
        <table:table-row table:style-name="ro1">
          <table:table-cell/>
          <table:table-cell office:value-type="float" office:value="151" calcext:value-type="float">
            <text:p>151</text:p>
          </table:table-cell>
          <table:table-cell office:value-type="string" calcext:value-type="string">
            <text:p>SS151</text:p>
          </table:table-cell>
          <table:table-cell office:value-type="string" calcext:value-type="string">
            <text:p>--- Commands: Multivariate Normal Distrib ---</text:p>
          </table:table-cell>
          <table:table-cell office:value-type="string" calcext:value-type="string">
            <text:p>STAT 571 (multivariate)</text:p>
          </table:table-cell>
          <table:table-cell office:value-type="string" calcext:value-type="string">
            <text:p>* pull variates from the mvn <text:s text:c="2"/>MULTIVARIATE NORMAL (MVN) DISTRIBUTION </text:p>
          </table:table-cell>
          <table:table-cell office:value-type="string" calcext:value-type="string">
            <text:p>R</text:p>
          </table:table-cell>
          <table:table-cell office:value-type="string" calcext:value-type="string">
            <text:p>probability distributions; multivariate normal; library(mvtnorm); detailed description</text:p>
          </table:table-cell>
        </table:table-row>
        <table:table-row table:style-name="ro1">
          <table:table-cell/>
          <table:table-cell office:value-type="float" office:value="152" calcext:value-type="float">
            <text:p>152</text:p>
          </table:table-cell>
          <table:table-cell office:value-type="string" calcext:value-type="string">
            <text:p>SS152</text:p>
          </table:table-cell>
          <table:table-cell office:value-type="string" calcext:value-type="string">
            <text:p>--- Commands: Principal Components Analysis --- </text:p>
          </table:table-cell>
          <table:table-cell office:value-type="string" calcext:value-type="string">
            <text:p>STAT 571 (multivariate)</text:p>
          </table:table-cell>
          <table:table-cell office:value-type="string" calcext:value-type="string">
            <text:p>* perform principal components analysis * compare principal components analysis and canonnical correlations <text:s text:c="5"/>Principal Components: <text:s/>*Principal Component Analysis (PCA) considers interrelationships WITHIN a set of variables; <text:s text:c="2"/>Canonical Correlation Analysis (CCA) considers interrelationships BETWEEN exactly two sets <text:s/>of (mega) variables. <text:s text:c="2"/>*objective: describe the variance in a set of (correlated) variables from a single RV_1 in terms of a new set of (uncorrelated) orthogonal variables (RV_2) which are linear combos <text:s/>of the first set: <text:s text:c="2"/>RV_1 = [X_1 | X_2 | X_3 | X_4| X_5] <text:s text:c="3"/>RV_2 = [Y_1 | Y_2 | ... | Y_i] <text:s text:c="3"/>Y_1 = a_1' %*% RV_1 <text:s text:c="2"/>#PC1 <text:s text:c="3"/>Y_2 = a_2' %*% RV_1 <text:s text:c="2"/>#PC2 <text:s text:c="3"/>. . . <text:s text:c="4"/>Y_i = a_i' %*% RV_1 <text:s text:c="2"/>#PCi</text:p>
          </table:table-cell>
          <table:table-cell office:value-type="string" calcext:value-type="string">
            <text:p>R</text:p>
          </table:table-cell>
          <table:table-cell office:value-type="string" calcext:value-type="string">
            <text:p>principal components analysis; detailed description; algorithm; summary(princomp()); structure matrix; eigen()</text:p>
          </table:table-cell>
        </table:table-row>
        <table:table-row table:style-name="ro1">
          <table:table-cell/>
          <table:table-cell office:value-type="float" office:value="153" calcext:value-type="float">
            <text:p>153</text:p>
          </table:table-cell>
          <table:table-cell office:value-type="string" calcext:value-type="string">
            <text:p>SS153</text:p>
          </table:table-cell>
          <table:table-cell office:value-type="string" calcext:value-type="string">
            <text:p>--- Summary Stats: Mean, Variances, CorrCoeffs---</text:p>
          </table:table-cell>
          <table:table-cell office:value-type="string" calcext:value-type="string">
            <text:p>STAT 571 (multivariate)</text:p>
          </table:table-cell>
          <table:table-cell office:value-type="string" calcext:value-type="string">
            <text:p>* create the matrix of standard deviations (take the diag then make the diag) * create a new vector created from a linear combination of vectors * create a new matrix of vectors from a linear combo of vectors * calculate the variance-covariance matrix for linear combos of vectors <text:s text:c="2"/>MEAN, VARIANCE, AND CORRELATION COEFFICIENT OF RANDOM VECTORS (multivariate)</text:p>
          </table:table-cell>
          <table:table-cell office:value-type="string" calcext:value-type="string">
            <text:p>R</text:p>
          </table:table-cell>
          <table:table-cell office:value-type="string" calcext:value-type="string">
            <text:p>summary statistics; mean; variance; correlation coefficient; diag(diag(sqrt(cov())); </text:p>
          </table:table-cell>
        </table:table-row>
        <table:table-row table:style-name="ro1">
          <table:table-cell/>
          <table:table-cell office:value-type="float" office:value="154" calcext:value-type="float">
            <text:p>154</text:p>
          </table:table-cell>
          <table:table-cell office:value-type="string" calcext:value-type="string">
            <text:p>SS154</text:p>
          </table:table-cell>
          <table:table-cell office:value-type="string" calcext:value-type="string">
            <text:p>--- Commands: Matrix of Deviations ---</text:p>
          </table:table-cell>
          <table:table-cell office:value-type="string" calcext:value-type="string">
            <text:p>STAT 571 (multivariate)</text:p>
          </table:table-cell>
          <table:table-cell office:value-type="string" calcext:value-type="string">
            <text:p>* create aa matrix of deviations (residuals) <text:s text:c="2"/>MATRIX OF DEVIATIONS (RESIDUALS)</text:p>
          </table:table-cell>
          <table:table-cell office:value-type="string" calcext:value-type="string">
            <text:p>R</text:p>
          </table:table-cell>
          <table:table-cell office:value-type="string" calcext:value-type="string">
            <text:p>matrix of deviations; residuals</text:p>
          </table:table-cell>
        </table:table-row>
        <table:table-row table:style-name="ro1">
          <table:table-cell/>
          <table:table-cell office:value-type="float" office:value="155" calcext:value-type="float">
            <text:p>155</text:p>
          </table:table-cell>
          <table:table-cell office:value-type="string" calcext:value-type="string">
            <text:p>SS155</text:p>
          </table:table-cell>
          <table:table-cell office:value-type="string" calcext:value-type="string">
            <text:p>--- DMM: Information Theory--- </text:p>
          </table:table-cell>
          <table:table-cell office:value-type="string" calcext:value-type="string">
            <text:p>SYSC 551 (DMM)</text:p>
          </table:table-cell>
          <table:table-cell office:value-type="string" calcext:value-type="string">
            <text:p>* information theory basic definitions</text:p>
          </table:table-cell>
          <table:table-cell office:value-type="string" calcext:value-type="string">
            <text:p>R</text:p>
          </table:table-cell>
          <table:table-cell office:value-type="string" calcext:value-type="string">
            <text:p>information theory; definitions</text:p>
          </table:table-cell>
        </table:table-row>
        <table:table-row table:style-name="ro1">
          <table:table-cell/>
          <table:table-cell office:value-type="float" office:value="156" calcext:value-type="float">
            <text:p>156</text:p>
          </table:table-cell>
          <table:table-cell office:value-type="string" calcext:value-type="string">
            <text:p>SS156</text:p>
          </table:table-cell>
          <table:table-cell office:value-type="string" calcext:value-type="string">
            <text:p><text:s/>--- DMM: HP 50g ---</text:p>
          </table:table-cell>
          <table:table-cell/>
          <table:table-cell office:value-type="string" calcext:value-type="string">
            <text:p>* calculate entropy on HP50g #STO to 'X' <text:s text:c="6"/># take log_2 of X ('log(X)/log(2)' [EVAL]) <text:s text:c="6"/>#output==&gt; {-1. -2. -3. -3.} <text:s text:c="6"/>#change to column vector ([LXC]) <text:s text:c="6"/>#recall X; <text:s text:c="8"/>change to col vector ([LXC]) <text:s text:c="8"/>change to row vector ([RXC]) <text:s text:c="6"/>#set stack for matrix multiplication (1x4) (4x1) <text:s text:c="6"/>#[MTH] -&gt; 1.VECTOR -&gt; 2. DOT <text:s text:c="6"/>#output ==&gt; -1.75</text:p>
          </table:table-cell>
          <table:table-cell office:value-type="string" calcext:value-type="string">
            <text:p>HP50g</text:p>
          </table:table-cell>
          <table:table-cell office:value-type="string" calcext:value-type="string">
            <text:p>matrix ops on HP50g</text:p>
          </table:table-cell>
        </table:table-row>
        <table:table-row table:style-name="ro1">
          <table:table-cell/>
          <table:table-cell office:value-type="float" office:value="157" calcext:value-type="float">
            <text:p>157</text:p>
          </table:table-cell>
          <table:table-cell office:value-type="string" calcext:value-type="string">
            <text:p>SS157</text:p>
          </table:table-cell>
          <table:table-cell office:value-type="string" calcext:value-type="string">
            <text:p>---- various ggplots -------------------</text:p>
          </table:table-cell>
          <table:table-cell/>
          <table:table-cell office:value-type="string" calcext:value-type="string">
            <text:p>* create histograms in ggplot2 * plot all the histograms in a single statement</text:p>
          </table:table-cell>
          <table:table-cell office:value-type="string" calcext:value-type="string">
            <text:p>R</text:p>
          </table:table-cell>
          <table:table-cell office:value-type="string" calcext:value-type="string">
            <text:p>graphics; ggplot2; histograms</text:p>
          </table:table-cell>
        </table:table-row>
        <table:table-row table:style-name="ro1">
          <table:table-cell/>
          <table:table-cell office:value-type="float" office:value="158" calcext:value-type="float">
            <text:p>158</text:p>
          </table:table-cell>
          <table:table-cell office:value-type="string" calcext:value-type="string">
            <text:p>SS158</text:p>
          </table:table-cell>
          <table:table-cell office:value-type="string" calcext:value-type="string">
            <text:p>---ggplot2: qplots() ------------- </text:p>
          </table:table-cell>
          <table:table-cell/>
          <table:table-cell office:value-type="string" calcext:value-type="string">
            <text:p>* create ggplot2 graphics * view Wickam's code * use splines</text:p>
          </table:table-cell>
          <table:table-cell/>
          <table:table-cell office:value-type="string" calcext:value-type="string">
            <text:p>graphics; ggplot2; qplots; library(mgcv); library(splines)</text:p>
          </table:table-cell>
        </table:table-row>
        <table:table-row table:style-name="ro1">
          <table:table-cell/>
          <table:table-cell office:value-type="float" office:value="159" calcext:value-type="float">
            <text:p>159</text:p>
          </table:table-cell>
          <table:table-cell office:value-type="string" calcext:value-type="string">
            <text:p>SS159</text:p>
          </table:table-cell>
          <table:table-cell office:value-type="string" calcext:value-type="string">
            <text:p>---- ggplots: layers ----------</text:p>
          </table:table-cell>
          <table:table-cell/>
          <table:table-cell office:value-type="string" calcext:value-type="string">
            <text:p>* create ggplot2 graphics * view Wickam's code * use layers</text:p>
          </table:table-cell>
          <table:table-cell office:value-type="string" calcext:value-type="string">
            <text:p>R</text:p>
          </table:table-cell>
          <table:table-cell office:value-type="string" calcext:value-type="string">
            <text:p>graphics; ggplot2; layers; data(); </text:p>
          </table:table-cell>
        </table:table-row>
        <table:table-row table:style-name="ro1">
          <table:table-cell/>
          <table:table-cell office:value-type="float" office:value="160" calcext:value-type="float">
            <text:p>160</text:p>
          </table:table-cell>
          <table:table-cell office:value-type="string" calcext:value-type="string">
            <text:p>SS160</text:p>
          </table:table-cell>
          <table:table-cell office:value-type="string" calcext:value-type="string">
            <text:p>----ggplot2: scales ------------</text:p>
          </table:table-cell>
          <table:table-cell/>
          <table:table-cell office:value-type="string" calcext:value-type="string">
            <text:p>* create ggplot2 graphics * view Wickam's code * modify scales</text:p>
          </table:table-cell>
          <table:table-cell office:value-type="string" calcext:value-type="string">
            <text:p>R</text:p>
          </table:table-cell>
          <table:table-cell office:value-type="string" calcext:value-type="string">
            <text:p>graphics; ggplot2; scales</text:p>
          </table:table-cell>
        </table:table-row>
        <table:table-row table:style-name="ro1">
          <table:table-cell/>
          <table:table-cell office:value-type="float" office:value="161" calcext:value-type="float">
            <text:p>161</text:p>
          </table:table-cell>
          <table:table-cell office:value-type="string" calcext:value-type="string">
            <text:p>SS161</text:p>
          </table:table-cell>
          <table:table-cell office:value-type="string" calcext:value-type="string">
            <text:p>---- ggplots2: data ---------------</text:p>
          </table:table-cell>
          <table:table-cell/>
          <table:table-cell office:value-type="string" calcext:value-type="string">
            <text:p>* create ggplot2 graphics * view Wickam's code * plot data</text:p>
          </table:table-cell>
          <table:table-cell office:value-type="string" calcext:value-type="string">
            <text:p>R</text:p>
          </table:table-cell>
          <table:table-cell office:value-type="string" calcext:value-type="string">
            <text:p>graphics; ggplot; data</text:p>
          </table:table-cell>
        </table:table-row>
        <table:table-row table:style-name="ro1">
          <table:table-cell/>
          <table:table-cell office:value-type="float" office:value="162" calcext:value-type="float">
            <text:p>162</text:p>
          </table:table-cell>
          <table:table-cell office:value-type="string" calcext:value-type="string">
            <text:p>SS162</text:p>
          </table:table-cell>
          <table:table-cell office:value-type="string" calcext:value-type="string">
            <text:p>---- <text:s/>ggplot2: polishing ----------------</text:p>
          </table:table-cell>
          <table:table-cell/>
          <table:table-cell office:value-type="string" calcext:value-type="string">
            <text:p>* create ggplot2 graphics * view Wickam's code * polish graphics</text:p>
          </table:table-cell>
          <table:table-cell office:value-type="string" calcext:value-type="string">
            <text:p>R</text:p>
          </table:table-cell>
          <table:table-cell office:value-type="string" calcext:value-type="string">
            <text:p>graphics; ggplot2; polishing; viewport();</text:p>
          </table:table-cell>
        </table:table-row>
        <table:table-row table:style-name="ro1">
          <table:table-cell/>
          <table:table-cell office:value-type="float" office:value="163" calcext:value-type="float">
            <text:p>163</text:p>
          </table:table-cell>
          <table:table-cell office:value-type="string" calcext:value-type="string">
            <text:p>SS163</text:p>
          </table:table-cell>
          <table:table-cell office:value-type="string" calcext:value-type="string">
            <text:p>---- ggplot2: position ----------------------------------------</text:p>
          </table:table-cell>
          <table:table-cell/>
          <table:table-cell office:value-type="string" calcext:value-type="string">
            <text:p>* create ggplot2 graphics * view Wickam's code * positioning in graphics</text:p>
          </table:table-cell>
          <table:table-cell office:value-type="string" calcext:value-type="string">
            <text:p>R</text:p>
          </table:table-cell>
          <table:table-cell office:value-type="string" calcext:value-type="string">
            <text:p>graphics; ggplot2; position; facet_grid()</text:p>
          </table:table-cell>
        </table:table-row>
        <table:table-row table:style-name="ro1">
          <table:table-cell/>
          <table:table-cell office:value-type="float" office:value="164" calcext:value-type="float">
            <text:p>164</text:p>
          </table:table-cell>
          <table:table-cell office:value-type="string" calcext:value-type="string">
            <text:p>SS164</text:p>
          </table:table-cell>
          <table:table-cell office:value-type="string" calcext:value-type="string">
            <text:p>--- ggplot2:grid ---------------------------</text:p>
          </table:table-cell>
          <table:table-cell/>
          <table:table-cell office:value-type="string" calcext:value-type="string">
            <text:p>* create ggplot2 graphics * view Wickam's code * using the grid</text:p>
          </table:table-cell>
          <table:table-cell/>
          <table:table-cell office:value-type="string" calcext:value-type="string">
            <text:p>graphics; ggplot2; grid</text:p>
          </table:table-cell>
        </table:table-row>
        <table:table-row table:style-name="ro1">
          <table:table-cell/>
          <table:table-cell office:value-type="float" office:value="165" calcext:value-type="float">
            <text:p>165</text:p>
          </table:table-cell>
          <table:table-cell office:value-type="string" calcext:value-type="string">
            <text:p>SS165</text:p>
          </table:table-cell>
          <table:table-cell office:value-type="string" calcext:value-type="string">
            <text:p>---- ggplot2:duplication ---------------------------</text:p>
          </table:table-cell>
          <table:table-cell/>
          <table:table-cell office:value-type="string" calcext:value-type="string">
            <text:p>* create ggplot2 graphics * view Wickam's code * duplication </text:p>
          </table:table-cell>
          <table:table-cell office:value-type="string" calcext:value-type="string">
            <text:p>R</text:p>
          </table:table-cell>
          <table:table-cell office:value-type="string" calcext:value-type="string">
            <text:p>graphics; ggplots2: duplication;</text:p>
          </table:table-cell>
        </table:table-row>
        <table:table-row table:style-name="ro1">
          <table:table-cell/>
          <table:table-cell office:value-type="float" office:value="166" calcext:value-type="float">
            <text:p>166</text:p>
          </table:table-cell>
          <table:table-cell office:value-type="string" calcext:value-type="string">
            <text:p>SS166</text:p>
          </table:table-cell>
          <table:table-cell office:value-type="string" calcext:value-type="string">
            <text:p>---- ggplot2:mastery ---------------------------------</text:p>
          </table:table-cell>
          <table:table-cell/>
          <table:table-cell office:value-type="string" calcext:value-type="string">
            <text:p>* create ggplot2 graphics * view Wickam's code * add multiple lines</text:p>
          </table:table-cell>
          <table:table-cell office:value-type="string" calcext:value-type="string">
            <text:p>R</text:p>
          </table:table-cell>
          <table:table-cell office:value-type="string" calcext:value-type="string">
            <text:p>graphics; ggplot2; mastery; add a regression line to each group</text:p>
          </table:table-cell>
        </table:table-row>
        <table:table-row table:style-name="ro1">
          <table:table-cell/>
          <table:table-cell office:value-type="float" office:value="167" calcext:value-type="float">
            <text:p>167</text:p>
          </table:table-cell>
          <table:table-cell office:value-type="string" calcext:value-type="string">
            <text:p>SS167</text:p>
          </table:table-cell>
          <table:table-cell office:value-type="string" calcext:value-type="string">
            <text:p>---- ggplot2: misc ---------------------</text:p>
          </table:table-cell>
          <table:table-cell office:value-type="string" calcext:value-type="string">
            <text:p>http://ggplot2.org/</text:p>
          </table:table-cell>
          <table:table-cell office:value-type="string" calcext:value-type="string">
            <text:p>* create ggplot2 graphics * view Wickam's code * misc</text:p>
          </table:table-cell>
          <table:table-cell office:value-type="string" calcext:value-type="string">
            <text:p>R</text:p>
          </table:table-cell>
          <table:table-cell office:value-type="string" calcext:value-type="string">
            <text:p>graphics; ggplots2; misc</text:p>
          </table:table-cell>
        </table:table-row>
        <table:table-row table:style-name="ro1">
          <table:table-cell/>
          <table:table-cell office:value-type="float" office:value="168" calcext:value-type="float">
            <text:p>168</text:p>
          </table:table-cell>
          <table:table-cell office:value-type="string" calcext:value-type="string">
            <text:p>SS168</text:p>
          </table:table-cell>
          <table:table-cell office:value-type="string" calcext:value-type="string">
            <text:p>---- ggplots2: toolbox ---------------------</text:p>
          </table:table-cell>
          <table:table-cell/>
          <table:table-cell office:value-type="string" calcext:value-type="string">
            <text:p>* create ggplot2 graphics * view Wickam's code * <text:s/>view basic geoms applied to the same data <text:s/>Wickam's code p &lt;- ggplot(df, aes(x, y, label = label)) <text:s/>+ xlab(NULL) <text:s/>+ ylab(NULL) <text:s/>p + geom_point() + opts(title = "geom_point") p + geom_bar(stat="identity") + <text:s text:c="3"/>opts(title = "geom_bar(stat=\"identity\")") p + geom_line() + opts(title = "geom_line") p + geom_area() + opts(title = "geom_area") p + geom_path() + opts(title = "geom_path") p + geom_text() + opts(title = "geom_text") p + geom_tile() + opts(title = "geom_tile") p + geom_polygon() + opts(title = "geom_polygon")</text:p>
          </table:table-cell>
          <table:table-cell office:value-type="string" calcext:value-type="string">
            <text:p>R</text:p>
          </table:table-cell>
          <table:table-cell office:value-type="string" calcext:value-type="string">
            <text:p>graphics; ggplots2: toolbox; <text:s/>basic geoms applied to the same data</text:p>
          </table:table-cell>
        </table:table-row>
        <table:table-row table:style-name="ro1">
          <table:table-cell/>
          <table:table-cell office:value-type="float" office:value="169" calcext:value-type="float">
            <text:p>169</text:p>
          </table:table-cell>
          <table:table-cell office:value-type="string" calcext:value-type="string">
            <text:p>SS169</text:p>
          </table:table-cell>
          <table:table-cell office:value-type="string" calcext:value-type="string">
            <text:p>Chapter 5 Graphing Data with R </text:p>
          </table:table-cell>
          <table:table-cell/>
          <table:table-cell office:value-type="string" calcext:value-type="string">
            <text:p>* create graphics with the original R functions * create graphics with ggplot2 <text:s/>focus on two R graphics packages: graphics and ggplot2. <text:s text:c="2"/>The graphics package contains the original R graphics functions and is installed and loaded into scope by default. Its functions are easy to use and produce a variety of useful graphs. <text:s text:c="2"/>The ggplot2 package provides alternative graphics functionality based on Wilkinson’s grammar of graphics </text:p>
          </table:table-cell>
          <table:table-cell office:value-type="string" calcext:value-type="string">
            <text:p>R</text:p>
          </table:table-cell>
          <table:table-cell office:value-type="string" calcext:value-type="string">
            <text:p>manual; graphics; ggplot2</text:p>
          </table:table-cell>
        </table:table-row>
        <table:table-row table:style-name="ro1">
          <table:table-cell/>
          <table:table-cell office:value-type="float" office:value="170" calcext:value-type="float">
            <text:p>170</text:p>
          </table:table-cell>
          <table:table-cell office:value-type="string" calcext:value-type="string">
            <text:p>SS170</text:p>
          </table:table-cell>
          <table:table-cell office:value-type="string" calcext:value-type="string">
            <text:p>---- Tukey's Pairwise Comparison (post-ANOVA) -------</text:p>
          </table:table-cell>
          <table:table-cell office:value-type="string" calcext:value-type="string">
            <text:p>STAT 565 (exp design )</text:p>
          </table:table-cell>
          <table:table-cell office:value-type="string" calcext:value-type="string">
            <text:p>* performTukey's pairwise comparisons <text:s/>TukeyHSD() <text:s text:c="3"/>library("agricolae") test&lt;-HSD.test(anova2, "ind", group=TRUE) test&lt;-HSD.test(anova2, "ind", group=FALSE) <text:s text:c="2"/></text:p>
          </table:table-cell>
          <table:table-cell office:value-type="string" calcext:value-type="string">
            <text:p>R</text:p>
          </table:table-cell>
          <table:table-cell office:value-type="string" calcext:value-type="string">
            <text:p>ANOVA; Tukey's test; library(agricolae); HSD.test(); TukeyHSD()</text:p>
          </table:table-cell>
        </table:table-row>
        <table:table-row table:style-name="ro1">
          <table:table-cell/>
          <table:table-cell office:value-type="float" office:value="171" calcext:value-type="float">
            <text:p>171</text:p>
          </table:table-cell>
          <table:table-cell office:value-type="string" calcext:value-type="string">
            <text:p>SS171</text:p>
          </table:table-cell>
          <table:table-cell office:value-type="string" calcext:value-type="string">
            <text:p><text:s/>--- data entry for RCBD ------</text:p>
          </table:table-cell>
          <table:table-cell office:value-type="string" calcext:value-type="string">
            <text:p>STAT 565 (exp design)</text:p>
          </table:table-cell>
          <table:table-cell office:value-type="string" calcext:value-type="string">
            <text:p>* enter data for RCBD (randomized complete block design)</text:p>
          </table:table-cell>
          <table:table-cell office:value-type="string" calcext:value-type="string">
            <text:p>R</text:p>
          </table:table-cell>
          <table:table-cell office:value-type="string" calcext:value-type="string">
            <text:p>ANOVA; RCBD; str(); stack()</text:p>
          </table:table-cell>
        </table:table-row>
        <table:table-row table:style-name="ro1">
          <table:table-cell/>
          <table:table-cell office:value-type="float" office:value="172" calcext:value-type="float">
            <text:p>172</text:p>
          </table:table-cell>
          <table:table-cell office:value-type="string" calcext:value-type="string">
            <text:p>SS172</text:p>
          </table:table-cell>
          <table:table-cell office:value-type="string" calcext:value-type="string">
            <text:p>ANOVA with RCBD and Latin Squares</text:p>
          </table:table-cell>
          <table:table-cell office:value-type="string" calcext:value-type="string">
            <text:p>STAT 565 (exp design)</text:p>
          </table:table-cell>
          <table:table-cell office:value-type="string" calcext:value-type="string">
            <text:p>* examples of RCBD * examples of Latin squares <text:s/>Randomized Complete Block Design (RCBD) <text:s text:c="3"/>RCBD: examples and model <text:s text:c="3"/>Estimates, ANOVA table and f-tests <text:s text:c="3"/>Checking assumptions <text:s text:c="3"/>RCBD with subsampling: Model 2 Latin square design <text:s text:c="3"/>Design and model <text:s text:c="3"/>ANOVA table <text:s text:c="3"/>Multiple Latin squares </text:p>
          </table:table-cell>
          <table:table-cell office:value-type="string" calcext:value-type="string">
            <text:p>R</text:p>
          </table:table-cell>
          <table:table-cell office:value-type="string" calcext:value-type="string">
            <text:p>manual; <text:s/>ANOVA; RCBD; Latin Squares</text:p>
          </table:table-cell>
        </table:table-row>
        <table:table-row table:style-name="ro1">
          <table:table-cell/>
          <table:table-cell office:value-type="float" office:value="173" calcext:value-type="float">
            <text:p>173</text:p>
          </table:table-cell>
          <table:table-cell office:value-type="string" calcext:value-type="string">
            <text:p>SS173</text:p>
          </table:table-cell>
          <table:table-cell office:value-type="string" calcext:value-type="string">
            <text:p>---- graphical comparison of means -------------</text:p>
          </table:table-cell>
          <table:table-cell office:value-type="string" calcext:value-type="string">
            <text:p>STAT 565 (exp design)</text:p>
          </table:table-cell>
          <table:table-cell office:value-type="string" calcext:value-type="string">
            <text:p>* create plots of re-scaled means <text:s/>* plot the t-distribution and compare to treatment means <text:s/>* graphically compare means <text:s text:c="3"/>---- plot the t-distribution and compare to treatment means ---------- <text:s/>x_values3 &lt;- c(298, 451, 281) <text:s/>#treatment means df &lt;- 11 <text:s/>#par(mfrow = n2mfrow(2)) par(mfrow = n2mfrow(3)) curve(dt(x-340, 11), 330, 350) curve(dt(x-340, 15), 250, 450) plot(x_values3, y=c(rep(0,3)), col="red", bty="n", yaxt='n', ylab="", xlab="") axis(1, at=c(seq(250,450, 25)))</text:p>
          </table:table-cell>
          <table:table-cell office:value-type="string" calcext:value-type="string">
            <text:p>R</text:p>
          </table:table-cell>
          <table:table-cell office:value-type="string" calcext:value-type="string">
            <text:p>graphics; ANOVA; graphical comparison of means; model.tables(); pt(); </text:p>
          </table:table-cell>
        </table:table-row>
        <table:table-row table:style-name="ro1">
          <table:table-cell/>
          <table:table-cell office:value-type="float" office:value="174" calcext:value-type="float">
            <text:p>174</text:p>
          </table:table-cell>
          <table:table-cell office:value-type="string" calcext:value-type="string">
            <text:p>SS174</text:p>
          </table:table-cell>
          <table:table-cell office:value-type="string" calcext:value-type="string">
            <text:p>Linear Models</text:p>
          </table:table-cell>
          <table:table-cell office:value-type="string" calcext:value-type="string">
            <text:p>STAT 565 (exp design)</text:p>
          </table:table-cell>
          <table:table-cell office:value-type="string" calcext:value-type="string">
            <text:p>* create linear models * evaluate fit of linear models <text:s/>* use splines <text:s text:c="3"/>Let us try some linear models, starting with multiple regression and analysis of covariance models, and then moving on to models using regression splines. In this section I will use the data read in Section 3, so make sure the fpe data frame is attached to your current session. </text:p>
          </table:table-cell>
          <table:table-cell office:value-type="string" calcext:value-type="string">
            <text:p>R</text:p>
          </table:table-cell>
          <table:table-cell office:value-type="string" calcext:value-type="string">
            <text:p>linear models; linear regression; lm(); QQ plots; residuals plots; library(splines); </text:p>
          </table:table-cell>
        </table:table-row>
        <table:table-row table:style-name="ro1">
          <table:table-cell/>
          <table:table-cell office:value-type="float" office:value="175" calcext:value-type="float">
            <text:p>175</text:p>
          </table:table-cell>
          <table:table-cell office:value-type="string" calcext:value-type="string">
            <text:p>SS175</text:p>
          </table:table-cell>
          <table:table-cell office:value-type="string" calcext:value-type="string">
            <text:p>Formulae in R: ANOVA and other models, mixed and fixed effects </text:p>
          </table:table-cell>
          <table:table-cell office:value-type="string" calcext:value-type="string">
            <text:p>STAT 565 (exp design)</text:p>
          </table:table-cell>
          <table:table-cell office:value-type="string" calcext:value-type="string">
            <text:p>* create detailed formulas</text:p>
          </table:table-cell>
          <table:table-cell office:value-type="string" calcext:value-type="string">
            <text:p>R</text:p>
          </table:table-cell>
          <table:table-cell office:value-type="string" calcext:value-type="string">
            <text:p>ANOVA; model formulas; aov(); lmer()</text:p>
          </table:table-cell>
        </table:table-row>
        <table:table-row table:style-name="ro1">
          <table:table-cell/>
          <table:table-cell office:value-type="float" office:value="176" calcext:value-type="float">
            <text:p>176</text:p>
          </table:table-cell>
          <table:table-cell office:value-type="string" calcext:value-type="string">
            <text:p>SS176</text:p>
          </table:table-cell>
          <table:table-cell office:value-type="string" calcext:value-type="string">
            <text:p>Title: HW8a2_Prob9.3 --- STAT 510 Date: 11/21/14 Author: Marron <text:s/>GOAL: Bayesian model for crime data; Prob 9.3 (Hoff)</text:p>
          </table:table-cell>
          <table:table-cell office:value-type="string" calcext:value-type="string">
            <text:p>STAT 510 (Bayesian)</text:p>
          </table:table-cell>
          <table:table-cell office:value-type="string" calcext:value-type="string">
            <text:p>Use a multivariate regression model to fit DV=crime rate to IVs= 15 regressors <text:s/></text:p>
          </table:table-cell>
          <table:table-cell office:value-type="string" calcext:value-type="string">
            <text:p>R; BUGS</text:p>
          </table:table-cell>
          <table:table-cell office:value-type="string" calcext:value-type="string">
            <text:p>Bayesian; BUGS; variable selection; library (BMA); MC3.REG(); multivariate regression; library(randomForest); data export from R; write.table(); options(scipen=999); </text:p>
          </table:table-cell>
        </table:table-row>
        <table:table-row table:style-name="ro1">
          <table:table-cell/>
          <table:table-cell office:value-type="float" office:value="177" calcext:value-type="float">
            <text:p>177</text:p>
          </table:table-cell>
          <table:table-cell office:value-type="string" calcext:value-type="string">
            <text:p>SS177</text:p>
          </table:table-cell>
          <table:table-cell office:value-type="string" calcext:value-type="string">
            <text:p>code book for tracking stats and modeling data in R</text:p>
          </table:table-cell>
          <table:table-cell office:value-type="string" calcext:value-type="string">
            <text:p>Marron</text:p>
          </table:table-cell>
          <table:table-cell/>
          <table:table-cell office:value-type="string" calcext:value-type="string">
            <text:p>R</text:p>
          </table:table-cell>
          <table:table-cell office:value-type="string" calcext:value-type="string">
            <text:p>code book for tracking data in R</text:p>
          </table:table-cell>
        </table:table-row>
        <table:table-row table:style-name="ro1">
          <table:table-cell/>
          <table:table-cell office:value-type="float" office:value="178" calcext:value-type="float">
            <text:p>178</text:p>
          </table:table-cell>
          <table:table-cell office:value-type="string" calcext:value-type="string">
            <text:p>SS178</text:p>
          </table:table-cell>
          <table:table-cell office:value-type="string" calcext:value-type="string">
            <text:p>--- Cluster Analysis with Primitive Estimators: Design I ---</text:p>
          </table:table-cell>
          <table:table-cell office:value-type="string" calcext:value-type="string">
            <text:p>STAT 576 (survey design)</text:p>
          </table:table-cell>
          <table:table-cell office:value-type="string" calcext:value-type="string">
            <text:p>*cluster analysis estimators depend on design: <text:s/>I EP Sampling:SRS <text:s text:c="3"/>Single-Stage <text:s text:c="2"/>Two-Stage II UEP Sampling: WR <text:s text:c="2"/>Single-Stage <text:s text:c="2"/>Two-Stage III UEP Sampling: WOR <text:s text:c="2"/>Single-Stage <text:s text:c="2"/>Two-Stage</text:p>
          </table:table-cell>
          <table:table-cell office:value-type="string" calcext:value-type="string">
            <text:p>R</text:p>
          </table:table-cell>
          <table:table-cell office:value-type="string" calcext:value-type="string">
            <text:p>survey design; cluster analysis with primitive estimators; unique(); <text:s/>t_hat_CI_t &lt;- function(t_hat, t_hat_SE, conf.level, df)</text:p>
          </table:table-cell>
        </table:table-row>
        <table:table-row table:style-name="ro1">
          <table:table-cell/>
          <table:table-cell office:value-type="float" office:value="179" calcext:value-type="float">
            <text:p>179</text:p>
          </table:table-cell>
          <table:table-cell office:value-type="string" calcext:value-type="string">
            <text:p>SS179</text:p>
          </table:table-cell>
          <table:table-cell office:value-type="string" calcext:value-type="string">
            <text:p><text:s/>--- Cluster Analysis with Primitive Estimators: Design II ---</text:p>
          </table:table-cell>
          <table:table-cell office:value-type="string" calcext:value-type="string">
            <text:p>STAT 576 (survey design)</text:p>
          </table:table-cell>
          <table:table-cell office:value-type="string" calcext:value-type="string">
            <text:p>*cluster analysis estimators depend on design <text:s/>I EP Sampling:SRS <text:s text:c="3"/>Single-Stage <text:s text:c="2"/>Two-Stage II UEP Sampling: WR <text:s text:c="2"/>Single-Stage <text:s text:c="2"/>Two-Stage III UEP Sampling: WOR <text:s text:c="2"/>Single-Stage <text:s text:c="2"/>Two-Stage</text:p>
          </table:table-cell>
          <table:table-cell office:value-type="string" calcext:value-type="string">
            <text:p>R</text:p>
          </table:table-cell>
          <table:table-cell office:value-type="string" calcext:value-type="string">
            <text:p>survey design; cluster analysis with primitive estimators; <text:s/>t_hat_CI_t &lt;- function(t_hat, t_hat_SE, conf.level, df); </text:p>
          </table:table-cell>
        </table:table-row>
        <table:table-row table:style-name="ro1">
          <table:table-cell/>
          <table:table-cell office:value-type="float" office:value="180" calcext:value-type="float">
            <text:p>180</text:p>
          </table:table-cell>
          <table:table-cell office:value-type="string" calcext:value-type="string">
            <text:p>SS180</text:p>
          </table:table-cell>
          <table:table-cell office:value-type="string" calcext:value-type="string">
            <text:p>--- Cluster Analysis with the H-T Estimator: Design III ---</text:p>
          </table:table-cell>
          <table:table-cell office:value-type="string" calcext:value-type="string">
            <text:p>STAT 576 (survey design)</text:p>
          </table:table-cell>
          <table:table-cell office:value-type="string" calcext:value-type="string">
            <text:p>UEP SAMPLING; WOR [NOT examined in detail] *Use Horvitz-Thompson estimator; t_hat_HT</text:p>
          </table:table-cell>
          <table:table-cell office:value-type="string" calcext:value-type="string">
            <text:p>R</text:p>
          </table:table-cell>
          <table:table-cell office:value-type="string" calcext:value-type="string">
            <text:p>survey design; horvitz-thompson estimator; cluster analysis with the H-T estimator</text:p>
          </table:table-cell>
        </table:table-row>
        <table:table-row table:style-name="ro1">
          <table:table-cell/>
          <table:table-cell office:value-type="float" office:value="181" calcext:value-type="float">
            <text:p>181</text:p>
          </table:table-cell>
          <table:table-cell office:value-type="string" calcext:value-type="string">
            <text:p>SS181</text:p>
          </table:table-cell>
          <table:table-cell office:value-type="string" calcext:value-type="string">
            <text:p>--- SRSWR: The Primitive Estimators ---</text:p>
          </table:table-cell>
          <table:table-cell office:value-type="string" calcext:value-type="string">
            <text:p>STAT 576 (survey design)</text:p>
          </table:table-cell>
          <table:table-cell office:value-type="string" calcext:value-type="string">
            <text:p>EXAMPLE 1: measures of a single, continuous rv (univariate data) lohr_data&lt;-data.frame(y=c(125,119,83,85,99,117,69,133,154,168,61,80,114,147,122,106,82,88,97,99)) N &lt;- 1132 <text:s text:c="6"/>#sampling frame pop number; given n &lt;- length(lohr_data[,1]) <text:s text:c="4"/>#sample number <text:s/>---Estimator-Unique Pre-Processing --- #pre-processing needed for proportion only <text:s/>charac&lt;-length(which(lohr_data &gt;= 90)) <text:s text:c="3"/>#define some characteristic of interest <text:s text:c="8"/>#here, the count of the obs &gt;= 90 <text:s text:c="6"/>--- estimators <text:s/>--- #ybar = (1/n)SUM[y_i] ybar &lt;- mean(lohr_data[,1]) <text:s text:c="4"/>#sample mean (direct estimator of ybar) <text:s/>#t_sample = SUM[y_i] t_sample &lt;- sum(lohr_data[,1]) <text:s text:c="4"/>#sample total (NOT a direct estimator) <text:s/>#t_hat = N*ybar t_hat &lt;- N*ybar <text:s text:c="6"/>#sample-derived total (direct estimator of t) <text:s/>#p_hat =[count of characteristic of interest / n] <text:s text:c="2"/>#p_hat is context-dependent p_hat &lt;- charac/n <text:s text:c="5"/>#ex. of a sample proportion (direct estimator) <text:s text:c="8"/>#here, say, prop &gt;= 90</text:p>
          </table:table-cell>
          <table:table-cell office:value-type="string" calcext:value-type="string">
            <text:p>R</text:p>
          </table:table-cell>
          <table:table-cell office:value-type="string" calcext:value-type="string">
            <text:p>survey design; SRS(WR): the primitive estimators; apply(); prop.table(); require(Hmisc); <text:s/>wtd.mean(); wtd.var(); </text:p>
          </table:table-cell>
        </table:table-row>
        <table:table-row table:style-name="ro1">
          <table:table-cell/>
          <table:table-cell office:value-type="float" office:value="182" calcext:value-type="float">
            <text:p>182</text:p>
          </table:table-cell>
          <table:table-cell office:value-type="string" calcext:value-type="string">
            <text:p>SS182</text:p>
          </table:table-cell>
          <table:table-cell office:value-type="string" calcext:value-type="string">
            <text:p>Confidence Interval for the Variance of a Normal Population </text:p>
          </table:table-cell>
          <table:table-cell office:value-type="string" calcext:value-type="string">
            <text:p>STAT 551/552 (app stat for sci and eng)</text:p>
          </table:table-cell>
          <table:table-cell table:number-columns-repeated="2"/>
          <table:table-cell office:value-type="string" calcext:value-type="string">
            <text:p>manual; confidence interval for the variance of a normal population</text:p>
          </table:table-cell>
        </table:table-row>
        <table:table-row table:style-name="ro1">
          <table:table-cell/>
          <table:table-cell office:value-type="float" office:value="183" calcext:value-type="float">
            <text:p>183</text:p>
          </table:table-cell>
          <table:table-cell office:value-type="string" calcext:value-type="string">
            <text:p>SS183</text:p>
          </table:table-cell>
          <table:table-cell office:value-type="string" calcext:value-type="string">
            <text:p>--- SRS(WOR): The Primitive Estimators ---</text:p>
          </table:table-cell>
          <table:table-cell office:value-type="string" calcext:value-type="string">
            <text:p>STAT 576 (survey design)</text:p>
          </table:table-cell>
          <table:table-cell office:value-type="string" calcext:value-type="string">
            <text:p>ESTIMATORS SRSWR Primitive Estimators = SRS Primitive Estimator <text:s text:c="2"/>ESTIMATOR EVALUATION fpc&lt;-(1-n/N) <text:s text:c="4"/>#the only difference between SRSWR <text:s text:c="37"/>(w/o) and <text:s/>SRS (w/)! </text:p>
          </table:table-cell>
          <table:table-cell office:value-type="string" calcext:value-type="string">
            <text:p>R</text:p>
          </table:table-cell>
          <table:table-cell office:value-type="string" calcext:value-type="string">
            <text:p>survey design; SRS(WOR); the primitive estimators; estimator evaluation</text:p>
          </table:table-cell>
        </table:table-row>
        <table:table-row table:style-name="ro1">
          <table:table-cell/>
          <table:table-cell office:value-type="float" office:value="184" calcext:value-type="float">
            <text:p>184</text:p>
          </table:table-cell>
          <table:table-cell office:value-type="string" calcext:value-type="string">
            <text:p>SS184</text:p>
          </table:table-cell>
          <table:table-cell office:value-type="string" calcext:value-type="string">
            <text:p>--- SRS with Difference Estimators ---</text:p>
          </table:table-cell>
          <table:table-cell office:value-type="string" calcext:value-type="string">
            <text:p>STAT 576 (survey design)</text:p>
          </table:table-cell>
          <table:table-cell office:value-type="string" calcext:value-type="string">
            <text:p>*Data from SRS includes Y (rv) and X (auxilliary rv) *Difference estimators are from a simple 'linear regression' w/ B1=1 gives: <text:s text:c="3"/>y = B0 + B1x <text:s text:c="3"/>B0 = (ybar - xbar) <text:s text:c="3"/>B1 = 1 <text:s text:c="2"/>y = ybar - xbar + x <text:s/>*variance of residuals <text:s/>= (y_s2 + x_s2 - 2*xy_s2) <text:s text:c="3"/>= SUM[e_i^2]/n (large samples) <text:s text:c="3"/>= SUM[e_i^2]/n-2 (small samples) <text:s text:c="3"/>= e_s2 <text:s text:c="3"/>= MSE <text:s text:c="4"/>#RMSE = sqrt(MSE)</text:p>
          </table:table-cell>
          <table:table-cell office:value-type="string" calcext:value-type="string">
            <text:p>R</text:p>
          </table:table-cell>
          <table:table-cell office:value-type="string" calcext:value-type="string">
            <text:p>survey design; SRS with difference estimators; </text:p>
          </table:table-cell>
        </table:table-row>
        <table:table-row table:style-name="ro1">
          <table:table-cell/>
          <table:table-cell office:value-type="float" office:value="185" calcext:value-type="float">
            <text:p>185</text:p>
          </table:table-cell>
          <table:table-cell office:value-type="string" calcext:value-type="string">
            <text:p>SS185</text:p>
          </table:table-cell>
          <table:table-cell office:value-type="string" calcext:value-type="string">
            <text:p>--- SRS with Ratio Estimators --- </text:p>
          </table:table-cell>
          <table:table-cell office:value-type="string" calcext:value-type="string">
            <text:p>STAT 576 (survey design)</text:p>
          </table:table-cell>
          <table:table-cell office:value-type="string" calcext:value-type="string">
            <text:p>*Data from SRS includes Y (rv) and X (auxilliary rv) *The 'true' pop ratio is given as: <text:s text:c="2"/>B = ybar_u/xbar_u <text:s text:c="2"/>B = t_u_y / t_u_x <text:s/>*The sample pop ratio is given as: <text:s text:c="2"/>B_hat = ybar/xbar <text:s text:c="3"/>B_hat = t_sample_y / t_sample_x <text:s/>*Rearrange for desired metric: <text:s text:c="2"/>ybar_hat_r <text:s/>= B_hat*xbar_u <text:s/>#xbar_u must be known <text:s text:c="2"/>t_hat_y_r <text:s/>= B_hat*t_u_x <text:s/>#t_u_x must be known <text:s/>*B_hat can be thought of as a slope: <text:s text:c="2"/>if n -&gt; N, bias(B_hat) = 0 <text:s text:c="2"/>if B_hat = least sq slope (xy_s2/x_s2), bias(B_hat) = 0 <text:s/>*B_hat is a proportion (= p_hat) <text:s/>*Derivation of the variance of B_hat requires the Delta method <text:s/>*variance in 'residuals' <text:s/>= (B_hat^2*x_s2 + y_s2 - 2*B_hat*xy_s2) <text:s text:c="4"/>= SUM[y_i - B_hat*x_i] <text:s text:c="2"/>#per Lohr p. 126</text:p>
          </table:table-cell>
          <table:table-cell office:value-type="string" calcext:value-type="string">
            <text:p>R</text:p>
          </table:table-cell>
          <table:table-cell office:value-type="string" calcext:value-type="string">
            <text:p>survey design; SRS with ratio estimators</text:p>
          </table:table-cell>
        </table:table-row>
        <table:table-row table:style-name="ro1">
          <table:table-cell/>
          <table:table-cell office:value-type="float" office:value="186" calcext:value-type="float">
            <text:p>186</text:p>
          </table:table-cell>
          <table:table-cell office:value-type="string" calcext:value-type="string">
            <text:p>SS186</text:p>
          </table:table-cell>
          <table:table-cell office:value-type="string" calcext:value-type="string">
            <text:p>--- SRS with Regression Estimators ---</text:p>
          </table:table-cell>
          <table:table-cell office:value-type="string" calcext:value-type="string">
            <text:p>STAT 576 (survey design)</text:p>
          </table:table-cell>
          <table:table-cell office:value-type="string" calcext:value-type="string">
            <text:p>*Data from SRS includes Y (rv) and X (auxilliary rv) *Simple linear regression on data gives: y = B0 + B1x <text:s text:c="6"/>B0 = (ybar - B1*xbar) <text:s text:c="6"/>B1 = xy_s2/x_s2 <text:s/>*variance of residuals <text:s/>= (y_s2 + B1^2*x_s2 - 2*B1*xy_s2) <text:s text:c="3"/>= SUM[e_i^2]/n (large samples) <text:s text:c="3"/>= SUM[e_i^2]/n-2 (small samples) <text:s text:c="3"/>= e_s2 <text:s text:c="3"/>= MSE <text:s text:c="4"/>#RMSE = sqrt(MSE) <text:s/>*minimize variance of ybar_hat_reg when B1=(xy_s2/x_s2); gives <text:s/>gives ==&gt; (min)ybar_hat_reg_var_hat = (y_s2/n)*fpc*(1-R^2) #R =Pearsons correlation coefficient <text:s/>*variance(ybar_hat_reg) &lt;= variance(ybar_hat) with equality iff R=0</text:p>
          </table:table-cell>
          <table:table-cell office:value-type="string" calcext:value-type="string">
            <text:p>R</text:p>
          </table:table-cell>
          <table:table-cell office:value-type="string" calcext:value-type="string">
            <text:p>survey design; SRS with regression estimators</text:p>
          </table:table-cell>
        </table:table-row>
        <table:table-row table:style-name="ro1">
          <table:table-cell/>
          <table:table-cell office:value-type="float" office:value="187" calcext:value-type="float">
            <text:p>187</text:p>
          </table:table-cell>
          <table:table-cell office:value-type="string" calcext:value-type="string">
            <text:p>SS187</text:p>
          </table:table-cell>
          <table:table-cell office:value-type="string" calcext:value-type="string">
            <text:p>--- Simple Random Sampling: Design ---</text:p>
          </table:table-cell>
          <table:table-cell office:value-type="string" calcext:value-type="string">
            <text:p>STAT 576 (survey design)</text:p>
          </table:table-cell>
          <table:table-cell office:value-type="string" calcext:value-type="string">
            <text:p><text:s/>*SRS and SRSWR *Design: overall precision, sample size, and sample selection *NB: hypergeometric distribution is the exact probability model for SRS(WOR) <text:s text:c="6"/>from a finite, dichotomous population (say, Male - Female) </text:p>
          </table:table-cell>
          <table:table-cell office:value-type="string" calcext:value-type="string">
            <text:p>R</text:p>
          </table:table-cell>
          <table:table-cell office:value-type="string" calcext:value-type="string">
            <text:p>survey design; SRS design</text:p>
          </table:table-cell>
        </table:table-row>
        <table:table-row table:style-name="ro1">
          <table:table-cell/>
          <table:table-cell office:value-type="float" office:value="188" calcext:value-type="float">
            <text:p>188</text:p>
          </table:table-cell>
          <table:table-cell office:value-type="string" calcext:value-type="string">
            <text:p>S188</text:p>
          </table:table-cell>
          <table:table-cell office:value-type="string" calcext:value-type="string">
            <text:p><text:s/>--- Cluster Design ---</text:p>
          </table:table-cell>
          <table:table-cell office:value-type="string" calcext:value-type="string">
            <text:p>STAT 576 (survey design)</text:p>
          </table:table-cell>
          <table:table-cell office:value-type="string" calcext:value-type="string">
            <text:p><text:s text:c="2"/>*design parameters: <text:s/>overall precision, <text:s text:c="2"/>definition of PSUs, <text:s text:c="2"/>no. PSUs to be sampled, <text:s text:c="2"/>no. SSUs to be sampled <text:s/>sample selection in PSUs and in SSUs <text:s/>*an iterative process <text:s/>1. Determine the desired precision <text:s/>2. Choose the PSU and SSU (subsampling) sizes <text:s/>3. Conjecture the variance acheived with that design <text:s/>4. Set n to acheive the precision <text:s/>5. Iterate (adding stratification and auxilliary variables to use in ratio estimation)</text:p>
          </table:table-cell>
          <table:table-cell office:value-type="string" calcext:value-type="string">
            <text:p>R</text:p>
          </table:table-cell>
          <table:table-cell office:value-type="string" calcext:value-type="string">
            <text:p>survey design; cluster sampling design</text:p>
          </table:table-cell>
        </table:table-row>
        <table:table-row table:style-name="ro1">
          <table:table-cell/>
          <table:table-cell office:value-type="float" office:value="189" calcext:value-type="float">
            <text:p>189</text:p>
          </table:table-cell>
          <table:table-cell office:value-type="string" calcext:value-type="string">
            <text:p>SS189</text:p>
          </table:table-cell>
          <table:table-cell office:value-type="string" calcext:value-type="string">
            <text:p>A Customized Panel Function for Lattice Graphics -- "panel.bulls_eye()"</text:p>
          </table:table-cell>
          <table:table-cell/>
          <table:table-cell office:value-type="string" calcext:value-type="string">
            <text:p><text:s/>Lattice graphics are one of several possible visualization methods in available in R that are most useful when working with grouped data. Plots are generated via a formula interface, often in the format of y ~ x | f -- where y is the dependent variable, x is the independent variable, and f is a grouping factor. Have a look at the attached file (bottom of page) for an example of data in this format. Each panel in the plot is generated by a panel function, using a subset of the original data as defined by the grouping variable. In most situations the standard panel functions, such as panel.xyplot, are sufficient. However, when working with more "interesting" data, a customized panel function is the way to go. </text:p>
          </table:table-cell>
          <table:table-cell office:value-type="string" calcext:value-type="string">
            <text:p>R</text:p>
          </table:table-cell>
          <table:table-cell office:value-type="string" calcext:value-type="string">
            <text:p>manual; graphics; library(lattice); custom panel function (R - Lattice Graphics);</text:p>
          </table:table-cell>
        </table:table-row>
        <table:table-row table:style-name="ro1">
          <table:table-cell/>
          <table:table-cell office:value-type="float" office:value="190" calcext:value-type="float">
            <text:p>190</text:p>
          </table:table-cell>
          <table:table-cell office:value-type="string" calcext:value-type="string">
            <text:p>SS190</text:p>
          </table:table-cell>
          <table:table-cell office:value-type="string" calcext:value-type="string">
            <text:p>Default Panel Function for xyplot </text:p>
          </table:table-cell>
          <table:table-cell/>
          <table:table-cell office:value-type="string" calcext:value-type="string">
            <text:p>panel.xyplot(x, y, type = "p", groups = NULL, pch, col, col.line, col.symbol, font, fontfamily, fontface, lty, cex, fill, lwd, horizontal = FALSE, ..., grid = FALSE, abline = NULL, jitter.x = FALSE, jitter.y = FALSE, factor = 0.5, amount = NULL, identifier = "xyplot") panel.splom(..., identifier = "splom") panel.qq(..., identifier = "qq") </text:p>
          </table:table-cell>
          <table:table-cell office:value-type="string" calcext:value-type="string">
            <text:p>R</text:p>
          </table:table-cell>
          <table:table-cell office:value-type="string" calcext:value-type="string">
            <text:p>manual; graphics; library(lattice); panel function; xyplot()</text:p>
          </table:table-cell>
        </table:table-row>
        <table:table-row table:style-name="ro1">
          <table:table-cell/>
          <table:table-cell office:value-type="float" office:value="191" calcext:value-type="float">
            <text:p>191</text:p>
          </table:table-cell>
          <table:table-cell office:value-type="string" calcext:value-type="string">
            <text:p>SS191</text:p>
          </table:table-cell>
          <table:table-cell office:value-type="string" calcext:value-type="string">
            <text:p>--- Commands: Design Effects ---</text:p>
          </table:table-cell>
          <table:table-cell office:value-type="string" calcext:value-type="string">
            <text:p>STAT 576 (survey design)</text:p>
          </table:table-cell>
          <table:table-cell office:value-type="string" calcext:value-type="string">
            <text:p><text:s text:c="2"/>* a measure of the precision (gained or lost) of a complex sampling design compared to SRS design <text:s/>deff &lt; 1 <text:s/>#better precision than SRS (usually true for strat designs) <text:s/>deff &gt; 1 #worse precision than SRS (usually true for cluster designs) <text:s/>deff &lt; 4 #more or less ok <text:s text:c="2"/>*extremely useful for est sampling sizes for complex surveys *can even est the variance of the survey design variance if deff known</text:p>
          </table:table-cell>
          <table:table-cell office:value-type="string" calcext:value-type="string">
            <text:p>R</text:p>
          </table:table-cell>
          <table:table-cell office:value-type="string" calcext:value-type="string">
            <text:p>survey design; design effects; <text:s/>precision (gained or lost) of a complex sampling design compared to SRS design</text:p>
          </table:table-cell>
        </table:table-row>
        <table:table-row table:style-name="ro1">
          <table:table-cell/>
          <table:table-cell office:value-type="float" office:value="192" calcext:value-type="float">
            <text:p>192</text:p>
          </table:table-cell>
          <table:table-cell office:value-type="string" calcext:value-type="string">
            <text:p>SS192</text:p>
          </table:table-cell>
          <table:table-cell office:value-type="string" calcext:value-type="string">
            <text:p>--- Commands: Estimating Pop Size ---</text:p>
          </table:table-cell>
          <table:table-cell office:value-type="string" calcext:value-type="string">
            <text:p>STAT 576 (survey design)</text:p>
          </table:table-cell>
          <table:table-cell office:value-type="string" calcext:value-type="string">
            <text:p><text:s text:c="2"/>* 4 methods: <text:s text:c="2"/>Direct Sampling (capture/release) <text:s text:c="2"/>Inverse Sampling (capture/release) <text:s text:c="2"/>Quadrant Sampling <text:s text:c="2"/>Stocked Quadrants</text:p>
          </table:table-cell>
          <table:table-cell office:value-type="string" calcext:value-type="string">
            <text:p>R</text:p>
          </table:table-cell>
          <table:table-cell office:value-type="string" calcext:value-type="string">
            <text:p>survey design; estimating pop size; direct sampling (capture/release); iInverse sampling (capture/release); quadrant sampling; stocked quadrants</text:p>
          </table:table-cell>
        </table:table-row>
        <table:table-row table:style-name="ro1">
          <table:table-cell/>
          <table:table-cell office:value-type="float" office:value="193" calcext:value-type="float">
            <text:p>193</text:p>
          </table:table-cell>
          <table:table-cell office:value-type="string" calcext:value-type="string">
            <text:p>SS193</text:p>
          </table:table-cell>
          <table:table-cell office:value-type="string" calcext:value-type="string">
            <text:p>Quick-R: Graphical Parameters <text:s/></text:p>
          </table:table-cell>
          <table:table-cell/>
          <table:table-cell office:value-type="string" calcext:value-type="string">
            <text:p>Plotting Symbols Line Types <text:s/>mar = numerical vector indicating margin size c(bottom, left, top, right) in lines. default = c(5, 4, 4, 2) + 0.1 <text:s/></text:p>
          </table:table-cell>
          <table:table-cell office:value-type="string" calcext:value-type="string">
            <text:p>R</text:p>
          </table:table-cell>
          <table:table-cell office:value-type="string" calcext:value-type="string">
            <text:p>manual; graphics; parameters in std graphics; pch=; lty=; mar =</text:p>
          </table:table-cell>
        </table:table-row>
        <table:table-row table:style-name="ro1">
          <table:table-cell/>
          <table:table-cell office:value-type="float" office:value="194" calcext:value-type="float">
            <text:p>194</text:p>
          </table:table-cell>
          <table:table-cell office:value-type="string" calcext:value-type="string">
            <text:p>SS194</text:p>
          </table:table-cell>
          <table:table-cell office:value-type="string" calcext:value-type="string">
            <text:p>--- Commands: Horvitz-Thompson Estimator --- </text:p>
          </table:table-cell>
          <table:table-cell office:value-type="string" calcext:value-type="string">
            <text:p>STAT 576 (survey design)</text:p>
          </table:table-cell>
          <table:table-cell office:value-type="string" calcext:value-type="string">
            <text:p>*cluster design estimators depend on whether <text:s/>I EP Sampling:SRS <text:s text:c="3"/>Single-Stage <text:s text:c="2"/>Two-Stage II UEP Sampling: WR <text:s text:c="2"/>Single-Stage <text:s text:c="2"/>Two-Stage III UEP Sampling: WOR <text:s text:c="2"/>Single-Stage <text:s text:c="2"/>Two-Stage <text:s text:c="2"/>The Horvitz-Thompson estimator is a general estimator for a population total, which can be used for ANY UEP sampling plan (ie, probability sampling). This includes both sampling with and without replacement.</text:p>
          </table:table-cell>
          <table:table-cell office:value-type="string" calcext:value-type="string">
            <text:p>R</text:p>
          </table:table-cell>
          <table:table-cell office:value-type="string" calcext:value-type="string">
            <text:p>survey design; Horvitz-Thompson <text:s/>estimator</text:p>
          </table:table-cell>
        </table:table-row>
        <table:table-row table:style-name="ro1">
          <table:table-cell/>
          <table:table-cell office:value-type="float" office:value="195" calcext:value-type="float">
            <text:p>195</text:p>
          </table:table-cell>
          <table:table-cell office:value-type="string" calcext:value-type="string">
            <text:p>SS195</text:p>
          </table:table-cell>
          <table:table-cell office:value-type="string" calcext:value-type="string">
            <text:p>--- Commands: Imputation Method --- </text:p>
          </table:table-cell>
          <table:table-cell office:value-type="string" calcext:value-type="string">
            <text:p>STAT 576 (survey design)</text:p>
          </table:table-cell>
          <table:table-cell office:value-type="string" calcext:value-type="string">
            <text:p><text:s/>5 methods Deductive <text:s text:c="3"/>Cell mean <text:s text:c="2"/>Random <text:s text:c="2"/>Nearest-Neighbor <text:s text:c="2"/>Regression </text:p>
          </table:table-cell>
          <table:table-cell office:value-type="string" calcext:value-type="string">
            <text:p>R</text:p>
          </table:table-cell>
          <table:table-cell office:value-type="string" calcext:value-type="string">
            <text:p>survey design; data imputation; Deductive ; Cell mean; Random; Nearest-Neighbor; Regression</text:p>
          </table:table-cell>
        </table:table-row>
        <table:table-row table:style-name="ro1">
          <table:table-cell/>
          <table:table-cell office:value-type="float" office:value="196" calcext:value-type="float">
            <text:p>196</text:p>
          </table:table-cell>
          <table:table-cell office:value-type="string" calcext:value-type="string">
            <text:p>SS196</text:p>
          </table:table-cell>
          <table:table-cell office:value-type="string" calcext:value-type="string">
            <text:p>THE DOT PLOT: A GRAPHICAL DISPLAY FOR LABELED QUANTITATIVE VALUES </text:p>
          </table:table-cell>
          <table:table-cell/>
          <table:table-cell office:value-type="string" calcext:value-type="string">
            <text:p>The dot plot is an extremely useful tool for obtaining pictorial representations of quantitative information.1 This display method is very flexible and potentially applicable to any situation where numeric values are associated with descriptive labels. For example, dot plots can be used to depict raw data, frequency counts, descriptive statistics, and parameter estimates from statistical models. A carefully constructed dot plot contains an enormous amount of information. <text:s text:c="2"/>Here, I will emphasize the dotplot() function in the 'lattice' package <text:s/></text:p>
          </table:table-cell>
          <table:table-cell office:value-type="string" calcext:value-type="string">
            <text:p>R</text:p>
          </table:table-cell>
          <table:table-cell office:value-type="string" calcext:value-type="string">
            <text:p>manual; graphics; dot plots; library (lattice); dotplot()</text:p>
          </table:table-cell>
        </table:table-row>
        <table:table-row table:style-name="ro1">
          <table:table-cell/>
          <table:table-cell office:value-type="float" office:value="197" calcext:value-type="float">
            <text:p>197</text:p>
          </table:table-cell>
          <table:table-cell office:value-type="string" calcext:value-type="string">
            <text:p>SS197</text:p>
          </table:table-cell>
          <table:table-cell office:value-type="string" calcext:value-type="string">
            <text:p>Display marginal distributions <text:s/></text:p>
          </table:table-cell>
          <table:table-cell/>
          <table:table-cell office:value-type="string" calcext:value-type="string">
            <text:p>Display marginal distributions of several variables, which may be numeric and/or categorical, on one plot. </text:p>
          </table:table-cell>
          <table:table-cell office:value-type="string" calcext:value-type="string">
            <text:p>R</text:p>
          </table:table-cell>
          <table:table-cell office:value-type="string" calcext:value-type="string">
            <text:p>manual; graphics; marginal distributions; marginal.plot()</text:p>
          </table:table-cell>
        </table:table-row>
        <table:table-row table:style-name="ro1">
          <table:table-cell/>
          <table:table-cell office:value-type="float" office:value="198" calcext:value-type="float">
            <text:p>198</text:p>
          </table:table-cell>
          <table:table-cell office:value-type="string" calcext:value-type="string">
            <text:p>SS198</text:p>
          </table:table-cell>
          <table:table-cell office:value-type="string" calcext:value-type="string">
            <text:p>---- Misc Functions for the mvnorm() ------</text:p>
          </table:table-cell>
          <table:table-cell/>
          <table:table-cell office:value-type="string" calcext:value-type="string">
            <text:p>rmvnorm&lt;- function(n,mu,Sigma) <text:s/>ldmvnorm&lt;- function(X,mu,Sigma,iSigma=solve(Sigma),dSigma=det(Sigma)) <text:s text:c="2"/>rwish&lt;- function(n,nu0,S0)</text:p>
          </table:table-cell>
          <table:table-cell office:value-type="string" calcext:value-type="string">
            <text:p>R</text:p>
          </table:table-cell>
          <table:table-cell office:value-type="string" calcext:value-type="string">
            <text:p>probability distributions; mvnorm functions; function(); </text:p>
          </table:table-cell>
        </table:table-row>
        <table:table-row table:style-name="ro1">
          <table:table-cell/>
          <table:table-cell office:value-type="float" office:value="199" calcext:value-type="float">
            <text:p>199</text:p>
          </table:table-cell>
          <table:table-cell office:value-type="string" calcext:value-type="string">
            <text:p>SS199</text:p>
          </table:table-cell>
          <table:table-cell office:value-type="string" calcext:value-type="string">
            <text:p><text:s/>--- Commands: Nonresponse Method ---</text:p>
          </table:table-cell>
          <table:table-cell office:value-type="string" calcext:value-type="string">
            <text:p>STAT 576 (survey design)</text:p>
          </table:table-cell>
          <table:table-cell office:value-type="string" calcext:value-type="string">
            <text:p><text:s text:c="2"/>*have a survey that requires a response *assume pop is stratified: respondents (r) and nonrespondents (nr) *SRS (EP) of n; (NOT a stratified sample)</text:p>
          </table:table-cell>
          <table:table-cell office:value-type="string" calcext:value-type="string">
            <text:p>R</text:p>
          </table:table-cell>
          <table:table-cell office:value-type="string" calcext:value-type="string">
            <text:p>survey design; nonresponse methods; </text:p>
          </table:table-cell>
        </table:table-row>
        <table:table-row table:style-name="ro1">
          <table:table-cell/>
          <table:table-cell office:value-type="float" office:value="200" calcext:value-type="float">
            <text:p>200</text:p>
          </table:table-cell>
          <table:table-cell office:value-type="string" calcext:value-type="string">
            <text:p>SS200</text:p>
          </table:table-cell>
          <table:table-cell office:value-type="string" calcext:value-type="string">
            <text:p><text:s/>--- Post-Stratification Design (post-SRS) and Analysis (Estimators) ---</text:p>
          </table:table-cell>
          <table:table-cell office:value-type="string" calcext:value-type="string">
            <text:p>STAT 576 (survey design)</text:p>
          </table:table-cell>
          <table:table-cell office:value-type="string" calcext:value-type="string">
            <text:p><text:s text:c="2"/>*Basic algorithm-- <text:s/>Take a SRS of size, n <text:s/>Post-stratify (AFTER collecting the sample) into H domains (exclusive and exhaustive sets) <text:s text:c="2"/>Find N_h, the count of observations within domain, h <text:s/>Find ybar_h, the sample mean within domain, h <text:s/>Find y_s2_h, the sample variance within domain, h <text:s/>*Estimators (derived from ratios; see Lohr p. 143) <text:s/>ybar_hat_post = SUM[(N_h/N)*ybar_h] <text:s/>#SUM over all H <text:s/>t_hat_y_post = SUM[N_h*ybar_h] <text:s text:c="2"/>#SUM over all H <text:s/>*Evaluation of estimators <text:s/>ybar_hat_post_var_hat &lt;- fpc*SUM[(N_h/N)*(y_s2_h/n)]</text:p>
          </table:table-cell>
          <table:table-cell office:value-type="string" calcext:value-type="string">
            <text:p>R</text:p>
          </table:table-cell>
          <table:table-cell office:value-type="string" calcext:value-type="string">
            <text:p>survey design; post-stratification design</text:p>
          </table:table-cell>
        </table:table-row>
        <table:table-row table:style-name="ro1">
          <table:table-cell/>
          <table:table-cell office:value-type="float" office:value="201" calcext:value-type="float">
            <text:p>201</text:p>
          </table:table-cell>
          <table:table-cell office:value-type="string" calcext:value-type="string">
            <text:p>SS201</text:p>
          </table:table-cell>
          <table:table-cell office:value-type="string" calcext:value-type="string">
            <text:p>R Learning Module: Exploring Data with Graphics </text:p>
          </table:table-cell>
          <table:table-cell office:value-type="string" calcext:value-type="string">
            <text:p><text:s/></text:p>
          </table:table-cell>
          <table:table-cell office:value-type="string" calcext:value-type="string">
            <text:p>In regression analysis it can be very helpful to use diagnostic plots to assess the fit of the model. In R there are a number of built in plots that can be accessed with minimal effort or code. </text:p>
          </table:table-cell>
          <table:table-cell office:value-type="string" calcext:value-type="string">
            <text:p>R</text:p>
          </table:table-cell>
          <table:table-cell office:value-type="string" calcext:value-type="string">
            <text:p>graphics; library(lattice), histogram() densityplot(); conditional plots; qqmath(); bwplot(); xyplot(); subset(); univariate plots; multivariate plots</text:p>
          </table:table-cell>
        </table:table-row>
        <table:table-row table:style-name="ro1">
          <table:table-cell/>
          <table:table-cell office:value-type="float" office:value="202" calcext:value-type="float">
            <text:p>202</text:p>
          </table:table-cell>
          <table:table-cell office:value-type="string" calcext:value-type="string">
            <text:p>SS202</text:p>
          </table:table-cell>
          <table:table-cell office:value-type="string" calcext:value-type="string">
            <text:p><text:s/>--- Equal Probability (EP) Sampling ---</text:p>
          </table:table-cell>
          <table:table-cell office:value-type="string" calcext:value-type="string">
            <text:p>STAT 576 (survey design)</text:p>
          </table:table-cell>
          <table:table-cell office:value-type="string" calcext:value-type="string">
            <text:p><text:s/>*selecting the random sample from the sampling frame <text:s/>EQUAL PROBABILITY (EP) SAMPLING *typically used with SRS *selection probabilities (ψ_i) for all unit_i or items are equal <text:s/>*inclusion probabilities (π_i) = n/N for all unit_i sampled by SRSWR <text:s text:c="2"/>(approx = n/N for SRS) *ψ_i = π_i for all unit_i under SRSWR <text:s text:c="2"/>(approx equal for SRS)</text:p>
          </table:table-cell>
          <table:table-cell office:value-type="string" calcext:value-type="string">
            <text:p>R</text:p>
          </table:table-cell>
          <table:table-cell office:value-type="string" calcext:value-type="string">
            <text:p>survey design; equal probability (EP) sampling; sample(); as.data.frame(table()); SRS; </text:p>
          </table:table-cell>
        </table:table-row>
        <table:table-row table:style-name="ro1">
          <table:table-cell/>
          <table:table-cell office:value-type="float" office:value="203" calcext:value-type="float">
            <text:p>203</text:p>
          </table:table-cell>
          <table:table-cell office:value-type="string" calcext:value-type="string">
            <text:p>SS203</text:p>
          </table:table-cell>
          <table:table-cell office:value-type="string" calcext:value-type="string">
            <text:p>--- Systematic Sampling ---</text:p>
          </table:table-cell>
          <table:table-cell office:value-type="string" calcext:value-type="string">
            <text:p>STAT 576 (survey design)</text:p>
          </table:table-cell>
          <table:table-cell office:value-type="string" calcext:value-type="string">
            <text:p><text:s text:c="2"/>*Useful when known gradient exists *if the pop is in random order, systematic behaves like SRS(WOR) </text:p>
          </table:table-cell>
          <table:table-cell/>
          <table:table-cell office:value-type="string" calcext:value-type="string">
            <text:p>survey design; systematic sampling; floor(); ceiling(); </text:p>
          </table:table-cell>
        </table:table-row>
        <table:table-row table:style-name="ro1">
          <table:table-cell/>
          <table:table-cell office:value-type="float" office:value="204" calcext:value-type="float">
            <text:p>204</text:p>
          </table:table-cell>
          <table:table-cell office:value-type="string" calcext:value-type="string">
            <text:p>SS204</text:p>
          </table:table-cell>
          <table:table-cell office:value-type="string" calcext:value-type="string">
            <text:p>--- Unequal Probability (UEP) Sampling ---</text:p>
          </table:table-cell>
          <table:table-cell office:value-type="string" calcext:value-type="string">
            <text:p>STAT 576 (survey design)</text:p>
          </table:table-cell>
          <table:table-cell office:value-type="string" calcext:value-type="string">
            <text:p><text:s text:c="2"/>*UEP sampling typically used in cluster design (as Prob Prop to Size (PPS) sampling) *unlike EP sampling, selection probabilities NOT equal <text:s/>*basic algorithm-- *list all PSUs and their respective sizes or ψ_i *create cumulative range based on size or ψ_i *use cumulative-range method; select PSU_i if rand no. falls within cumulative range <text:s text:c="2"/>for that PSU</text:p>
          </table:table-cell>
          <table:table-cell/>
          <table:table-cell office:value-type="string" calcext:value-type="string">
            <text:p>survey design; unequal probability sampling (UEP); probability proportional to Size (PPS) sampling; library(pps); ppswr(); </text:p>
          </table:table-cell>
        </table:table-row>
        <table:table-row table:style-name="ro1">
          <table:table-cell/>
          <table:table-cell office:value-type="float" office:value="205" calcext:value-type="float">
            <text:p>205</text:p>
          </table:table-cell>
          <table:table-cell office:value-type="string" calcext:value-type="string">
            <text:p>SS205</text:p>
          </table:table-cell>
          <table:table-cell office:value-type="string" calcext:value-type="string">
            <text:p>Basic matrix math in R (w/ homework problems) </text:p>
          </table:table-cell>
          <table:table-cell office:value-type="string" calcext:value-type="string">
            <text:p>UW 507 (Applied Time-Series Analysis)</text:p>
          </table:table-cell>
          <table:table-cell/>
          <table:table-cell office:value-type="string" calcext:value-type="string">
            <text:p>R</text:p>
          </table:table-cell>
          <table:table-cell office:value-type="string" calcext:value-type="string">
            <text:p>manual; matrix ops; </text:p>
          </table:table-cell>
        </table:table-row>
        <table:table-row table:style-name="ro1">
          <table:table-cell/>
          <table:table-cell office:value-type="float" office:value="206" calcext:value-type="float">
            <text:p>206</text:p>
          </table:table-cell>
          <table:table-cell office:value-type="string" calcext:value-type="string">
            <text:p>SS206</text:p>
          </table:table-cell>
          <table:table-cell office:value-type="string" calcext:value-type="string">
            <text:p>Basic matrix math in R (homework solns to SS205) </text:p>
          </table:table-cell>
          <table:table-cell office:value-type="string" calcext:value-type="string">
            <text:p>UW 507 (Applied Time-Series Analysis)</text:p>
          </table:table-cell>
          <table:table-cell/>
          <table:table-cell office:value-type="string" calcext:value-type="string">
            <text:p>R</text:p>
          </table:table-cell>
          <table:table-cell office:value-type="string" calcext:value-type="string">
            <text:p>matrix ops; problem solutions to SS205; </text:p>
          </table:table-cell>
        </table:table-row>
        <table:table-row table:style-name="ro1">
          <table:table-cell/>
          <table:table-cell office:value-type="float" office:value="207" calcext:value-type="float">
            <text:p>207</text:p>
          </table:table-cell>
          <table:table-cell office:value-type="string" calcext:value-type="string">
            <text:p>SS207</text:p>
          </table:table-cell>
          <table:table-cell office:value-type="string" calcext:value-type="string">
            <text:p># Fitting a univariate state-space model with MARSS and JAGS # x[1] = mu # x[t] = x[t-1] + u + w[t], w[t] ~ N(0, q) # y[t] = x[t] + v[t], v[t] ~ N(0, r) <text:s/>UW 507: Applied Time-Series Analysis</text:p>
          </table:table-cell>
          <table:table-cell office:value-type="string" calcext:value-type="string">
            <text:p>UW 507 (Applied Time-Series Analysis)</text:p>
          </table:table-cell>
          <table:table-cell/>
          <table:table-cell office:value-type="string" calcext:value-type="string">
            <text:p>R: BUGS</text:p>
          </table:table-cell>
          <table:table-cell office:value-type="string" calcext:value-type="string">
            <text:p>time series; state-space models; Bayesian; BUGS; fitting a univariate state-space model with MARSS and JAGS</text:p>
          </table:table-cell>
        </table:table-row>
        <table:table-row table:style-name="ro1">
          <table:table-cell/>
          <table:table-cell office:value-type="float" office:value="208" calcext:value-type="float">
            <text:p>208</text:p>
          </table:table-cell>
          <table:table-cell office:value-type="string" calcext:value-type="string">
            <text:p>SS208</text:p>
          </table:table-cell>
          <table:table-cell office:value-type="string" calcext:value-type="string">
            <text:p>Fitting univariate state-space models with MARSS </text:p>
          </table:table-cell>
          <table:table-cell office:value-type="string" calcext:value-type="string">
            <text:p>UW 507 (Applied Time-Series Analysis)</text:p>
          </table:table-cell>
          <table:table-cell/>
          <table:table-cell office:value-type="string" calcext:value-type="string">
            <text:p>R</text:p>
          </table:table-cell>
          <table:table-cell office:value-type="string" calcext:value-type="string">
            <text:p>manual; time series; state-space models; MARSS</text:p>
          </table:table-cell>
        </table:table-row>
        <table:table-row table:style-name="ro1">
          <table:table-cell/>
          <table:table-cell office:value-type="float" office:value="209" calcext:value-type="float">
            <text:p>209</text:p>
          </table:table-cell>
          <table:table-cell office:value-type="string" calcext:value-type="string">
            <text:p>SS209</text:p>
          </table:table-cell>
          <table:table-cell office:value-type="string" calcext:value-type="string">
            <text:p>Bayesian Time Series Analysis <text:s/></text:p>
          </table:table-cell>
          <table:table-cell office:value-type="string" calcext:value-type="string">
            <text:p>UW 507 (Applied Time-Series Analysis)</text:p>
          </table:table-cell>
          <table:table-cell office:value-type="string" calcext:value-type="string">
            <text:p>In this lab, we’ll work through using Bayesian methods to estimate parameters in time series models. There’s a variety of software tools to do this. R has a number of packages available on the TimeSeries task view, http://cran.r-project.org/web/views/TimeSeries.html <text:s/>Software to implement more complicated models is also available, and many of you are probably familiar with these options (AD Model Builder and Template Model Builder, WinBUGS, OpenBUGS, JAGS, to name a few). For the purposes of this course, we’ll be using JAGS because (1) it’s platform independent, (2) most of the glitches have been worked out, and (3) it’s easy to use via R. After updating to the latest version of R, install JAGS for your operating platform here</text:p>
          </table:table-cell>
          <table:table-cell office:value-type="string" calcext:value-type="string">
            <text:p>R; JAGS</text:p>
          </table:table-cell>
          <table:table-cell office:value-type="string" calcext:value-type="string">
            <text:p>manual; time series; JAGS examples; Bayesian statistics; BUGS</text:p>
          </table:table-cell>
        </table:table-row>
        <table:table-row table:style-name="ro1">
          <table:table-cell/>
          <table:table-cell office:value-type="float" office:value="210" calcext:value-type="float">
            <text:p>210</text:p>
          </table:table-cell>
          <table:table-cell office:value-type="string" calcext:value-type="string">
            <text:p>SS210</text:p>
          </table:table-cell>
          <table:table-cell office:value-type="string" calcext:value-type="string">
            <text:p>Introduction to time series functions in R</text:p>
          </table:table-cell>
          <table:table-cell office:value-type="string" calcext:value-type="string">
            <text:p>UW 507 (Applied Time-Series Analysis)</text:p>
          </table:table-cell>
          <table:table-cell office:value-type="string" calcext:value-type="string">
            <text:p><text:s/>This chapter introduces you to some of the basic functions in R for plotting and analyzing univariate time series data. Many of the things you learn here will be relevant when we start examining multivariate time series as well. We will begin with the creation and plotting of time series objects in R, and then moves on to decomposition, differencing, and correlation (e.g., ACF, PACF) before ending with fitting and simulation of ARMA models. </text:p>
          </table:table-cell>
          <table:table-cell office:value-type="string" calcext:value-type="string">
            <text:p>R</text:p>
          </table:table-cell>
          <table:table-cell office:value-type="string" calcext:value-type="string">
            <text:p>manual; time series; decompose(); <text:s/>diff(); acf(); <text:s/>examples of the ACF; pacf(); ts.intersect(); ccf(); white noise; simulation; random walks; cumsum(); arima.sim(); moving average; library(forecast); auto.arima(); </text:p>
          </table:table-cell>
        </table:table-row>
        <table:table-row table:style-name="ro1">
          <table:table-cell/>
          <table:table-cell office:value-type="float" office:value="211" calcext:value-type="float">
            <text:p>211</text:p>
          </table:table-cell>
          <table:table-cell office:value-type="string" calcext:value-type="string">
            <text:p>SS211</text:p>
          </table:table-cell>
          <table:table-cell office:value-type="string" calcext:value-type="string">
            <text:p>R code from vignette source 'Lab_1_linear_regression.xRnw'</text:p>
          </table:table-cell>
          <table:table-cell office:value-type="string" calcext:value-type="string">
            <text:p>UW 507 (Applied Time-Series Analysis)</text:p>
          </table:table-cell>
          <table:table-cell/>
          <table:table-cell office:value-type="string" calcext:value-type="string">
            <text:p>R</text:p>
          </table:table-cell>
          <table:table-cell office:value-type="string" calcext:value-type="string">
            <text:p>linear regression; library(datasets); </text:p>
          </table:table-cell>
        </table:table-row>
        <table:table-row table:style-name="ro1">
          <table:table-cell/>
          <table:table-cell office:value-type="float" office:value="212" calcext:value-type="float">
            <text:p>212</text:p>
          </table:table-cell>
          <table:table-cell office:value-type="string" calcext:value-type="string">
            <text:p>SS212</text:p>
          </table:table-cell>
          <table:table-cell office:value-type="string" calcext:value-type="string">
            <text:p>Linear regression models in matrix form </text:p>
          </table:table-cell>
          <table:table-cell office:value-type="string" calcext:value-type="string">
            <text:p>UW 507 (Applied Time-Series Analysis)</text:p>
          </table:table-cell>
          <table:table-cell/>
          <table:table-cell office:value-type="string" calcext:value-type="string">
            <text:p>R</text:p>
          </table:table-cell>
          <table:table-cell office:value-type="string" calcext:value-type="string">
            <text:p>manual; matrix form of linear regression; kronecker(t(x),diag(n))%*%P </text:p>
          </table:table-cell>
        </table:table-row>
        <table:table-row table:style-name="ro1">
          <table:table-cell/>
          <table:table-cell office:value-type="float" office:value="213" calcext:value-type="float">
            <text:p>213</text:p>
          </table:table-cell>
          <table:table-cell office:value-type="string" calcext:value-type="string">
            <text:p>SS213</text:p>
          </table:table-cell>
          <table:table-cell office:value-type="string" calcext:value-type="string">
            <text:p>MARSS Quick Start Guide <text:s/>R Journal </text:p>
          </table:table-cell>
          <table:table-cell office:value-type="string" calcext:value-type="string">
            <text:p>UW 507 (Applied Time-Series Analysis)</text:p>
          </table:table-cell>
          <table:table-cell/>
          <table:table-cell office:value-type="string" calcext:value-type="string">
            <text:p>R</text:p>
          </table:table-cell>
          <table:table-cell office:value-type="string" calcext:value-type="string">
            <text:p>manual; state-space models; time series; MARSS</text:p>
          </table:table-cell>
        </table:table-row>
        <table:table-row table:style-name="ro1">
          <table:table-cell/>
          <table:table-cell office:value-type="float" office:value="214" calcext:value-type="float">
            <text:p>214</text:p>
          </table:table-cell>
          <table:table-cell office:value-type="string" calcext:value-type="string">
            <text:p>SS214</text:p>
          </table:table-cell>
          <table:table-cell office:value-type="string" calcext:value-type="string">
            <text:p>How to use Sweave, LaTex, and R <text:s text:c="2"/>(an actual LaTex file)</text:p>
          </table:table-cell>
          <table:table-cell office:value-type="string" calcext:value-type="string">
            <text:p>UW 507 (Applied Time-Series Analysis)</text:p>
          </table:table-cell>
          <table:table-cell office:value-type="string" calcext:value-type="string">
            <text:p>\begin{document} \SweaveOpts{concordance=TRUE} <text:s/>%------------------------------------------------------------ \title{An example Sweave document} \author{Eli Holmes} \maketitle %------------------------------------------------------------ <text:s/>This is a super simple template to show you how to use Sweave to combine LaTeX with R code and create a PDF. Google 'Sweave tutorial' or 'LaTeX tutorial' to learn more about Sweave and LaTeX. <text:s/>You will need LaTeX installed. <text:s/>Mac users should have this already installed. <text:s/>PC users will need to install MikTeX (and then talk to Eli to get it set up properly).</text:p>
          </table:table-cell>
          <table:table-cell office:value-type="string" calcext:value-type="string">
            <text:p>R; LaTex</text:p>
          </table:table-cell>
          <table:table-cell office:value-type="string" calcext:value-type="string">
            <text:p>LaTex; Sweave</text:p>
          </table:table-cell>
        </table:table-row>
        <table:table-row table:style-name="ro1">
          <table:table-cell/>
          <table:table-cell office:value-type="float" office:value="215" calcext:value-type="float">
            <text:p>215</text:p>
          </table:table-cell>
          <table:table-cell office:value-type="string" calcext:value-type="string">
            <text:p>SS215</text:p>
          </table:table-cell>
          <table:table-cell office:value-type="string" calcext:value-type="string">
            <text:p>---- creating Latin Squares Designs for selection ------------ <text:s/>The R function shown next begins with a standard Latin square and then performs many random permutations of rows and columns to pick one at random</text:p>
          </table:table-cell>
          <table:table-cell office:value-type="string" calcext:value-type="string">
            <text:p>STAT 565 (exp design)</text:p>
          </table:table-cell>
          <table:table-cell office:value-type="string" calcext:value-type="string">
            <text:p>source("latin.R") latin &lt;- function (n, nrand = 20){ <text:s/>x = matrix(LETTERS[1:n], n, n) <text:s/>x = t(x) <text:s/>for (i in 2:n){ <text:s text:c="2"/>x[i, ] = x[i, c(i:n, 1:(i - 1))] <text:s/>} <text:s/>if (nrand &gt; 0) { <text:s text:c="2"/>for (i in 1:nrand) { <text:s text:c="3"/>x = x[sample(n), ] <text:s text:c="3"/>x = x[, sample(n)] <text:s text:c="2"/>} <text:s/>} <text:s/>x }</text:p>
          </table:table-cell>
          <table:table-cell office:value-type="string" calcext:value-type="string">
            <text:p>R</text:p>
          </table:table-cell>
          <table:table-cell office:value-type="string" calcext:value-type="string">
            <text:p>creating Latin Squares designs; function() <text:s/></text:p>
          </table:table-cell>
        </table:table-row>
        <table:table-row table:style-name="ro1">
          <table:table-cell/>
          <table:table-cell office:value-type="float" office:value="216" calcext:value-type="float">
            <text:p>216</text:p>
          </table:table-cell>
          <table:table-cell office:value-type="string" calcext:value-type="string">
            <text:p>SS216</text:p>
          </table:table-cell>
          <table:table-cell office:value-type="string" calcext:value-type="string">
            <text:p>Sweave: Combining R and LTEX </text:p>
          </table:table-cell>
          <table:table-cell office:value-type="string" calcext:value-type="string">
            <text:p><text:s/></text:p>
          </table:table-cell>
          <table:table-cell office:value-type="string" calcext:value-type="string">
            <text:p>how to use Sweave</text:p>
          </table:table-cell>
          <table:table-cell office:value-type="string" calcext:value-type="string">
            <text:p>R, LaTex</text:p>
          </table:table-cell>
          <table:table-cell office:value-type="string" calcext:value-type="string">
            <text:p>manual; Sweave, combining R and LaTex; Sweave(); Stangle(); Emacs; </text:p>
          </table:table-cell>
        </table:table-row>
        <table:table-row table:style-name="ro1">
          <table:table-cell/>
          <table:table-cell office:value-type="float" office:value="217" calcext:value-type="float">
            <text:p>217</text:p>
          </table:table-cell>
          <table:table-cell office:value-type="string" calcext:value-type="string">
            <text:p>SS217</text:p>
          </table:table-cell>
          <table:table-cell office:value-type="string" calcext:value-type="string">
            <text:p>R (and S-PLUS) Manual to Accompany Agresti’s Categorical Data Analysis (2002) 2nd edition </text:p>
          </table:table-cell>
          <table:table-cell office:value-type="string" calcext:value-type="string">
            <text:p><text:s/></text:p>
          </table:table-cell>
          <table:table-cell office:value-type="string" calcext:value-type="string">
            <text:p>This manual accompanies Agresti’s Categorical Data Analysis (2002). It provides assistance in doing the statistical methods illustrated there, using S-PLUS and the R language. <text:s/></text:p>
          </table:table-cell>
          <table:table-cell office:value-type="string" calcext:value-type="string">
            <text:p>R</text:p>
          </table:table-cell>
          <table:table-cell office:value-type="string" calcext:value-type="string">
            <text:p>manual; Agresti’s Categorical Data Analysis; loglinear models; contigency tables; <text:s/>generalized linear models; logistic regression; </text:p>
          </table:table-cell>
        </table:table-row>
        <table:table-row table:style-name="ro1">
          <table:table-cell/>
          <table:table-cell office:value-type="float" office:value="218" calcext:value-type="float">
            <text:p>218</text:p>
          </table:table-cell>
          <table:table-cell office:value-type="string" calcext:value-type="string">
            <text:p>SS218</text:p>
          </table:table-cell>
          <table:table-cell office:value-type="string" calcext:value-type="string">
            <text:p>R News Volume 2/3, December 2002 <text:s/>R journal</text:p>
          </table:table-cell>
          <table:table-cell office:value-type="string" calcext:value-type="string">
            <text:p>STAT 510 (Bayesian); STAT 573 (bootstrap)</text:p>
          </table:table-cell>
          <table:table-cell office:value-type="string" calcext:value-type="string">
            <text:p>Resampling Methods in R: The boot Package Classification and Regression by randomForest Sweave, Part I: Mixing R and L TEX </text:p>
          </table:table-cell>
          <table:table-cell office:value-type="string" calcext:value-type="string">
            <text:p>R, LaTex</text:p>
          </table:table-cell>
          <table:table-cell office:value-type="string" calcext:value-type="string">
            <text:p>manual; library(boot); bootstrap; bootstrap time series; library(randomForest); random forest; Sweave</text:p>
          </table:table-cell>
        </table:table-row>
        <table:table-row table:style-name="ro1">
          <table:table-cell/>
          <table:table-cell office:value-type="float" office:value="219" calcext:value-type="float">
            <text:p>219</text:p>
          </table:table-cell>
          <table:table-cell office:value-type="string" calcext:value-type="string">
            <text:p>SS219</text:p>
          </table:table-cell>
          <table:table-cell office:value-type="string" calcext:value-type="string">
            <text:p>Practical Regression and Anova using R Julian J. Faraway </text:p>
          </table:table-cell>
          <table:table-cell office:value-type="string" calcext:value-type="string">
            <text:p>STAT 565 (exp design)</text:p>
          </table:table-cell>
          <table:table-cell/>
          <table:table-cell office:value-type="string" calcext:value-type="string">
            <text:p>R</text:p>
          </table:table-cell>
          <table:table-cell office:value-type="string" calcext:value-type="string">
            <text:p>manual; regression; ANOVA; raw data chacks; sort(); inference; model comparisons; concerns with hypothesis tests; library(ellipse); <text:s/></text:p>
          </table:table-cell>
        </table:table-row>
        <table:table-row table:style-name="ro1">
          <table:table-cell/>
          <table:table-cell office:value-type="float" office:value="220" calcext:value-type="float">
            <text:p>220</text:p>
          </table:table-cell>
          <table:table-cell office:value-type="string" calcext:value-type="string">
            <text:p>SS220</text:p>
          </table:table-cell>
          <table:table-cell office:value-type="string" calcext:value-type="string">
            <text:p>Bootstrapping Regression Models Appendix to An R and S-PLUS Companion to Applied Regression <text:s/>John Fox January 2002 </text:p>
          </table:table-cell>
          <table:table-cell office:value-type="string" calcext:value-type="string">
            <text:p>STAT 573 (bootstrap)</text:p>
          </table:table-cell>
          <table:table-cell/>
          <table:table-cell office:value-type="string" calcext:value-type="string">
            <text:p>R</text:p>
          </table:table-cell>
          <table:table-cell office:value-type="string" calcext:value-type="string">
            <text:p>manual; nonparametric bootstrap; regression</text:p>
          </table:table-cell>
        </table:table-row>
        <table:table-row table:style-name="ro1">
          <table:table-cell/>
          <table:table-cell office:value-type="float" office:value="221" calcext:value-type="float">
            <text:p>221</text:p>
          </table:table-cell>
          <table:table-cell office:value-type="string" calcext:value-type="string">
            <text:p>SS221</text:p>
          </table:table-cell>
          <table:table-cell office:value-type="string" calcext:value-type="string">
            <text:p>rerandomization and null reference distributions</text:p>
          </table:table-cell>
          <table:table-cell office:value-type="string" calcext:value-type="string">
            <text:p>STAT 573 (bootstrap)</text:p>
          </table:table-cell>
          <table:table-cell office:value-type="string" calcext:value-type="string">
            <text:p>EXAMPLE 1: <text:s/>small data set proof of Monte Carlo boot(); <text:s text:c="2"/>rerandomization of data between two groups <text:s text:c="2"/>generating a complete null reference distribution <text:s text:c="2"/>w/ hypothesis testing <text:s/>EXAMPLE 2: <text:s/>for large data sets; <text:s text:c="2"/>rerandomization of data between two groups; <text:s text:c="2"/>group 1 ==&gt; the control <text:s text:c="2"/>group 2 ==&gt; the aggregate of all remaining groups <text:s text:c="3"/>w/ complete hypothesis testing and p-values</text:p>
          </table:table-cell>
          <table:table-cell office:value-type="string" calcext:value-type="string">
            <text:p>R</text:p>
          </table:table-cell>
          <table:table-cell office:value-type="string" calcext:value-type="string">
            <text:p>library(boot); bootstrap; rerandomization; null reference dist; library(boot); Monte Carlo; library(combinat); library(matrixStats); rev(); sort(unique()); permutation function for boot(); rerandomization of data between two groups</text:p>
          </table:table-cell>
        </table:table-row>
        <table:table-row table:style-name="ro1">
          <table:table-cell/>
          <table:table-cell office:value-type="float" office:value="222" calcext:value-type="float">
            <text:p>222</text:p>
          </table:table-cell>
          <table:table-cell office:value-type="string" calcext:value-type="string">
            <text:p>SS222</text:p>
          </table:table-cell>
          <table:table-cell office:value-type="string" calcext:value-type="string">
            <text:p>combinatorics</text:p>
          </table:table-cell>
          <table:table-cell office:value-type="string" calcext:value-type="string">
            <text:p>STAT 565; STAT 566;p STAT 573</text:p>
          </table:table-cell>
          <table:table-cell office:value-type="string" calcext:value-type="string">
            <text:p>combinations and permutations</text:p>
          </table:table-cell>
          <table:table-cell office:value-type="string" calcext:value-type="string">
            <text:p>R</text:p>
          </table:table-cell>
          <table:table-cell office:value-type="string" calcext:value-type="string">
            <text:p>combinatorics; combinations; permutations; library(combinat); library(permute)</text:p>
          </table:table-cell>
        </table:table-row>
        <table:table-row table:style-name="ro1">
          <table:table-cell/>
          <table:table-cell office:value-type="float" office:value="223" calcext:value-type="float">
            <text:p>223</text:p>
          </table:table-cell>
          <table:table-cell office:value-type="string" calcext:value-type="string">
            <text:p>SS223</text:p>
          </table:table-cell>
          <table:table-cell office:value-type="string" calcext:value-type="string">
            <text:p><text:s/>---- rerandomizations lab Harvard --------- </text:p>
          </table:table-cell>
          <table:table-cell office:value-type="string" calcext:value-type="string">
            <text:p>STAT 573 (bootstrap)</text:p>
          </table:table-cell>
          <table:table-cell office:value-type="string" calcext:value-type="string">
            <text:p># We'll start by creating a fake dataset and directly carrying out a permutation <text:s/>test on this data. Then we'll try to do the same thing using boot(). Finally, we'll conduct some <text:s/>more permutation tests on the mood dataset.</text:p>
          </table:table-cell>
          <table:table-cell office:value-type="string" calcext:value-type="string">
            <text:p>R</text:p>
          </table:table-cell>
          <table:table-cell office:value-type="string" calcext:value-type="string">
            <text:p>library(boot); bootstrap; rerandomization; null reference dist; Monte Carlo; interaction(); </text:p>
          </table:table-cell>
        </table:table-row>
        <table:table-row table:style-name="ro1">
          <table:table-cell/>
          <table:table-cell office:value-type="float" office:value="224" calcext:value-type="float">
            <text:p>224</text:p>
          </table:table-cell>
          <table:table-cell office:value-type="string" calcext:value-type="string">
            <text:p>SS224</text:p>
          </table:table-cell>
          <table:table-cell office:value-type="string" calcext:value-type="string">
            <text:p>Mixed models in R using the lme4 package Part 3: Linear mixed models with simple, scalar random effects </text:p>
          </table:table-cell>
          <table:table-cell office:value-type="string" calcext:value-type="string">
            <text:p>STAT 566 (exp design)</text:p>
          </table:table-cell>
          <table:table-cell office:value-type="string" calcext:value-type="string">
            <text:p>PPT</text:p>
          </table:table-cell>
          <table:table-cell office:value-type="string" calcext:value-type="string">
            <text:p>R</text:p>
          </table:table-cell>
          <table:table-cell office:value-type="string" calcext:value-type="string">
            <text:p>manual; models; linear mixed models; library(lme4); lmer(); fixef(); ranef(); </text:p>
          </table:table-cell>
        </table:table-row>
        <table:table-row table:style-name="ro1">
          <table:table-cell/>
          <table:table-cell office:value-type="float" office:value="225" calcext:value-type="float">
            <text:p>225</text:p>
          </table:table-cell>
          <table:table-cell office:value-type="string" calcext:value-type="string">
            <text:p>SS225</text:p>
          </table:table-cell>
          <table:table-cell office:value-type="string" calcext:value-type="string">
            <text:p>Comparison to a reference dist’n as a way of thinking about what differences between pairs of means are big enough to interpret <text:s/></text:p>
          </table:table-cell>
          <table:table-cell office:value-type="string" calcext:value-type="string">
            <text:p>STAT 565 (exp design)</text:p>
          </table:table-cell>
          <table:table-cell office:value-type="string" calcext:value-type="string">
            <text:p>example of graphical comparison of means (p. 91 Montogomery)</text:p>
          </table:table-cell>
          <table:table-cell office:value-type="string" calcext:value-type="string">
            <text:p>R</text:p>
          </table:table-cell>
          <table:table-cell office:value-type="string" calcext:value-type="string">
            <text:p>ANOVA; graphical comparison of means</text:p>
          </table:table-cell>
        </table:table-row>
        <table:table-row table:style-name="ro1">
          <table:table-cell/>
          <table:table-cell office:value-type="float" office:value="226" calcext:value-type="float">
            <text:p>226</text:p>
          </table:table-cell>
          <table:table-cell office:value-type="string" calcext:value-type="string">
            <text:p>SS226</text:p>
          </table:table-cell>
          <table:table-cell office:value-type="string" calcext:value-type="string">
            <text:p>Chapter 2 Modeling in R </text:p>
          </table:table-cell>
          <table:table-cell office:value-type="string" calcext:value-type="string">
            <text:p>STAT 565, 566</text:p>
          </table:table-cell>
          <table:table-cell office:value-type="string" calcext:value-type="string">
            <text:p>several standard statistical models and show how to fit them to data using R. <text:s/>the function mcmcsamp uses Markov Chain Monte Carlo methods to sample from the posterior distribution of the parameters of a fitted model. This produces an object that can be passed to the function HPDinterval to return intervals based on the posterior density estimates. These are referred to as Highest Posterior Density (or, sometimes, credible) intervals to distinguish them from classical confidence intervals. <text:s/>nonlinear least squares (nls) </text:p>
          </table:table-cell>
          <table:table-cell office:value-type="string" calcext:value-type="string">
            <text:p>R</text:p>
          </table:table-cell>
          <table:table-cell office:value-type="string" calcext:value-type="string">
            <text:p>manual; statistical modeling; linear; linear mixed-effect; generalized linear; nonlinear; formula; ANOVA; ANCOVA; model.matrix(); coef(summary()); library(lme4); lmer(); <text:s/>mcmcsamp(); HPDinterval(); library(ggplot2); nls(): library(MASS); confint( nls object); library(mgcv); <text:s/>gam(); </text:p>
          </table:table-cell>
        </table:table-row>
        <table:table-row table:style-name="ro1">
          <table:table-cell/>
          <table:table-cell office:value-type="float" office:value="227" calcext:value-type="float">
            <text:p>227</text:p>
          </table:table-cell>
          <table:table-cell office:value-type="string" calcext:value-type="string">
            <text:p>SS227</text:p>
          </table:table-cell>
          <table:table-cell office:value-type="string" calcext:value-type="string">
            <text:p>Randomized Complete Block Design</text:p>
          </table:table-cell>
          <table:table-cell office:value-type="string" calcext:value-type="string">
            <text:p>STAT 565 (exp design)</text:p>
          </table:table-cell>
          <table:table-cell office:value-type="string" calcext:value-type="string">
            <text:p># read in the data penicillin &lt;- read.table("penicillin.txt", header=T) attach(penicillin) names(penicillin) <text:s/># graphical checks plot(yield ~ blend+treat,data=penicillin) interaction.plot(penicillin$treat,penicillin$blend,penicillin$yield) interaction.plot(penicillin$blend,penicillin$treat,penicillin$yield) <text:s/># fit the model g &lt;- lm(yield ~ treat+blend,penicillin) summary(g) anova(g) <text:s/># Diagostics #normality qqnorm(g$res)</text:p>
          </table:table-cell>
          <table:table-cell office:value-type="string" calcext:value-type="string">
            <text:p>R</text:p>
          </table:table-cell>
          <table:table-cell office:value-type="string" calcext:value-type="string">
            <text:p>ANOVA, RCBD; BIBD; analysis of covariance; detach(); </text:p>
          </table:table-cell>
        </table:table-row>
        <table:table-row table:style-name="ro1">
          <table:table-cell/>
          <table:table-cell office:value-type="float" office:value="228" calcext:value-type="float">
            <text:p>228</text:p>
          </table:table-cell>
          <table:table-cell office:value-type="string" calcext:value-type="string">
            <text:p>SS228</text:p>
          </table:table-cell>
          <table:table-cell office:value-type="string" calcext:value-type="string">
            <text:p>Linear Regression in Matrix Form </text:p>
          </table:table-cell>
          <table:table-cell office:value-type="string" calcext:value-type="string">
            <text:p>STAT 565 (exp design)</text:p>
          </table:table-cell>
          <table:table-cell/>
          <table:table-cell office:value-type="string" calcext:value-type="string">
            <text:p>R</text:p>
          </table:table-cell>
          <table:table-cell office:value-type="string" calcext:value-type="string">
            <text:p>manual; linear regression; matrix form; ANOVA</text:p>
          </table:table-cell>
        </table:table-row>
        <table:table-row table:style-name="ro1">
          <table:table-cell/>
          <table:table-cell office:value-type="float" office:value="229" calcext:value-type="float">
            <text:p>229</text:p>
          </table:table-cell>
          <table:table-cell office:value-type="string" calcext:value-type="string">
            <text:p>SS229</text:p>
          </table:table-cell>
          <table:table-cell office:value-type="string" calcext:value-type="string">
            <text:p>R output for RCBD </text:p>
          </table:table-cell>
          <table:table-cell office:value-type="string" calcext:value-type="string">
            <text:p>STAT 565 (exp design)</text:p>
          </table:table-cell>
          <table:table-cell office:value-type="string" calcext:value-type="string">
            <text:p>Type I vs Type III Hypotheses </text:p>
          </table:table-cell>
          <table:table-cell office:value-type="string" calcext:value-type="string">
            <text:p>R</text:p>
          </table:table-cell>
          <table:table-cell office:value-type="string" calcext:value-type="string">
            <text:p>manual; ANOVA; RCBD; Type I vs Type III SS; </text:p>
          </table:table-cell>
        </table:table-row>
        <table:table-row table:style-name="ro1">
          <table:table-cell/>
          <table:table-cell office:value-type="float" office:value="230" calcext:value-type="float">
            <text:p>230</text:p>
          </table:table-cell>
          <table:table-cell office:value-type="string" calcext:value-type="string">
            <text:p>SS230</text:p>
          </table:table-cell>
          <table:table-cell office:value-type="string" calcext:value-type="string">
            <text:p>--- Demarcation and Allocation for Stratified Sampling: Pt 1 ---</text:p>
          </table:table-cell>
          <table:table-cell office:value-type="string" calcext:value-type="string">
            <text:p>STAT 576 (survey design)</text:p>
          </table:table-cell>
          <table:table-cell office:value-type="string" calcext:value-type="string">
            <text:p><text:s/>#use pkg "stratification" #define a (nominal or ordinal) bin variable, X that is closely related to the variable Y #need duples (x_i,y_j) for all n (eg, if obs. units y_1 and y_2 are captured by bin 1 need --&gt; (x_1, y_1) and (x_1,y_2)) #in pkg "stratification": <text:s/>#Neyman allocation (the default) --&gt; alloc = list(q1 = 0.5, q2 = 0, q3 = 0.5) <text:s/>#proportional allocation --&gt; alloc = list(q1 = 0.5, q2 = 0, q3 = 0) #dummy data from STAT 576 in-class example <text:s/>--- Dalenius-Hodges Demarcation (w/ Neyman allocation)--- require(stratification)</text:p>
          </table:table-cell>
          <table:table-cell office:value-type="string" calcext:value-type="string">
            <text:p>R</text:p>
          </table:table-cell>
          <table:table-cell office:value-type="string" calcext:value-type="string">
            <text:p>survey design; stratified design; library(stratification); strata.cumrootf(): <text:s/>Neyman allocation; Dalenius-Hodges demarcation; </text:p>
          </table:table-cell>
        </table:table-row>
        <table:table-row table:style-name="ro1">
          <table:table-cell/>
          <table:table-cell office:value-type="float" office:value="231" calcext:value-type="float">
            <text:p>231</text:p>
          </table:table-cell>
          <table:table-cell office:value-type="string" calcext:value-type="string">
            <text:p>SS231</text:p>
          </table:table-cell>
          <table:table-cell office:value-type="string" calcext:value-type="string">
            <text:p>STATISTICS 368/501 INTRODUCTION TO DESIGN AND ANALYSIS OF EXPERIMENTS </text:p>
          </table:table-cell>
          <table:table-cell office:value-type="string" calcext:value-type="string">
            <text:p>STAT 565, 566 </text:p>
          </table:table-cell>
          <table:table-cell/>
          <table:table-cell office:value-type="string" calcext:value-type="string">
            <text:p>R</text:p>
          </table:table-cell>
          <table:table-cell office:value-type="string" calcext:value-type="string">
            <text:p>manual; experimental design course; Doug Wiens</text:p>
          </table:table-cell>
        </table:table-row>
        <table:table-row table:style-name="ro1">
          <table:table-cell/>
          <table:table-cell office:value-type="float" office:value="232" calcext:value-type="float">
            <text:p>232</text:p>
          </table:table-cell>
          <table:table-cell office:value-type="string" calcext:value-type="string">
            <text:p>SS232</text:p>
          </table:table-cell>
          <table:table-cell office:value-type="string" calcext:value-type="string">
            <text:p>---Stats from Freq. Distrib.s ---</text:p>
          </table:table-cell>
          <table:table-cell office:value-type="string" calcext:value-type="string">
            <text:p>STAT 576 (survey design)</text:p>
          </table:table-cell>
          <table:table-cell/>
          <table:table-cell office:value-type="string" calcext:value-type="string">
            <text:p>R</text:p>
          </table:table-cell>
          <table:table-cell office:value-type="string" calcext:value-type="string">
            <text:p>contingency tables; apply(function())</text:p>
          </table:table-cell>
        </table:table-row>
        <table:table-row table:style-name="ro1">
          <table:table-cell/>
          <table:table-cell office:value-type="float" office:value="233" calcext:value-type="float">
            <text:p>233</text:p>
          </table:table-cell>
          <table:table-cell office:value-type="string" calcext:value-type="string">
            <text:p>SS233</text:p>
          </table:table-cell>
          <table:table-cell office:value-type="string" calcext:value-type="string">
            <text:p>--- SRS (WOR): Primitive Estimators ---</text:p>
          </table:table-cell>
          <table:table-cell office:value-type="string" calcext:value-type="string">
            <text:p>STAT 576 (survey design)</text:p>
          </table:table-cell>
          <table:table-cell office:value-type="string" calcext:value-type="string">
            <text:p>*find t_hat *find ybar_hat *find p_hat *find CI *find n for new study w/ margin of error</text:p>
          </table:table-cell>
          <table:table-cell office:value-type="string" calcext:value-type="string">
            <text:p>R</text:p>
          </table:table-cell>
          <table:table-cell office:value-type="string" calcext:value-type="string">
            <text:p>survey design; SRS(WOR); primitive estimators; library(Hmisc); wtd.mean(): wtd.var(); </text:p>
          </table:table-cell>
        </table:table-row>
        <table:table-row table:style-name="ro1">
          <table:table-cell/>
          <table:table-cell office:value-type="float" office:value="234" calcext:value-type="float">
            <text:p>234</text:p>
          </table:table-cell>
          <table:table-cell office:value-type="string" calcext:value-type="string">
            <text:p>SS234</text:p>
          </table:table-cell>
          <table:table-cell office:value-type="string" calcext:value-type="string">
            <text:p>--- SRS (WOR): Ratio Estimators ---</text:p>
          </table:table-cell>
          <table:table-cell office:value-type="string" calcext:value-type="string">
            <text:p>STAT 576 (survey design)</text:p>
          </table:table-cell>
          <table:table-cell office:value-type="string" calcext:value-type="string">
            <text:p>*find t_ratio *find ybar_ratio *find p_ratio</text:p>
          </table:table-cell>
          <table:table-cell office:value-type="string" calcext:value-type="string">
            <text:p>R</text:p>
          </table:table-cell>
          <table:table-cell office:value-type="string" calcext:value-type="string">
            <text:p>survey design; ratio estimators</text:p>
          </table:table-cell>
        </table:table-row>
        <table:table-row table:style-name="ro1">
          <table:table-cell/>
          <table:table-cell office:value-type="float" office:value="235" calcext:value-type="float">
            <text:p>235</text:p>
          </table:table-cell>
          <table:table-cell office:value-type="string" calcext:value-type="string">
            <text:p>SS235</text:p>
          </table:table-cell>
          <table:table-cell office:value-type="string" calcext:value-type="string">
            <text:p>--- SRS (WOR): Regression (and Difference) Estimators ---</text:p>
          </table:table-cell>
          <table:table-cell office:value-type="string" calcext:value-type="string">
            <text:p>STAT 576 (survey design)</text:p>
          </table:table-cell>
          <table:table-cell office:value-type="string" calcext:value-type="string">
            <text:p>*find t_rg *find ybar_rg </text:p>
          </table:table-cell>
          <table:table-cell office:value-type="string" calcext:value-type="string">
            <text:p>R</text:p>
          </table:table-cell>
          <table:table-cell office:value-type="string" calcext:value-type="string">
            <text:p>survey design; regression estimators; difference estimators</text:p>
          </table:table-cell>
        </table:table-row>
        <table:table-row table:style-name="ro1">
          <table:table-cell/>
          <table:table-cell office:value-type="float" office:value="236" calcext:value-type="float">
            <text:p>236</text:p>
          </table:table-cell>
          <table:table-cell office:value-type="string" calcext:value-type="string">
            <text:p>SS236</text:p>
          </table:table-cell>
          <table:table-cell office:value-type="string" calcext:value-type="string">
            <text:p>--- Stratified Design --- </text:p>
          </table:table-cell>
          <table:table-cell office:value-type="string" calcext:value-type="string">
            <text:p>STAT 576 (survey design)</text:p>
          </table:table-cell>
          <table:table-cell office:value-type="string" calcext:value-type="string">
            <text:p>*design parameters: <text:s text:c="2"/>overall precision <text:s/>number of strata <text:s/>demarcation <text:s/>sample size <text:s/>allocation <text:s/>sample selection w/in strata</text:p>
          </table:table-cell>
          <table:table-cell office:value-type="string" calcext:value-type="string">
            <text:p>R</text:p>
          </table:table-cell>
          <table:table-cell office:value-type="string" calcext:value-type="string">
            <text:p>survey design; stratified sampling; strata; demarcation; sample size; allocation</text:p>
          </table:table-cell>
        </table:table-row>
        <table:table-row table:style-name="ro1">
          <table:table-cell/>
          <table:table-cell office:value-type="float" office:value="237" calcext:value-type="float">
            <text:p>237</text:p>
          </table:table-cell>
          <table:table-cell office:value-type="string" calcext:value-type="string">
            <text:p>SS237</text:p>
          </table:table-cell>
          <table:table-cell office:value-type="string" calcext:value-type="string">
            <text:p>--- Stratified Sampling: Primitive Estimators --- </text:p>
          </table:table-cell>
          <table:table-cell office:value-type="string" calcext:value-type="string">
            <text:p>STAT 576 (survey design)</text:p>
          </table:table-cell>
          <table:table-cell office:value-type="string" calcext:value-type="string">
            <text:p>find t_str <text:s/>NOT a ratio estimator *find ybar_str <text:s/>NOT a ratio estimator *find p_str <text:s/>NOT a ratio estimator</text:p>
          </table:table-cell>
          <table:table-cell office:value-type="string" calcext:value-type="string">
            <text:p>R</text:p>
          </table:table-cell>
          <table:table-cell office:value-type="string" calcext:value-type="string">
            <text:p>survey design; stratified sampling; primitive estimators; library(Hmisc); wtd.mean(): wtd.var(): </text:p>
          </table:table-cell>
        </table:table-row>
        <table:table-row table:style-name="ro1">
          <table:table-cell/>
          <table:table-cell office:value-type="float" office:value="238" calcext:value-type="float">
            <text:p>238</text:p>
          </table:table-cell>
          <table:table-cell office:value-type="string" calcext:value-type="string">
            <text:p>SS238</text:p>
          </table:table-cell>
          <table:table-cell office:value-type="string" calcext:value-type="string">
            <text:p>--- Stratified Analysis with the Primitive Estimators ---</text:p>
          </table:table-cell>
          <table:table-cell office:value-type="string" calcext:value-type="string">
            <text:p>STAT 576 (survey design)</text:p>
          </table:table-cell>
          <table:table-cell office:value-type="string" calcext:value-type="string">
            <text:p>ESTIMATORS <text:s/>EXAMPLE 1: measures of a single, discrete rv, Y; data already stratified <text:s/>--- freq data per stratum --- freq.data &lt;- data.frame( <text:s text:c="2"/>#freq data per stratum, h=1:4 <text:s/>pubs=c(0:8), <text:s text:c="4"/>#freq.data[,1] <text:s/>h1=c(1,2,0,1,0,2,0,1,0), <text:s text:c="2"/>#freq.data[,2] <text:s/>h2=c(10,2,0,1,2,1,1,0,2), <text:s text:c="2"/>#freq.data[,3] <text:s/>h3=c(9,0,1,0,2,0,1,0,0), <text:s text:c="2"/>#freq.data[,4] <text:s/>h4=c(8,2,0,1,0,0,0,0,0) <text:s text:c="3"/>#freq.data[,5] ) <text:s/>---pre-processing --- require(Hmisc) ybar_h1 &lt;- wtd.mean(x=freq.data[,1], weights=freq.data[,2]) <text:s/>ybar_h2 &lt;- wtd.mean(x=freq.data[,1], weights=freq.data[,3]) ybar_h3 &lt;- wtd.mean(x=freq.data[,1], weights=freq.data[,4]) ybar_h4 &lt;- wtd.mean(x=freq.data[,1], weights=freq.data[,5]) <text:s/>s2_h1 &lt;- wtd.var(x=freq.data[,1], weights=freq.data[,2]) <text:s/>s2_h2 &lt;- wtd.var(x=freq.data[,1], weights=freq.data[,3]) s2_h3 &lt;- wtd.var(x=freq.data[,1], weights=freq.data[,4]) s2_h4 &lt;- wtd.var(x=freq.data[,1], weights=freq.data[,5])</text:p>
          </table:table-cell>
          <table:table-cell office:value-type="string" calcext:value-type="string">
            <text:p>R</text:p>
          </table:table-cell>
          <table:table-cell office:value-type="string" calcext:value-type="string">
            <text:p>survey design; stratified design; primitive estimators; library(Hmisc); wtd.mean(); wtd.var();</text:p>
          </table:table-cell>
        </table:table-row>
        <table:table-row table:style-name="ro1">
          <table:table-cell/>
          <table:table-cell office:value-type="float" office:value="239" calcext:value-type="float">
            <text:p>239</text:p>
          </table:table-cell>
          <table:table-cell office:value-type="string" calcext:value-type="string">
            <text:p>SS239</text:p>
          </table:table-cell>
          <table:table-cell office:value-type="string" calcext:value-type="string">
            <text:p><text:s text:c="3"/>---The Effect of Observational Scale ----</text:p>
          </table:table-cell>
          <table:table-cell office:value-type="string" calcext:value-type="string">
            <text:p>Marron</text:p>
          </table:table-cell>
          <table:table-cell office:value-type="string" calcext:value-type="string">
            <text:p>This sequence of models shows the effect of observational scale on <text:s/>an underlying dynamic system. At first, the observations are very close to the scale of the dynamic processes itself. The sequence of models then 'zooms out' at an inceasingly large distance adding proportionately greater and greater constant amounts to the dynamic output. The dynamics are generated as a random walk with an <text:s/>added trend or forcing term. <text:s/>The 'random' is generated from single random variate pulls from the normal distribution (mean=0, var=1)</text:p>
          </table:table-cell>
          <table:table-cell office:value-type="string" calcext:value-type="string">
            <text:p>R</text:p>
          </table:table-cell>
          <table:table-cell office:value-type="string" calcext:value-type="string">
            <text:p>models; simulations; random walks</text:p>
          </table:table-cell>
        </table:table-row>
        <table:table-row table:style-name="ro1">
          <table:table-cell/>
          <table:table-cell office:value-type="float" office:value="240" calcext:value-type="float">
            <text:p>240</text:p>
          </table:table-cell>
          <table:table-cell office:value-type="string" calcext:value-type="string">
            <text:p>SS240</text:p>
          </table:table-cell>
          <table:table-cell office:value-type="string" calcext:value-type="string">
            <text:p>R FUNCTIONS FOR TIME SERIES ANALYSIS </text:p>
          </table:table-cell>
          <table:table-cell/>
          <table:table-cell office:value-type="string" calcext:value-type="string">
            <text:p>R FUNCTIONS FOR TIME SERIES ANALYSIS</text:p>
          </table:table-cell>
          <table:table-cell office:value-type="string" calcext:value-type="string">
            <text:p>R</text:p>
          </table:table-cell>
          <table:table-cell office:value-type="string" calcext:value-type="string">
            <text:p>manual; time series; library(stats); <text:s/>library(tseries); <text:s/>library(ast); library(lmtest); cycle(); deltat(); <text:s/>end(): frequency(); read.ts(); start(); time(); ts(); window(): adf.test(); Box.test(); bds.test(); bptest(); dwtest(); jarque.bera.test(); kpss.test(); shapiro.test(): ar(); arima(); arima.sim(); arma(); garch()</text:p>
          </table:table-cell>
        </table:table-row>
        <table:table-row table:style-name="ro1">
          <table:table-cell/>
          <table:table-cell office:value-type="float" office:value="241" calcext:value-type="float">
            <text:p>241</text:p>
          </table:table-cell>
          <table:table-cell office:value-type="string" calcext:value-type="string">
            <text:p>SS241</text:p>
          </table:table-cell>
          <table:table-cell office:value-type="string" calcext:value-type="string">
            <text:p>Time Series and Forecasting in R </text:p>
          </table:table-cell>
          <table:table-cell/>
          <table:table-cell office:value-type="string" calcext:value-type="string">
            <text:p>R has extensive facilities for analyzing time series data. This section describes the creation of a time series, seasonal decompostion, modeling with exponential and ARIMA models, and forecasting with the forecast pacakge. </text:p>
          </table:table-cell>
          <table:table-cell office:value-type="string" calcext:value-type="string">
            <text:p>R</text:p>
          </table:table-cell>
          <table:table-cell office:value-type="string" calcext:value-type="string">
            <text:p>manual; time series; seasonal decompostion; ARIMA; </text:p>
          </table:table-cell>
        </table:table-row>
        <table:table-row table:style-name="ro1">
          <table:table-cell/>
          <table:table-cell office:value-type="float" office:value="242" calcext:value-type="float">
            <text:p>242</text:p>
          </table:table-cell>
          <table:table-cell office:value-type="string" calcext:value-type="string">
            <text:p>SS242</text:p>
          </table:table-cell>
          <table:table-cell office:value-type="string" calcext:value-type="string">
            <text:p>Time Series Analysis with R </text:p>
          </table:table-cell>
          <table:table-cell/>
          <table:table-cell office:value-type="string" calcext:value-type="string">
            <text:p>The purpose of our article is to provide a summary of a selection of some of the high-quality published computational time series research using R. A more complete overview of time series software available in R for time series analysis is available in the CRAN1 task views.2 <text:s/></text:p>
          </table:table-cell>
          <table:table-cell office:value-type="string" calcext:value-type="string">
            <text:p>R</text:p>
          </table:table-cell>
          <table:table-cell office:value-type="string" calcext:value-type="string">
            <text:p>manual; time series; graphics; mvtsplot(); ar(); spectrum(); tsdiag(); library(ltsa); DHSimulate(); DLSimulate(); SimGLP(); DHSimulate(); library(fracdiff); library(FGN); FitFGN(); library(longmemo); <text:s/>FEXPest(); threshold models; neural networks; library(nnet); library(urca); library(CADFtest); library(fGarch); library(waveslim); library(wmtsa); library(wavethresh); library(sde) </text:p>
          </table:table-cell>
        </table:table-row>
        <table:table-row table:style-name="ro1">
          <table:table-cell/>
          <table:table-cell office:value-type="float" office:value="243" calcext:value-type="float">
            <text:p>243</text:p>
          </table:table-cell>
          <table:table-cell office:value-type="string" calcext:value-type="string">
            <text:p>SS243</text:p>
          </table:table-cell>
          <table:table-cell office:value-type="string" calcext:value-type="string">
            <text:p>Writing R Functions </text:p>
          </table:table-cell>
          <table:table-cell/>
          <table:table-cell office:value-type="string" calcext:value-type="string">
            <text:p>Programming in R is organized around functions. You all know what a mathematical function is, like log x or φ(z) or sin θ: it is a rule which takes some inputs and delivers a definite output. A function in R, like a mathematical function, takes zero or more inputs, also called arguments, and returns an output. </text:p>
          </table:table-cell>
          <table:table-cell office:value-type="string" calcext:value-type="string">
            <text:p>R</text:p>
          </table:table-cell>
          <table:table-cell office:value-type="string" calcext:value-type="string">
            <text:p>manual; programming; functions; function(); if()</text:p>
          </table:table-cell>
        </table:table-row>
        <table:table-row table:style-name="ro1">
          <table:table-cell/>
          <table:table-cell office:value-type="float" office:value="244" calcext:value-type="float">
            <text:p>244</text:p>
          </table:table-cell>
          <table:table-cell office:value-type="string" calcext:value-type="string">
            <text:p>SS244</text:p>
          </table:table-cell>
          <table:table-cell office:value-type="string" calcext:value-type="string">
            <text:p>the filter() command</text:p>
          </table:table-cell>
          <table:table-cell table:number-columns-repeated="2"/>
          <table:table-cell office:value-type="string" calcext:value-type="string">
            <text:p>R</text:p>
          </table:table-cell>
          <table:table-cell office:value-type="string" calcext:value-type="string">
            <text:p>manual; filter()</text:p>
          </table:table-cell>
        </table:table-row>
        <table:table-row table:style-name="ro1">
          <table:table-cell/>
          <table:table-cell office:value-type="float" office:value="245" calcext:value-type="float">
            <text:p>245</text:p>
          </table:table-cell>
          <table:table-cell office:value-type="string" calcext:value-type="string">
            <text:p>SS245</text:p>
          </table:table-cell>
          <table:table-cell office:value-type="string" calcext:value-type="string">
            <text:p>---Dynamic Linear Models with package "dlm"----</text:p>
          </table:table-cell>
          <table:table-cell/>
          <table:table-cell office:value-type="string" calcext:value-type="string">
            <text:p>Dynamic linear models = state-space models: The data is a linear function of an underlying Markov process (the “state”) plus additive noise. <text:s/>The state is observed directly and only partially observable via the observed data. The methods are related to hidden Markov models, except the state-space is continuous rather than discrete. Support evaluation of Gaussian likelihood for ARMA processes. State-space models and ARIMA models are interconvertible.</text:p>
          </table:table-cell>
          <table:table-cell office:value-type="string" calcext:value-type="string">
            <text:p>R</text:p>
          </table:table-cell>
          <table:table-cell office:value-type="string" calcext:value-type="string">
            <text:p>models; simulation; state-space models; dynamic linear models; library(dlm)</text:p>
          </table:table-cell>
        </table:table-row>
        <table:table-row table:style-name="ro1">
          <table:table-cell/>
          <table:table-cell office:value-type="float" office:value="246" calcext:value-type="float">
            <text:p>246</text:p>
          </table:table-cell>
          <table:table-cell office:value-type="string" calcext:value-type="string">
            <text:p>SS246</text:p>
          </table:table-cell>
          <table:table-cell office:value-type="string" calcext:value-type="string">
            <text:p>---Dynamic linear models with package "dlm" The required components of a dlm object are (p.43 - 51)</text:p>
          </table:table-cell>
          <table:table-cell table:number-columns-repeated="2"/>
          <table:table-cell office:value-type="string" calcext:value-type="string">
            <text:p>R</text:p>
          </table:table-cell>
          <table:table-cell office:value-type="string" calcext:value-type="string">
            <text:p>duplicate of SS245</text:p>
          </table:table-cell>
        </table:table-row>
        <table:table-row table:style-name="ro1">
          <table:table-cell/>
          <table:table-cell office:value-type="float" office:value="247" calcext:value-type="float">
            <text:p>247</text:p>
          </table:table-cell>
          <table:table-cell office:value-type="string" calcext:value-type="string">
            <text:p>SS247</text:p>
          </table:table-cell>
          <table:table-cell office:value-type="string" calcext:value-type="string">
            <text:p>R FAQ How can I do regression estimation with survey data? </text:p>
          </table:table-cell>
          <table:table-cell office:value-type="string" calcext:value-type="string">
            <text:p>STAT 576 (survey design)</text:p>
          </table:table-cell>
          <table:table-cell office:value-type="string" calcext:value-type="string">
            <text:p>province.design &lt;- svydesign( id = ~clu , strata = ~str , data = province , weights = ~wt , fpc = ~fpc ) </text:p>
          </table:table-cell>
          <table:table-cell office:value-type="string" calcext:value-type="string">
            <text:p>R</text:p>
          </table:table-cell>
          <table:table-cell office:value-type="string" calcext:value-type="string">
            <text:p>manual; survey design; sampling design; regression estimators; library(survey); svydesign(); </text:p>
          </table:table-cell>
        </table:table-row>
        <table:table-row table:style-name="ro1">
          <table:table-cell/>
          <table:table-cell office:value-type="float" office:value="248" calcext:value-type="float">
            <text:p>248</text:p>
          </table:table-cell>
          <table:table-cell office:value-type="string" calcext:value-type="string">
            <text:p>SS248</text:p>
          </table:table-cell>
          <table:table-cell office:value-type="string" calcext:value-type="string">
            <text:p>R code for book "R and Data Mining: Examples and Case Studies"</text:p>
          </table:table-cell>
          <table:table-cell/>
          <table:table-cell office:value-type="string" calcext:value-type="string">
            <text:p>Chapter 1: <text:s/>ch-introduction.R Chapter 2: <text:s/>ch-import-export.R Chapter 3: <text:s/>ch-exploration.R Chapter 4: <text:s/>ch-decision-trees.R Chapter 5: <text:s/>ch-regression.R <text:s/>Chapter 6: <text:s/>ch-clustering.R Chapter 7: <text:s/>ch-outlier.R Chapter 8: <text:s/>ch-time-series.R Chapter 9: <text:s/>ch-association.R Chapter 10: ch-text-mining.R <text:s/>Chapter 11: ch-social-network.R Chapter 12: cs-HPI-forecast.R Chapter 13: cs-response-prediction.R Chapter 14: cs-limited-memory.R <text:s text:c="2"/>Contact: Yanchang Zhao Email: yanchang@rdatamining.com Website: http://www.rdatamining.com Group on LinkedIn: http://group.rdatamining.com</text:p>
          </table:table-cell>
          <table:table-cell office:value-type="string" calcext:value-type="string">
            <text:p>R</text:p>
          </table:table-cell>
          <table:table-cell office:value-type="string" calcext:value-type="string">
            <text:p>data mining; time series; text mining; library(tm) <text:s text:c="8"/></text:p>
          </table:table-cell>
        </table:table-row>
        <table:table-row table:style-name="ro1">
          <table:table-cell/>
          <table:table-cell office:value-type="float" office:value="249" calcext:value-type="float">
            <text:p>249</text:p>
          </table:table-cell>
          <table:table-cell office:value-type="string" calcext:value-type="string">
            <text:p>SS249(a,b)</text:p>
          </table:table-cell>
          <table:table-cell office:value-type="string" calcext:value-type="string">
            <text:p>Title: Final Exam -- STAT 565 Date: 03/17/2015 Author: Bruce Marron</text:p>
          </table:table-cell>
          <table:table-cell office:value-type="string" calcext:value-type="string">
            <text:p>STAT 565 (exp design)</text:p>
          </table:table-cell>
          <table:table-cell office:value-type="string" calcext:value-type="string">
            <text:p>SS249a --- final exam questions <text:s/>SS249b --- final exam answers</text:p>
          </table:table-cell>
          <table:table-cell office:value-type="string" calcext:value-type="string">
            <text:p>R</text:p>
          </table:table-cell>
          <table:table-cell office:value-type="string" calcext:value-type="string">
            <text:p>experimental design; factorial designs; Kruskal-Wallis; Friedman</text:p>
          </table:table-cell>
        </table:table-row>
        <table:table-row table:style-name="ro1">
          <table:table-cell/>
          <table:table-cell office:value-type="float" office:value="250" calcext:value-type="float">
            <text:p>250</text:p>
          </table:table-cell>
          <table:table-cell office:value-type="string" calcext:value-type="string">
            <text:p>SS250</text:p>
          </table:table-cell>
          <table:table-cell office:value-type="string" calcext:value-type="string">
            <text:p>Handling and Processing Strings in R </text:p>
          </table:table-cell>
          <table:table-cell/>
          <table:table-cell office:value-type="string" calcext:value-type="string">
            <text:p>Perhaps even worse is the not so uncommon believe that string manipulation is a secondary non-relevant task. People will be impressed and will admire you for any kind of fancy model, <text:s/>sophisticated algorithms, and black-box methods that you get to apply. Everybody loves the haute cuisine of data analysis and the top notch analytics. But when it comes to processing and manipulating strings, many will think of it as washing the dishes or pealing and cutting potatos. If you want to be perceived as a data chef, you may be tempted to think that you shouldn’t waste your time in those boring tasks of manipulating strings. Yes, it is true that you won’t get a Michelin star for processing character data. But you would hardly become a good data cook if you don’t get your hands dirty with string manipulation. <text:s/></text:p>
          </table:table-cell>
          <table:table-cell office:value-type="string" calcext:value-type="string">
            <text:p>R</text:p>
          </table:table-cell>
          <table:table-cell office:value-type="string" calcext:value-type="string">
            <text:p>manual; strings; string manipulation; text mining</text:p>
          </table:table-cell>
        </table:table-row>
        <table:table-row table:style-name="ro1">
          <table:table-cell/>
          <table:table-cell office:value-type="float" office:value="251" calcext:value-type="float">
            <text:p>251</text:p>
          </table:table-cell>
          <table:table-cell office:value-type="string" calcext:value-type="string">
            <text:p>SS251</text:p>
          </table:table-cell>
          <table:table-cell office:value-type="string" calcext:value-type="string">
            <text:p>matrix form of RCBD</text:p>
          </table:table-cell>
          <table:table-cell office:value-type="string" calcext:value-type="string">
            <text:p>STAT 565 (exp design)</text:p>
          </table:table-cell>
          <table:table-cell office:value-type="string" calcext:value-type="string">
            <text:p># Indicator fxns (f1) x1 &lt;- 1*(nozzle_design.data$f1=="f1.1") x2 &lt;- 1*(nozzle_design.data$f1=="f1.2") x3 &lt;- 1*(nozzle_design.data$f1=="f1.3") x4 &lt;- 1*(nozzle_design.data$f1=="f1.4") x5 &lt;- -1*(nozzle_design.data$f1=="f1.5") <text:s/>#note "-1"</text:p>
          </table:table-cell>
          <table:table-cell office:value-type="string" calcext:value-type="string">
            <text:p>R</text:p>
          </table:table-cell>
          <table:table-cell office:value-type="string" calcext:value-type="string">
            <text:p>linear regression; matrix form; <text:s/>RCBD; Doug Weins method</text:p>
          </table:table-cell>
        </table:table-row>
        <table:table-row table:style-name="ro1">
          <table:table-cell/>
          <table:table-cell office:value-type="float" office:value="252" calcext:value-type="float">
            <text:p>252</text:p>
          </table:table-cell>
          <table:table-cell office:value-type="string" calcext:value-type="string">
            <text:p>SS252</text:p>
          </table:table-cell>
          <table:table-cell office:value-type="string" calcext:value-type="string">
            <text:p>unbalanced RCBD by regression (Doug Weins) </text:p>
          </table:table-cell>
          <table:table-cell office:value-type="string" calcext:value-type="string">
            <text:p>STAT 565 (exp design)</text:p>
          </table:table-cell>
          <table:table-cell office:value-type="string" calcext:value-type="string">
            <text:p>linear form of the model ; full model; reduced model</text:p>
          </table:table-cell>
          <table:table-cell office:value-type="string" calcext:value-type="string">
            <text:p>R</text:p>
          </table:table-cell>
          <table:table-cell office:value-type="string" calcext:value-type="string">
            <text:p>unbalanced RCBD; linear regression; full model; reduced model; matrix form; Doug Weins method</text:p>
          </table:table-cell>
        </table:table-row>
        <table:table-row table:style-name="ro1">
          <table:table-cell/>
          <table:table-cell office:value-type="float" office:value="253" calcext:value-type="float">
            <text:p>253</text:p>
          </table:table-cell>
          <table:table-cell office:value-type="string" calcext:value-type="string">
            <text:p>SS253</text:p>
          </table:table-cell>
          <table:table-cell office:value-type="string" calcext:value-type="string">
            <text:p>excerpt <text:s/>Title: HW8 -- STAT 565 Date: 03/12/2015 Author: Bruce Marron </text:p>
          </table:table-cell>
          <table:table-cell office:value-type="string" calcext:value-type="string">
            <text:p>STAT 565 (exp design)</text:p>
          </table:table-cell>
          <table:table-cell/>
          <table:table-cell office:value-type="string" calcext:value-type="string">
            <text:p>R</text:p>
          </table:table-cell>
          <table:table-cell office:value-type="string" calcext:value-type="string">
            <text:p>sets; combinatorics; letters; library(sets); library(gtools); combinations(); gset(); aliases</text:p>
          </table:table-cell>
        </table:table-row>
        <table:table-row table:style-name="ro1">
          <table:table-cell/>
          <table:table-cell office:value-type="float" office:value="254" calcext:value-type="float">
            <text:p>254</text:p>
          </table:table-cell>
          <table:table-cell office:value-type="string" calcext:value-type="string">
            <text:p>SS254</text:p>
          </table:table-cell>
          <table:table-cell office:value-type="string" calcext:value-type="string">
            <text:p>using scan to import strings</text:p>
          </table:table-cell>
          <table:table-cell office:value-type="string" calcext:value-type="string">
            <text:p>STAT 565 (exp design)</text:p>
          </table:table-cell>
          <table:table-cell office:value-type="string" calcext:value-type="string">
            <text:p>#data in lines separated by &lt;return&gt; #use scan() to create independent data vectors (dv_i), one at a time #Here, data vectors are in groups of 27 elements each <text:s text:c="2"/>dv1&lt;-scan( <text:s/>file = "/home/bmarron/Desktop/Winter2015/STAT_565/Final/design_matrix.txt", <text:s/>sep="\n", <text:s/>skip = 24 <text:s/>nlines=27 <text:s/>) </text:p>
          </table:table-cell>
          <table:table-cell office:value-type="string" calcext:value-type="string">
            <text:p>R</text:p>
          </table:table-cell>
          <table:table-cell office:value-type="string" calcext:value-type="string">
            <text:p>scan(); <text:s/>data vectors; strings</text:p>
          </table:table-cell>
        </table:table-row>
        <table:table-row table:style-name="ro1">
          <table:table-cell/>
          <table:table-cell office:value-type="float" office:value="255" calcext:value-type="float">
            <text:p>255</text:p>
          </table:table-cell>
          <table:table-cell office:value-type="string" calcext:value-type="string">
            <text:p>SS255</text:p>
          </table:table-cell>
          <table:table-cell office:value-type="string" calcext:value-type="string">
            <text:p>Title: HW1 -- STAT 565 Date: 01/15/2015 Author: Bruce Marron</text:p>
          </table:table-cell>
          <table:table-cell office:value-type="string" calcext:value-type="string">
            <text:p>STAT 565 (exp design)</text:p>
          </table:table-cell>
          <table:table-cell office:value-type="string" calcext:value-type="string">
            <text:p>Problems from Montgomery, "Design and Analysis of Experiments" <text:s/>Problem 3.7(a) Problem 3.12(a)</text:p>
          </table:table-cell>
          <table:table-cell office:value-type="string" calcext:value-type="string">
            <text:p>R</text:p>
          </table:table-cell>
          <table:table-cell office:value-type="string" calcext:value-type="string">
            <text:p>HW problems; ANOVA; anova(lm()); graphics;</text:p>
          </table:table-cell>
        </table:table-row>
        <table:table-row table:style-name="ro1">
          <table:table-cell/>
          <table:table-cell office:value-type="float" office:value="256" calcext:value-type="float">
            <text:p>256</text:p>
          </table:table-cell>
          <table:table-cell office:value-type="string" calcext:value-type="string">
            <text:p>SS256</text:p>
          </table:table-cell>
          <table:table-cell office:value-type="string" calcext:value-type="string">
            <text:p>Title: HW2 -- STAT 565 Date: 01/22/2015 Author: Bruce Marron</text:p>
          </table:table-cell>
          <table:table-cell office:value-type="string" calcext:value-type="string">
            <text:p>STAT 565 (exp design)</text:p>
          </table:table-cell>
          <table:table-cell office:value-type="string" calcext:value-type="string">
            <text:p>Problems from Montgomery, "Design and Analysis of Experiments" <text:s/>Problem 3.7(b) Problem 3.7(c) Problem 3.7(e) Problem 3.7(f) Problem 3.12(b) Problem 3.12(c)</text:p>
          </table:table-cell>
          <table:table-cell office:value-type="string" calcext:value-type="string">
            <text:p>R</text:p>
          </table:table-cell>
          <table:table-cell office:value-type="string" calcext:value-type="string">
            <text:p>HW problems; ANOVA; graphics; model.tables(); aov(); seq(); par(mfrow = n2mfrow(2)); curve(); library(agricolae); LSD.test(); HSD.test(); <text:s/>qt(lower.tail=FALSE); bar.group(); qqnorm(); qqline(); for(); library(ggplot2); qplot();geom_vline(); geom_hline(); colnames(); stack(); TukeyHSD(); extract residuals; list syntax; </text:p>
          </table:table-cell>
        </table:table-row>
        <table:table-row table:style-name="ro1">
          <table:table-cell/>
          <table:table-cell office:value-type="float" office:value="257" calcext:value-type="float">
            <text:p>257</text:p>
          </table:table-cell>
          <table:table-cell office:value-type="string" calcext:value-type="string">
            <text:p>SS257</text:p>
          </table:table-cell>
          <table:table-cell office:value-type="string" calcext:value-type="string">
            <text:p>itle: HW3 -- STAT 565 Date: 01/29/2015 Author: Bruce Marron</text:p>
          </table:table-cell>
          <table:table-cell office:value-type="string" calcext:value-type="string">
            <text:p>STAT 565 (exp design)</text:p>
          </table:table-cell>
          <table:table-cell office:value-type="string" calcext:value-type="string">
            <text:p>Problems from Montgomery, "Design and Analysis of Experiments" <text:s/>Problem 4.8(a), (b), (c) Problem 4.9(a), (b), (c) </text:p>
          </table:table-cell>
          <table:table-cell office:value-type="string" calcext:value-type="string">
            <text:p>R</text:p>
          </table:table-cell>
          <table:table-cell office:value-type="string" calcext:value-type="string">
            <text:p>HW problems; ANOVA; graphics; residual plots; library("agricolae"); LSD.test(); <text:s text:c="2"/></text:p>
          </table:table-cell>
        </table:table-row>
        <table:table-row table:style-name="ro1">
          <table:table-cell/>
          <table:table-cell office:value-type="float" office:value="258" calcext:value-type="float">
            <text:p>258</text:p>
          </table:table-cell>
          <table:table-cell office:value-type="string" calcext:value-type="string">
            <text:p>SS258</text:p>
          </table:table-cell>
          <table:table-cell office:value-type="string" calcext:value-type="string">
            <text:p>Title: HW4 -- STAT 565 Date: 02/05/2015 Author: Bruce Marron</text:p>
          </table:table-cell>
          <table:table-cell office:value-type="string" calcext:value-type="string">
            <text:p>STAT 565 (exp design)</text:p>
          </table:table-cell>
          <table:table-cell office:value-type="string" calcext:value-type="string">
            <text:p>Problems from Montgomery, "Design and Analysis of Experiments" <text:s/>Problem 4.23 Problem 4.35 </text:p>
          </table:table-cell>
          <table:table-cell office:value-type="string" calcext:value-type="string">
            <text:p>R</text:p>
          </table:table-cell>
          <table:table-cell office:value-type="string" calcext:value-type="string">
            <text:p>HW problems; ANOVA; graphics; stack(); str(); aov(); library(agricolae); LSD.test(); HSD.test(); scheffe.test(); library(ggplot2); qplot(); geom_vline(); </text:p>
          </table:table-cell>
        </table:table-row>
        <table:table-row table:style-name="ro1">
          <table:table-cell/>
          <table:table-cell office:value-type="float" office:value="259" calcext:value-type="float">
            <text:p>259</text:p>
          </table:table-cell>
          <table:table-cell office:value-type="string" calcext:value-type="string">
            <text:p>SS259</text:p>
          </table:table-cell>
          <table:table-cell office:value-type="string" calcext:value-type="string">
            <text:p>Title: HW5 -- STAT 565 Date: 02/19/2015 Author: Bruce Marron</text:p>
          </table:table-cell>
          <table:table-cell office:value-type="string" calcext:value-type="string">
            <text:p>STAT 565 (exp design)</text:p>
          </table:table-cell>
          <table:table-cell office:value-type="string" calcext:value-type="string">
            <text:p>Problems from Montgomery, "Design and Analysis of Experiments" <text:s/>Problem 4.40 Problem 4.42 </text:p>
          </table:table-cell>
          <table:table-cell office:value-type="string" calcext:value-type="string">
            <text:p>R</text:p>
          </table:table-cell>
          <table:table-cell office:value-type="string" calcext:value-type="string">
            <text:p>HW problems; ANOVA; graphics; stack(); str(); aov(); library(ibd); aov.ibd(); Type III sum of squares; <text:s/>library(ggplot2); qplot(); geom_vline(); library(agricolae); HSD.test(); qtukey(); outer(); bartlett.test(); <text:s/>scheffe.test(); Levene's Test for Homogeneity of Variance; library(car); leveneTest(); </text:p>
          </table:table-cell>
        </table:table-row>
        <table:table-row table:style-name="ro1">
          <table:table-cell/>
          <table:table-cell office:value-type="float" office:value="260" calcext:value-type="float">
            <text:p>260</text:p>
          </table:table-cell>
          <table:table-cell office:value-type="string" calcext:value-type="string">
            <text:p>SS260</text:p>
          </table:table-cell>
          <table:table-cell office:value-type="string" calcext:value-type="string">
            <text:p>Title: HW6 -- STAT 565 Date: 02/26/2015 Author: Bruce Marron</text:p>
          </table:table-cell>
          <table:table-cell office:value-type="string" calcext:value-type="string">
            <text:p>STAT 565 (exp design)</text:p>
          </table:table-cell>
          <table:table-cell office:value-type="string" calcext:value-type="string">
            <text:p>Problems from Montgomery, "Design and Analysis of Experiments" <text:s/>Problem 5.30 Problem 5.31 (a,e) Problem 5.40 </text:p>
          </table:table-cell>
          <table:table-cell office:value-type="string" calcext:value-type="string">
            <text:p>R</text:p>
          </table:table-cell>
          <table:table-cell office:value-type="string" calcext:value-type="string">
            <text:p>HW problems: ANOVA; graphics; stack(); str(); balanced design check; !is.list(replications(); aov(); library(ggplot2); ggplot(); geom_boxplot(); scale_x_discrete(); bartlett.test(); Fligner-Killeen test; fligner.test(); library(lawstat); Brown-Forsythe Levene-type test; <text:s/>levene.test(); colnames(); library(dae); interaction.ABC.plot(); </text:p>
          </table:table-cell>
        </table:table-row>
        <table:table-row table:style-name="ro1">
          <table:table-cell/>
          <table:table-cell office:value-type="float" office:value="261" calcext:value-type="float">
            <text:p>261</text:p>
          </table:table-cell>
          <table:table-cell office:value-type="string" calcext:value-type="string">
            <text:p>SS261</text:p>
          </table:table-cell>
          <table:table-cell office:value-type="string" calcext:value-type="string">
            <text:p>Title: HW7 -- STAT 565 Date: 03/05/2015 Author: Bruce Marron</text:p>
          </table:table-cell>
          <table:table-cell office:value-type="string" calcext:value-type="string">
            <text:p>STAT 565 (exp design)</text:p>
          </table:table-cell>
          <table:table-cell office:value-type="string" calcext:value-type="string">
            <text:p>Problems from Montgomery, "Design and Analysis of Experiments" <text:s/>Problem 6.21(a,b) Problem 7.12 Problem 7.21 <text:s/>2^6 design (initial; no blocking) 2^p = 8 blocks p = 3 confounding effects to be selected 2^p-p-1 = 8-3-1 = 4 phantom confounding effects 2^6-3 = 2^3 design (final; w/ blocking) <text:s/>select: <text:s text:c="2"/>ABCD ACE ABEF <text:s/>crosses: <text:s text:c="3"/>#the 4 phantoms <text:s/>(ABCD)(ACE) <text:s text:c="2"/>==&gt; BDE <text:s/>(ABCD)(ABEF) <text:s text:c="2"/>==&gt; CDEF <text:s text:c="2"/>(ACE)(ABEF) <text:s/>==&gt; BCF <text:s/>(ABCD)(ACE)(ABEF) ==&gt; ADF </text:p>
          </table:table-cell>
          <table:table-cell office:value-type="string" calcext:value-type="string">
            <text:p>R</text:p>
          </table:table-cell>
          <table:table-cell office:value-type="string" calcext:value-type="string">
            <text:p>HW problems; ANOVA; graphics; stack(); colnames(); str(); is.vector(replications()); aov(); library(ggplot2); ggplot(); geom_boxplot(); bartlett.test(); library(lawstat); levene.test(); factorial design; 2^6-3 <text:s/>design; library(sets); set(); nested list syntax; for(); ifelse(); %in%; %%; sapply(exp_perms[1:62], paste0, collapse=","); block assignments; subset(); </text:p>
          </table:table-cell>
        </table:table-row>
        <table:table-row table:style-name="ro1">
          <table:table-cell/>
          <table:table-cell office:value-type="float" office:value="262" calcext:value-type="float">
            <text:p>262</text:p>
          </table:table-cell>
          <table:table-cell office:value-type="string" calcext:value-type="string">
            <text:p>SS262</text:p>
          </table:table-cell>
          <table:table-cell office:value-type="string" calcext:value-type="string">
            <text:p>Title: HW8 -- STAT 565 Date: 03/12/2015 Author: Bruce Marron</text:p>
          </table:table-cell>
          <table:table-cell office:value-type="string" calcext:value-type="string">
            <text:p>STAT 565 (exp design)</text:p>
          </table:table-cell>
          <table:table-cell office:value-type="string" calcext:value-type="string">
            <text:p>Problems from Montgomery, "Design and Analysis of Experiments" <text:s/>Problem 8.10(a) Problem 8.10(b) Problem 8.19 Problem 9.17 </text:p>
          </table:table-cell>
          <table:table-cell office:value-type="string" calcext:value-type="string">
            <text:p>R</text:p>
          </table:table-cell>
          <table:table-cell office:value-type="string" calcext:value-type="string">
            <text:p>HW problems; 2^5 (initial design); 2^5-1 (blocking design); 2^5-1 (fractional design); aliases; library(sets); library(gtools); gset(); combinations(); 2^6-3 (fractional design; resolution III); unique(perms.matrix[block.1[1:81],]); which(); &amp;</text:p>
          </table:table-cell>
        </table:table-row>
        <table:table-row table:style-name="ro1">
          <table:table-cell/>
          <table:table-cell office:value-type="float" office:value="263" calcext:value-type="float">
            <text:p>263</text:p>
          </table:table-cell>
          <table:table-cell office:value-type="string" calcext:value-type="string">
            <text:p>SS263</text:p>
          </table:table-cell>
          <table:table-cell office:value-type="string" calcext:value-type="string">
            <text:p>GenUrn2.1_Model <text:s/>Title: <text:s/>Generative Urn Model</text:p>
          </table:table-cell>
          <table:table-cell office:value-type="string" calcext:value-type="string">
            <text:p>Marron</text:p>
          </table:table-cell>
          <table:table-cell office:value-type="string" calcext:value-type="string">
            <text:p>The GenUrn2_Model is based on the stochastic process described in the following scenario by Mackay (Example 2.6, p. 27).</text:p>
          </table:table-cell>
          <table:table-cell office:value-type="string" calcext:value-type="string">
            <text:p>R</text:p>
          </table:table-cell>
          <table:table-cell office:value-type="string" calcext:value-type="string">
            <text:p>models; simulations; urn model; table(); undo set.seed ; set.seed=NULL; </text:p>
          </table:table-cell>
        </table:table-row>
        <table:table-row table:style-name="ro1">
          <table:table-cell/>
          <table:table-cell office:value-type="float" office:value="264" calcext:value-type="float">
            <text:p>264</text:p>
          </table:table-cell>
          <table:table-cell office:value-type="string" calcext:value-type="string">
            <text:p>SS264</text:p>
          </table:table-cell>
          <table:table-cell office:value-type="string" calcext:value-type="string">
            <text:p><text:s/>Using pkg "lme4" </text:p>
          </table:table-cell>
          <table:table-cell office:value-type="string" calcext:value-type="string">
            <text:p>STAT 566 (exp design)</text:p>
          </table:table-cell>
          <table:table-cell office:value-type="string" calcext:value-type="string">
            <text:p>two-way random effects model (no fixed effects) <text:s text:c="3"/>Example 14.1 Montgomery p.607 <text:s/>library(stringr) test&lt;-str_join(letters[1:12], "and", letters[1:12], "and", letters[1:12]) purity.data1$f2 &lt;- factor(unlist(str_split(test, "and")))</text:p>
          </table:table-cell>
          <table:table-cell office:value-type="string" calcext:value-type="string">
            <text:p>R</text:p>
          </table:table-cell>
          <table:table-cell office:value-type="string" calcext:value-type="string">
            <text:p>library(lme4); formulae; library(HLMdiag); varcomp.mer(); resid(); two-factor (random; crossed); three-factor (mixed; nested); Pastes data; Penicillin data; string manipulations; library(stringr); str_join(); factor(unlist(str_split())); </text:p>
          </table:table-cell>
        </table:table-row>
        <table:table-row table:style-name="ro1">
          <table:table-cell/>
          <table:table-cell office:value-type="float" office:value="265" calcext:value-type="float">
            <text:p>265</text:p>
          </table:table-cell>
          <table:table-cell office:value-type="string" calcext:value-type="string">
            <text:p>SS265</text:p>
          </table:table-cell>
          <table:table-cell office:value-type="string" calcext:value-type="string">
            <text:p>iterative sampling and Bayesian inference http://www.stanford.edu/~danlass/NASSLLI-R-code.R</text:p>
          </table:table-cell>
          <table:table-cell office:value-type="string" calcext:value-type="string">
            <text:p>STAT 510 (Bayesian)</text:p>
          </table:table-cell>
          <table:table-cell office:value-type="string" calcext:value-type="string">
            <text:p># simulation of drawing with replacement from an urn with 3 red and 2 green balls. <text:s/># Simulating 50 coin flips many times in order to determine the region of rejection for H0 = "the coin is fair". We're assuming alpha = .05 and H0 is two-sided, so that we'll reject it if the number of heads falls below the 2.5th or the 97.5th percentile of H0's sampling distribution. <text:s/># Bayesian inference for coin weight, assuming 4 heads in 10 tosses. <text:s/>#3 mints which make fair and biased coins with different distributions. We want to infer which mint a particular coin came from. </text:p>
          </table:table-cell>
          <table:table-cell office:value-type="string" calcext:value-type="string">
            <text:p>R</text:p>
          </table:table-cell>
          <table:table-cell office:value-type="string" calcext:value-type="string">
            <text:p>models; coin toss simulation; function(); quantile(); plot(); abline(); <text:s/>sort(); while(); hist(); </text:p>
          </table:table-cell>
        </table:table-row>
        <table:table-row table:style-name="ro1">
          <table:table-cell/>
          <table:table-cell office:value-type="float" office:value="266" calcext:value-type="float">
            <text:p>266</text:p>
          </table:table-cell>
          <table:table-cell office:value-type="string" calcext:value-type="string">
            <text:p>SS266</text:p>
          </table:table-cell>
          <table:table-cell office:value-type="string" calcext:value-type="string">
            <text:p>-- Bit Coin Lottery--- <text:s/>(in MacKay)</text:p>
          </table:table-cell>
          <table:table-cell office:value-type="string" calcext:value-type="string">
            <text:p>MacKay</text:p>
          </table:table-cell>
          <table:table-cell table:number-columns-repeated="2"/>
          <table:table-cell office:value-type="string" calcext:value-type="string">
            <text:p>HW problems; models; simulation; distributions; bit coin lottery </text:p>
          </table:table-cell>
        </table:table-row>
        <table:table-row table:style-name="ro1">
          <table:table-cell/>
          <table:table-cell office:value-type="float" office:value="267" calcext:value-type="float">
            <text:p>267</text:p>
          </table:table-cell>
          <table:table-cell office:value-type="string" calcext:value-type="string">
            <text:p>SS267</text:p>
          </table:table-cell>
          <table:table-cell office:value-type="string" calcext:value-type="string">
            <text:p><text:s text:c="2"/>Title: Final Exam -- STAT 565 Date: 03/17/2015 Author: Bruce Marron</text:p>
          </table:table-cell>
          <table:table-cell office:value-type="string" calcext:value-type="string">
            <text:p>STAT 565 (exp design)</text:p>
          </table:table-cell>
          <table:table-cell office:value-type="string" calcext:value-type="string">
            <text:p>a = exam b= responses</text:p>
          </table:table-cell>
          <table:table-cell office:value-type="string" calcext:value-type="string">
            <text:p>R</text:p>
          </table:table-cell>
          <table:table-cell office:value-type="string" calcext:value-type="string">
            <text:p>stats; experimental design; blocking fractional factorial design; contrast matrix; %%(mod) 2; sapply(runs[1:32], paste0, collapse=","); which(); alias structure; library(gtools); combinations(); <text:s/>design matrix; abbreviated ANOVA table; Kruskal-Wallis test; Friedman test ; kruskal.test(); friedman.test(): </text:p>
          </table:table-cell>
        </table:table-row>
        <table:table-row table:style-name="ro1">
          <table:table-cell/>
          <table:table-cell office:value-type="float" office:value="268" calcext:value-type="float">
            <text:p>268</text:p>
          </table:table-cell>
          <table:table-cell office:value-type="string" calcext:value-type="string">
            <text:p>SS268</text:p>
          </table:table-cell>
          <table:table-cell office:value-type="string" calcext:value-type="string">
            <text:p>R for biologists</text:p>
          </table:table-cell>
          <table:table-cell office:value-type="string" calcext:value-type="string">
            <text:p>STAT 565 (exp design)</text:p>
          </table:table-cell>
          <table:table-cell office:value-type="string" calcext:value-type="string">
            <text:p>DESCRIPTIVE STATISTICS ONE AND TWO SAMPLE TESTS SINGLE FACTOR ANALYSIS OF VARIANCE MULTIPLE COMPARISON TESTS. RANDOMIZED BLOCK DESIGN FACTORIAL STRUCTURE REGRESSION CORRELATION</text:p>
          </table:table-cell>
          <table:table-cell office:value-type="string" calcext:value-type="string">
            <text:p>R</text:p>
          </table:table-cell>
          <table:table-cell office:value-type="string" calcext:value-type="string">
            <text:p>manual; stats; descriptive stats; t.test(); shapiro.test(); bartlett.test(); kruskal.test(); HSD.test(); LSD.test(); friedman.test(); intersection.plot(); lm(); cor.test(); </text:p>
          </table:table-cell>
        </table:table-row>
        <table:table-row table:style-name="ro1">
          <table:table-cell/>
          <table:table-cell office:value-type="float" office:value="269" calcext:value-type="float">
            <text:p>269</text:p>
          </table:table-cell>
          <table:table-cell office:value-type="string" calcext:value-type="string">
            <text:p>SS269</text:p>
          </table:table-cell>
          <table:table-cell office:value-type="string" calcext:value-type="string">
            <text:p>Title: Mid-Term -- STAT 565 Date: 02/10/2015 Author: Bruce Marron</text:p>
          </table:table-cell>
          <table:table-cell office:value-type="string" calcext:value-type="string">
            <text:p>STAT 565 (exp design)</text:p>
          </table:table-cell>
          <table:table-cell office:value-type="string" calcext:value-type="string">
            <text:p><text:s/>Problems from Montgomery, "Design and Analysis of Experiments" <text:s/>Problem 4.10 (w/ a missing data point; standard analysis) Problem 4.10 (w/ a missing data point; exact analysis) Problem 4.10 (w/o missing data; imputed value) <text:s/></text:p>
          </table:table-cell>
          <table:table-cell/>
          <table:table-cell office:value-type="string" calcext:value-type="string">
            <text:p>HW problems; ANOVA; NAs in data; na.fail(); na.omit(); na.exclude(); na.pass(); getOption("na.action"); library(car) Anova(); Type III; drop1(); library(mice); mice(); apply(mice2[[5]][[1]], 1, mean)</text:p>
          </table:table-cell>
        </table:table-row>
        <table:table-row table:style-name="ro1">
          <table:table-cell/>
          <table:table-cell office:value-type="float" office:value="270" calcext:value-type="float">
            <text:p>270</text:p>
          </table:table-cell>
          <table:table-cell office:value-type="string" calcext:value-type="string">
            <text:p>SS270</text:p>
          </table:table-cell>
          <table:table-cell office:value-type="string" calcext:value-type="string">
            <text:p>Example R programs and commands <text:s text:c="4"/>11. Two- and Three-factor ANOVA; Mixed Models; Cochran's Test</text:p>
          </table:table-cell>
          <table:table-cell office:value-type="string" calcext:value-type="string">
            <text:p>STAT 566 (exp design)</text:p>
          </table:table-cell>
          <table:table-cell office:value-type="string" calcext:value-type="string">
            <text:p>groupedData( lintmass ~ 1 | species/gender, data=ldata)</text:p>
          </table:table-cell>
          <table:table-cell/>
          <table:table-cell office:value-type="string" calcext:value-type="string">
            <text:p>ANOVA; fixed effect models; gl(); mixed effects models; library(nlme) ; groupedData(); anova(lme()); </text:p>
          </table:table-cell>
        </table:table-row>
        <table:table-row table:style-name="ro1">
          <table:table-cell/>
          <table:table-cell office:value-type="float" office:value="271" calcext:value-type="float">
            <text:p>271</text:p>
          </table:table-cell>
          <table:table-cell office:value-type="string" calcext:value-type="string">
            <text:p>SS271</text:p>
          </table:table-cell>
          <table:table-cell/>
          <table:table-cell office:value-type="string" calcext:value-type="string">
            <text:p>STAT 573 (bootstrap)</text:p>
          </table:table-cell>
          <table:table-cell office:value-type="string" calcext:value-type="string">
            <text:p>multiresponse permutation procedures (MRPP) family of statistics; The statistical procedures in Blossom are distribution free in the sense that probabilities of obtaining extreme test statistic values given the truth of the null hypothesis (Type I errors) are based on permutations of the data from randomization theory and are not based on an assumed population distribution (Edgington, 1987; Good, 2000; Mielke and Berry, 2001). In most investigations, the population distribution will never be known and assuming an inappropriate distributional model can lead to weak or invalid statistical inferences. The normal distribution is an inappropriate model for many ecological data, which often are skewed, discontinuous, and multi-modal. When sample sizes are small, large sample (asymptotic) approximations often are questionable. Permutation procedures make efficient use of small samples, because probabilities can be calculated exactly by complete enumeration of all possible combinations under the null hypothesis.</text:p>
          </table:table-cell>
          <table:table-cell/>
          <table:table-cell office:value-type="string" calcext:value-type="string">
            <text:p>manual; library(blossom)[unavailable]</text:p>
          </table:table-cell>
        </table:table-row>
        <table:table-row table:style-name="ro1">
          <table:table-cell/>
          <table:table-cell office:value-type="float" office:value="272" calcext:value-type="float">
            <text:p>272</text:p>
          </table:table-cell>
          <table:table-cell office:value-type="string" calcext:value-type="string">
            <text:p>SS272</text:p>
          </table:table-cell>
          <table:table-cell office:value-type="string" calcext:value-type="string">
            <text:p>Simulation: Sim2 Model: <text:s/>GenUrn2.1_Model <text:s/>Experiment: <text:s/>Exp1 Title: <text:s/>Simulation of published results (Example 2.6, p. 27, Mackay) and comparison using Kullback-Leibler divergence <text:s/></text:p>
          </table:table-cell>
          <table:table-cell office:value-type="string" calcext:value-type="string">
            <text:p>SYSC 505 (Zwick)</text:p>
          </table:table-cell>
          <table:table-cell office:value-type="string" calcext:value-type="string">
            <text:p>GenUrn2.1_Model is used to generate three data sets. Each data set is a set of frequencies (f1, ..., f11) that correspond to the probability of drawing a black ball from one of 11 urns. <text:s/>The frequencies are defined as the average number of <text:s/>black balls per trial. <text:s/>The frequencies are derived from the output of GenUrn2.1 which generates random variates from <text:s/>a binomial distribution, BINOM(10, f, 3), that is associated with each urn (see GenUrn2.1_Model.txt). The av frequencies <text:s/>for all 11 urns are calculated from the random variates generated by GenUrn2.1_Model.</text:p>
          </table:table-cell>
          <table:table-cell office:value-type="string" calcext:value-type="string">
            <text:p>R</text:p>
          </table:table-cell>
          <table:table-cell office:value-type="string" calcext:value-type="string">
            <text:p>models; simulation; urn models</text:p>
          </table:table-cell>
        </table:table-row>
        <table:table-row table:style-name="ro1">
          <table:table-cell/>
          <table:table-cell office:value-type="float" office:value="273" calcext:value-type="float">
            <text:p>273</text:p>
          </table:table-cell>
          <table:table-cell office:value-type="string" calcext:value-type="string">
            <text:p>SS273</text:p>
          </table:table-cell>
          <table:table-cell office:value-type="string" calcext:value-type="string">
            <text:p>Brief Introduction to LINEAR MIXED MODELS in R ### </text:p>
          </table:table-cell>
          <table:table-cell office:value-type="string" calcext:value-type="string">
            <text:p>STAT 566 (exp design)</text:p>
          </table:table-cell>
          <table:table-cell office:value-type="string" calcext:value-type="string">
            <text:p><text:s/>Fixed and Random Effects Models, Nested effects Models, Mixed Effect Models, <text:s/>and Hierarchical Linear Modeling; Intra Class Correlation; Simulating the Posterior Distribution of Predicted Values</text:p>
          </table:table-cell>
          <table:table-cell office:value-type="string" calcext:value-type="string">
            <text:p>R</text:p>
          </table:table-cell>
          <table:table-cell office:value-type="string" calcext:value-type="string">
            <text:p>mixed effects models; lm(), lmer(), fixef(); ranef(); glm(); ANOVA; library(multilevel); library(arm); sim(); </text:p>
          </table:table-cell>
        </table:table-row>
        <table:table-row table:style-name="ro1">
          <table:table-cell/>
          <table:table-cell office:value-type="float" office:value="274" calcext:value-type="float">
            <text:p>274</text:p>
          </table:table-cell>
          <table:table-cell office:value-type="string" calcext:value-type="string">
            <text:p>SS274</text:p>
          </table:table-cell>
          <table:table-cell office:value-type="string" calcext:value-type="string">
            <text:p>nested ANOVA in R </text:p>
          </table:table-cell>
          <table:table-cell office:value-type="string" calcext:value-type="string">
            <text:p>STAT 566 (exp design)</text:p>
          </table:table-cell>
          <table:table-cell office:value-type="string" calcext:value-type="string">
            <text:p>* Nesting means there are NO interaction terms in the model (see Montgomery p. 614) <text:s/>* factors can be any combination of fixed or random effects <text:s/>* MUST generate the Expected Means Square (EMS) table to determine the exact F tests and (if necessary) the Satterthwaite approx F tests <text:s/>* Run as standard crossed (factorial) ANOVA and extract the correct Df and mean squares to build F tests based on the EMS table <text:s/></text:p>
          </table:table-cell>
          <table:table-cell office:value-type="string" calcext:value-type="string">
            <text:p>R</text:p>
          </table:table-cell>
          <table:table-cell office:value-type="string" calcext:value-type="string">
            <text:p>mixed effects; ANOVA; nested; data formating, library(stringr)</text:p>
          </table:table-cell>
        </table:table-row>
        <table:table-row table:style-name="ro1">
          <table:table-cell/>
          <table:table-cell office:value-type="float" office:value="275" calcext:value-type="float">
            <text:p>275</text:p>
          </table:table-cell>
          <table:table-cell office:value-type="string" calcext:value-type="string">
            <text:p>SS275</text:p>
          </table:table-cell>
          <table:table-cell office:value-type="string" calcext:value-type="string">
            <text:p>study of data format; mixed; nested; anova options</text:p>
          </table:table-cell>
          <table:table-cell office:value-type="string" calcext:value-type="string">
            <text:p>STAT 566 (exp design)</text:p>
          </table:table-cell>
          <table:table-cell office:value-type="string" calcext:value-type="string">
            <text:p>comparison of lm() and lmer() ANOVA <text:s text:c="2"/>################################# two-factor; nested design, mixed Example 14.1 Montgomery p.607 ################################# <text:s/>run a variety of ways <text:s text:c="2"/>There are multiple options for defining the data and running various models!!! <text:s/>Usually lme4 is used to build a null model and other models which are then tested by likelihood ratio tests (ie, chi-square) using anova(model1, model2, model3, ...). This is NOT an F-test ANOVA approach!!</text:p>
          </table:table-cell>
          <table:table-cell office:value-type="string" calcext:value-type="string">
            <text:p>R</text:p>
          </table:table-cell>
          <table:table-cell office:value-type="string" calcext:value-type="string">
            <text:p>nested design; mixed effects models; ANOVA; lm(); library(lme4); lmer(); library(stringr)</text:p>
          </table:table-cell>
        </table:table-row>
        <table:table-row table:style-name="ro1">
          <table:table-cell/>
          <table:table-cell office:value-type="float" office:value="276" calcext:value-type="float">
            <text:p>276</text:p>
          </table:table-cell>
          <table:table-cell office:value-type="string" calcext:value-type="string">
            <text:p>SS276</text:p>
          </table:table-cell>
          <table:table-cell office:value-type="string" calcext:value-type="string">
            <text:p>creating and EMS table</text:p>
          </table:table-cell>
          <table:table-cell office:value-type="string" calcext:value-type="string">
            <text:p>STAT 566 (exp design)</text:p>
          </table:table-cell>
          <table:table-cell office:value-type="string" calcext:value-type="string">
            <text:p>The sequence of creating an EMS table <text:s/>EMS table needed for correct F tests w/ random factors</text:p>
          </table:table-cell>
          <table:table-cell/>
          <table:table-cell office:value-type="string" calcext:value-type="string">
            <text:p>EMS table; ANOVA; mixed effects; nested; crossed</text:p>
          </table:table-cell>
        </table:table-row>
        <table:table-row table:style-name="ro1">
          <table:table-cell/>
          <table:table-cell office:value-type="float" office:value="277" calcext:value-type="float">
            <text:p>277</text:p>
          </table:table-cell>
          <table:table-cell office:value-type="string" calcext:value-type="string">
            <text:p>SS277</text:p>
          </table:table-cell>
          <table:table-cell table:formula="of:==== split-plot anova in r ===" office:value-type="string" office:string-value="" calcext:value-type="error">
            <text:p>Err:510</text:p>
          </table:table-cell>
          <table:table-cell office:value-type="string" calcext:value-type="string">
            <text:p>STAT 566 (exp design )</text:p>
          </table:table-cell>
          <table:table-cell office:value-type="string" calcext:value-type="string">
            <text:p>two-factor; split-plot, mixed Example, Montgomery p.621</text:p>
          </table:table-cell>
          <table:table-cell office:value-type="string" calcext:value-type="string">
            <text:p>R</text:p>
          </table:table-cell>
          <table:table-cell office:value-type="string" calcext:value-type="string">
            <text:p>ANOVA; split-plot design; EMS table</text:p>
          </table:table-cell>
        </table:table-row>
        <table:table-row table:style-name="ro1">
          <table:table-cell/>
          <table:table-cell office:value-type="float" office:value="278" calcext:value-type="float">
            <text:p>278</text:p>
          </table:table-cell>
          <table:table-cell office:value-type="string" calcext:value-type="string">
            <text:p>SS278</text:p>
          </table:table-cell>
          <table:table-cell office:value-type="string" calcext:value-type="string">
            <text:p>graphing the Beta distribution</text:p>
          </table:table-cell>
          <table:table-cell office:value-type="string" calcext:value-type="string">
            <text:p>STAT 510 (Bayesian)</text:p>
          </table:table-cell>
          <table:table-cell office:value-type="string" calcext:value-type="string">
            <text:p>GOAL: Duplicate charts in HOFF TEXT (Ch. 1)</text:p>
          </table:table-cell>
          <table:table-cell office:value-type="string" calcext:value-type="string">
            <text:p>R; BUGS</text:p>
          </table:table-cell>
          <table:table-cell office:value-type="string" calcext:value-type="string">
            <text:p>BUGS; graphics</text:p>
          </table:table-cell>
        </table:table-row>
        <table:table-row table:style-name="ro1">
          <table:table-cell/>
          <table:table-cell office:value-type="float" office:value="279" calcext:value-type="float">
            <text:p>279</text:p>
          </table:table-cell>
          <table:table-cell office:value-type="string" calcext:value-type="string">
            <text:p>SS279</text:p>
          </table:table-cell>
          <table:table-cell office:value-type="string" calcext:value-type="string">
            <text:p>GOAL: basic model building following BUGS text (Ch 2) <text:s/>Basic BUGS1</text:p>
          </table:table-cell>
          <table:table-cell office:value-type="string" calcext:value-type="string">
            <text:p>STAT 510 (Bayesian)</text:p>
          </table:table-cell>
          <table:table-cell office:value-type="string" calcext:value-type="string">
            <text:p>GOAL: basic model building following BUGS text (Ch 2) <text:s/>1. a model file ("_model.txt") <text:s/>#a fxn built in the BUGS syntax <text:s/>2. an init file ("_init.txt") <text:s text:c="3"/>#the initial values for each stochastic node <text:s/>3. a data file ("_data.txt") <text:s/>#the data <text:s/></text:p>
          </table:table-cell>
          <table:table-cell office:value-type="string" calcext:value-type="string">
            <text:p>R; BUGS</text:p>
          </table:table-cell>
          <table:table-cell office:value-type="string" calcext:value-type="string">
            <text:p>BUGS; basic model building; Bayesian</text:p>
          </table:table-cell>
        </table:table-row>
        <table:table-row table:style-name="ro1">
          <table:table-cell/>
          <table:table-cell office:value-type="float" office:value="280" calcext:value-type="float">
            <text:p>280</text:p>
          </table:table-cell>
          <table:table-cell office:value-type="string" calcext:value-type="string">
            <text:p>SS280</text:p>
          </table:table-cell>
          <table:table-cell office:value-type="string" calcext:value-type="string">
            <text:p>more basic BUGS</text:p>
          </table:table-cell>
          <table:table-cell office:value-type="string" calcext:value-type="string">
            <text:p>STAT 510 (Bayesian)</text:p>
          </table:table-cell>
          <table:table-cell office:value-type="string" calcext:value-type="string">
            <text:p>OAL: more basic model building in BUGS TEXT (Ch. 2) <text:s text:c="2"/>1. a model file ("_model.txt") <text:s/>#a fxn built in the BUGS syntax <text:s/>2. an init file ("_init.txt") <text:s text:c="3"/>#the initial values for each stochastic node <text:s/>3. a data file ("_data.txt") <text:s/>#the data</text:p>
          </table:table-cell>
          <table:table-cell office:value-type="string" calcext:value-type="string">
            <text:p>R: BUGS</text:p>
          </table:table-cell>
          <table:table-cell office:value-type="string" calcext:value-type="string">
            <text:p>BUGS; basic model building ; Bayesian</text:p>
          </table:table-cell>
        </table:table-row>
        <table:table-row table:style-name="ro1">
          <table:table-cell/>
          <table:table-cell office:value-type="float" office:value="281" calcext:value-type="float">
            <text:p>281</text:p>
          </table:table-cell>
          <table:table-cell office:value-type="string" calcext:value-type="string">
            <text:p>SS281</text:p>
          </table:table-cell>
          <table:table-cell office:value-type="string" calcext:value-type="string">
            <text:p>duplication of Hoff graphics</text:p>
          </table:table-cell>
          <table:table-cell office:value-type="string" calcext:value-type="string">
            <text:p>STAT 510 (Bayesian)</text:p>
          </table:table-cell>
          <table:table-cell office:value-type="string" calcext:value-type="string">
            <text:p>GOAL1: reproduce the values in the Hoff text (example on p.15) (1996 survey on education and income) GOAL2: reproduce Hoff ==&gt; example: Binomial dist (p 18) GOAL3: reproduce Hoff ==&gt; example: Poisson dist (p 19)</text:p>
          </table:table-cell>
          <table:table-cell office:value-type="string" calcext:value-type="string">
            <text:p>R: BUGS</text:p>
          </table:table-cell>
          <table:table-cell office:value-type="string" calcext:value-type="string">
            <text:p>BUGS; modeling; Bayesian; graphics; binomial dist; </text:p>
          </table:table-cell>
        </table:table-row>
        <table:table-row table:style-name="ro1">
          <table:table-cell/>
          <table:table-cell office:value-type="float" office:value="282" calcext:value-type="float">
            <text:p>282</text:p>
          </table:table-cell>
          <table:table-cell office:value-type="string" calcext:value-type="string">
            <text:p>SS282</text:p>
          </table:table-cell>
          <table:table-cell office:value-type="string" calcext:value-type="string">
            <text:p>example 2.5.1 in BUGS Book</text:p>
          </table:table-cell>
          <table:table-cell office:value-type="string" calcext:value-type="string">
            <text:p>STAT 510 (Bayesian)</text:p>
          </table:table-cell>
          <table:table-cell office:value-type="string" calcext:value-type="string">
            <text:p>GOAL: Get the model in Example 2.5.1 BUGS text working <text:s/>LOG1: R prep (above) run <text:s/>LOG2: model written and placed in /Working_Models.model.txt</text:p>
          </table:table-cell>
          <table:table-cell office:value-type="string" calcext:value-type="string">
            <text:p>R: BUGS</text:p>
          </table:table-cell>
          <table:table-cell office:value-type="string" calcext:value-type="string">
            <text:p>BUGS: models; Bayesian</text:p>
          </table:table-cell>
        </table:table-row>
        <table:table-row table:style-name="ro1">
          <table:table-cell/>
          <table:table-cell office:value-type="float" office:value="283" calcext:value-type="float">
            <text:p>283</text:p>
          </table:table-cell>
          <table:table-cell office:value-type="string" calcext:value-type="string">
            <text:p>SS283</text:p>
          </table:table-cell>
          <table:table-cell office:value-type="string" calcext:value-type="string">
            <text:p>example 2.5.1 in BUGS Book</text:p>
          </table:table-cell>
          <table:table-cell office:value-type="string" calcext:value-type="string">
            <text:p>STAT 510 (Bayesian)</text:p>
          </table:table-cell>
          <table:table-cell office:value-type="string" calcext:value-type="string">
            <text:p>GOAL: Alternate acquisition of the mode in the model in Example 2.5.1 using graphical approach as discussed in class 10/3 GOAL: Replication of Figure 2.9 (p 27)</text:p>
          </table:table-cell>
          <table:table-cell office:value-type="string" calcext:value-type="string">
            <text:p>R: BUGS</text:p>
          </table:table-cell>
          <table:table-cell office:value-type="string" calcext:value-type="string">
            <text:p>BUGS; models; Bayesian; attributes(); density(); which.max()</text:p>
          </table:table-cell>
        </table:table-row>
        <table:table-row table:style-name="ro1">
          <table:table-cell/>
          <table:table-cell office:value-type="float" office:value="284" calcext:value-type="float">
            <text:p>284</text:p>
          </table:table-cell>
          <table:table-cell office:value-type="string" calcext:value-type="string">
            <text:p>SS284</text:p>
          </table:table-cell>
          <table:table-cell office:value-type="string" calcext:value-type="string">
            <text:p>Bayesian approach 1</text:p>
          </table:table-cell>
          <table:table-cell office:value-type="string" calcext:value-type="string">
            <text:p>STAT 510 (Bayesian)</text:p>
          </table:table-cell>
          <table:table-cell office:value-type="string" calcext:value-type="string">
            <text:p>GOAL: compare "classical" approach to Bayesian approach <text:s/>---Dinwoodie --- #we will simulate the beta(1,9)-binomial(1,p) DAG 1000 times to see how the average works 1000 p or theta values coming up p=rbeta(1000,1,9) <text:s/>Ys=matrix(0,nrow=1000,ncol=100) for(i in 1:1000) Ys[i,]=rbinom(100,1,p[i]) <text:s/>#fill in each row with 100 0/1 values <text:s/>Ybars=rowSums(Ys)/100 hist(Ybars) #the distribution of the sample means is that of the prior, they are random <text:s/>x11() hist(rbeta(1000,1,9)) <text:s/></text:p>
          </table:table-cell>
          <table:table-cell office:value-type="string" calcext:value-type="string">
            <text:p>R; BUGS</text:p>
          </table:table-cell>
          <table:table-cell office:value-type="string" calcext:value-type="string">
            <text:p>BUGS; models; Bayesian</text:p>
          </table:table-cell>
        </table:table-row>
        <table:table-row table:style-name="ro1">
          <table:table-cell/>
          <table:table-cell office:value-type="float" office:value="285" calcext:value-type="float">
            <text:p>285</text:p>
          </table:table-cell>
          <table:table-cell office:value-type="string" calcext:value-type="string">
            <text:p>SS285</text:p>
          </table:table-cell>
          <table:table-cell office:value-type="string" calcext:value-type="string">
            <text:p>Urns</text:p>
          </table:table-cell>
          <table:table-cell office:value-type="string" calcext:value-type="string">
            <text:p>STAT 510 (Bayesian)</text:p>
          </table:table-cell>
          <table:table-cell office:value-type="string" calcext:value-type="string">
            <text:p>GOAL: Hoff text Ch 2 <text:s text:c="2"/>LOG3: The Sample Space in urns: the list of possible states from d draws of n distingusihable <text:s/>objects from one urn <text:s text:c="2"/>(Note that formulas for the total count of states is given in the back of the BUGS books and on pg 5 of 'Elementary Probability and the prob Package') <text:s/></text:p>
          </table:table-cell>
          <table:table-cell office:value-type="string" calcext:value-type="string">
            <text:p>R</text:p>
          </table:table-cell>
          <table:table-cell office:value-type="string" calcext:value-type="string">
            <text:p>urns; library(prob); urnsamples(); nsamp()</text:p>
          </table:table-cell>
        </table:table-row>
        <table:table-row table:style-name="ro1">
          <table:table-cell/>
          <table:table-cell office:value-type="float" office:value="286" calcext:value-type="float">
            <text:p>286</text:p>
          </table:table-cell>
          <table:table-cell office:value-type="string" calcext:value-type="string">
            <text:p>SS286</text:p>
          </table:table-cell>
          <table:table-cell office:value-type="string" calcext:value-type="string">
            <text:p>bootstrapping and HW 4.3</text:p>
          </table:table-cell>
          <table:table-cell office:value-type="string" calcext:value-type="string">
            <text:p>STAT 510 (Bayesian)</text:p>
          </table:table-cell>
          <table:table-cell office:value-type="string" calcext:value-type="string">
            <text:p>GOAL: Use of bootstrapping; posterior predictive sampling in R;posterior predictive sampling in BUGS <text:s text:c="2"/>simple BUGS model</text:p>
          </table:table-cell>
          <table:table-cell office:value-type="string" calcext:value-type="string">
            <text:p>R: BUGS</text:p>
          </table:table-cell>
          <table:table-cell office:value-type="string" calcext:value-type="string">
            <text:p>BUGS; bootstrap; Bayesian; </text:p>
          </table:table-cell>
        </table:table-row>
        <table:table-row table:style-name="ro1">
          <table:table-cell/>
          <table:table-cell office:value-type="float" office:value="287" calcext:value-type="float">
            <text:p>287</text:p>
          </table:table-cell>
          <table:table-cell office:value-type="string" calcext:value-type="string">
            <text:p>SS287</text:p>
          </table:table-cell>
          <table:table-cell office:value-type="string" calcext:value-type="string">
            <text:p><text:s/>reading comprehension example in Ch.7 (Hoff) <text:s/>Dinwoodie code</text:p>
          </table:table-cell>
          <table:table-cell office:value-type="string" calcext:value-type="string">
            <text:p>STAT 510 (Bayesian)</text:p>
          </table:table-cell>
          <table:table-cell office:value-type="string" calcext:value-type="string">
            <text:p>reading comprehension example in Ch.7 (Hoff)</text:p>
          </table:table-cell>
          <table:table-cell office:value-type="string" calcext:value-type="string">
            <text:p>R; BUGS</text:p>
          </table:table-cell>
          <table:table-cell office:value-type="string" calcext:value-type="string">
            <text:p>BUGS; model; Bayesian;</text:p>
          </table:table-cell>
        </table:table-row>
        <table:table-row table:style-name="ro1">
          <table:table-cell/>
          <table:table-cell office:value-type="float" office:value="288" calcext:value-type="float">
            <text:p>288</text:p>
          </table:table-cell>
          <table:table-cell office:value-type="string" calcext:value-type="string">
            <text:p>SS288</text:p>
          </table:table-cell>
          <table:table-cell office:value-type="string" calcext:value-type="string">
            <text:p><text:s/>model for HW 7.6 (Hoff) <text:s/>multivariate normal_ diabetes example</text:p>
          </table:table-cell>
          <table:table-cell office:value-type="string" calcext:value-type="string">
            <text:p>STAT 510 (Bayesian)</text:p>
          </table:table-cell>
          <table:table-cell office:value-type="string" calcext:value-type="string">
            <text:p>model { for (i in 1:355){ yN[i,1:7] ~ dmnorm(muN[],precN[,]) } <text:s/>for (i in 1:177){ yY[i,1:7] ~ dmnorm(muY[],precY[,]) } <text:s/>muN[1:7] ~ dmnorm(mu0N[],precSigma0N[,]) <text:s text:c="2"/>#precSigma0N is the inverse of Sigma0N, computed in R and given as data <text:s/>muY[1:7] ~ dmnorm(mu0Y[],precSigma0Y[,]) precN[1:7,1:7] ~ dwish(Sigma0N[,],9) precY[1:7,1:7] ~ dwish(Sigma0Y[,],9) <text:s/>for (i in 1:7){ <text:s/>D[i]&lt;-muY[i]-muN[i] <text:s/>p[i]&lt;-step(D[i]) <text:s/>} <text:s/>SigmaN[1:7,1:7]&lt;-inverse(precN[,]) <text:s/>SigmaY[1:7,1:7]&lt;-inverse(precY[,]) </text:p>
          </table:table-cell>
          <table:table-cell office:value-type="string" calcext:value-type="string">
            <text:p>R: BUGS</text:p>
          </table:table-cell>
          <table:table-cell office:value-type="string" calcext:value-type="string">
            <text:p>BUGS; model; Bayesian; <text:s/>library(tree); library(randomForest); multivariate normal;</text:p>
          </table:table-cell>
        </table:table-row>
        <table:table-row table:style-name="ro1">
          <table:table-cell/>
          <table:table-cell office:value-type="float" office:value="289" calcext:value-type="float">
            <text:p>289</text:p>
          </table:table-cell>
          <table:table-cell office:value-type="string" calcext:value-type="string">
            <text:p>SS289</text:p>
          </table:table-cell>
          <table:table-cell office:value-type="string" calcext:value-type="string">
            <text:p>oxygen uptake1 Chp <text:s text:c="2"/>Dinwoodie script <text:s/></text:p>
          </table:table-cell>
          <table:table-cell office:value-type="string" calcext:value-type="string">
            <text:p>STAT 510 (Bayesian)</text:p>
          </table:table-cell>
          <table:table-cell office:value-type="string" calcext:value-type="string">
            <text:p>frequentist vs Bayesian analysis</text:p>
          </table:table-cell>
          <table:table-cell office:value-type="string" calcext:value-type="string">
            <text:p>R: BUGS</text:p>
          </table:table-cell>
          <table:table-cell office:value-type="string" calcext:value-type="string">
            <text:p>BUGS; model; Bayesian; frequentist</text:p>
          </table:table-cell>
        </table:table-row>
        <table:table-row table:style-name="ro1">
          <table:table-cell/>
          <table:table-cell office:value-type="float" office:value="290" calcext:value-type="float">
            <text:p>290</text:p>
          </table:table-cell>
          <table:table-cell office:value-type="string" calcext:value-type="string">
            <text:p>SS290</text:p>
          </table:table-cell>
          <table:table-cell office:value-type="string" calcext:value-type="string">
            <text:p>frequentist model for oxygen uptake Ch 9 (Hoff) <text:s/>from scratch linear regression</text:p>
          </table:table-cell>
          <table:table-cell office:value-type="string" calcext:value-type="string">
            <text:p>STAT 510 (Bayesian)</text:p>
          </table:table-cell>
          <table:table-cell office:value-type="string" calcext:value-type="string">
            <text:p>LOG2: can generate β_hat OLS directly? Yes!!! X&lt;- O2.data[,2:5] Y&lt;-O2.data[,1] <text:s text:c="2"/>Beta.hat.ols &lt;- solve(t(X)%*%X)%*%t(X)%*%Y <text:s text:c="10"/>[,1] x0 -51.2939459 x1 <text:s/>13.1070904 x2 <text:s text:c="2"/>2.0947027 x3 <text:s/>-0.3182438 <text:s text:c="5"/>LOG3: compare to OLS lm()</text:p>
          </table:table-cell>
          <table:table-cell office:value-type="string" calcext:value-type="string">
            <text:p>R</text:p>
          </table:table-cell>
          <table:table-cell office:value-type="string" calcext:value-type="string">
            <text:p>OLS; linear regression; dimnames()[[]], </text:p>
          </table:table-cell>
        </table:table-row>
        <table:table-row table:style-name="ro1">
          <table:table-cell/>
          <table:table-cell office:value-type="float" office:value="291" calcext:value-type="float">
            <text:p>291</text:p>
          </table:table-cell>
          <table:table-cell office:value-type="string" calcext:value-type="string">
            <text:p>SS291</text:p>
          </table:table-cell>
          <table:table-cell office:value-type="string" calcext:value-type="string">
            <text:p>GOAL: Bayesian model for oxygen uptake Ch 9 (Hoff)</text:p>
          </table:table-cell>
          <table:table-cell office:value-type="string" calcext:value-type="string">
            <text:p>STAT 510 (Bayesian)</text:p>
          </table:table-cell>
          <table:table-cell office:value-type="string" calcext:value-type="string">
            <text:p><text:s/>#### reverse-DAG mapping <text:s/>######### <text:s/>#### data prep in R ######## <text:s/>---the BUGS model ----- <text:s/>####### running the model ##################### ---R prep and BUGS sequence-------------------</text:p>
          </table:table-cell>
          <table:table-cell office:value-type="string" calcext:value-type="string">
            <text:p>R: BUGS</text:p>
          </table:table-cell>
          <table:table-cell office:value-type="string" calcext:value-type="string">
            <text:p>BUGS; OLS model; Bayesian regression; structure(.Data = c(), .Dim =c())</text:p>
          </table:table-cell>
        </table:table-row>
        <table:table-row table:style-name="ro1">
          <table:table-cell/>
          <table:table-cell office:value-type="float" office:value="292" calcext:value-type="float">
            <text:p>292</text:p>
          </table:table-cell>
          <table:table-cell office:value-type="string" calcext:value-type="string">
            <text:p>SS292</text:p>
          </table:table-cell>
          <table:table-cell office:value-type="string" calcext:value-type="string">
            <text:p>Oxygen uptake ch 9 Hoff</text:p>
          </table:table-cell>
          <table:table-cell office:value-type="string" calcext:value-type="string">
            <text:p>STAT 510 (Bayesian)</text:p>
          </table:table-cell>
          <table:table-cell office:value-type="string" calcext:value-type="string">
            <text:p>GOAL: comparison of OLS and Bayesian through residuals for oxygen uptake Ch 9 (Hoff)</text:p>
          </table:table-cell>
          <table:table-cell office:value-type="string" calcext:value-type="string">
            <text:p>R; BUGS</text:p>
          </table:table-cell>
          <table:table-cell office:value-type="string" calcext:value-type="string">
            <text:p>BUGS; model; Bayesian; frequentist; MSE; residuals</text:p>
          </table:table-cell>
        </table:table-row>
        <table:table-row table:style-name="ro1">
          <table:table-cell/>
          <table:table-cell office:value-type="float" office:value="293" calcext:value-type="float">
            <text:p>293</text:p>
          </table:table-cell>
          <table:table-cell office:value-type="string" calcext:value-type="string">
            <text:p>SS293</text:p>
          </table:table-cell>
          <table:table-cell office:value-type="string" calcext:value-type="string">
            <text:p>The normal regression model in BUGS (see SS294)</text:p>
          </table:table-cell>
          <table:table-cell office:value-type="string" calcext:value-type="string">
            <text:p>STAT 510 (Bayesian)</text:p>
          </table:table-cell>
          <table:table-cell office:value-type="string" calcext:value-type="string">
            <text:p>Model { # Standardize x's and coefficients <text:s/>for (j in 1:p) { <text:s/>b[j] &lt;- beta[j]/sd(x[,j]) <text:s text:c="3"/>for (i in 1:N) { <text:s text:c="3"/>z[i,j] &lt;- (x[i,j] - mean(x[,j]))/sd(x[,j]) <text:s text:c="2"/>} <text:s/>temp_mean[j]&lt;-b[j]*mean(x[,j]) <text:s/>} <text:s text:c="2"/>b0 &lt;- beta0-sum(temp_mean[]) </text:p>
          </table:table-cell>
          <table:table-cell office:value-type="string" calcext:value-type="string">
            <text:p>R; BUGS</text:p>
          </table:table-cell>
          <table:table-cell office:value-type="string" calcext:value-type="string">
            <text:p>BUGS; OLS regression; model</text:p>
          </table:table-cell>
        </table:table-row>
        <table:table-row table:style-name="ro1">
          <table:table-cell/>
          <table:table-cell office:value-type="float" office:value="294" calcext:value-type="float">
            <text:p>294</text:p>
          </table:table-cell>
          <table:table-cell office:value-type="string" calcext:value-type="string">
            <text:p>SS294</text:p>
          </table:table-cell>
          <table:table-cell office:value-type="string" calcext:value-type="string">
            <text:p>Gibbs variable selection in BUGS (regression example)</text:p>
          </table:table-cell>
          <table:table-cell office:value-type="string" calcext:value-type="string">
            <text:p>STAT 510 (Bayesian)</text:p>
          </table:table-cell>
          <table:table-cell office:value-type="string" calcext:value-type="string">
            <text:p><text:s/>Overview of Variable Selection Procedures <text:s/>Gibbs Variable Selection (GVS) How to implement in WinBUGS</text:p>
          </table:table-cell>
          <table:table-cell office:value-type="string" calcext:value-type="string">
            <text:p>R: BUGS</text:p>
          </table:table-cell>
          <table:table-cell office:value-type="string" calcext:value-type="string">
            <text:p>BUGS; regression; model; Gibbs variable selection</text:p>
          </table:table-cell>
        </table:table-row>
        <table:table-row table:style-name="ro1">
          <table:table-cell/>
          <table:table-cell office:value-type="float" office:value="295" calcext:value-type="float">
            <text:p>295</text:p>
          </table:table-cell>
          <table:table-cell office:value-type="string" calcext:value-type="string">
            <text:p>SS295</text:p>
          </table:table-cell>
          <table:table-cell office:value-type="string" calcext:value-type="string">
            <text:p>Stochastic Search Variable Selection : simulated data example</text:p>
          </table:table-cell>
          <table:table-cell office:value-type="string" calcext:value-type="string">
            <text:p>STAT 510 (Bayesian)</text:p>
          </table:table-cell>
          <table:table-cell office:value-type="string" calcext:value-type="string">
            <text:p>Generate Program <text:s/>model { for (i <text:s/>in 1:60) { <text:s/>for (j in 1:5) { <text:s text:c="2"/>x[i,j] ~ dnorm(0,1)} <text:s/>Y[i] ~ dnorm(mu[i],tau) <text:s text:c="8"/>mu[i] &lt;- x[i,4]+1.2*x[i,5]} <text:s/>tau &lt;- 1/(2.5*2.5) } <text:s/>Analysis Program <text:s/>model { <text:s text:c="8"/>for (i <text:s/>in 1:n) { <text:s text:c="17"/>Y[i] ~ dnorm(mu[i],tau) <text:s text:c="12"/>mu[i] &lt;- b[1]*x[i,1]+b[2]*x[i,2]+b[3]*x[i,3]+b[4]*x[i,4]+b[5]*x[i,5]} <text:s text:c="8"/>for (j in 1:5) { <text:s text:c="24"/>g[j] &lt;- gval[j,k] <text:s text:c="24"/>b[j] ~ dnorm(0,tau.b[j]) <text:s text:c="24"/>tau.b[j] &lt;- equals(g[j],1)*tau.1+equals(g[j],0)*tau.2} <text:s/>#Priors: <text:s text:c="3"/>tau ~ dgamma(0.001,0.001)</text:p>
          </table:table-cell>
          <table:table-cell office:value-type="string" calcext:value-type="string">
            <text:p>R; BUGS</text:p>
          </table:table-cell>
          <table:table-cell office:value-type="string" calcext:value-type="string">
            <text:p>BUGS; stochastic variable selection</text:p>
          </table:table-cell>
        </table:table-row>
        <table:table-row table:style-name="ro1">
          <table:table-cell/>
          <table:table-cell office:value-type="float" office:value="296" calcext:value-type="float">
            <text:p>296</text:p>
          </table:table-cell>
          <table:table-cell office:value-type="string" calcext:value-type="string">
            <text:p>SS296</text:p>
          </table:table-cell>
          <table:table-cell office:value-type="string" calcext:value-type="string">
            <text:p>various scripts by Ian Dinwoodie</text:p>
          </table:table-cell>
          <table:table-cell office:value-type="string" calcext:value-type="string">
            <text:p>STAT 510 (Bayesian)</text:p>
          </table:table-cell>
          <table:table-cell office:value-type="string" calcext:value-type="string">
            <text:p>This is an annotated history file on confidence intervals for the binomial example on p. 5 of Hoff, Y ~ bin(theta,20). <text:s text:c="3"/>#Here is a simple Gibbs sampler for a bivariate normal target distribution #We use the one-dimensional simulation already in R </text:p>
          </table:table-cell>
          <table:table-cell office:value-type="string" calcext:value-type="string">
            <text:p>R: BUGS</text:p>
          </table:table-cell>
          <table:table-cell office:value-type="string" calcext:value-type="string">
            <text:p>BUGS; Bayesian; confidence intervals; Wald; Agresti; Gibbs sampler</text:p>
          </table:table-cell>
        </table:table-row>
        <table:table-row table:style-name="ro1">
          <table:table-cell/>
          <table:table-cell office:value-type="float" office:value="297" calcext:value-type="float">
            <text:p>297</text:p>
          </table:table-cell>
          <table:table-cell office:value-type="string" calcext:value-type="string">
            <text:p>SS297</text:p>
          </table:table-cell>
          <table:table-cell office:value-type="string" calcext:value-type="string">
            <text:p>GOAL: Understanding the essence of the MCMC algorithm: one-step Gibbs sampling to get the posterior predicitive; <text:s/>Duplication of Hoff example, p. 61; compare R and BUGS <text:s/>Very complete BUGS example!!</text:p>
          </table:table-cell>
          <table:table-cell office:value-type="string" calcext:value-type="string">
            <text:p>STAT 510 (Bayesian)</text:p>
          </table:table-cell>
          <table:table-cell office:value-type="string" calcext:value-type="string">
            <text:p>#### general problem statement and background ##### ### problem sketch ### ##### One-step Gibbs Sampler (MCMC) in R #### ## One-step Gibbs Sampler (MCMC) in BUGS ### </text:p>
          </table:table-cell>
          <table:table-cell/>
          <table:table-cell office:value-type="string" calcext:value-type="string">
            <text:p>BUGS; Gibbs Sampling; scan(); codamenu()</text:p>
          </table:table-cell>
        </table:table-row>
        <table:table-row table:style-name="ro1">
          <table:table-cell/>
          <table:table-cell office:value-type="float" office:value="298" calcext:value-type="float">
            <text:p>298</text:p>
          </table:table-cell>
          <table:table-cell office:value-type="string" calcext:value-type="string">
            <text:p>SS298</text:p>
          </table:table-cell>
          <table:table-cell office:value-type="string" calcext:value-type="string">
            <text:p>--- Shannon Entropy ------</text:p>
          </table:table-cell>
          <table:table-cell office:value-type="string" calcext:value-type="string">
            <text:p>SYSC 505 (Zwick)</text:p>
          </table:table-cell>
          <table:table-cell office:value-type="string" calcext:value-type="string">
            <text:p>alphabet1 = {a=2,b=3,c=4,d=5} #nominal (categorical) data <text:s text:c="5"/>#(ie category "a" has measured value of 2, etc) <text:s/>counts1 &lt;- c(2,3,3,4,2,3,4,2,3,5,2,2,3,4,5,2) d1&lt;-as.data.frame(table(counts1)) <text:s text:c="2"/>#extract counts d1$prob&lt;- prop.table(d1[,2]) <text:s text:c="19"/>#frequencies</text:p>
          </table:table-cell>
          <table:table-cell office:value-type="string" calcext:value-type="string">
            <text:p>R</text:p>
          </table:table-cell>
          <table:table-cell office:value-type="string" calcext:value-type="string">
            <text:p>Shannon entropy; KL divergence; mutual information; library(entropy); prop.table(); freqs.empirical(); entropy.empirical(); KL.empirical(); chi2.empirical(); mi.empirical():; Kullback-Leibler;</text:p>
          </table:table-cell>
        </table:table-row>
        <table:table-row table:style-name="ro1">
          <table:table-cell/>
          <table:table-cell office:value-type="float" office:value="299" calcext:value-type="float">
            <text:p>299</text:p>
          </table:table-cell>
          <table:table-cell office:value-type="string" calcext:value-type="string">
            <text:p>SS299</text:p>
          </table:table-cell>
          <table:table-cell office:value-type="string" calcext:value-type="string">
            <text:p><text:s/>--- character-to-numeric---</text:p>
          </table:table-cell>
          <table:table-cell table:number-columns-repeated="2"/>
          <table:table-cell office:value-type="string" calcext:value-type="string">
            <text:p>R</text:p>
          </table:table-cell>
          <table:table-cell office:value-type="string" calcext:value-type="string">
            <text:p>as.character(), as.numeric()</text:p>
          </table:table-cell>
        </table:table-row>
        <table:table-row table:style-name="ro1">
          <table:table-cell/>
          <table:table-cell office:value-type="float" office:value="300" calcext:value-type="float">
            <text:p>300</text:p>
          </table:table-cell>
          <table:table-cell office:value-type="string" calcext:value-type="string">
            <text:p>SS300</text:p>
          </table:table-cell>
          <table:table-cell office:value-type="string" calcext:value-type="string">
            <text:p>Example of computation in R and Bugs <text:s/>"Bayesian Data Analysis", second edition, by Andrew Gelman, John B. Carlin, Hal S. Stern, and Donald B. Rubin.</text:p>
          </table:table-cell>
          <table:table-cell office:value-type="string" calcext:value-type="string">
            <text:p>STAT 510 (Bayesian)</text:p>
          </table:table-cell>
          <table:table-cell office:value-type="string" calcext:value-type="string">
            <text:p>Detailed BUGS programming and analysis</text:p>
          </table:table-cell>
          <table:table-cell office:value-type="string" calcext:value-type="string">
            <text:p>R; <text:s/>BUGS</text:p>
          </table:table-cell>
          <table:table-cell office:value-type="string" calcext:value-type="string">
            <text:p>manual; BUGS; hierarchical models; <text:s/>sample code; </text:p>
          </table:table-cell>
        </table:table-row>
        <table:table-row table:style-name="ro1">
          <table:table-cell/>
          <table:table-cell office:value-type="float" office:value="301" calcext:value-type="float">
            <text:p>301</text:p>
          </table:table-cell>
          <table:table-cell office:value-type="string" calcext:value-type="string">
            <text:p>SS301</text:p>
          </table:table-cell>
          <table:table-cell office:value-type="string" calcext:value-type="string">
            <text:p>BUGS Bayesian inference Using Gibbs Sampling</text:p>
          </table:table-cell>
          <table:table-cell office:value-type="string" calcext:value-type="string">
            <text:p>STAT 510 (Bayesian)</text:p>
          </table:table-cell>
          <table:table-cell office:value-type="string" calcext:value-type="string">
            <text:p>BUGS programming examples</text:p>
          </table:table-cell>
          <table:table-cell office:value-type="string" calcext:value-type="string">
            <text:p>R; BUGS</text:p>
          </table:table-cell>
          <table:table-cell office:value-type="string" calcext:value-type="string">
            <text:p>manual; BUGS; one sample normal model; regression model; 2 way ANOVA models; ag; <text:s text:c="2"/></text:p>
          </table:table-cell>
        </table:table-row>
        <table:table-row table:style-name="ro1">
          <table:table-cell/>
          <table:table-cell office:value-type="float" office:value="302" calcext:value-type="float">
            <text:p>302</text:p>
          </table:table-cell>
          <table:table-cell office:value-type="string" calcext:value-type="string">
            <text:p>SS302</text:p>
          </table:table-cell>
          <table:table-cell office:value-type="string" calcext:value-type="string">
            <text:p>Conditional Means and Variances</text:p>
          </table:table-cell>
          <table:table-cell office:value-type="string" calcext:value-type="string">
            <text:p>STAT 552 </text:p>
          </table:table-cell>
          <table:table-cell office:value-type="string" calcext:value-type="string">
            <text:p>a conditional mean is calculated much like a mean is, except you replace the probability mass function with a conditional probability mass function. And, a conditional variance is calculated much like a variance is, except you replace the probability mass function with a conditional probability mass function.</text:p>
          </table:table-cell>
          <table:table-cell/>
          <table:table-cell office:value-type="string" calcext:value-type="string">
            <text:p>manual; joint prob dists; continegncy tables; conditional mean; conditional variance</text:p>
          </table:table-cell>
        </table:table-row>
        <table:table-row table:style-name="ro1">
          <table:table-cell/>
          <table:table-cell office:value-type="float" office:value="303" calcext:value-type="float">
            <text:p>303</text:p>
          </table:table-cell>
          <table:table-cell office:value-type="string" calcext:value-type="string">
            <text:p>SS303</text:p>
          </table:table-cell>
          <table:table-cell office:value-type="string" calcext:value-type="string">
            <text:p>Generalized Linear Models</text:p>
          </table:table-cell>
          <table:table-cell office:value-type="string" calcext:value-type="string">
            <text:p>regression</text:p>
          </table:table-cell>
          <table:table-cell office:value-type="string" calcext:value-type="string">
            <text:p>A book review that gives the framework for GLMs</text:p>
          </table:table-cell>
          <table:table-cell/>
          <table:table-cell office:value-type="string" calcext:value-type="string">
            <text:p>manual; generalized linear models; regression models</text:p>
          </table:table-cell>
        </table:table-row>
        <table:table-row table:style-name="ro1">
          <table:table-cell/>
          <table:table-cell office:value-type="float" office:value="304" calcext:value-type="float">
            <text:p>304</text:p>
          </table:table-cell>
          <table:table-cell office:value-type="string" calcext:value-type="string">
            <text:p>SS304</text:p>
          </table:table-cell>
          <table:table-cell office:value-type="string" calcext:value-type="string">
            <text:p>Logit and Probit Models</text:p>
          </table:table-cell>
          <table:table-cell office:value-type="string" calcext:value-type="string">
            <text:p>regression</text:p>
          </table:table-cell>
          <table:table-cell table:number-columns-repeated="2"/>
          <table:table-cell office:value-type="string" calcext:value-type="string">
            <text:p>manual; logit models; probit models; dichotomous data; polytomous data; regression</text:p>
          </table:table-cell>
        </table:table-row>
        <table:table-row table:style-name="ro1">
          <table:table-cell/>
          <table:table-cell office:value-type="float" office:value="305" calcext:value-type="float">
            <text:p>305</text:p>
          </table:table-cell>
          <table:table-cell office:value-type="string" calcext:value-type="string">
            <text:p>SS305</text:p>
          </table:table-cell>
          <table:table-cell office:value-type="string" calcext:value-type="string">
            <text:p>Variable selection in regression models</text:p>
          </table:table-cell>
          <table:table-cell office:value-type="string" calcext:value-type="string">
            <text:p>STAT 510 (Bayesian)</text:p>
          </table:table-cell>
          <table:table-cell/>
          <table:table-cell office:value-type="string" calcext:value-type="string">
            <text:p>BUGS</text:p>
          </table:table-cell>
          <table:table-cell office:value-type="string" calcext:value-type="string">
            <text:p>manual; random effects; mixed effects; Jefferey's prior; Laplacian prior; inprod()</text:p>
          </table:table-cell>
        </table:table-row>
        <table:table-row table:style-name="ro1">
          <table:table-cell/>
          <table:table-cell office:value-type="float" office:value="306" calcext:value-type="float">
            <text:p>306</text:p>
          </table:table-cell>
          <table:table-cell office:value-type="string" calcext:value-type="string">
            <text:p>SS306</text:p>
          </table:table-cell>
          <table:table-cell office:value-type="string" calcext:value-type="string">
            <text:p>Using JAGS in R with the rjags package</text:p>
          </table:table-cell>
          <table:table-cell office:value-type="string" calcext:value-type="string">
            <text:p>STAT 510 (Bayesian)</text:p>
          </table:table-cell>
          <table:table-cell/>
          <table:table-cell office:value-type="string" calcext:value-type="string">
            <text:p>R; BUGS; JAGS</text:p>
          </table:table-cell>
          <table:table-cell office:value-type="string" calcext:value-type="string">
            <text:p>manual; library (coda); library (rjags); OLS regression model; </text:p>
          </table:table-cell>
        </table:table-row>
        <table:table-row table:style-name="ro1">
          <table:table-cell/>
          <table:table-cell office:value-type="float" office:value="307" calcext:value-type="float">
            <text:p>307</text:p>
          </table:table-cell>
          <table:table-cell office:value-type="string" calcext:value-type="string">
            <text:p>SS307</text:p>
          </table:table-cell>
          <table:table-cell office:value-type="string" calcext:value-type="string">
            <text:p>BUGS in R: Test1 </text:p>
          </table:table-cell>
          <table:table-cell office:value-type="string" calcext:value-type="string">
            <text:p>STAT 510 (Bayesian)</text:p>
          </table:table-cell>
          <table:table-cell office:value-type="string" calcext:value-type="string">
            <text:p><text:s/>"/usr/local/share/doc/openbugs-3.2.3/Examples"</text:p>
          </table:table-cell>
          <table:table-cell office:value-type="string" calcext:value-type="string">
            <text:p>R; BUGS</text:p>
          </table:table-cell>
          <table:table-cell office:value-type="string" calcext:value-type="string">
            <text:p>BUGS; rats model;</text:p>
          </table:table-cell>
        </table:table-row>
        <table:table-row table:style-name="ro1">
          <table:table-cell/>
          <table:table-cell office:value-type="float" office:value="308" calcext:value-type="float">
            <text:p>308</text:p>
          </table:table-cell>
          <table:table-cell office:value-type="string" calcext:value-type="string">
            <text:p>SS308</text:p>
          </table:table-cell>
          <table:table-cell office:value-type="string" calcext:value-type="string">
            <text:p>Modeling in R</text:p>
          </table:table-cell>
          <table:table-cell office:value-type="string" calcext:value-type="string">
            <text:p>STAT 566 (exp design)</text:p>
          </table:table-cell>
          <table:table-cell/>
          <table:table-cell office:value-type="string" calcext:value-type="string">
            <text:p>R</text:p>
          </table:table-cell>
          <table:table-cell office:value-type="string" calcext:value-type="string">
            <text:p>manual; linear models; linear mixed effects model; nonlinear models; additive models; generalized linear models </text:p>
          </table:table-cell>
        </table:table-row>
        <table:table-row table:style-name="ro1">
          <table:table-cell/>
          <table:table-cell office:value-type="float" office:value="309" calcext:value-type="float">
            <text:p>309</text:p>
          </table:table-cell>
          <table:table-cell office:value-type="string" calcext:value-type="string">
            <text:p>SS309</text:p>
          </table:table-cell>
          <table:table-cell office:value-type="string" calcext:value-type="string">
            <text:p>Analysis of variance in R</text:p>
          </table:table-cell>
          <table:table-cell office:value-type="string" calcext:value-type="string">
            <text:p>STAT 566 (exp design)</text:p>
          </table:table-cell>
          <table:table-cell office:value-type="string" calcext:value-type="string">
            <text:p>function error.bars <text:s/>The dataset GMP202009 contains the experimental data from a split-plot design with two factors, factor A with two levels (EI and FP) that are assigned to the whole plots in a randomized complete block design, and factor B with two levels (N and N0) that are assigned to the sub-plots within each whole plot.</text:p>
          </table:table-cell>
          <table:table-cell office:value-type="string" calcext:value-type="string">
            <text:p>R</text:p>
          </table:table-cell>
          <table:table-cell office:value-type="string" calcext:value-type="string">
            <text:p>manual; ANOVA; library (lmerTest); lsmeans(); error bars; split plot design; RCBD; </text:p>
          </table:table-cell>
        </table:table-row>
        <table:table-row table:style-name="ro1">
          <table:table-cell/>
          <table:table-cell office:value-type="float" office:value="310" calcext:value-type="float">
            <text:p>310</text:p>
          </table:table-cell>
          <table:table-cell office:value-type="string" calcext:value-type="string">
            <text:p>SS310</text:p>
          </table:table-cell>
          <table:table-cell office:value-type="string" calcext:value-type="string">
            <text:p>tutorial </text:p>
          </table:table-cell>
          <table:table-cell office:value-type="string" calcext:value-type="string">
            <text:p>STAT 566 (exp design)</text:p>
          </table:table-cell>
          <table:table-cell/>
          <table:table-cell office:value-type="string" calcext:value-type="string">
            <text:p>R</text:p>
          </table:table-cell>
          <table:table-cell office:value-type="string" calcext:value-type="string">
            <text:p>manual; ANOVA; linear mixed effects models; library(lme4); boxplot(); citation()</text:p>
          </table:table-cell>
        </table:table-row>
        <table:table-row table:style-name="ro1">
          <table:table-cell/>
          <table:table-cell office:value-type="float" office:value="311" calcext:value-type="float">
            <text:p>311</text:p>
          </table:table-cell>
          <table:table-cell office:value-type="string" calcext:value-type="string">
            <text:p>SS311</text:p>
          </table:table-cell>
          <table:table-cell office:value-type="string" calcext:value-type="string">
            <text:p>Models With Multiple Random-effects Terns</text:p>
          </table:table-cell>
          <table:table-cell office:value-type="string" calcext:value-type="string">
            <text:p>STAT 566 (exp design)</text:p>
          </table:table-cell>
          <table:table-cell/>
          <table:table-cell office:value-type="string" calcext:value-type="string">
            <text:p>R</text:p>
          </table:table-cell>
          <table:table-cell office:value-type="string" calcext:value-type="string">
            <text:p>manual; crossed random effects; penicillin data; pastes data; confint(); nested random effects; InstEval data; object.size(); </text:p>
          </table:table-cell>
        </table:table-row>
        <table:table-row table:style-name="ro1">
          <table:table-cell/>
          <table:table-cell office:value-type="float" office:value="312" calcext:value-type="float">
            <text:p>312</text:p>
          </table:table-cell>
          <table:table-cell office:value-type="string" calcext:value-type="string">
            <text:p>SS312</text:p>
          </table:table-cell>
          <table:table-cell office:value-type="string" calcext:value-type="string">
            <text:p>R Bootstrap Examples</text:p>
          </table:table-cell>
          <table:table-cell office:value-type="string" calcext:value-type="string">
            <text:p>STAT 573 (bootstrap)</text:p>
          </table:table-cell>
          <table:table-cell office:value-type="string" calcext:value-type="string">
            <text:p>This document shows examples of how to use R to construct bootstrap confidence intervals to accompany Chapter 3 of the Lock 5 textbook. It also highlights the use of the R package ggplot2 for graphics. A quick introduction to the package boot is included at the end. However, when learning the bootstrap and the R language, it is useful to learn how to apply the bootstrap “from scratch” without a package to understand better how R works and to strengthen the conceptual understanding of the bootstrap. <text:s/>boot.mean = function(x,B,binwidth=NULL) { n = length(x) boot.samples = matrix( sample(x,size=n*B,replace=TRUE), B, n) boot.statistics = apply(boot.samples,1,mean) se = sd(boot.statistics) require(ggplot2) if ( is.null(binwidth) ) binwidth = diff(range(boot.statistics))/30 p = ggplot(data.frame(x=boot.statistics),aes(x=x)) + geom_histogram(aes(y=..density..),binwidth=binwidth) + geom_density(color="red") plot(p) interval = mean(x) + c(-1,1)*2*se print( interval ) return( list(boot.statistics = boot.statistics, interval=interval, se=se, plot=p) ) }</text:p>
          </table:table-cell>
          <table:table-cell office:value-type="string" calcext:value-type="string">
            <text:p>R</text:p>
          </table:table-cell>
          <table:table-cell office:value-type="string" calcext:value-type="string">
            <text:p>manual; bootstrap function; library (ggplot2); library(boot); quantile(); </text:p>
          </table:table-cell>
        </table:table-row>
        <table:table-row table:style-name="ro1">
          <table:table-cell/>
          <table:table-cell office:value-type="float" office:value="313" calcext:value-type="float">
            <text:p>313</text:p>
          </table:table-cell>
          <table:table-cell office:value-type="string" calcext:value-type="string">
            <text:p>SS313</text:p>
          </table:table-cell>
          <table:table-cell/>
          <table:table-cell office:value-type="string" calcext:value-type="string">
            <text:p>STAT 573 (bootstrap)</text:p>
          </table:table-cell>
          <table:table-cell office:value-type="string" calcext:value-type="string">
            <text:p>*definitions of correlation coefficients</text:p>
          </table:table-cell>
          <table:table-cell/>
          <table:table-cell office:value-type="string" calcext:value-type="string">
            <text:p>manual; correlation coefficient; Cramer's V, Spearman's </text:p>
          </table:table-cell>
        </table:table-row>
        <table:table-row table:style-name="ro1">
          <table:table-cell/>
          <table:table-cell office:value-type="float" office:value="314" calcext:value-type="float">
            <text:p>314</text:p>
          </table:table-cell>
          <table:table-cell office:value-type="string" calcext:value-type="string">
            <text:p>SS314</text:p>
          </table:table-cell>
          <table:table-cell/>
          <table:table-cell office:value-type="string" calcext:value-type="string">
            <text:p>STAT 566 (exp design)</text:p>
          </table:table-cell>
          <table:table-cell office:value-type="string" calcext:value-type="string">
            <text:p>Fitting linear mixed-effects models using lme4</text:p>
          </table:table-cell>
          <table:table-cell/>
          <table:table-cell office:value-type="string" calcext:value-type="string">
            <text:p>manual; library(lme4); linear stat models</text:p>
          </table:table-cell>
        </table:table-row>
        <table:table-row table:style-name="ro1">
          <table:table-cell/>
          <table:table-cell office:value-type="float" office:value="315" calcext:value-type="float">
            <text:p>315</text:p>
          </table:table-cell>
          <table:table-cell office:value-type="string" calcext:value-type="string">
            <text:p>SS315</text:p>
          </table:table-cell>
          <table:table-cell/>
          <table:table-cell office:value-type="string" calcext:value-type="string">
            <text:p>STAT 565 (exp design)</text:p>
          </table:table-cell>
          <table:table-cell office:value-type="string" calcext:value-type="string">
            <text:p>Lecture 10: Factorial Designs with Random Factors Montgomery, Section 13.2 and 13.3</text:p>
          </table:table-cell>
          <table:table-cell/>
          <table:table-cell office:value-type="string" calcext:value-type="string">
            <text:p>manual; factorial design</text:p>
          </table:table-cell>
        </table:table-row>
        <table:table-row table:style-name="ro1">
          <table:table-cell/>
          <table:table-cell office:value-type="float" office:value="316" calcext:value-type="float">
            <text:p>316</text:p>
          </table:table-cell>
          <table:table-cell office:value-type="string" calcext:value-type="string">
            <text:p>SS316</text:p>
          </table:table-cell>
          <table:table-cell/>
          <table:table-cell office:value-type="string" calcext:value-type="string">
            <text:p>STAT 566 (exp design)</text:p>
          </table:table-cell>
          <table:table-cell office:value-type="string" calcext:value-type="string">
            <text:p>ML versus REML in R</text:p>
          </table:table-cell>
          <table:table-cell office:value-type="string" calcext:value-type="string">
            <text:p>R</text:p>
          </table:table-cell>
          <table:table-cell office:value-type="string" calcext:value-type="string">
            <text:p>manual: mixed effects; maximum likelihood; REML; hypothesis testing</text:p>
          </table:table-cell>
        </table:table-row>
        <table:table-row table:style-name="ro1">
          <table:table-cell/>
          <table:table-cell office:value-type="float" office:value="317" calcext:value-type="float">
            <text:p>317</text:p>
          </table:table-cell>
          <table:table-cell office:value-type="string" calcext:value-type="string">
            <text:p>SS317</text:p>
          </table:table-cell>
          <table:table-cell/>
          <table:table-cell office:value-type="string" calcext:value-type="string">
            <text:p>STAT 566 (exp design)</text:p>
          </table:table-cell>
          <table:table-cell office:value-type="string" calcext:value-type="string">
            <text:p>Linear models  Increasing our model collection • Model I and model II  Fixed and random effects • Nested analysis of variance  Analysis of hierarchically grouped units • Variance components  Estimating the variance of random effects • Modern approach to mixed models</text:p>
          </table:table-cell>
          <table:table-cell/>
          <table:table-cell office:value-type="string" calcext:value-type="string">
            <text:p>manual: fixed effects; random effects; nested ANOVA; library(lme)</text:p>
          </table:table-cell>
        </table:table-row>
        <table:table-row table:style-name="ro1">
          <table:table-cell/>
          <table:table-cell office:value-type="float" office:value="318" calcext:value-type="float">
            <text:p>318</text:p>
          </table:table-cell>
          <table:table-cell office:value-type="string" calcext:value-type="string">
            <text:p>SS318</text:p>
          </table:table-cell>
          <table:table-cell/>
          <table:table-cell office:value-type="string" calcext:value-type="string">
            <text:p>STAT 566 (exp design)</text:p>
          </table:table-cell>
          <table:table-cell office:value-type="string" calcext:value-type="string">
            <text:p>Linear Mixed Effects Modeling using R</text:p>
          </table:table-cell>
          <table:table-cell/>
          <table:table-cell office:value-type="string" calcext:value-type="string">
            <text:p>manual: linear mixed effects models;</text:p>
          </table:table-cell>
        </table:table-row>
        <table:table-row table:style-name="ro1">
          <table:table-cell/>
          <table:table-cell office:value-type="float" office:value="319" calcext:value-type="float">
            <text:p>319</text:p>
          </table:table-cell>
          <table:table-cell office:value-type="string" calcext:value-type="string">
            <text:p>SS319</text:p>
          </table:table-cell>
          <table:table-cell/>
          <table:table-cell office:value-type="string" calcext:value-type="string">
            <text:p>STAT 566 (exp design)</text:p>
          </table:table-cell>
          <table:table-cell office:value-type="string" calcext:value-type="string">
            <text:p>Douglas M. Bates lme4: Mixed-effects modeling with R</text:p>
          </table:table-cell>
          <table:table-cell/>
          <table:table-cell office:value-type="string" calcext:value-type="string">
            <text:p>manual; mixed effects models; library(lme4)</text:p>
          </table:table-cell>
        </table:table-row>
        <table:table-row table:style-name="ro1">
          <table:table-cell/>
          <table:table-cell office:value-type="float" office:value="320" calcext:value-type="float">
            <text:p>320</text:p>
          </table:table-cell>
          <table:table-cell office:value-type="string" calcext:value-type="string">
            <text:p>SS320</text:p>
          </table:table-cell>
          <table:table-cell/>
          <table:table-cell office:value-type="string" calcext:value-type="string">
            <text:p>STAT 566 (exp design)</text:p>
          </table:table-cell>
          <table:table-cell office:value-type="string" calcext:value-type="string">
            <text:p>Fitting Mixed-Effects Models Using the lme4 Package in R</text:p>
          </table:table-cell>
          <table:table-cell/>
          <table:table-cell office:value-type="string" calcext:value-type="string">
            <text:p>manual; mixed effects models; library(lme4)</text:p>
          </table:table-cell>
        </table:table-row>
        <table:table-row table:style-name="ro1">
          <table:table-cell/>
          <table:table-cell office:value-type="float" office:value="321" calcext:value-type="float">
            <text:p>321</text:p>
          </table:table-cell>
          <table:table-cell office:value-type="string" calcext:value-type="string">
            <text:p>SS321</text:p>
          </table:table-cell>
          <table:table-cell/>
          <table:table-cell office:value-type="string" calcext:value-type="string">
            <text:p>STAT 566 (exp design)</text:p>
          </table:table-cell>
          <table:table-cell office:value-type="string" calcext:value-type="string">
            <text:p>Fitting linear mixed-effects models using lme4</text:p>
          </table:table-cell>
          <table:table-cell/>
          <table:table-cell office:value-type="string" calcext:value-type="string">
            <text:p>manual: mixed effects models; library(lme4)</text:p>
          </table:table-cell>
        </table:table-row>
        <table:table-row table:style-name="ro1">
          <table:table-cell/>
          <table:table-cell office:value-type="float" office:value="322" calcext:value-type="float">
            <text:p>322</text:p>
          </table:table-cell>
          <table:table-cell office:value-type="string" calcext:value-type="string">
            <text:p>SS322</text:p>
          </table:table-cell>
          <table:table-cell/>
          <table:table-cell office:value-type="string" calcext:value-type="string">
            <text:p>STAT 566 (exp design)</text:p>
          </table:table-cell>
          <table:table-cell office:value-type="string" calcext:value-type="string">
            <text:p>Tests in Linear Mixed Effects Models</text:p>
          </table:table-cell>
          <table:table-cell/>
          <table:table-cell office:value-type="string" calcext:value-type="string">
            <text:p>manual; mixed effects models; library(lmerTest)</text:p>
          </table:table-cell>
        </table:table-row>
        <table:table-row table:style-name="ro1">
          <table:table-cell/>
          <table:table-cell office:value-type="float" office:value="323" calcext:value-type="float">
            <text:p>323</text:p>
          </table:table-cell>
          <table:table-cell office:value-type="string" calcext:value-type="string">
            <text:p>SS323</text:p>
          </table:table-cell>
          <table:table-cell/>
          <table:table-cell office:value-type="string" calcext:value-type="string">
            <text:p>STAT 566 (exp design)</text:p>
          </table:table-cell>
          <table:table-cell office:value-type="string" calcext:value-type="string">
            <text:p>On the Linear Mixed Effects Regression (lmer) R Function for Nested Animal Breeding Data</text:p>
          </table:table-cell>
          <table:table-cell/>
          <table:table-cell office:value-type="string" calcext:value-type="string">
            <text:p>manual; library(lmer); mixed effects models</text:p>
          </table:table-cell>
        </table:table-row>
        <table:table-row table:style-name="ro1">
          <table:table-cell/>
          <table:table-cell office:value-type="float" office:value="324" calcext:value-type="float">
            <text:p>324</text:p>
          </table:table-cell>
          <table:table-cell office:value-type="string" calcext:value-type="string">
            <text:p>SS324</text:p>
          </table:table-cell>
          <table:table-cell/>
          <table:table-cell office:value-type="string" calcext:value-type="string">
            <text:p>STAT 566 (exp design)</text:p>
          </table:table-cell>
          <table:table-cell office:value-type="string" calcext:value-type="string">
            <text:p>Panel Data Econometrics in R: The plm Package</text:p>
          </table:table-cell>
          <table:table-cell/>
          <table:table-cell office:value-type="string" calcext:value-type="string">
            <text:p>manual; library(plm);panel data; covariance matrix estimators; generalized method of moments</text:p>
          </table:table-cell>
        </table:table-row>
        <table:table-row table:style-name="ro1">
          <table:table-cell/>
          <table:table-cell office:value-type="float" office:value="325" calcext:value-type="float">
            <text:p>325</text:p>
          </table:table-cell>
          <table:table-cell office:value-type="string" calcext:value-type="string">
            <text:p>SS325</text:p>
          </table:table-cell>
          <table:table-cell/>
          <table:table-cell office:value-type="string" calcext:value-type="string">
            <text:p>STAT 573 (bootstrap)</text:p>
          </table:table-cell>
          <table:table-cell office:value-type="string" calcext:value-type="string">
            <text:p>misc examples from Dr. Kim</text:p>
          </table:table-cell>
          <table:table-cell/>
          <table:table-cell office:value-type="string" calcext:value-type="string">
            <text:p>manual: misc examples</text:p>
          </table:table-cell>
        </table:table-row>
        <table:table-row table:style-name="ro1">
          <table:table-cell/>
          <table:table-cell office:value-type="float" office:value="326" calcext:value-type="float">
            <text:p>326</text:p>
          </table:table-cell>
          <table:table-cell office:value-type="string" calcext:value-type="string">
            <text:p>SS326</text:p>
          </table:table-cell>
          <table:table-cell table:number-columns-repeated="2"/>
          <table:table-cell office:value-type="string" calcext:value-type="string">
            <text:p>Bootstrapping within the Multilevel/Hierarchical Linear Modeling Framework</text:p>
          </table:table-cell>
          <table:table-cell/>
          <table:table-cell office:value-type="string" calcext:value-type="string">
            <text:p>manual: bootstrap for hierarchical models;</text:p>
          </table:table-cell>
        </table:table-row>
        <table:table-row table:style-name="ro1">
          <table:table-cell/>
          <table:table-cell office:value-type="float" office:value="327" calcext:value-type="float">
            <text:p>327</text:p>
          </table:table-cell>
          <table:table-cell office:value-type="string" calcext:value-type="string">
            <text:p>SS327</text:p>
          </table:table-cell>
          <table:table-cell/>
          <table:table-cell office:value-type="string" calcext:value-type="string">
            <text:p>STAT 566 (exp design)</text:p>
          </table:table-cell>
          <table:table-cell table:number-columns-repeated="2"/>
          <table:table-cell office:value-type="string" calcext:value-type="string">
            <text:p>manual: split-plot design; ANOVA</text:p>
          </table:table-cell>
        </table:table-row>
        <table:table-row table:style-name="ro1">
          <table:table-cell/>
          <table:table-cell office:value-type="float" office:value="328" calcext:value-type="float">
            <text:p>328</text:p>
          </table:table-cell>
          <table:table-cell office:value-type="string" calcext:value-type="string">
            <text:p>SS328</text:p>
          </table:table-cell>
          <table:table-cell office:value-type="string" calcext:value-type="string">
            <text:p>string manipulations</text:p>
          </table:table-cell>
          <table:table-cell/>
          <table:table-cell office:value-type="string" calcext:value-type="string">
            <text:p>* find overlaps and diffs in string elements * remove tabs from imported string elements * trim strings * import text as string elements</text:p>
          </table:table-cell>
          <table:table-cell office:value-type="string" calcext:value-type="string">
            <text:p>R</text:p>
          </table:table-cell>
          <table:table-cell office:value-type="string" calcext:value-type="string">
            <text:p>strings; readLines(); library(stringr); str_trim(); </text:p>
          </table:table-cell>
        </table:table-row>
        <table:table-row table:style-name="ro1">
          <table:table-cell/>
          <table:table-cell office:value-type="float" office:value="329" calcext:value-type="float">
            <text:p>329</text:p>
          </table:table-cell>
          <table:table-cell office:value-type="string" calcext:value-type="string">
            <text:p>SS329</text:p>
          </table:table-cell>
          <table:table-cell office:value-type="string" calcext:value-type="string">
            <text:p>geospatial data</text:p>
          </table:table-cell>
          <table:table-cell/>
          <table:table-cell office:value-type="string" calcext:value-type="string">
            <text:p>* plot geospatial data (GIS) * plot <text:s/>.img files * scroll through plots (output files) sequentially</text:p>
          </table:table-cell>
          <table:table-cell office:value-type="string" calcext:value-type="string">
            <text:p>R</text:p>
          </table:table-cell>
          <table:table-cell office:value-type="string" calcext:value-type="string">
            <text:p>library(raster); library(sp); library(rgdal)</text:p>
          </table:table-cell>
        </table:table-row>
        <table:table-row table:style-name="ro1">
          <table:table-cell/>
          <table:table-cell office:value-type="float" office:value="330" calcext:value-type="float">
            <text:p>330</text:p>
          </table:table-cell>
          <table:table-cell office:value-type="string" calcext:value-type="string">
            <text:p>SS330</text:p>
          </table:table-cell>
          <table:table-cell office:value-type="string" calcext:value-type="string">
            <text:p>Infomaps using R – Visualizing German unemployment rates by district on a map</text:p>
          </table:table-cell>
          <table:table-cell/>
          <table:table-cell office:value-type="string" calcext:value-type="string">
            <text:p>* collect spatial data per country * plot spatial data * merge data sets for spatial analysis * match names of objects in different lists (fuzzy matching) * parse out specific patterns <text:s text:c="2"/># eg agrep (approx grep) -- Searches for approximate matches of PATTERN</text:p>
          </table:table-cell>
          <table:table-cell office:value-type="string" calcext:value-type="string">
            <text:p>R</text:p>
          </table:table-cell>
          <table:table-cell office:value-type="string" calcext:value-type="string">
            <text:p>spatial maps; merge data sets; modify strings; agrep(); txtProgressBar(); </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7T18:45:14.961294599</meta:creation-date>
    <dc:date>2025-07-07T19:06:56.859400084</dc:date>
    <meta:editing-duration>PT8M56S</meta:editing-duration>
    <meta:editing-cycles>2</meta:editing-cycles>
    <meta:generator>LibreOffice/7.3.7.2$Linux_X86_64 LibreOffice_project/30$Build-2</meta:generator>
    <meta:document-statistic meta:table-count="1" meta:cell-count="2151" meta:object-count="0"/>
  </office:meta>
</office:document-meta>
</file>